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requency</text:p>
          </table:table-cell>
          <table:table-cell office:value-type="string" table:style-name="ce2">
            <text:p>Direction</text:p>
          </table:table-cell>
          <table:table-cell office:value-type="string" table:style-name="ce2">
            <text:p>Connect</text:p>
          </table:table-cell>
          <table:table-cell office:value-type="string" table:style-name="ce2">
            <text:p>magS11</text:p>
          </table:table-cell>
          <table:table-cell office:value-type="string" table:style-name="ce2">
            <text:p>argS11</text:p>
          </table:table-cell>
          <table:table-cell office:value-type="string" table:style-name="ce2">
            <text:p>magS21</text:p>
          </table:table-cell>
          <table:table-cell office:value-type="string" table:style-name="ce2">
            <text:p>argS21</text:p>
          </table:table-cell>
          <table:table-cell office:value-type="string" table:style-name="ce2">
            <text:p>magS22</text:p>
          </table:table-cell>
          <table:table-cell office:value-type="string" table:style-name="ce2">
            <text:p>argS22</text:p>
          </table:table-cell>
          <table:table-cell table:number-columns-repeated="16375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449999999999999E-2" table:style-name="ce1">
            <text:p>0.01445</text:p>
          </table:table-cell>
          <table:table-cell office:value-type="float" office:value="176.273" table:style-name="ce1">
            <text:p>176.273</text:p>
          </table:table-cell>
          <table:table-cell office:value-type="float" office:value="0.104125" table:style-name="ce1">
            <text:p>0.104125</text:p>
          </table:table-cell>
          <table:table-cell office:value-type="float" office:value="-3.496" table:style-name="ce1">
            <text:p>-3.496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62.79400000000001" table:style-name="ce1">
            <text:p>162.794</text:p>
          </table:table-cell>
          <table:table-cell table:number-columns-repeated="16375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449999999999999E-2" table:style-name="ce1">
            <text:p>0.01445</text:p>
          </table:table-cell>
          <table:table-cell office:value-type="float" office:value="176.42" table:style-name="ce1">
            <text:p>176.42</text:p>
          </table:table-cell>
          <table:table-cell office:value-type="float" office:value="0.104072" table:style-name="ce1">
            <text:p>0.104072</text:p>
          </table:table-cell>
          <table:table-cell office:value-type="float" office:value="-3.5680000000000001" table:style-name="ce1">
            <text:p>-3.568</text:p>
          </table:table-cell>
          <table:table-cell office:value-type="float" office:value="3.64E-3" table:style-name="ce1">
            <text:p>0.00364</text:p>
          </table:table-cell>
          <table:table-cell office:value-type="float" office:value="166.12" table:style-name="ce1">
            <text:p>166.12</text:p>
          </table:table-cell>
          <table:table-cell table:number-columns-repeated="16375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409999999999999E-2" table:style-name="ce1">
            <text:p>0.01441</text:p>
          </table:table-cell>
          <table:table-cell office:value-type="float" office:value="175.58500000000001" table:style-name="ce1">
            <text:p>175.585</text:p>
          </table:table-cell>
          <table:table-cell office:value-type="float" office:value="0.10416499999999999" table:style-name="ce1">
            <text:p>0.104165</text:p>
          </table:table-cell>
          <table:table-cell office:value-type="float" office:value="-3.4260000000000002" table:style-name="ce1">
            <text:p>-3.426</text:p>
          </table:table-cell>
          <table:table-cell office:value-type="float" office:value="3.5699999999999998E-3" table:style-name="ce1">
            <text:p>0.00357</text:p>
          </table:table-cell>
          <table:table-cell office:value-type="float" office:value="162.279" table:style-name="ce1">
            <text:p>162.279</text:p>
          </table:table-cell>
          <table:table-cell table:number-columns-repeated="1637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370000000000001E-2" table:style-name="ce1">
            <text:p>0.01437</text:p>
          </table:table-cell>
          <table:table-cell office:value-type="float" office:value="170.77199999999999" table:style-name="ce1">
            <text:p>170.772</text:p>
          </table:table-cell>
          <table:table-cell office:value-type="float" office:value="0.103932" table:style-name="ce1">
            <text:p>0.103932</text:p>
          </table:table-cell>
          <table:table-cell office:value-type="float" office:value="-7.1959999999999997" table:style-name="ce1">
            <text:p>-7.196</text:p>
          </table:table-cell>
          <table:table-cell office:value-type="float" office:value="3.8400000000000001E-3" table:style-name="ce1">
            <text:p>0.00384</text:p>
          </table:table-cell>
          <table:table-cell office:value-type="float" office:value="145.458" table:style-name="ce1">
            <text:p>145.458</text:p>
          </table:table-cell>
          <table:table-cell table:number-columns-repeated="1637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330000000000001E-2" table:style-name="ce1">
            <text:p>0.01433</text:p>
          </table:table-cell>
          <table:table-cell office:value-type="float" office:value="171.14" table:style-name="ce1">
            <text:p>171.14</text:p>
          </table:table-cell>
          <table:table-cell office:value-type="float" office:value="0.103911" table:style-name="ce1">
            <text:p>0.103911</text:p>
          </table:table-cell>
          <table:table-cell office:value-type="float" office:value="-7.2140000000000004" table:style-name="ce1">
            <text:p>-7.214</text:p>
          </table:table-cell>
          <table:table-cell office:value-type="float" office:value="3.9500000000000004E-3" table:style-name="ce1">
            <text:p>0.00395</text:p>
          </table:table-cell>
          <table:table-cell office:value-type="float" office:value="146.63800000000001" table:style-name="ce1">
            <text:p>146.638</text:p>
          </table:table-cell>
          <table:table-cell table:number-columns-repeated="1637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250000000000001E-2" table:style-name="ce1">
            <text:p>0.01425</text:p>
          </table:table-cell>
          <table:table-cell office:value-type="float" office:value="170.95400000000001" table:style-name="ce1">
            <text:p>170.954</text:p>
          </table:table-cell>
          <table:table-cell office:value-type="float" office:value="0.103865" table:style-name="ce1">
            <text:p>0.103865</text:p>
          </table:table-cell>
          <table:table-cell office:value-type="float" office:value="-7.2140000000000004" table:style-name="ce1">
            <text:p>-7.214</text:p>
          </table:table-cell>
          <table:table-cell office:value-type="float" office:value="3.9100000000000003E-3" table:style-name="ce1">
            <text:p>0.00391</text:p>
          </table:table-cell>
          <table:table-cell office:value-type="float" office:value="145.70099999999999" table:style-name="ce1">
            <text:p>145.701</text:p>
          </table:table-cell>
          <table:table-cell table:number-columns-repeated="1637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51E-2" table:style-name="ce1">
            <text:p>0.01451</text:p>
          </table:table-cell>
          <table:table-cell office:value-type="float" office:value="161.697" table:style-name="ce1">
            <text:p>161.697</text:p>
          </table:table-cell>
          <table:table-cell office:value-type="float" office:value="0.103809" table:style-name="ce1">
            <text:p>0.103809</text:p>
          </table:table-cell>
          <table:table-cell office:value-type="float" office:value="-14.331" table:style-name="ce1">
            <text:p>-14.331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25.072" table:style-name="ce1">
            <text:p>125.072</text:p>
          </table:table-cell>
          <table:table-cell table:number-columns-repeated="1637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52E-2" table:style-name="ce1">
            <text:p>0.01452</text:p>
          </table:table-cell>
          <table:table-cell office:value-type="float" office:value="161.86699999999999" table:style-name="ce1">
            <text:p>161.867</text:p>
          </table:table-cell>
          <table:table-cell office:value-type="float" office:value="0.103834" table:style-name="ce1">
            <text:p>0.103834</text:p>
          </table:table-cell>
          <table:table-cell office:value-type="float" office:value="-14.356" table:style-name="ce1">
            <text:p>-14.356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124.633" table:style-name="ce1">
            <text:p>124.633</text:p>
          </table:table-cell>
          <table:table-cell table:number-columns-repeated="1637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52E-2" table:style-name="ce1">
            <text:p>0.01452</text:p>
          </table:table-cell>
          <table:table-cell office:value-type="float" office:value="161.69900000000001" table:style-name="ce1">
            <text:p>161.699</text:p>
          </table:table-cell>
          <table:table-cell office:value-type="float" office:value="0.103798" table:style-name="ce1">
            <text:p>0.103798</text:p>
          </table:table-cell>
          <table:table-cell office:value-type="float" office:value="-14.347" table:style-name="ce1">
            <text:p>-14.347</text:p>
          </table:table-cell>
          <table:table-cell office:value-type="float" office:value="4.8599999999999997E-3" table:style-name="ce1">
            <text:p>0.00486</text:p>
          </table:table-cell>
          <table:table-cell office:value-type="float" office:value="125.209" table:style-name="ce1">
            <text:p>125.209</text:p>
          </table:table-cell>
          <table:table-cell table:number-columns-repeated="16375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829999999999999E-2" table:style-name="ce1">
            <text:p>0.01483</text:p>
          </table:table-cell>
          <table:table-cell office:value-type="float" office:value="152.90299999999999" table:style-name="ce1">
            <text:p>152.903</text:p>
          </table:table-cell>
          <table:table-cell office:value-type="float" office:value="0.103841" table:style-name="ce1">
            <text:p>0.103841</text:p>
          </table:table-cell>
          <table:table-cell office:value-type="float" office:value="-21.521000000000001" table:style-name="ce1">
            <text:p>-21.521</text:p>
          </table:table-cell>
          <table:table-cell office:value-type="float" office:value="6.0499999999999998E-3" table:style-name="ce1">
            <text:p>0.00605</text:p>
          </table:table-cell>
          <table:table-cell office:value-type="float" office:value="107.116" table:style-name="ce1">
            <text:p>107.116</text:p>
          </table:table-cell>
          <table:table-cell table:number-columns-repeated="16375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87E-2" table:style-name="ce1">
            <text:p>0.01487</text:p>
          </table:table-cell>
          <table:table-cell office:value-type="float" office:value="152.84" table:style-name="ce1">
            <text:p>152.84</text:p>
          </table:table-cell>
          <table:table-cell office:value-type="float" office:value="0.10383199999999999" table:style-name="ce1">
            <text:p>0.103832</text:p>
          </table:table-cell>
          <table:table-cell office:value-type="float" office:value="-21.5" table:style-name="ce1">
            <text:p>-21.5</text:p>
          </table:table-cell>
          <table:table-cell office:value-type="float" office:value="6.0299999999999998E-3" table:style-name="ce1">
            <text:p>0.00603</text:p>
          </table:table-cell>
          <table:table-cell office:value-type="float" office:value="107.328" table:style-name="ce1">
            <text:p>107.328</text:p>
          </table:table-cell>
          <table:table-cell table:number-columns-repeated="16375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85E-2" table:style-name="ce1">
            <text:p>0.01485</text:p>
          </table:table-cell>
          <table:table-cell office:value-type="float" office:value="153.054" table:style-name="ce1">
            <text:p>153.054</text:p>
          </table:table-cell>
          <table:table-cell office:value-type="float" office:value="0.10380499999999999" table:style-name="ce1">
            <text:p>0.103805</text:p>
          </table:table-cell>
          <table:table-cell office:value-type="float" office:value="-21.488" table:style-name="ce1">
            <text:p>-21.488</text:p>
          </table:table-cell>
          <table:table-cell office:value-type="float" office:value="6.0299999999999998E-3" table:style-name="ce1">
            <text:p>0.00603</text:p>
          </table:table-cell>
          <table:table-cell office:value-type="float" office:value="107.223" table:style-name="ce1">
            <text:p>107.223</text:p>
          </table:table-cell>
          <table:table-cell table:number-columns-repeated="16375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144.685" table:style-name="ce1">
            <text:p>144.685</text:p>
          </table:table-cell>
          <table:table-cell office:value-type="float" office:value="0.103794" table:style-name="ce1">
            <text:p>0.103794</text:p>
          </table:table-cell>
          <table:table-cell office:value-type="float" office:value="-28.611000000000001" table:style-name="ce1">
            <text:p>-28.611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94.706000000000003" table:style-name="ce1">
            <text:p>94.706</text:p>
          </table:table-cell>
          <table:table-cell table:number-columns-repeated="16375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521E-2" table:style-name="ce1">
            <text:p>0.01521</text:p>
          </table:table-cell>
          <table:table-cell office:value-type="float" office:value="144.51499999999999" table:style-name="ce1">
            <text:p>144.515</text:p>
          </table:table-cell>
          <table:table-cell office:value-type="float" office:value="0.10380399999999999" table:style-name="ce1">
            <text:p>0.103804</text:p>
          </table:table-cell>
          <table:table-cell office:value-type="float" office:value="-28.620999999999999" table:style-name="ce1">
            <text:p>-28.621</text:p>
          </table:table-cell>
          <table:table-cell office:value-type="float" office:value="7.4799999999999997E-3" table:style-name="ce1">
            <text:p>0.00748</text:p>
          </table:table-cell>
          <table:table-cell office:value-type="float" office:value="94.977999999999994" table:style-name="ce1">
            <text:p>94.978</text:p>
          </table:table-cell>
          <table:table-cell table:number-columns-repeated="16375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259999999999999E-2" table:style-name="ce1">
            <text:p>0.01526</text:p>
          </table:table-cell>
          <table:table-cell office:value-type="float" office:value="144.52500000000001" table:style-name="ce1">
            <text:p>144.525</text:p>
          </table:table-cell>
          <table:table-cell office:value-type="float" office:value="0.103794" table:style-name="ce1">
            <text:p>0.103794</text:p>
          </table:table-cell>
          <table:table-cell office:value-type="float" office:value="-28.62" table:style-name="ce1">
            <text:p>-28.62</text:p>
          </table:table-cell>
          <table:table-cell office:value-type="float" office:value="7.4400000000000004E-3" table:style-name="ce1">
            <text:p>0.00744</text:p>
          </table:table-cell>
          <table:table-cell office:value-type="float" office:value="95.259" table:style-name="ce1">
            <text:p>95.259</text:p>
          </table:table-cell>
          <table:table-cell table:number-columns-repeated="16375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66E-2" table:style-name="ce1">
            <text:p>0.01566</text:p>
          </table:table-cell>
          <table:table-cell office:value-type="float" office:value="136.458" table:style-name="ce1">
            <text:p>136.458</text:p>
          </table:table-cell>
          <table:table-cell office:value-type="float" office:value="0.103732" table:style-name="ce1">
            <text:p>0.103732</text:p>
          </table:table-cell>
          <table:table-cell office:value-type="float" office:value="-35.749000000000002" table:style-name="ce1">
            <text:p>-35.749</text:p>
          </table:table-cell>
          <table:table-cell office:value-type="float" office:value="9.0100000000000006E-3" table:style-name="ce1">
            <text:p>0.00901</text:p>
          </table:table-cell>
          <table:table-cell office:value-type="float" office:value="84.34" table:style-name="ce1">
            <text:p>84.34</text:p>
          </table:table-cell>
          <table:table-cell table:number-columns-repeated="16375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5709999999999998E-2" table:style-name="ce1">
            <text:p>0.01571</text:p>
          </table:table-cell>
          <table:table-cell office:value-type="float" office:value="136.483" table:style-name="ce1">
            <text:p>136.483</text:p>
          </table:table-cell>
          <table:table-cell office:value-type="float" office:value="0.103766" table:style-name="ce1">
            <text:p>0.103766</text:p>
          </table:table-cell>
          <table:table-cell office:value-type="float" office:value="-35.75" table:style-name="ce1">
            <text:p>-35.7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84.558000000000007" table:style-name="ce1">
            <text:p>84.558</text:p>
          </table:table-cell>
          <table:table-cell table:number-columns-repeated="16375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720000000000001E-2" table:style-name="ce1">
            <text:p>0.01572</text:p>
          </table:table-cell>
          <table:table-cell office:value-type="float" office:value="136.44200000000001" table:style-name="ce1">
            <text:p>136.442</text:p>
          </table:table-cell>
          <table:table-cell office:value-type="float" office:value="0.103766" table:style-name="ce1">
            <text:p>0.103766</text:p>
          </table:table-cell>
          <table:table-cell office:value-type="float" office:value="-35.753999999999998" table:style-name="ce1">
            <text:p>-35.754</text:p>
          </table:table-cell>
          <table:table-cell office:value-type="float" office:value="8.9700000000000005E-3" table:style-name="ce1">
            <text:p>0.00897</text:p>
          </table:table-cell>
          <table:table-cell office:value-type="float" office:value="84.698999999999998" table:style-name="ce1">
            <text:p>84.699</text:p>
          </table:table-cell>
          <table:table-cell table:number-columns-repeated="16375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626E-2" table:style-name="ce1">
            <text:p>0.01626</text:p>
          </table:table-cell>
          <table:table-cell office:value-type="float" office:value="128.81" table:style-name="ce1">
            <text:p>128.81</text:p>
          </table:table-cell>
          <table:table-cell office:value-type="float" office:value="0.103752" table:style-name="ce1">
            <text:p>0.103752</text:p>
          </table:table-cell>
          <table:table-cell office:value-type="float" office:value="-42.856999999999999" table:style-name="ce1">
            <text:p>-42.857</text:p>
          </table:table-cell>
          <table:table-cell office:value-type="float" office:value="1.056E-2" table:style-name="ce1">
            <text:p>0.01056</text:p>
          </table:table-cell>
          <table:table-cell office:value-type="float" office:value="75.192999999999998" table:style-name="ce1">
            <text:p>75.193</text:p>
          </table:table-cell>
          <table:table-cell table:number-columns-repeated="16375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627E-2" table:style-name="ce1">
            <text:p>0.01627</text:p>
          </table:table-cell>
          <table:table-cell office:value-type="float" office:value="128.721" table:style-name="ce1">
            <text:p>128.721</text:p>
          </table:table-cell>
          <table:table-cell office:value-type="float" office:value="0.103765" table:style-name="ce1">
            <text:p>0.103765</text:p>
          </table:table-cell>
          <table:table-cell office:value-type="float" office:value="-42.868000000000002" table:style-name="ce1">
            <text:p>-42.868</text:p>
          </table:table-cell>
          <table:table-cell office:value-type="float" office:value="1.055E-2" table:style-name="ce1">
            <text:p>0.01055</text:p>
          </table:table-cell>
          <table:table-cell office:value-type="float" office:value="75.251000000000005" table:style-name="ce1">
            <text:p>75.251</text:p>
          </table:table-cell>
          <table:table-cell table:number-columns-repeated="16375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6310000000000002E-2" table:style-name="ce1">
            <text:p>0.01631</text:p>
          </table:table-cell>
          <table:table-cell office:value-type="float" office:value="128.81" table:style-name="ce1">
            <text:p>128.81</text:p>
          </table:table-cell>
          <table:table-cell office:value-type="float" office:value="0.103757" table:style-name="ce1">
            <text:p>0.103757</text:p>
          </table:table-cell>
          <table:table-cell office:value-type="float" office:value="-42.854999999999997" table:style-name="ce1">
            <text:p>-42.855</text:p>
          </table:table-cell>
          <table:table-cell office:value-type="float" office:value="1.052E-2" table:style-name="ce1">
            <text:p>0.01052</text:p>
          </table:table-cell>
          <table:table-cell office:value-type="float" office:value="75.474999999999994" table:style-name="ce1">
            <text:p>75.475</text:p>
          </table:table-cell>
          <table:table-cell table:number-columns-repeated="16375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121.43" table:style-name="ce1">
            <text:p>121.43</text:p>
          </table:table-cell>
          <table:table-cell office:value-type="float" office:value="0.103726" table:style-name="ce1">
            <text:p>0.103726</text:p>
          </table:table-cell>
          <table:table-cell office:value-type="float" office:value="-49.993000000000002" table:style-name="ce1">
            <text:p>-49.993</text:p>
          </table:table-cell>
          <table:table-cell office:value-type="float" office:value="1.208E-2" table:style-name="ce1">
            <text:p>0.01208</text:p>
          </table:table-cell>
          <table:table-cell office:value-type="float" office:value="67.126999999999995" table:style-name="ce1">
            <text:p>67.127</text:p>
          </table:table-cell>
          <table:table-cell table:number-columns-repeated="16375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6959999999999999E-2" table:style-name="ce1">
            <text:p>0.01696</text:p>
          </table:table-cell>
          <table:table-cell office:value-type="float" office:value="121.354" table:style-name="ce1">
            <text:p>121.354</text:p>
          </table:table-cell>
          <table:table-cell office:value-type="float" office:value="0.10373" table:style-name="ce1">
            <text:p>0.10373</text:p>
          </table:table-cell>
          <table:table-cell office:value-type="float" office:value="-49.997999999999998" table:style-name="ce1">
            <text:p>-49.998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67.251999999999995" table:style-name="ce1">
            <text:p>67.252</text:p>
          </table:table-cell>
          <table:table-cell table:number-columns-repeated="16375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6969999999999999E-2" table:style-name="ce1">
            <text:p>0.01697</text:p>
          </table:table-cell>
          <table:table-cell office:value-type="float" office:value="121.46299999999999" table:style-name="ce1">
            <text:p>121.463</text:p>
          </table:table-cell>
          <table:table-cell office:value-type="float" office:value="0.10373400000000001" table:style-name="ce1">
            <text:p>0.103734</text:p>
          </table:table-cell>
          <table:table-cell office:value-type="float" office:value="-49.993000000000002" table:style-name="ce1">
            <text:p>-49.993</text:p>
          </table:table-cell>
          <table:table-cell office:value-type="float" office:value="1.2030000000000001E-2" table:style-name="ce1">
            <text:p>0.01203</text:p>
          </table:table-cell>
          <table:table-cell office:value-type="float" office:value="67.320999999999998" table:style-name="ce1">
            <text:p>67.321</text:p>
          </table:table-cell>
          <table:table-cell table:number-columns-repeated="16375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14.417" table:style-name="ce1">
            <text:p>114.417</text:p>
          </table:table-cell>
          <table:table-cell office:value-type="float" office:value="0.10372099999999999" table:style-name="ce1">
            <text:p>0.103721</text:p>
          </table:table-cell>
          <table:table-cell office:value-type="float" office:value="-57.106999999999999" table:style-name="ce1">
            <text:p>-57.107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59.572000000000003" table:style-name="ce1">
            <text:p>59.572</text:p>
          </table:table-cell>
          <table:table-cell table:number-columns-repeated="16375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114.402" table:style-name="ce1">
            <text:p>114.402</text:p>
          </table:table-cell>
          <table:table-cell office:value-type="float" office:value="0.103714" table:style-name="ce1">
            <text:p>0.103714</text:p>
          </table:table-cell>
          <table:table-cell office:value-type="float" office:value="-57.113" table:style-name="ce1">
            <text:p>-57.113</text:p>
          </table:table-cell>
          <table:table-cell office:value-type="float" office:value="1.3559999999999999E-2" table:style-name="ce1">
            <text:p>0.01356</text:p>
          </table:table-cell>
          <table:table-cell office:value-type="float" office:value="59.622" table:style-name="ce1">
            <text:p>59.622</text:p>
          </table:table-cell>
          <table:table-cell table:number-columns-repeated="16375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7690000000000001E-2" table:style-name="ce1">
            <text:p>0.01769</text:p>
          </table:table-cell>
          <table:table-cell office:value-type="float" office:value="114.45" table:style-name="ce1">
            <text:p>114.45</text:p>
          </table:table-cell>
          <table:table-cell office:value-type="float" office:value="0.103709" table:style-name="ce1">
            <text:p>0.103709</text:p>
          </table:table-cell>
          <table:table-cell office:value-type="float" office:value="-57.112000000000002" table:style-name="ce1">
            <text:p>-57.112</text:p>
          </table:table-cell>
          <table:table-cell office:value-type="float" office:value="1.349E-2" table:style-name="ce1">
            <text:p>0.01349</text:p>
          </table:table-cell>
          <table:table-cell office:value-type="float" office:value="59.679000000000002" table:style-name="ce1">
            <text:p>59.679</text:p>
          </table:table-cell>
          <table:table-cell table:number-columns-repeated="16375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319999999999999E-2" table:style-name="ce1">
            <text:p>0.01832</text:p>
          </table:table-cell>
          <table:table-cell office:value-type="float" office:value="107.691" table:style-name="ce1">
            <text:p>107.691</text:p>
          </table:table-cell>
          <table:table-cell office:value-type="float" office:value="0.103695" table:style-name="ce1">
            <text:p>0.103695</text:p>
          </table:table-cell>
          <table:table-cell office:value-type="float" office:value="-64.23" table:style-name="ce1">
            <text:p>-64.23</text:p>
          </table:table-cell>
          <table:table-cell office:value-type="float" office:value="1.499E-2" table:style-name="ce1">
            <text:p>0.01499</text:p>
          </table:table-cell>
          <table:table-cell office:value-type="float" office:value="52.545000000000002" table:style-name="ce1">
            <text:p>52.545</text:p>
          </table:table-cell>
          <table:table-cell table:number-columns-repeated="16375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8409999999999999E-2" table:style-name="ce1">
            <text:p>0.01841</text:p>
          </table:table-cell>
          <table:table-cell office:value-type="float" office:value="107.79" table:style-name="ce1">
            <text:p>107.79</text:p>
          </table:table-cell>
          <table:table-cell office:value-type="float" office:value="0.103688" table:style-name="ce1">
            <text:p>0.103688</text:p>
          </table:table-cell>
          <table:table-cell office:value-type="float" office:value="-64.233000000000004" table:style-name="ce1">
            <text:p>-64.233</text:p>
          </table:table-cell>
          <table:table-cell office:value-type="float" office:value="1.498E-2" table:style-name="ce1">
            <text:p>0.01498</text:p>
          </table:table-cell>
          <table:table-cell office:value-type="float" office:value="52.616999999999997" table:style-name="ce1">
            <text:p>52.617</text:p>
          </table:table-cell>
          <table:table-cell table:number-columns-repeated="16375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8380000000000001E-2" table:style-name="ce1">
            <text:p>0.01838</text:p>
          </table:table-cell>
          <table:table-cell office:value-type="float" office:value="107.777" table:style-name="ce1">
            <text:p>107.777</text:p>
          </table:table-cell>
          <table:table-cell office:value-type="float" office:value="0.103683" table:style-name="ce1">
            <text:p>0.103683</text:p>
          </table:table-cell>
          <table:table-cell office:value-type="float" office:value="-64.239000000000004" table:style-name="ce1">
            <text:p>-64.239</text:p>
          </table:table-cell>
          <table:table-cell office:value-type="float" office:value="1.491E-2" table:style-name="ce1">
            <text:p>0.01491</text:p>
          </table:table-cell>
          <table:table-cell office:value-type="float" office:value="52.698999999999998" table:style-name="ce1">
            <text:p>52.69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050000000000001E-2" table:style-name="ce1">
            <text:p>0.01905</text:p>
          </table:table-cell>
          <table:table-cell office:value-type="float" office:value="101.52" table:style-name="ce1">
            <text:p>101.52</text:p>
          </table:table-cell>
          <table:table-cell office:value-type="float" office:value="0.103668" table:style-name="ce1">
            <text:p>0.103668</text:p>
          </table:table-cell>
          <table:table-cell office:value-type="float" office:value="-71.340999999999994" table:style-name="ce1">
            <text:p>-71.341</text:p>
          </table:table-cell>
          <table:table-cell office:value-type="float" office:value="1.635E-2" table:style-name="ce1">
            <text:p>0.01635</text:p>
          </table:table-cell>
          <table:table-cell office:value-type="float" office:value="45.515999999999998" table:style-name="ce1">
            <text:p>45.51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9130000000000001E-2" table:style-name="ce1">
            <text:p>0.01913</text:p>
          </table:table-cell>
          <table:table-cell office:value-type="float" office:value="101.59099999999999" table:style-name="ce1">
            <text:p>101.591</text:p>
          </table:table-cell>
          <table:table-cell office:value-type="float" office:value="0.103698" table:style-name="ce1">
            <text:p>0.103698</text:p>
          </table:table-cell>
          <table:table-cell office:value-type="float" office:value="-71.352999999999994" table:style-name="ce1">
            <text:p>-71.353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45.567" table:style-name="ce1">
            <text:p>45.56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9120000000000002E-2" table:style-name="ce1">
            <text:p>0.01912</text:p>
          </table:table-cell>
          <table:table-cell office:value-type="float" office:value="101.633" table:style-name="ce1">
            <text:p>101.633</text:p>
          </table:table-cell>
          <table:table-cell office:value-type="float" office:value="0.103671" table:style-name="ce1">
            <text:p>0.103671</text:p>
          </table:table-cell>
          <table:table-cell office:value-type="float" office:value="-71.347999999999999" table:style-name="ce1">
            <text:p>-71.348</text:p>
          </table:table-cell>
          <table:table-cell office:value-type="float" office:value="1.627E-2" table:style-name="ce1">
            <text:p>0.01627</text:p>
          </table:table-cell>
          <table:table-cell office:value-type="float" office:value="45.637999999999998" table:style-name="ce1">
            <text:p>45.638</text:p>
          </table:table-cell>
          <table:table-cell table:number-columns-repeated="16375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95.418000000000006" table:style-name="ce1">
            <text:p>95.418</text:p>
          </table:table-cell>
          <table:table-cell office:value-type="float" office:value="0.103646" table:style-name="ce1">
            <text:p>0.103646</text:p>
          </table:table-cell>
          <table:table-cell office:value-type="float" office:value="-78.45" table:style-name="ce1">
            <text:p>-78.45</text:p>
          </table:table-cell>
          <table:table-cell office:value-type="float" office:value="1.771E-2" table:style-name="ce1">
            <text:p>0.01771</text:p>
          </table:table-cell>
          <table:table-cell office:value-type="float" office:value="38.58" table:style-name="ce1">
            <text:p>38.58</text:p>
          </table:table-cell>
          <table:table-cell table:number-columns-repeated="16375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985E-2" table:style-name="ce1">
            <text:p>0.01985</text:p>
          </table:table-cell>
          <table:table-cell office:value-type="float" office:value="95.62" table:style-name="ce1">
            <text:p>95.62</text:p>
          </table:table-cell>
          <table:table-cell office:value-type="float" office:value="0.103668" table:style-name="ce1">
            <text:p>0.103668</text:p>
          </table:table-cell>
          <table:table-cell office:value-type="float" office:value="-78.454999999999998" table:style-name="ce1">
            <text:p>-78.455</text:p>
          </table:table-cell>
          <table:table-cell office:value-type="float" office:value="1.7659999999999999E-2" table:style-name="ce1">
            <text:p>0.01766</text:p>
          </table:table-cell>
          <table:table-cell office:value-type="float" office:value="38.661000000000001" table:style-name="ce1">
            <text:p>38.661</text:p>
          </table:table-cell>
          <table:table-cell table:number-columns-repeated="16375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984E-2" table:style-name="ce1">
            <text:p>0.01984</text:p>
          </table:table-cell>
          <table:table-cell office:value-type="float" office:value="95.582999999999998" table:style-name="ce1">
            <text:p>95.583</text:p>
          </table:table-cell>
          <table:table-cell office:value-type="float" office:value="0.103642" table:style-name="ce1">
            <text:p>0.103642</text:p>
          </table:table-cell>
          <table:table-cell office:value-type="float" office:value="-78.454999999999998" table:style-name="ce1">
            <text:p>-78.455</text:p>
          </table:table-cell>
          <table:table-cell office:value-type="float" office:value="1.7579999999999998E-2" table:style-name="ce1">
            <text:p>0.01758</text:p>
          </table:table-cell>
          <table:table-cell office:value-type="float" office:value="38.735999999999997" table:style-name="ce1">
            <text:p>38.736</text:p>
          </table:table-cell>
          <table:table-cell table:number-columns-repeated="16375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0459999999999999E-2" table:style-name="ce1">
            <text:p>0.02046</text:p>
          </table:table-cell>
          <table:table-cell office:value-type="float" office:value="89.637" table:style-name="ce1">
            <text:p>89.637</text:p>
          </table:table-cell>
          <table:table-cell office:value-type="float" office:value="0.103601" table:style-name="ce1">
            <text:p>0.103601</text:p>
          </table:table-cell>
          <table:table-cell office:value-type="float" office:value="-85.575000000000003" table:style-name="ce1">
            <text:p>-85.575</text:p>
          </table:table-cell>
          <table:table-cell office:value-type="float" office:value="1.8970000000000001E-2" table:style-name="ce1">
            <text:p>0.01897</text:p>
          </table:table-cell>
          <table:table-cell office:value-type="float" office:value="31.773" table:style-name="ce1">
            <text:p>31.773</text:p>
          </table:table-cell>
          <table:table-cell table:number-columns-repeated="16375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053E-2" table:style-name="ce1">
            <text:p>0.02053</text:p>
          </table:table-cell>
          <table:table-cell office:value-type="float" office:value="89.899000000000001" table:style-name="ce1">
            <text:p>89.899</text:p>
          </table:table-cell>
          <table:table-cell office:value-type="float" office:value="0.10359699999999999" table:style-name="ce1">
            <text:p>0.103597</text:p>
          </table:table-cell>
          <table:table-cell office:value-type="float" office:value="-85.59" table:style-name="ce1">
            <text:p>-85.59</text:p>
          </table:table-cell>
          <table:table-cell office:value-type="float" office:value="1.8919999999999999E-2" table:style-name="ce1">
            <text:p>0.01892</text:p>
          </table:table-cell>
          <table:table-cell office:value-type="float" office:value="31.835999999999999" table:style-name="ce1">
            <text:p>31.836</text:p>
          </table:table-cell>
          <table:table-cell table:number-columns-repeated="16375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053E-2" table:style-name="ce1">
            <text:p>0.02053</text:p>
          </table:table-cell>
          <table:table-cell office:value-type="float" office:value="89.834999999999994" table:style-name="ce1">
            <text:p>89.835</text:p>
          </table:table-cell>
          <table:table-cell office:value-type="float" office:value="0.103601" table:style-name="ce1">
            <text:p>0.103601</text:p>
          </table:table-cell>
          <table:table-cell office:value-type="float" office:value="-85.573999999999998" table:style-name="ce1">
            <text:p>-85.574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31.956" table:style-name="ce1">
            <text:p>31.956</text:p>
          </table:table-cell>
          <table:table-cell table:number-columns-repeated="16375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180000000000001E-2" table:style-name="ce1">
            <text:p>0.02118</text:p>
          </table:table-cell>
          <table:table-cell office:value-type="float" office:value="84.08" table:style-name="ce1">
            <text:p>84.08</text:p>
          </table:table-cell>
          <table:table-cell office:value-type="float" office:value="0.103588" table:style-name="ce1">
            <text:p>0.103588</text:p>
          </table:table-cell>
          <table:table-cell office:value-type="float" office:value="-92.694000000000003" table:style-name="ce1">
            <text:p>-92.694</text:p>
          </table:table-cell>
          <table:table-cell office:value-type="float" office:value="2.0240000000000001E-2" table:style-name="ce1">
            <text:p>0.02024</text:p>
          </table:table-cell>
          <table:table-cell office:value-type="float" office:value="25.196999999999999" table:style-name="ce1">
            <text:p>25.197</text:p>
          </table:table-cell>
          <table:table-cell table:number-columns-repeated="16375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2E-2" table:style-name="ce1">
            <text:p>0.0212</text:p>
          </table:table-cell>
          <table:table-cell office:value-type="float" office:value="84.334000000000003" table:style-name="ce1">
            <text:p>84.334</text:p>
          </table:table-cell>
          <table:table-cell office:value-type="float" office:value="0.10360999999999999" table:style-name="ce1">
            <text:p>0.10361</text:p>
          </table:table-cell>
          <table:table-cell office:value-type="float" office:value="-92.700999999999993" table:style-name="ce1">
            <text:p>-92.701</text:p>
          </table:table-cell>
          <table:table-cell office:value-type="float" office:value="2.0160000000000001E-2" table:style-name="ce1">
            <text:p>0.02016</text:p>
          </table:table-cell>
          <table:table-cell office:value-type="float" office:value="25.204000000000001" table:style-name="ce1">
            <text:p>25.204</text:p>
          </table:table-cell>
          <table:table-cell table:number-columns-repeated="16375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84.238" table:style-name="ce1">
            <text:p>84.238</text:p>
          </table:table-cell>
          <table:table-cell office:value-type="float" office:value="0.10359" table:style-name="ce1">
            <text:p>0.10359</text:p>
          </table:table-cell>
          <table:table-cell office:value-type="float" office:value="-92.698999999999998" table:style-name="ce1">
            <text:p>-92.699</text:p>
          </table:table-cell>
          <table:table-cell office:value-type="float" office:value="2.0109999999999999E-2" table:style-name="ce1">
            <text:p>0.02011</text:p>
          </table:table-cell>
          <table:table-cell office:value-type="float" office:value="25.341000000000001" table:style-name="ce1">
            <text:p>25.341</text:p>
          </table:table-cell>
          <table:table-cell table:number-columns-repeated="16375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819999999999999E-2" table:style-name="ce1">
            <text:p>0.02182</text:p>
          </table:table-cell>
          <table:table-cell office:value-type="float" office:value="78.754000000000005" table:style-name="ce1">
            <text:p>78.754</text:p>
          </table:table-cell>
          <table:table-cell office:value-type="float" office:value="0.10355" table:style-name="ce1">
            <text:p>0.10355</text:p>
          </table:table-cell>
          <table:table-cell office:value-type="float" office:value="-99.793000000000006" table:style-name="ce1">
            <text:p>-99.793</text:p>
          </table:table-cell>
          <table:table-cell office:value-type="float" office:value="2.1389999999999999E-2" table:style-name="ce1">
            <text:p>0.02139</text:p>
          </table:table-cell>
          <table:table-cell office:value-type="float" office:value="18.776" table:style-name="ce1">
            <text:p>18.776</text:p>
          </table:table-cell>
          <table:table-cell table:number-columns-repeated="16375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819999999999999E-2" table:style-name="ce1">
            <text:p>0.02182</text:p>
          </table:table-cell>
          <table:table-cell office:value-type="float" office:value="79.013000000000005" table:style-name="ce1">
            <text:p>79.013</text:p>
          </table:table-cell>
          <table:table-cell office:value-type="float" office:value="0.10358100000000001" table:style-name="ce1">
            <text:p>0.103581</text:p>
          </table:table-cell>
          <table:table-cell office:value-type="float" office:value="-99.804000000000002" table:style-name="ce1">
            <text:p>-99.804</text:p>
          </table:table-cell>
          <table:table-cell office:value-type="float" office:value="2.1329999999999998E-2" table:style-name="ce1">
            <text:p>0.02133</text:p>
          </table:table-cell>
          <table:table-cell office:value-type="float" office:value="18.824999999999999" table:style-name="ce1">
            <text:p>18.825</text:p>
          </table:table-cell>
          <table:table-cell table:number-columns-repeated="16375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88E-2" table:style-name="ce1">
            <text:p>0.02188</text:p>
          </table:table-cell>
          <table:table-cell office:value-type="float" office:value="78.933999999999997" table:style-name="ce1">
            <text:p>78.934</text:p>
          </table:table-cell>
          <table:table-cell office:value-type="float" office:value="0.103558" table:style-name="ce1">
            <text:p>0.103558</text:p>
          </table:table-cell>
          <table:table-cell office:value-type="float" office:value="-99.811999999999998" table:style-name="ce1">
            <text:p>-99.812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18.917999999999999" table:style-name="ce1">
            <text:p>18.918</text:p>
          </table:table-cell>
          <table:table-cell table:number-columns-repeated="16375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2440000000000002E-2" table:style-name="ce1">
            <text:p>0.02244</text:p>
          </table:table-cell>
          <table:table-cell office:value-type="float" office:value="73.569999999999993" table:style-name="ce1">
            <text:p>73.57</text:p>
          </table:table-cell>
          <table:table-cell office:value-type="float" office:value="0.103505" table:style-name="ce1">
            <text:p>0.103505</text:p>
          </table:table-cell>
          <table:table-cell office:value-type="float" office:value="-106.91" table:style-name="ce1">
            <text:p>-106.91</text:p>
          </table:table-cell>
          <table:table-cell office:value-type="float" office:value="2.248E-2" table:style-name="ce1">
            <text:p>0.02248</text:p>
          </table:table-cell>
          <table:table-cell office:value-type="float" office:value="12.528" table:style-name="ce1">
            <text:p>12.528</text:p>
          </table:table-cell>
          <table:table-cell table:number-columns-repeated="16375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2450000000000001E-2" table:style-name="ce1">
            <text:p>0.02245</text:p>
          </table:table-cell>
          <table:table-cell office:value-type="float" office:value="73.790000000000006" table:style-name="ce1">
            <text:p>73.79</text:p>
          </table:table-cell>
          <table:table-cell office:value-type="float" office:value="0.10352699999999999" table:style-name="ce1">
            <text:p>0.103527</text:p>
          </table:table-cell>
          <table:table-cell office:value-type="float" office:value="-106.928" table:style-name="ce1">
            <text:p>-106.928</text:p>
          </table:table-cell>
          <table:table-cell office:value-type="float" office:value="2.2419999999999999E-2" table:style-name="ce1">
            <text:p>0.02242</text:p>
          </table:table-cell>
          <table:table-cell office:value-type="float" office:value="12.513" table:style-name="ce1">
            <text:p>12.513</text:p>
          </table:table-cell>
          <table:table-cell table:number-columns-repeated="16375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249E-2" table:style-name="ce1">
            <text:p>0.02249</text:p>
          </table:table-cell>
          <table:table-cell office:value-type="float" office:value="73.769000000000005" table:style-name="ce1">
            <text:p>73.769</text:p>
          </table:table-cell>
          <table:table-cell office:value-type="float" office:value="0.103521" table:style-name="ce1">
            <text:p>0.103521</text:p>
          </table:table-cell>
          <table:table-cell office:value-type="float" office:value="-106.91800000000001" table:style-name="ce1">
            <text:p>-106.918</text:p>
          </table:table-cell>
          <table:table-cell office:value-type="float" office:value="2.2339999999999999E-2" table:style-name="ce1">
            <text:p>0.02234</text:p>
          </table:table-cell>
          <table:table-cell office:value-type="float" office:value="12.597" table:style-name="ce1">
            <text:p>12.597</text:p>
          </table:table-cell>
          <table:table-cell table:number-columns-repeated="16375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68.522999999999996" table:style-name="ce1">
            <text:p>68.523</text:p>
          </table:table-cell>
          <table:table-cell office:value-type="float" office:value="0.103492" table:style-name="ce1">
            <text:p>0.103492</text:p>
          </table:table-cell>
          <table:table-cell office:value-type="float" office:value="-114.041" table:style-name="ce1">
            <text:p>-114.041</text:p>
          </table:table-cell>
          <table:table-cell office:value-type="float" office:value="2.342E-2" table:style-name="ce1">
            <text:p>0.02342</text:p>
          </table:table-cell>
          <table:table-cell office:value-type="float" office:value="6.17" table:style-name="ce1">
            <text:p>6.17</text:p>
          </table:table-cell>
          <table:table-cell table:number-columns-repeated="16375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009999999999999E-2" table:style-name="ce1">
            <text:p>0.02301</text:p>
          </table:table-cell>
          <table:table-cell office:value-type="float" office:value="68.753" table:style-name="ce1">
            <text:p>68.753</text:p>
          </table:table-cell>
          <table:table-cell office:value-type="float" office:value="0.103501" table:style-name="ce1">
            <text:p>0.103501</text:p>
          </table:table-cell>
          <table:table-cell office:value-type="float" office:value="-114.057" table:style-name="ce1">
            <text:p>-114.057</text:p>
          </table:table-cell>
          <table:table-cell office:value-type="float" office:value="2.3359999999999999E-2" table:style-name="ce1">
            <text:p>0.02336</text:p>
          </table:table-cell>
          <table:table-cell office:value-type="float" office:value="6.23" table:style-name="ce1">
            <text:p>6.23</text:p>
          </table:table-cell>
          <table:table-cell table:number-columns-repeated="16375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040000000000001E-2" table:style-name="ce1">
            <text:p>0.02304</text:p>
          </table:table-cell>
          <table:table-cell office:value-type="float" office:value="68.792000000000002" table:style-name="ce1">
            <text:p>68.792</text:p>
          </table:table-cell>
          <table:table-cell office:value-type="float" office:value="0.10349" table:style-name="ce1">
            <text:p>0.10349</text:p>
          </table:table-cell>
          <table:table-cell office:value-type="float" office:value="-114.04300000000001" table:style-name="ce1">
            <text:p>-114.043</text:p>
          </table:table-cell>
          <table:table-cell office:value-type="float" office:value="2.3269999999999999E-2" table:style-name="ce1">
            <text:p>0.02327</text:p>
          </table:table-cell>
          <table:table-cell office:value-type="float" office:value="6.274" table:style-name="ce1">
            <text:p>6.274</text:p>
          </table:table-cell>
          <table:table-cell table:number-columns-repeated="16375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529999999999999E-2" table:style-name="ce1">
            <text:p>0.02353</text:p>
          </table:table-cell>
          <table:table-cell office:value-type="float" office:value="63.68" table:style-name="ce1">
            <text:p>63.68</text:p>
          </table:table-cell>
          <table:table-cell office:value-type="float" office:value="0.10345699999999999" table:style-name="ce1">
            <text:p>0.103457</text:p>
          </table:table-cell>
          <table:table-cell office:value-type="float" office:value="-121.155" table:style-name="ce1">
            <text:p>-121.155</text:p>
          </table:table-cell>
          <table:table-cell office:value-type="float" office:value="2.435E-2" table:style-name="ce1">
            <text:p>0.02435</text:p>
          </table:table-cell>
          <table:table-cell office:value-type="float" office:value="-0.123" table:style-name="ce1">
            <text:p>-0.123</text:p>
          </table:table-cell>
          <table:table-cell table:number-columns-repeated="16375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5E-2" table:style-name="ce1">
            <text:p>0.0235</text:p>
          </table:table-cell>
          <table:table-cell office:value-type="float" office:value="63.945" table:style-name="ce1">
            <text:p>63.945</text:p>
          </table:table-cell>
          <table:table-cell office:value-type="float" office:value="0.103454" table:style-name="ce1">
            <text:p>0.103454</text:p>
          </table:table-cell>
          <table:table-cell office:value-type="float" office:value="-121.15900000000001" table:style-name="ce1">
            <text:p>-121.159</text:p>
          </table:table-cell>
          <table:table-cell office:value-type="float" office:value="2.427E-2" table:style-name="ce1">
            <text:p>0.02427</text:p>
          </table:table-cell>
          <table:table-cell office:value-type="float" office:value="-0.113" table:style-name="ce1">
            <text:p>-0.113</text:p>
          </table:table-cell>
          <table:table-cell table:number-columns-repeated="16375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560000000000001E-2" table:style-name="ce1">
            <text:p>0.02356</text:p>
          </table:table-cell>
          <table:table-cell office:value-type="float" office:value="64.016000000000005" table:style-name="ce1">
            <text:p>64.016</text:p>
          </table:table-cell>
          <table:table-cell office:value-type="float" office:value="0.103467" table:style-name="ce1">
            <text:p>0.103467</text:p>
          </table:table-cell>
          <table:table-cell office:value-type="float" office:value="-121.158" table:style-name="ce1">
            <text:p>-121.158</text:p>
          </table:table-cell>
          <table:table-cell office:value-type="float" office:value="2.419E-2" table:style-name="ce1">
            <text:p>0.02419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5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58.92" table:style-name="ce1">
            <text:p>58.92</text:p>
          </table:table-cell>
          <table:table-cell office:value-type="float" office:value="0.10342" table:style-name="ce1">
            <text:p>0.10342</text:p>
          </table:table-cell>
          <table:table-cell office:value-type="float" office:value="-128.23699999999999" table:style-name="ce1">
            <text:p>-128.237</text:p>
          </table:table-cell>
          <table:table-cell office:value-type="float" office:value="2.52E-2" table:style-name="ce1">
            <text:p>0.0252</text:p>
          </table:table-cell>
          <table:table-cell office:value-type="float" office:value="-6.351" table:style-name="ce1">
            <text:p>-6.351</text:p>
          </table:table-cell>
          <table:table-cell table:number-columns-repeated="16375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92E-2" table:style-name="ce1">
            <text:p>0.02392</text:p>
          </table:table-cell>
          <table:table-cell office:value-type="float" office:value="59.238" table:style-name="ce1">
            <text:p>59.238</text:p>
          </table:table-cell>
          <table:table-cell office:value-type="float" office:value="0.103431" table:style-name="ce1">
            <text:p>0.103431</text:p>
          </table:table-cell>
          <table:table-cell office:value-type="float" office:value="-128.24299999999999" table:style-name="ce1">
            <text:p>-128.243</text:p>
          </table:table-cell>
          <table:table-cell office:value-type="float" office:value="2.5139999999999999E-2" table:style-name="ce1">
            <text:p>0.02514</text:p>
          </table:table-cell>
          <table:table-cell office:value-type="float" office:value="-6.3019999999999996" table:style-name="ce1">
            <text:p>-6.302</text:p>
          </table:table-cell>
          <table:table-cell table:number-columns-repeated="16375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59.284999999999997" table:style-name="ce1">
            <text:p>59.285</text:p>
          </table:table-cell>
          <table:table-cell office:value-type="float" office:value="0.10341599999999999" table:style-name="ce1">
            <text:p>0.103416</text:p>
          </table:table-cell>
          <table:table-cell office:value-type="float" office:value="-128.24600000000001" table:style-name="ce1">
            <text:p>-128.246</text:p>
          </table:table-cell>
          <table:table-cell office:value-type="float" office:value="2.5020000000000001E-2" table:style-name="ce1">
            <text:p>0.02502</text:p>
          </table:table-cell>
          <table:table-cell office:value-type="float" office:value="-6.2169999999999996" table:style-name="ce1">
            <text:p>-6.217</text:p>
          </table:table-cell>
          <table:table-cell table:number-columns-repeated="16375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36E-2" table:style-name="ce1">
            <text:p>0.02436</text:p>
          </table:table-cell>
          <table:table-cell office:value-type="float" office:value="54.326999999999998" table:style-name="ce1">
            <text:p>54.327</text:p>
          </table:table-cell>
          <table:table-cell office:value-type="float" office:value="0.103378" table:style-name="ce1">
            <text:p>0.103378</text:p>
          </table:table-cell>
          <table:table-cell office:value-type="float" office:value="-135.351" table:style-name="ce1">
            <text:p>-135.351</text:p>
          </table:table-cell>
          <table:table-cell office:value-type="float" office:value="2.5930000000000002E-2" table:style-name="ce1">
            <text:p>0.02593</text:p>
          </table:table-cell>
          <table:table-cell office:value-type="float" office:value="-12.464" table:style-name="ce1">
            <text:p>-12.464</text:p>
          </table:table-cell>
          <table:table-cell table:number-columns-repeated="16375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299999999999999E-2" table:style-name="ce1">
            <text:p>0.0243</text:p>
          </table:table-cell>
          <table:table-cell office:value-type="float" office:value="54.585999999999999" table:style-name="ce1">
            <text:p>54.586</text:p>
          </table:table-cell>
          <table:table-cell office:value-type="float" office:value="0.10342" table:style-name="ce1">
            <text:p>0.10342</text:p>
          </table:table-cell>
          <table:table-cell office:value-type="float" office:value="-135.36600000000001" table:style-name="ce1">
            <text:p>-135.366</text:p>
          </table:table-cell>
          <table:table-cell office:value-type="float" office:value="2.5860000000000001E-2" table:style-name="ce1">
            <text:p>0.02586</text:p>
          </table:table-cell>
          <table:table-cell office:value-type="float" office:value="-12.468999999999999" table:style-name="ce1">
            <text:p>-12.469</text:p>
          </table:table-cell>
          <table:table-cell table:number-columns-repeated="16375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340000000000001E-2" table:style-name="ce1">
            <text:p>0.02434</text:p>
          </table:table-cell>
          <table:table-cell office:value-type="float" office:value="54.704999999999998" table:style-name="ce1">
            <text:p>54.705</text:p>
          </table:table-cell>
          <table:table-cell office:value-type="float" office:value="0.103404" table:style-name="ce1">
            <text:p>0.103404</text:p>
          </table:table-cell>
          <table:table-cell office:value-type="float" office:value="-135.35300000000001" table:style-name="ce1">
            <text:p>-135.353</text:p>
          </table:table-cell>
          <table:table-cell office:value-type="float" office:value="2.5739999999999999E-2" table:style-name="ce1">
            <text:p>0.02574</text:p>
          </table:table-cell>
          <table:table-cell office:value-type="float" office:value="-12.372999999999999" table:style-name="ce1">
            <text:p>-12.37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7E-2" table:style-name="ce1">
            <text:p>0.0247</text:p>
          </table:table-cell>
          <table:table-cell office:value-type="float" office:value="49.805" table:style-name="ce1">
            <text:p>49.805</text:p>
          </table:table-cell>
          <table:table-cell office:value-type="float" office:value="0.10338700000000001" table:style-name="ce1">
            <text:p>0.103387</text:p>
          </table:table-cell>
          <table:table-cell office:value-type="float" office:value="-142.482" table:style-name="ce1">
            <text:p>-142.482</text:p>
          </table:table-cell>
          <table:table-cell office:value-type="float" office:value="2.656E-2" table:style-name="ce1">
            <text:p>0.02656</text:p>
          </table:table-cell>
          <table:table-cell office:value-type="float" office:value="-18.533000000000001" table:style-name="ce1">
            <text:p>-18.53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629999999999999E-2" table:style-name="ce1">
            <text:p>0.02463</text:p>
          </table:table-cell>
          <table:table-cell office:value-type="float" office:value="50.09" table:style-name="ce1">
            <text:p>50.09</text:p>
          </table:table-cell>
          <table:table-cell office:value-type="float" office:value="0.10340000000000001" table:style-name="ce1">
            <text:p>0.1034</text:p>
          </table:table-cell>
          <table:table-cell office:value-type="float" office:value="-142.50899999999999" table:style-name="ce1">
            <text:p>-142.509</text:p>
          </table:table-cell>
          <table:table-cell office:value-type="float" office:value="2.647E-2" table:style-name="ce1">
            <text:p>0.02647</text:p>
          </table:table-cell>
          <table:table-cell office:value-type="float" office:value="-18.472000000000001" table:style-name="ce1">
            <text:p>-18.47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649999999999998E-2" table:style-name="ce1">
            <text:p>0.02465</text:p>
          </table:table-cell>
          <table:table-cell office:value-type="float" office:value="50.213000000000001" table:style-name="ce1">
            <text:p>50.213</text:p>
          </table:table-cell>
          <table:table-cell office:value-type="float" office:value="0.10338799999999999" table:style-name="ce1">
            <text:p>0.103388</text:p>
          </table:table-cell>
          <table:table-cell office:value-type="float" office:value="-142.49199999999999" table:style-name="ce1">
            <text:p>-142.492</text:p>
          </table:table-cell>
          <table:table-cell office:value-type="float" office:value="2.6349999999999998E-2" table:style-name="ce1">
            <text:p>0.02635</text:p>
          </table:table-cell>
          <table:table-cell office:value-type="float" office:value="-18.414000000000001" table:style-name="ce1">
            <text:p>-18.414</text:p>
          </table:table-cell>
          <table:table-cell table:number-columns-repeated="16375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129999999999999E-2" table:style-name="ce1">
            <text:p>0.02413</text:p>
          </table:table-cell>
          <table:table-cell office:value-type="float" office:value="43.531999999999996" table:style-name="ce1">
            <text:p>43.532</text:p>
          </table:table-cell>
          <table:table-cell office:value-type="float" office:value="0.10333100000000001" table:style-name="ce1">
            <text:p>0.103331</text:p>
          </table:table-cell>
          <table:table-cell office:value-type="float" office:value="-149.60400000000001" table:style-name="ce1">
            <text:p>-149.604</text:p>
          </table:table-cell>
          <table:table-cell office:value-type="float" office:value="2.53E-2" table:style-name="ce1">
            <text:p>0.0253</text:p>
          </table:table-cell>
          <table:table-cell office:value-type="float" office:value="-24.591000000000001" table:style-name="ce1">
            <text:p>-24.591</text:p>
          </table:table-cell>
          <table:table-cell table:number-columns-repeated="16375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980000000000001E-2" table:style-name="ce1">
            <text:p>0.02398</text:p>
          </table:table-cell>
          <table:table-cell office:value-type="float" office:value="43.713000000000001" table:style-name="ce1">
            <text:p>43.713</text:p>
          </table:table-cell>
          <table:table-cell office:value-type="float" office:value="0.103309" table:style-name="ce1">
            <text:p>0.103309</text:p>
          </table:table-cell>
          <table:table-cell office:value-type="float" office:value="-149.607" table:style-name="ce1">
            <text:p>-149.607</text:p>
          </table:table-cell>
          <table:table-cell office:value-type="float" office:value="2.5190000000000001E-2" table:style-name="ce1">
            <text:p>0.02519</text:p>
          </table:table-cell>
          <table:table-cell office:value-type="float" office:value="-24.556000000000001" table:style-name="ce1">
            <text:p>-24.556</text:p>
          </table:table-cell>
          <table:table-cell table:number-columns-repeated="16375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990000000000001E-2" table:style-name="ce1">
            <text:p>0.02399</text:p>
          </table:table-cell>
          <table:table-cell office:value-type="float" office:value="43.896999999999998" table:style-name="ce1">
            <text:p>43.897</text:p>
          </table:table-cell>
          <table:table-cell office:value-type="float" office:value="0.103313" table:style-name="ce1">
            <text:p>0.103313</text:p>
          </table:table-cell>
          <table:table-cell office:value-type="float" office:value="-149.61099999999999" table:style-name="ce1">
            <text:p>-149.611</text:p>
          </table:table-cell>
          <table:table-cell office:value-type="float" office:value="2.5090000000000001E-2" table:style-name="ce1">
            <text:p>0.02509</text:p>
          </table:table-cell>
          <table:table-cell office:value-type="float" office:value="-24.463000000000001" table:style-name="ce1">
            <text:p>-24.463</text:p>
          </table:table-cell>
          <table:table-cell table:number-columns-repeated="16375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38.659999999999997" table:style-name="ce1">
            <text:p>38.66</text:p>
          </table:table-cell>
          <table:table-cell office:value-type="float" office:value="0.103293" table:style-name="ce1">
            <text:p>0.103293</text:p>
          </table:table-cell>
          <table:table-cell office:value-type="float" office:value="-156.69499999999999" table:style-name="ce1">
            <text:p>-156.695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-30.542000000000002" table:style-name="ce1">
            <text:p>-30.542</text:p>
          </table:table-cell>
          <table:table-cell table:number-columns-repeated="16375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18E-2" table:style-name="ce1">
            <text:p>0.02418</text:p>
          </table:table-cell>
          <table:table-cell office:value-type="float" office:value="38.819000000000003" table:style-name="ce1">
            <text:p>38.819</text:p>
          </table:table-cell>
          <table:table-cell office:value-type="float" office:value="0.10330400000000001" table:style-name="ce1">
            <text:p>0.103304</text:p>
          </table:table-cell>
          <table:table-cell office:value-type="float" office:value="-156.70599999999999" table:style-name="ce1">
            <text:p>-156.706</text:p>
          </table:table-cell>
          <table:table-cell office:value-type="float" office:value="2.581E-2" table:style-name="ce1">
            <text:p>0.02581</text:p>
          </table:table-cell>
          <table:table-cell office:value-type="float" office:value="-30.594000000000001" table:style-name="ce1">
            <text:p>-30.594</text:p>
          </table:table-cell>
          <table:table-cell table:number-columns-repeated="16375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170000000000001E-2" table:style-name="ce1">
            <text:p>0.02417</text:p>
          </table:table-cell>
          <table:table-cell office:value-type="float" office:value="39.040999999999997" table:style-name="ce1">
            <text:p>39.041</text:p>
          </table:table-cell>
          <table:table-cell office:value-type="float" office:value="0.10331600000000001" table:style-name="ce1">
            <text:p>0.103316</text:p>
          </table:table-cell>
          <table:table-cell office:value-type="float" office:value="-156.703" table:style-name="ce1">
            <text:p>-156.703</text:p>
          </table:table-cell>
          <table:table-cell office:value-type="float" office:value="2.5649999999999999E-2" table:style-name="ce1">
            <text:p>0.02565</text:p>
          </table:table-cell>
          <table:table-cell office:value-type="float" office:value="-30.498000000000001" table:style-name="ce1">
            <text:p>-30.498</text:p>
          </table:table-cell>
          <table:table-cell table:number-columns-repeated="16375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369999999999999E-2" table:style-name="ce1">
            <text:p>0.02437</text:p>
          </table:table-cell>
          <table:table-cell office:value-type="float" office:value="33.884999999999998" table:style-name="ce1">
            <text:p>33.885</text:p>
          </table:table-cell>
          <table:table-cell office:value-type="float" office:value="0.10326399999999999" table:style-name="ce1">
            <text:p>0.103264</text:p>
          </table:table-cell>
          <table:table-cell office:value-type="float" office:value="-163.803" table:style-name="ce1">
            <text:p>-163.803</text:p>
          </table:table-cell>
          <table:table-cell office:value-type="float" office:value="2.648E-2" table:style-name="ce1">
            <text:p>0.02648</text:p>
          </table:table-cell>
          <table:table-cell office:value-type="float" office:value="-36.695" table:style-name="ce1">
            <text:p>-36.695</text:p>
          </table:table-cell>
          <table:table-cell table:number-columns-repeated="16375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250000000000001E-2" table:style-name="ce1">
            <text:p>0.02425</text:p>
          </table:table-cell>
          <table:table-cell office:value-type="float" office:value="33.953000000000003" table:style-name="ce1">
            <text:p>33.953</text:p>
          </table:table-cell>
          <table:table-cell office:value-type="float" office:value="0.103294" table:style-name="ce1">
            <text:p>0.103294</text:p>
          </table:table-cell>
          <table:table-cell office:value-type="float" office:value="-163.81" table:style-name="ce1">
            <text:p>-163.81</text:p>
          </table:table-cell>
          <table:table-cell office:value-type="float" office:value="2.6429999999999999E-2" table:style-name="ce1">
            <text:p>0.02643</text:p>
          </table:table-cell>
          <table:table-cell office:value-type="float" office:value="-36.652000000000001" table:style-name="ce1">
            <text:p>-36.652</text:p>
          </table:table-cell>
          <table:table-cell table:number-columns-repeated="16375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209999999999999E-2" table:style-name="ce1">
            <text:p>0.02421</text:p>
          </table:table-cell>
          <table:table-cell office:value-type="float" office:value="34.131999999999998" table:style-name="ce1">
            <text:p>34.132</text:p>
          </table:table-cell>
          <table:table-cell office:value-type="float" office:value="0.103282" table:style-name="ce1">
            <text:p>0.103282</text:p>
          </table:table-cell>
          <table:table-cell office:value-type="float" office:value="-163.809" table:style-name="ce1">
            <text:p>-163.809</text:p>
          </table:table-cell>
          <table:table-cell office:value-type="float" office:value="2.6249999999999999E-2" table:style-name="ce1">
            <text:p>0.02625</text:p>
          </table:table-cell>
          <table:table-cell office:value-type="float" office:value="-36.6" table:style-name="ce1">
            <text:p>-36.6</text:p>
          </table:table-cell>
          <table:table-cell table:number-columns-repeated="16375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469999999999999E-2" table:style-name="ce1">
            <text:p>0.02447</text:p>
          </table:table-cell>
          <table:table-cell office:value-type="float" office:value="29.247" table:style-name="ce1">
            <text:p>29.247</text:p>
          </table:table-cell>
          <table:table-cell office:value-type="float" office:value="0.103271" table:style-name="ce1">
            <text:p>0.103271</text:p>
          </table:table-cell>
          <table:table-cell office:value-type="float" office:value="-170.94" table:style-name="ce1">
            <text:p>-170.94</text:p>
          </table:table-cell>
          <table:table-cell office:value-type="float" office:value="2.7040000000000002E-2" table:style-name="ce1">
            <text:p>0.02704</text:p>
          </table:table-cell>
          <table:table-cell office:value-type="float" office:value="-42.844999999999999" table:style-name="ce1">
            <text:p>-42.845</text:p>
          </table:table-cell>
          <table:table-cell table:number-columns-repeated="16375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35E-2" table:style-name="ce1">
            <text:p>0.02435</text:p>
          </table:table-cell>
          <table:table-cell office:value-type="float" office:value="29.297000000000001" table:style-name="ce1">
            <text:p>29.297</text:p>
          </table:table-cell>
          <table:table-cell office:value-type="float" office:value="0.103268" table:style-name="ce1">
            <text:p>0.103268</text:p>
          </table:table-cell>
          <table:table-cell office:value-type="float" office:value="-170.95" table:style-name="ce1">
            <text:p>-170.95</text:p>
          </table:table-cell>
          <table:table-cell office:value-type="float" office:value="2.6919999999999999E-2" table:style-name="ce1">
            <text:p>0.02692</text:p>
          </table:table-cell>
          <table:table-cell office:value-type="float" office:value="-42.92" table:style-name="ce1">
            <text:p>-42.92</text:p>
          </table:table-cell>
          <table:table-cell table:number-columns-repeated="16375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299999999999999E-2" table:style-name="ce1">
            <text:p>0.0243</text:p>
          </table:table-cell>
          <table:table-cell office:value-type="float" office:value="29.353999999999999" table:style-name="ce1">
            <text:p>29.354</text:p>
          </table:table-cell>
          <table:table-cell office:value-type="float" office:value="0.10327699999999999" table:style-name="ce1">
            <text:p>0.103277</text:p>
          </table:table-cell>
          <table:table-cell office:value-type="float" office:value="-170.946" table:style-name="ce1">
            <text:p>-170.946</text:p>
          </table:table-cell>
          <table:table-cell office:value-type="float" office:value="2.6749999999999999E-2" table:style-name="ce1">
            <text:p>0.02675</text:p>
          </table:table-cell>
          <table:table-cell office:value-type="float" office:value="-42.816000000000003" table:style-name="ce1">
            <text:p>-42.816</text:p>
          </table:table-cell>
          <table:table-cell table:number-columns-repeated="16375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570000000000002E-2" table:style-name="ce1">
            <text:p>0.02457</text:p>
          </table:table-cell>
          <table:table-cell office:value-type="float" office:value="24.777000000000001" table:style-name="ce1">
            <text:p>24.777</text:p>
          </table:table-cell>
          <table:table-cell office:value-type="float" office:value="0.10323" table:style-name="ce1">
            <text:p>0.10323</text:p>
          </table:table-cell>
          <table:table-cell office:value-type="float" office:value="-178.06" table:style-name="ce1">
            <text:p>-178.06</text:p>
          </table:table-cell>
          <table:table-cell office:value-type="float" office:value="2.7390000000000001E-2" table:style-name="ce1">
            <text:p>0.02739</text:p>
          </table:table-cell>
          <table:table-cell office:value-type="float" office:value="-48.87" table:style-name="ce1">
            <text:p>-48.87</text:p>
          </table:table-cell>
          <table:table-cell table:number-columns-repeated="16375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469999999999999E-2" table:style-name="ce1">
            <text:p>0.02447</text:p>
          </table:table-cell>
          <table:table-cell office:value-type="float" office:value="24.766999999999999" table:style-name="ce1">
            <text:p>24.767</text:p>
          </table:table-cell>
          <table:table-cell office:value-type="float" office:value="0.10324899999999999" table:style-name="ce1">
            <text:p>0.103249</text:p>
          </table:table-cell>
          <table:table-cell office:value-type="float" office:value="-178.05500000000001" table:style-name="ce1">
            <text:p>-178.055</text:p>
          </table:table-cell>
          <table:table-cell office:value-type="float" office:value="2.7310000000000001E-2" table:style-name="ce1">
            <text:p>0.02731</text:p>
          </table:table-cell>
          <table:table-cell office:value-type="float" office:value="-48.93" table:style-name="ce1">
            <text:p>-48.93</text:p>
          </table:table-cell>
          <table:table-cell table:number-columns-repeated="16375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379999999999999E-2" table:style-name="ce1">
            <text:p>0.02438</text:p>
          </table:table-cell>
          <table:table-cell office:value-type="float" office:value="24.736999999999998" table:style-name="ce1">
            <text:p>24.737</text:p>
          </table:table-cell>
          <table:table-cell office:value-type="float" office:value="0.103243" table:style-name="ce1">
            <text:p>0.103243</text:p>
          </table:table-cell>
          <table:table-cell office:value-type="float" office:value="-178.05699999999999" table:style-name="ce1">
            <text:p>-178.057</text:p>
          </table:table-cell>
          <table:table-cell office:value-type="float" office:value="2.7119999999999998E-2" table:style-name="ce1">
            <text:p>0.02712</text:p>
          </table:table-cell>
          <table:table-cell office:value-type="float" office:value="-48.841999999999999" table:style-name="ce1">
            <text:p>-48.842</text:p>
          </table:table-cell>
          <table:table-cell table:number-columns-repeated="16375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649999999999998E-2" table:style-name="ce1">
            <text:p>0.02465</text:p>
          </table:table-cell>
          <table:table-cell office:value-type="float" office:value="20.234000000000002" table:style-name="ce1">
            <text:p>20.234</text:p>
          </table:table-cell>
          <table:table-cell office:value-type="float" office:value="0.103197" table:style-name="ce1">
            <text:p>0.103197</text:p>
          </table:table-cell>
          <table:table-cell office:value-type="float" office:value="174.834" table:style-name="ce1">
            <text:p>174.834</text:p>
          </table:table-cell>
          <table:table-cell office:value-type="float" office:value="2.7650000000000001E-2" table:style-name="ce1">
            <text:p>0.02765</text:p>
          </table:table-cell>
          <table:table-cell office:value-type="float" office:value="-54.884999999999998" table:style-name="ce1">
            <text:p>-54.885</text:p>
          </table:table-cell>
          <table:table-cell table:number-columns-repeated="16375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570000000000002E-2" table:style-name="ce1">
            <text:p>0.02457</text:p>
          </table:table-cell>
          <table:table-cell office:value-type="float" office:value="20.161000000000001" table:style-name="ce1">
            <text:p>20.161</text:p>
          </table:table-cell>
          <table:table-cell office:value-type="float" office:value="0.103204" table:style-name="ce1">
            <text:p>0.103204</text:p>
          </table:table-cell>
          <table:table-cell office:value-type="float" office:value="174.846" table:style-name="ce1">
            <text:p>174.846</text:p>
          </table:table-cell>
          <table:table-cell office:value-type="float" office:value="2.7550000000000002E-2" table:style-name="ce1">
            <text:p>0.02755</text:p>
          </table:table-cell>
          <table:table-cell office:value-type="float" office:value="-54.962000000000003" table:style-name="ce1">
            <text:p>-54.962</text:p>
          </table:table-cell>
          <table:table-cell table:number-columns-repeated="16375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490000000000001E-2" table:style-name="ce1">
            <text:p>0.02449</text:p>
          </table:table-cell>
          <table:table-cell office:value-type="float" office:value="20.135000000000002" table:style-name="ce1">
            <text:p>20.135</text:p>
          </table:table-cell>
          <table:table-cell office:value-type="float" office:value="0.10319" table:style-name="ce1">
            <text:p>0.10319</text:p>
          </table:table-cell>
          <table:table-cell office:value-type="float" office:value="174.839" table:style-name="ce1">
            <text:p>174.839</text:p>
          </table:table-cell>
          <table:table-cell office:value-type="float" office:value="2.7359999999999999E-2" table:style-name="ce1">
            <text:p>0.02736</text:p>
          </table:table-cell>
          <table:table-cell office:value-type="float" office:value="-54.920999999999999" table:style-name="ce1">
            <text:p>-54.921</text:p>
          </table:table-cell>
          <table:table-cell table:number-columns-repeated="16375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629999999999999E-2" table:style-name="ce1">
            <text:p>0.02463</text:p>
          </table:table-cell>
          <table:table-cell office:value-type="float" office:value="15.731" table:style-name="ce1">
            <text:p>15.731</text:p>
          </table:table-cell>
          <table:table-cell office:value-type="float" office:value="0.103195" table:style-name="ce1">
            <text:p>0.103195</text:p>
          </table:table-cell>
          <table:table-cell office:value-type="float" office:value="167.73400000000001" table:style-name="ce1">
            <text:p>167.734</text:p>
          </table:table-cell>
          <table:table-cell office:value-type="float" office:value="2.775E-2" table:style-name="ce1">
            <text:p>0.02775</text:p>
          </table:table-cell>
          <table:table-cell office:value-type="float" office:value="-60.915999999999997" table:style-name="ce1">
            <text:p>-60.916</text:p>
          </table:table-cell>
          <table:table-cell table:number-columns-repeated="16375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539999999999999E-2" table:style-name="ce1">
            <text:p>0.02454</text:p>
          </table:table-cell>
          <table:table-cell office:value-type="float" office:value="15.702999999999999" table:style-name="ce1">
            <text:p>15.703</text:p>
          </table:table-cell>
          <table:table-cell office:value-type="float" office:value="0.103242" table:style-name="ce1">
            <text:p>0.103242</text:p>
          </table:table-cell>
          <table:table-cell office:value-type="float" office:value="167.739" table:style-name="ce1">
            <text:p>167.739</text:p>
          </table:table-cell>
          <table:table-cell office:value-type="float" office:value="2.7689999999999999E-2" table:style-name="ce1">
            <text:p>0.02769</text:p>
          </table:table-cell>
          <table:table-cell office:value-type="float" office:value="-61.021999999999998" table:style-name="ce1">
            <text:p>-61.022</text:p>
          </table:table-cell>
          <table:table-cell table:number-columns-repeated="16375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469999999999999E-2" table:style-name="ce1">
            <text:p>0.02447</text:p>
          </table:table-cell>
          <table:table-cell office:value-type="float" office:value="15.63" table:style-name="ce1">
            <text:p>15.63</text:p>
          </table:table-cell>
          <table:table-cell office:value-type="float" office:value="0.103224" table:style-name="ce1">
            <text:p>0.103224</text:p>
          </table:table-cell>
          <table:table-cell office:value-type="float" office:value="167.73699999999999" table:style-name="ce1">
            <text:p>167.737</text:p>
          </table:table-cell>
          <table:table-cell office:value-type="float" office:value="2.7459999999999998E-2" table:style-name="ce1">
            <text:p>0.02746</text:p>
          </table:table-cell>
          <table:table-cell office:value-type="float" office:value="-60.957000000000001" table:style-name="ce1">
            <text:p>-60.957</text:p>
          </table:table-cell>
          <table:table-cell table:number-columns-repeated="16375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6E-2" table:style-name="ce1">
            <text:p>0.0246</text:p>
          </table:table-cell>
          <table:table-cell office:value-type="float" office:value="11.217000000000001" table:style-name="ce1">
            <text:p>11.217</text:p>
          </table:table-cell>
          <table:table-cell office:value-type="float" office:value="0.10318099999999999" table:style-name="ce1">
            <text:p>0.103181</text:p>
          </table:table-cell>
          <table:table-cell office:value-type="float" office:value="160.63499999999999" table:style-name="ce1">
            <text:p>160.635</text:p>
          </table:table-cell>
          <table:table-cell office:value-type="float" office:value="2.7799999999999998E-2" table:style-name="ce1">
            <text:p>0.0278</text:p>
          </table:table-cell>
          <table:table-cell office:value-type="float" office:value="-67.034000000000006" table:style-name="ce1">
            <text:p>-67.034</text:p>
          </table:table-cell>
          <table:table-cell table:number-columns-repeated="16375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479999999999998E-2" table:style-name="ce1">
            <text:p>0.02448</text:p>
          </table:table-cell>
          <table:table-cell office:value-type="float" office:value="11.279" table:style-name="ce1">
            <text:p>11.279</text:p>
          </table:table-cell>
          <table:table-cell office:value-type="float" office:value="0.103191" table:style-name="ce1">
            <text:p>0.103191</text:p>
          </table:table-cell>
          <table:table-cell office:value-type="float" office:value="160.61500000000001" table:style-name="ce1">
            <text:p>160.615</text:p>
          </table:table-cell>
          <table:table-cell office:value-type="float" office:value="2.7740000000000001E-2" table:style-name="ce1">
            <text:p>0.02774</text:p>
          </table:table-cell>
          <table:table-cell office:value-type="float" office:value="-67.093999999999994" table:style-name="ce1">
            <text:p>-67.094</text:p>
          </table:table-cell>
          <table:table-cell table:number-columns-repeated="16375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44E-2" table:style-name="ce1">
            <text:p>0.02444</text:p>
          </table:table-cell>
          <table:table-cell office:value-type="float" office:value="11.118" table:style-name="ce1">
            <text:p>11.118</text:p>
          </table:table-cell>
          <table:table-cell office:value-type="float" office:value="0.10318099999999999" table:style-name="ce1">
            <text:p>0.103181</text:p>
          </table:table-cell>
          <table:table-cell office:value-type="float" office:value="160.62200000000001" table:style-name="ce1">
            <text:p>160.622</text:p>
          </table:table-cell>
          <table:table-cell office:value-type="float" office:value="2.7539999999999999E-2" table:style-name="ce1">
            <text:p>0.02754</text:p>
          </table:table-cell>
          <table:table-cell office:value-type="float" office:value="-67.174000000000007" table:style-name="ce1">
            <text:p>-67.174</text:p>
          </table:table-cell>
          <table:table-cell table:number-columns-repeated="16375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469999999999999E-2" table:style-name="ce1">
            <text:p>0.02447</text:p>
          </table:table-cell>
          <table:table-cell office:value-type="float" office:value="6.8559999999999999" table:style-name="ce1">
            <text:p>6.856</text:p>
          </table:table-cell>
          <table:table-cell office:value-type="float" office:value="0.10315100000000001" table:style-name="ce1">
            <text:p>0.103151</text:p>
          </table:table-cell>
          <table:table-cell office:value-type="float" office:value="153.50299999999999" table:style-name="ce1">
            <text:p>153.503</text:p>
          </table:table-cell>
          <table:table-cell office:value-type="float" office:value="2.785E-2" table:style-name="ce1">
            <text:p>0.02785</text:p>
          </table:table-cell>
          <table:table-cell office:value-type="float" office:value="-73.173000000000002" table:style-name="ce1">
            <text:p>-73.173</text:p>
          </table:table-cell>
          <table:table-cell table:number-columns-repeated="16375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369999999999999E-2" table:style-name="ce1">
            <text:p>0.02437</text:p>
          </table:table-cell>
          <table:table-cell office:value-type="float" office:value="6.8419999999999996" table:style-name="ce1">
            <text:p>6.842</text:p>
          </table:table-cell>
          <table:table-cell office:value-type="float" office:value="0.103168" table:style-name="ce1">
            <text:p>0.103168</text:p>
          </table:table-cell>
          <table:table-cell office:value-type="float" office:value="153.48699999999999" table:style-name="ce1">
            <text:p>153.487</text:p>
          </table:table-cell>
          <table:table-cell office:value-type="float" office:value="2.7779999999999999E-2" table:style-name="ce1">
            <text:p>0.02778</text:p>
          </table:table-cell>
          <table:table-cell office:value-type="float" office:value="-73.31" table:style-name="ce1">
            <text:p>-73.31</text:p>
          </table:table-cell>
          <table:table-cell table:number-columns-repeated="16375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330000000000001E-2" table:style-name="ce1">
            <text:p>0.02433</text:p>
          </table:table-cell>
          <table:table-cell office:value-type="float" office:value="6.63" table:style-name="ce1">
            <text:p>6.63</text:p>
          </table:table-cell>
          <table:table-cell office:value-type="float" office:value="0.103175" table:style-name="ce1">
            <text:p>0.103175</text:p>
          </table:table-cell>
          <table:table-cell office:value-type="float" office:value="153.49199999999999" table:style-name="ce1">
            <text:p>153.492</text:p>
          </table:table-cell>
          <table:table-cell office:value-type="float" office:value="2.758E-2" table:style-name="ce1">
            <text:p>0.02758</text:p>
          </table:table-cell>
          <table:table-cell office:value-type="float" office:value="-73.268000000000001" table:style-name="ce1">
            <text:p>-73.268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26E-2" table:style-name="ce1">
            <text:p>0.02426</text:p>
          </table:table-cell>
          <table:table-cell office:value-type="float" office:value="2.4670000000000001" table:style-name="ce1">
            <text:p>2.467</text:p>
          </table:table-cell>
          <table:table-cell office:value-type="float" office:value="0.10314" table:style-name="ce1">
            <text:p>0.10314</text:p>
          </table:table-cell>
          <table:table-cell office:value-type="float" office:value="146.39599999999999" table:style-name="ce1">
            <text:p>146.396</text:p>
          </table:table-cell>
          <table:table-cell office:value-type="float" office:value="2.7859999999999999E-2" table:style-name="ce1">
            <text:p>0.02786</text:p>
          </table:table-cell>
          <table:table-cell office:value-type="float" office:value="-79.385999999999996" table:style-name="ce1">
            <text:p>-79.386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2.3279999999999998" table:style-name="ce1">
            <text:p>2.328</text:p>
          </table:table-cell>
          <table:table-cell office:value-type="float" office:value="0.10315299999999999" table:style-name="ce1">
            <text:p>0.103153</text:p>
          </table:table-cell>
          <table:table-cell office:value-type="float" office:value="146.37799999999999" table:style-name="ce1">
            <text:p>146.378</text:p>
          </table:table-cell>
          <table:table-cell office:value-type="float" office:value="2.7799999999999998E-2" table:style-name="ce1">
            <text:p>0.0278</text:p>
          </table:table-cell>
          <table:table-cell office:value-type="float" office:value="-79.501999999999995" table:style-name="ce1">
            <text:p>-79.50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129999999999999E-2" table:style-name="ce1">
            <text:p>0.02413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0.10313" table:style-name="ce1">
            <text:p>0.10313</text:p>
          </table:table-cell>
          <table:table-cell office:value-type="float" office:value="146.37700000000001" table:style-name="ce1">
            <text:p>146.377</text:p>
          </table:table-cell>
          <table:table-cell office:value-type="float" office:value="2.76E-2" table:style-name="ce1">
            <text:p>0.0276</text:p>
          </table:table-cell>
          <table:table-cell office:value-type="float" office:value="-79.549000000000007" table:style-name="ce1">
            <text:p>-79.549</text:p>
          </table:table-cell>
          <table:table-cell table:number-columns-repeated="16375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039999999999999E-2" table:style-name="ce1">
            <text:p>0.02404</text:p>
          </table:table-cell>
          <table:table-cell office:value-type="float" office:value="-2.0329999999999999" table:style-name="ce1">
            <text:p>-2.033</text:p>
          </table:table-cell>
          <table:table-cell office:value-type="float" office:value="0.103146" table:style-name="ce1">
            <text:p>0.103146</text:p>
          </table:table-cell>
          <table:table-cell office:value-type="float" office:value="139.28100000000001" table:style-name="ce1">
            <text:p>139.281</text:p>
          </table:table-cell>
          <table:table-cell office:value-type="float" office:value="2.7830000000000001E-2" table:style-name="ce1">
            <text:p>0.02783</text:p>
          </table:table-cell>
          <table:table-cell office:value-type="float" office:value="-85.385999999999996" table:style-name="ce1">
            <text:p>-85.386</text:p>
          </table:table-cell>
          <table:table-cell table:number-columns-repeated="16375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869999999999999E-2" table:style-name="ce1">
            <text:p>0.02387</text:p>
          </table:table-cell>
          <table:table-cell office:value-type="float" office:value="-2.0680000000000001" table:style-name="ce1">
            <text:p>-2.068</text:p>
          </table:table-cell>
          <table:table-cell office:value-type="float" office:value="0.103172" table:style-name="ce1">
            <text:p>0.103172</text:p>
          </table:table-cell>
          <table:table-cell office:value-type="float" office:value="139.28399999999999" table:style-name="ce1">
            <text:p>139.284</text:p>
          </table:table-cell>
          <table:table-cell office:value-type="float" office:value="2.7779999999999999E-2" table:style-name="ce1">
            <text:p>0.02778</text:p>
          </table:table-cell>
          <table:table-cell office:value-type="float" office:value="-85.494" table:style-name="ce1">
            <text:p>-85.494</text:p>
          </table:table-cell>
          <table:table-cell table:number-columns-repeated="16375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910000000000001E-2" table:style-name="ce1">
            <text:p>0.02391</text:p>
          </table:table-cell>
          <table:table-cell office:value-type="float" office:value="-2.2290000000000001" table:style-name="ce1">
            <text:p>-2.229</text:p>
          </table:table-cell>
          <table:table-cell office:value-type="float" office:value="0.103143" table:style-name="ce1">
            <text:p>0.103143</text:p>
          </table:table-cell>
          <table:table-cell office:value-type="float" office:value="139.298" table:style-name="ce1">
            <text:p>139.298</text:p>
          </table:table-cell>
          <table:table-cell office:value-type="float" office:value="2.758E-2" table:style-name="ce1">
            <text:p>0.02758</text:p>
          </table:table-cell>
          <table:table-cell office:value-type="float" office:value="-85.5" table:style-name="ce1">
            <text:p>-85.5</text:p>
          </table:table-cell>
          <table:table-cell table:number-columns-repeated="16375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-6.4619999999999997" table:style-name="ce1">
            <text:p>-6.462</text:p>
          </table:table-cell>
          <table:table-cell office:value-type="float" office:value="0.103099" table:style-name="ce1">
            <text:p>0.103099</text:p>
          </table:table-cell>
          <table:table-cell office:value-type="float" office:value="132.167" table:style-name="ce1">
            <text:p>132.167</text:p>
          </table:table-cell>
          <table:table-cell office:value-type="float" office:value="2.7640000000000001E-2" table:style-name="ce1">
            <text:p>0.02764</text:p>
          </table:table-cell>
          <table:table-cell office:value-type="float" office:value="-91.536000000000001" table:style-name="ce1">
            <text:p>-91.536</text:p>
          </table:table-cell>
          <table:table-cell table:number-columns-repeated="16375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-6.6219999999999999" table:style-name="ce1">
            <text:p>-6.622</text:p>
          </table:table-cell>
          <table:table-cell office:value-type="float" office:value="0.10313700000000001" table:style-name="ce1">
            <text:p>0.103137</text:p>
          </table:table-cell>
          <table:table-cell office:value-type="float" office:value="132.15100000000001" table:style-name="ce1">
            <text:p>132.151</text:p>
          </table:table-cell>
          <table:table-cell office:value-type="float" office:value="2.759E-2" table:style-name="ce1">
            <text:p>0.02759</text:p>
          </table:table-cell>
          <table:table-cell office:value-type="float" office:value="-91.647999999999996" table:style-name="ce1">
            <text:p>-91.648</text:p>
          </table:table-cell>
          <table:table-cell table:number-columns-repeated="16375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68E-2" table:style-name="ce1">
            <text:p>0.02368</text:p>
          </table:table-cell>
          <table:table-cell office:value-type="float" office:value="-6.7480000000000002" table:style-name="ce1">
            <text:p>-6.748</text:p>
          </table:table-cell>
          <table:table-cell office:value-type="float" office:value="0.103093" table:style-name="ce1">
            <text:p>0.103093</text:p>
          </table:table-cell>
          <table:table-cell office:value-type="float" office:value="132.179" table:style-name="ce1">
            <text:p>132.179</text:p>
          </table:table-cell>
          <table:table-cell office:value-type="float" office:value="2.7390000000000001E-2" table:style-name="ce1">
            <text:p>0.02739</text:p>
          </table:table-cell>
          <table:table-cell office:value-type="float" office:value="-91.64" table:style-name="ce1">
            <text:p>-91.64</text:p>
          </table:table-cell>
          <table:table-cell table:number-columns-repeated="16375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-10.840999999999999" table:style-name="ce1">
            <text:p>-10.841</text:p>
          </table:table-cell>
          <table:table-cell office:value-type="float" office:value="0.103126" table:style-name="ce1">
            <text:p>0.103126</text:p>
          </table:table-cell>
          <table:table-cell office:value-type="float" office:value="125.05800000000001" table:style-name="ce1">
            <text:p>125.058</text:p>
          </table:table-cell>
          <table:table-cell office:value-type="float" office:value="2.7359999999999999E-2" table:style-name="ce1">
            <text:p>0.02736</text:p>
          </table:table-cell>
          <table:table-cell office:value-type="float" office:value="-97.534000000000006" table:style-name="ce1">
            <text:p>-97.534</text:p>
          </table:table-cell>
          <table:table-cell table:number-columns-repeated="16375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310000000000001E-2" table:style-name="ce1">
            <text:p>0.02331</text:p>
          </table:table-cell>
          <table:table-cell office:value-type="float" office:value="-11.147" table:style-name="ce1">
            <text:p>-11.147</text:p>
          </table:table-cell>
          <table:table-cell office:value-type="float" office:value="0.103131" table:style-name="ce1">
            <text:p>0.103131</text:p>
          </table:table-cell>
          <table:table-cell office:value-type="float" office:value="125.033" table:style-name="ce1">
            <text:p>125.033</text:p>
          </table:table-cell>
          <table:table-cell office:value-type="float" office:value="2.733E-2" table:style-name="ce1">
            <text:p>0.02733</text:p>
          </table:table-cell>
          <table:table-cell office:value-type="float" office:value="-97.665000000000006" table:style-name="ce1">
            <text:p>-97.665</text:p>
          </table:table-cell>
          <table:table-cell table:number-columns-repeated="16375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-11.090999999999999" table:style-name="ce1">
            <text:p>-11.091</text:p>
          </table:table-cell>
          <table:table-cell office:value-type="float" office:value="0.103114" table:style-name="ce1">
            <text:p>0.103114</text:p>
          </table:table-cell>
          <table:table-cell office:value-type="float" office:value="125.045" table:style-name="ce1">
            <text:p>125.045</text:p>
          </table:table-cell>
          <table:table-cell office:value-type="float" office:value="2.7099999999999999E-2" table:style-name="ce1">
            <text:p>0.0271</text:p>
          </table:table-cell>
          <table:table-cell office:value-type="float" office:value="-97.611000000000004" table:style-name="ce1">
            <text:p>-97.611</text:p>
          </table:table-cell>
          <table:table-cell table:number-columns-repeated="16375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-15.26" table:style-name="ce1">
            <text:p>-15.26</text:p>
          </table:table-cell>
          <table:table-cell office:value-type="float" office:value="0.103101" table:style-name="ce1">
            <text:p>0.103101</text:p>
          </table:table-cell>
          <table:table-cell office:value-type="float" office:value="117.947" table:style-name="ce1">
            <text:p>117.947</text:p>
          </table:table-cell>
          <table:table-cell office:value-type="float" office:value="2.7109999999999999E-2" table:style-name="ce1">
            <text:p>0.02711</text:p>
          </table:table-cell>
          <table:table-cell office:value-type="float" office:value="-103.801" table:style-name="ce1">
            <text:p>-103.801</text:p>
          </table:table-cell>
          <table:table-cell table:number-columns-repeated="16375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-15.615" table:style-name="ce1">
            <text:p>-15.615</text:p>
          </table:table-cell>
          <table:table-cell office:value-type="float" office:value="0.10310800000000001" table:style-name="ce1">
            <text:p>0.103108</text:p>
          </table:table-cell>
          <table:table-cell office:value-type="float" office:value="117.929" table:style-name="ce1">
            <text:p>117.929</text:p>
          </table:table-cell>
          <table:table-cell office:value-type="float" office:value="2.7060000000000001E-2" table:style-name="ce1">
            <text:p>0.02706</text:p>
          </table:table-cell>
          <table:table-cell office:value-type="float" office:value="-103.812" table:style-name="ce1">
            <text:p>-103.812</text:p>
          </table:table-cell>
          <table:table-cell table:number-columns-repeated="16375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3089999999999999E-2" table:style-name="ce1">
            <text:p>0.02309</text:p>
          </table:table-cell>
          <table:table-cell office:value-type="float" office:value="-15.553000000000001" table:style-name="ce1">
            <text:p>-15.553</text:p>
          </table:table-cell>
          <table:table-cell office:value-type="float" office:value="0.103101" table:style-name="ce1">
            <text:p>0.103101</text:p>
          </table:table-cell>
          <table:table-cell office:value-type="float" office:value="117.94" table:style-name="ce1">
            <text:p>117.94</text:p>
          </table:table-cell>
          <table:table-cell office:value-type="float" office:value="2.6880000000000001E-2" table:style-name="ce1">
            <text:p>0.02688</text:p>
          </table:table-cell>
          <table:table-cell office:value-type="float" office:value="-103.836" table:style-name="ce1">
            <text:p>-103.836</text:p>
          </table:table-cell>
          <table:table-cell table:number-columns-repeated="16375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2710000000000001E-2" table:style-name="ce1">
            <text:p>0.02271</text:p>
          </table:table-cell>
          <table:table-cell office:value-type="float" office:value="-19.664999999999999" table:style-name="ce1">
            <text:p>-19.665</text:p>
          </table:table-cell>
          <table:table-cell office:value-type="float" office:value="0.103086" table:style-name="ce1">
            <text:p>0.103086</text:p>
          </table:table-cell>
          <table:table-cell office:value-type="float" office:value="110.84" table:style-name="ce1">
            <text:p>110.84</text:p>
          </table:table-cell>
          <table:table-cell office:value-type="float" office:value="2.6769999999999999E-2" table:style-name="ce1">
            <text:p>0.02677</text:p>
          </table:table-cell>
          <table:table-cell office:value-type="float" office:value="-109.893" table:style-name="ce1">
            <text:p>-109.893</text:p>
          </table:table-cell>
          <table:table-cell table:number-columns-repeated="16375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2689999999999998E-2" table:style-name="ce1">
            <text:p>0.02269</text:p>
          </table:table-cell>
          <table:table-cell office:value-type="float" office:value="-20.029" table:style-name="ce1">
            <text:p>-20.029</text:p>
          </table:table-cell>
          <table:table-cell office:value-type="float" office:value="0.103113" table:style-name="ce1">
            <text:p>0.103113</text:p>
          </table:table-cell>
          <table:table-cell office:value-type="float" office:value="110.843" table:style-name="ce1">
            <text:p>110.843</text:p>
          </table:table-cell>
          <table:table-cell office:value-type="float" office:value="2.674E-2" table:style-name="ce1">
            <text:p>0.02674</text:p>
          </table:table-cell>
          <table:table-cell office:value-type="float" office:value="-110.03" table:style-name="ce1">
            <text:p>-110.03</text:p>
          </table:table-cell>
          <table:table-cell table:number-columns-repeated="16375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2710000000000001E-2" table:style-name="ce1">
            <text:p>0.02271</text:p>
          </table:table-cell>
          <table:table-cell office:value-type="float" office:value="-19.908999999999999" table:style-name="ce1">
            <text:p>-19.909</text:p>
          </table:table-cell>
          <table:table-cell office:value-type="float" office:value="0.103091" table:style-name="ce1">
            <text:p>0.103091</text:p>
          </table:table-cell>
          <table:table-cell office:value-type="float" office:value="110.83799999999999" table:style-name="ce1">
            <text:p>110.838</text:p>
          </table:table-cell>
          <table:table-cell office:value-type="float" office:value="2.6499999999999999E-2" table:style-name="ce1">
            <text:p>0.0265</text:p>
          </table:table-cell>
          <table:table-cell office:value-type="float" office:value="-110.017" table:style-name="ce1">
            <text:p>-110.017</text:p>
          </table:table-cell>
          <table:table-cell table:number-columns-repeated="16375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231E-2" table:style-name="ce1">
            <text:p>0.02231</text:p>
          </table:table-cell>
          <table:table-cell office:value-type="float" office:value="-24.023" table:style-name="ce1">
            <text:p>-24.023</text:p>
          </table:table-cell>
          <table:table-cell office:value-type="float" office:value="0.103084" table:style-name="ce1">
            <text:p>0.103084</text:p>
          </table:table-cell>
          <table:table-cell office:value-type="float" office:value="103.7" table:style-name="ce1">
            <text:p>103.7</text:p>
          </table:table-cell>
          <table:table-cell office:value-type="float" office:value="2.6450000000000001E-2" table:style-name="ce1">
            <text:p>0.02645</text:p>
          </table:table-cell>
          <table:table-cell office:value-type="float" office:value="-116.209" table:style-name="ce1">
            <text:p>-116.209</text:p>
          </table:table-cell>
          <table:table-cell table:number-columns-repeated="16375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-24.359000000000002" table:style-name="ce1">
            <text:p>-24.359</text:p>
          </table:table-cell>
          <table:table-cell office:value-type="float" office:value="0.10309599999999999" table:style-name="ce1">
            <text:p>0.103096</text:p>
          </table:table-cell>
          <table:table-cell office:value-type="float" office:value="103.679" table:style-name="ce1">
            <text:p>103.679</text:p>
          </table:table-cell>
          <table:table-cell office:value-type="float" office:value="2.6409999999999999E-2" table:style-name="ce1">
            <text:p>0.02641</text:p>
          </table:table-cell>
          <table:table-cell office:value-type="float" office:value="-116.21299999999999" table:style-name="ce1">
            <text:p>-116.213</text:p>
          </table:table-cell>
          <table:table-cell table:number-columns-repeated="16375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2270000000000002E-2" table:style-name="ce1">
            <text:p>0.02227</text:p>
          </table:table-cell>
          <table:table-cell office:value-type="float" office:value="-24.306000000000001" table:style-name="ce1">
            <text:p>-24.306</text:p>
          </table:table-cell>
          <table:table-cell office:value-type="float" office:value="0.103079" table:style-name="ce1">
            <text:p>0.103079</text:p>
          </table:table-cell>
          <table:table-cell office:value-type="float" office:value="103.69" table:style-name="ce1">
            <text:p>103.69</text:p>
          </table:table-cell>
          <table:table-cell office:value-type="float" office:value="2.6179999999999998E-2" table:style-name="ce1">
            <text:p>0.02618</text:p>
          </table:table-cell>
          <table:table-cell office:value-type="float" office:value="-116.191" table:style-name="ce1">
            <text:p>-116.191</text:p>
          </table:table-cell>
          <table:table-cell table:number-columns-repeated="16375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760000000000002E-2" table:style-name="ce1">
            <text:p>0.02176</text:p>
          </table:table-cell>
          <table:table-cell office:value-type="float" office:value="-28.408999999999999" table:style-name="ce1">
            <text:p>-28.409</text:p>
          </table:table-cell>
          <table:table-cell office:value-type="float" office:value="0.10306999999999999" table:style-name="ce1">
            <text:p>0.10307</text:p>
          </table:table-cell>
          <table:table-cell office:value-type="float" office:value="96.575999999999993" table:style-name="ce1">
            <text:p>96.576</text:p>
          </table:table-cell>
          <table:table-cell office:value-type="float" office:value="2.6030000000000001E-2" table:style-name="ce1">
            <text:p>0.02603</text:p>
          </table:table-cell>
          <table:table-cell office:value-type="float" office:value="-122.405" table:style-name="ce1">
            <text:p>-122.405</text:p>
          </table:table-cell>
          <table:table-cell table:number-columns-repeated="16375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79E-2" table:style-name="ce1">
            <text:p>0.02179</text:p>
          </table:table-cell>
          <table:table-cell office:value-type="float" office:value="-28.738" table:style-name="ce1">
            <text:p>-28.738</text:p>
          </table:table-cell>
          <table:table-cell office:value-type="float" office:value="0.10310999999999999" table:style-name="ce1">
            <text:p>0.10311</text:p>
          </table:table-cell>
          <table:table-cell office:value-type="float" office:value="96.563000000000002" table:style-name="ce1">
            <text:p>96.563</text:p>
          </table:table-cell>
          <table:table-cell office:value-type="float" office:value="2.6009999999999998E-2" table:style-name="ce1">
            <text:p>0.02601</text:p>
          </table:table-cell>
          <table:table-cell office:value-type="float" office:value="-122.34699999999999" table:style-name="ce1">
            <text:p>-122.347</text:p>
          </table:table-cell>
          <table:table-cell table:number-columns-repeated="16375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780000000000001E-2" table:style-name="ce1">
            <text:p>0.02178</text:p>
          </table:table-cell>
          <table:table-cell office:value-type="float" office:value="-28.654" table:style-name="ce1">
            <text:p>-28.654</text:p>
          </table:table-cell>
          <table:table-cell office:value-type="float" office:value="0.103066" table:style-name="ce1">
            <text:p>0.103066</text:p>
          </table:table-cell>
          <table:table-cell office:value-type="float" office:value="96.563999999999993" table:style-name="ce1">
            <text:p>96.564</text:p>
          </table:table-cell>
          <table:table-cell office:value-type="float" office:value="2.5770000000000001E-2" table:style-name="ce1">
            <text:p>0.02577</text:p>
          </table:table-cell>
          <table:table-cell office:value-type="float" office:value="-122.35299999999999" table:style-name="ce1">
            <text:p>-122.353</text:p>
          </table:table-cell>
          <table:table-cell table:number-columns-repeated="16375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21E-2" table:style-name="ce1">
            <text:p>0.02121</text:p>
          </table:table-cell>
          <table:table-cell office:value-type="float" office:value="-32.860999999999997" table:style-name="ce1">
            <text:p>-32.861</text:p>
          </table:table-cell>
          <table:table-cell office:value-type="float" office:value="0.103072" table:style-name="ce1">
            <text:p>0.103072</text:p>
          </table:table-cell>
          <table:table-cell office:value-type="float" office:value="89.468000000000004" table:style-name="ce1">
            <text:p>89.468</text:p>
          </table:table-cell>
          <table:table-cell office:value-type="float" office:value="2.5499999999999998E-2" table:style-name="ce1">
            <text:p>0.0255</text:p>
          </table:table-cell>
          <table:table-cell office:value-type="float" office:value="-128.77000000000001" table:style-name="ce1">
            <text:p>-128.77</text:p>
          </table:table-cell>
          <table:table-cell table:number-columns-repeated="16375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260000000000001E-2" table:style-name="ce1">
            <text:p>0.02126</text:p>
          </table:table-cell>
          <table:table-cell office:value-type="float" office:value="-33.161999999999999" table:style-name="ce1">
            <text:p>-33.162</text:p>
          </table:table-cell>
          <table:table-cell office:value-type="float" office:value="0.103076" table:style-name="ce1">
            <text:p>0.103076</text:p>
          </table:table-cell>
          <table:table-cell office:value-type="float" office:value="89.454999999999998" table:style-name="ce1">
            <text:p>89.455</text:p>
          </table:table-cell>
          <table:table-cell office:value-type="float" office:value="2.546E-2" table:style-name="ce1">
            <text:p>0.02546</text:p>
          </table:table-cell>
          <table:table-cell office:value-type="float" office:value="-128.732" table:style-name="ce1">
            <text:p>-128.732</text:p>
          </table:table-cell>
          <table:table-cell table:number-columns-repeated="16375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2E-2" table:style-name="ce1">
            <text:p>0.0212</text:p>
          </table:table-cell>
          <table:table-cell office:value-type="float" office:value="-33.018000000000001" table:style-name="ce1">
            <text:p>-33.018</text:p>
          </table:table-cell>
          <table:table-cell office:value-type="float" office:value="0.10308" table:style-name="ce1">
            <text:p>0.10308</text:p>
          </table:table-cell>
          <table:table-cell office:value-type="float" office:value="89.453999999999994" table:style-name="ce1">
            <text:p>89.454</text:p>
          </table:table-cell>
          <table:table-cell office:value-type="float" office:value="2.5239999999999999E-2" table:style-name="ce1">
            <text:p>0.02524</text:p>
          </table:table-cell>
          <table:table-cell office:value-type="float" office:value="-128.79" table:style-name="ce1">
            <text:p>-128.79</text:p>
          </table:table-cell>
          <table:table-cell table:number-columns-repeated="16375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0580000000000001E-2" table:style-name="ce1">
            <text:p>0.02058</text:p>
          </table:table-cell>
          <table:table-cell office:value-type="float" office:value="-37.264000000000003" table:style-name="ce1">
            <text:p>-37.264</text:p>
          </table:table-cell>
          <table:table-cell office:value-type="float" office:value="0.103073" table:style-name="ce1">
            <text:p>0.103073</text:p>
          </table:table-cell>
          <table:table-cell office:value-type="float" office:value="82.349000000000004" table:style-name="ce1">
            <text:p>82.349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-135.096" table:style-name="ce1">
            <text:p>-135.096</text:p>
          </table:table-cell>
          <table:table-cell table:number-columns-repeated="16375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0590000000000001E-2" table:style-name="ce1">
            <text:p>0.02059</text:p>
          </table:table-cell>
          <table:table-cell office:value-type="float" office:value="-37.57" table:style-name="ce1">
            <text:p>-37.57</text:p>
          </table:table-cell>
          <table:table-cell office:value-type="float" office:value="0.10306899999999999" table:style-name="ce1">
            <text:p>0.103069</text:p>
          </table:table-cell>
          <table:table-cell office:value-type="float" office:value="82.343999999999994" table:style-name="ce1">
            <text:p>82.344</text:p>
          </table:table-cell>
          <table:table-cell office:value-type="float" office:value="2.4889999999999999E-2" table:style-name="ce1">
            <text:p>0.02489</text:p>
          </table:table-cell>
          <table:table-cell office:value-type="float" office:value="-134.98599999999999" table:style-name="ce1">
            <text:p>-134.986</text:p>
          </table:table-cell>
          <table:table-cell table:number-columns-repeated="16375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0559999999999998E-2" table:style-name="ce1">
            <text:p>0.02056</text:p>
          </table:table-cell>
          <table:table-cell office:value-type="float" office:value="-37.475000000000001" table:style-name="ce1">
            <text:p>-37.475</text:p>
          </table:table-cell>
          <table:table-cell office:value-type="float" office:value="0.103066" table:style-name="ce1">
            <text:p>0.103066</text:p>
          </table:table-cell>
          <table:table-cell office:value-type="float" office:value="82.344999999999999" table:style-name="ce1">
            <text:p>82.345</text:p>
          </table:table-cell>
          <table:table-cell office:value-type="float" office:value="2.47E-2" table:style-name="ce1">
            <text:p>0.0247</text:p>
          </table:table-cell>
          <table:table-cell office:value-type="float" office:value="-135.07499999999999" table:style-name="ce1">
            <text:p>-135.07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-41.835999999999999" table:style-name="ce1">
            <text:p>-41.836</text:p>
          </table:table-cell>
          <table:table-cell office:value-type="float" office:value="0.10308" table:style-name="ce1">
            <text:p>0.10308</text:p>
          </table:table-cell>
          <table:table-cell office:value-type="float" office:value="75.212999999999994" table:style-name="ce1">
            <text:p>75.213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-141.5" table:style-name="ce1">
            <text:p>-141.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-42.009" table:style-name="ce1">
            <text:p>-42.009</text:p>
          </table:table-cell>
          <table:table-cell office:value-type="float" office:value="0.10310900000000001" table:style-name="ce1">
            <text:p>0.103109</text:p>
          </table:table-cell>
          <table:table-cell office:value-type="float" office:value="75.218999999999994" table:style-name="ce1">
            <text:p>75.219</text:p>
          </table:table-cell>
          <table:table-cell office:value-type="float" office:value="2.4289999999999999E-2" table:style-name="ce1">
            <text:p>0.02429</text:p>
          </table:table-cell>
          <table:table-cell office:value-type="float" office:value="-141.4" table:style-name="ce1">
            <text:p>-141.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985E-2" table:style-name="ce1">
            <text:p>0.01985</text:p>
          </table:table-cell>
          <table:table-cell office:value-type="float" office:value="-41.996000000000002" table:style-name="ce1">
            <text:p>-41.996</text:p>
          </table:table-cell>
          <table:table-cell office:value-type="float" office:value="0.10310900000000001" table:style-name="ce1">
            <text:p>0.103109</text:p>
          </table:table-cell>
          <table:table-cell office:value-type="float" office:value="75.209999999999994" table:style-name="ce1">
            <text:p>75.21</text:p>
          </table:table-cell>
          <table:table-cell office:value-type="float" office:value="2.4039999999999999E-2" table:style-name="ce1">
            <text:p>0.02404</text:p>
          </table:table-cell>
          <table:table-cell office:value-type="float" office:value="-141.465" table:style-name="ce1">
            <text:p>-141.465</text:p>
          </table:table-cell>
          <table:table-cell table:number-columns-repeated="16375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109999999999999E-2" table:style-name="ce1">
            <text:p>0.01911</text:p>
          </table:table-cell>
          <table:table-cell office:value-type="float" office:value="-46.371000000000002" table:style-name="ce1">
            <text:p>-46.371</text:p>
          </table:table-cell>
          <table:table-cell office:value-type="float" office:value="0.103089" table:style-name="ce1">
            <text:p>0.103089</text:p>
          </table:table-cell>
          <table:table-cell office:value-type="float" office:value="68.085999999999999" table:style-name="ce1">
            <text:p>68.086</text:p>
          </table:table-cell>
          <table:table-cell office:value-type="float" office:value="2.367E-2" table:style-name="ce1">
            <text:p>0.02367</text:p>
          </table:table-cell>
          <table:table-cell office:value-type="float" office:value="-147.79" table:style-name="ce1">
            <text:p>-147.79</text:p>
          </table:table-cell>
          <table:table-cell table:number-columns-repeated="16375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9089999999999999E-2" table:style-name="ce1">
            <text:p>0.01909</text:p>
          </table:table-cell>
          <table:table-cell office:value-type="float" office:value="-46.543999999999997" table:style-name="ce1">
            <text:p>-46.544</text:p>
          </table:table-cell>
          <table:table-cell office:value-type="float" office:value="0.103102" table:style-name="ce1">
            <text:p>0.103102</text:p>
          </table:table-cell>
          <table:table-cell office:value-type="float" office:value="68.067999999999998" table:style-name="ce1">
            <text:p>68.068</text:p>
          </table:table-cell>
          <table:table-cell office:value-type="float" office:value="2.358E-2" table:style-name="ce1">
            <text:p>0.02358</text:p>
          </table:table-cell>
          <table:table-cell office:value-type="float" office:value="-147.66499999999999" table:style-name="ce1">
            <text:p>-147.665</text:p>
          </table:table-cell>
          <table:table-cell table:number-columns-repeated="16375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9060000000000001E-2" table:style-name="ce1">
            <text:p>0.01906</text:p>
          </table:table-cell>
          <table:table-cell office:value-type="float" office:value="-46.667999999999999" table:style-name="ce1">
            <text:p>-46.668</text:p>
          </table:table-cell>
          <table:table-cell office:value-type="float" office:value="0.10308199999999999" table:style-name="ce1">
            <text:p>0.103082</text:p>
          </table:table-cell>
          <table:table-cell office:value-type="float" office:value="68.087000000000003" table:style-name="ce1">
            <text:p>68.087</text:p>
          </table:table-cell>
          <table:table-cell office:value-type="float" office:value="2.334E-2" table:style-name="ce1">
            <text:p>0.02334</text:p>
          </table:table-cell>
          <table:table-cell office:value-type="float" office:value="-147.709" table:style-name="ce1">
            <text:p>-147.709</text:p>
          </table:table-cell>
          <table:table-cell table:number-columns-repeated="16375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280000000000001E-2" table:style-name="ce1">
            <text:p>0.01828</text:p>
          </table:table-cell>
          <table:table-cell office:value-type="float" office:value="-50.997" table:style-name="ce1">
            <text:p>-50.997</text:p>
          </table:table-cell>
          <table:table-cell office:value-type="float" office:value="0.103076" table:style-name="ce1">
            <text:p>0.103076</text:p>
          </table:table-cell>
          <table:table-cell office:value-type="float" office:value="60.954999999999998" table:style-name="ce1">
            <text:p>60.955</text:p>
          </table:table-cell>
          <table:table-cell office:value-type="float" office:value="2.2950000000000002E-2" table:style-name="ce1">
            <text:p>0.02295</text:p>
          </table:table-cell>
          <table:table-cell office:value-type="float" office:value="-154.12" table:style-name="ce1">
            <text:p>-154.12</text:p>
          </table:table-cell>
          <table:table-cell table:number-columns-repeated="16375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8249999999999999E-2" table:style-name="ce1">
            <text:p>0.01825</text:p>
          </table:table-cell>
          <table:table-cell office:value-type="float" office:value="-51.23" table:style-name="ce1">
            <text:p>-51.23</text:p>
          </table:table-cell>
          <table:table-cell office:value-type="float" office:value="0.103089" table:style-name="ce1">
            <text:p>0.103089</text:p>
          </table:table-cell>
          <table:table-cell office:value-type="float" office:value="60.945999999999998" table:style-name="ce1">
            <text:p>60.946</text:p>
          </table:table-cell>
          <table:table-cell office:value-type="float" office:value="2.2859999999999998E-2" table:style-name="ce1">
            <text:p>0.02286</text:p>
          </table:table-cell>
          <table:table-cell office:value-type="float" office:value="-153.95500000000001" table:style-name="ce1">
            <text:p>-153.955</text:p>
          </table:table-cell>
          <table:table-cell table:number-columns-repeated="16375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823E-2" table:style-name="ce1">
            <text:p>0.01823</text:p>
          </table:table-cell>
          <table:table-cell office:value-type="float" office:value="-51.357999999999997" table:style-name="ce1">
            <text:p>-51.358</text:p>
          </table:table-cell>
          <table:table-cell office:value-type="float" office:value="0.103093" table:style-name="ce1">
            <text:p>0.103093</text:p>
          </table:table-cell>
          <table:table-cell office:value-type="float" office:value="60.957999999999998" table:style-name="ce1">
            <text:p>60.958</text:p>
          </table:table-cell>
          <table:table-cell office:value-type="float" office:value="2.2599999999999999E-2" table:style-name="ce1">
            <text:p>0.0226</text:p>
          </table:table-cell>
          <table:table-cell office:value-type="float" office:value="-154.09700000000001" table:style-name="ce1">
            <text:p>-154.097</text:p>
          </table:table-cell>
          <table:table-cell table:number-columns-repeated="16375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330000000000002E-2" table:style-name="ce1">
            <text:p>0.01733</text:p>
          </table:table-cell>
          <table:table-cell office:value-type="float" office:value="-55.61" table:style-name="ce1">
            <text:p>-55.61</text:p>
          </table:table-cell>
          <table:table-cell office:value-type="float" office:value="0.10308199999999999" table:style-name="ce1">
            <text:p>0.103082</text:p>
          </table:table-cell>
          <table:table-cell office:value-type="float" office:value="53.834000000000003" table:style-name="ce1">
            <text:p>53.834</text:p>
          </table:table-cell>
          <table:table-cell office:value-type="float" office:value="2.2329999999999999E-2" table:style-name="ce1">
            <text:p>0.02233</text:p>
          </table:table-cell>
          <table:table-cell office:value-type="float" office:value="-160.792" table:style-name="ce1">
            <text:p>-160.792</text:p>
          </table:table-cell>
          <table:table-cell table:number-columns-repeated="16375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-55.908000000000001" table:style-name="ce1">
            <text:p>-55.908</text:p>
          </table:table-cell>
          <table:table-cell office:value-type="float" office:value="0.10309599999999999" table:style-name="ce1">
            <text:p>0.103096</text:p>
          </table:table-cell>
          <table:table-cell office:value-type="float" office:value="53.826999999999998" table:style-name="ce1">
            <text:p>53.827</text:p>
          </table:table-cell>
          <table:table-cell office:value-type="float" office:value="2.2239999999999999E-2" table:style-name="ce1">
            <text:p>0.02224</text:p>
          </table:table-cell>
          <table:table-cell office:value-type="float" office:value="-160.68100000000001" table:style-name="ce1">
            <text:p>-160.681</text:p>
          </table:table-cell>
          <table:table-cell table:number-columns-repeated="16375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728E-2" table:style-name="ce1">
            <text:p>0.01728</text:p>
          </table:table-cell>
          <table:table-cell office:value-type="float" office:value="-56.093000000000004" table:style-name="ce1">
            <text:p>-56.093</text:p>
          </table:table-cell>
          <table:table-cell office:value-type="float" office:value="0.103079" table:style-name="ce1">
            <text:p>0.103079</text:p>
          </table:table-cell>
          <table:table-cell office:value-type="float" office:value="53.832000000000001" table:style-name="ce1">
            <text:p>53.832</text:p>
          </table:table-cell>
          <table:table-cell office:value-type="float" office:value="2.197E-2" table:style-name="ce1">
            <text:p>0.02197</text:p>
          </table:table-cell>
          <table:table-cell office:value-type="float" office:value="-160.82599999999999" table:style-name="ce1">
            <text:p>-160.826</text:p>
          </table:table-cell>
          <table:table-cell table:number-columns-repeated="16375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6289999999999999E-2" table:style-name="ce1">
            <text:p>0.01629</text:p>
          </table:table-cell>
          <table:table-cell office:value-type="float" office:value="-60.658000000000001" table:style-name="ce1">
            <text:p>-60.658</text:p>
          </table:table-cell>
          <table:table-cell office:value-type="float" office:value="0.10309400000000001" table:style-name="ce1">
            <text:p>0.103094</text:p>
          </table:table-cell>
          <table:table-cell office:value-type="float" office:value="46.697000000000003" table:style-name="ce1">
            <text:p>46.697</text:p>
          </table:table-cell>
          <table:table-cell office:value-type="float" office:value="2.1530000000000001E-2" table:style-name="ce1">
            <text:p>0.02153</text:p>
          </table:table-cell>
          <table:table-cell office:value-type="float" office:value="-167.459" table:style-name="ce1">
            <text:p>-167.459</text:p>
          </table:table-cell>
          <table:table-cell table:number-columns-repeated="16375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6279999999999999E-2" table:style-name="ce1">
            <text:p>0.01628</text:p>
          </table:table-cell>
          <table:table-cell office:value-type="float" office:value="-60.917000000000002" table:style-name="ce1">
            <text:p>-60.917</text:p>
          </table:table-cell>
          <table:table-cell office:value-type="float" office:value="0.103135" table:style-name="ce1">
            <text:p>0.103135</text:p>
          </table:table-cell>
          <table:table-cell office:value-type="float" office:value="46.698" table:style-name="ce1">
            <text:p>46.698</text:p>
          </table:table-cell>
          <table:table-cell office:value-type="float" office:value="2.1389999999999999E-2" table:style-name="ce1">
            <text:p>0.02139</text:p>
          </table:table-cell>
          <table:table-cell office:value-type="float" office:value="-167.315" table:style-name="ce1">
            <text:p>-167.315</text:p>
          </table:table-cell>
          <table:table-cell table:number-columns-repeated="16375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-61.119" table:style-name="ce1">
            <text:p>-61.119</text:p>
          </table:table-cell>
          <table:table-cell office:value-type="float" office:value="0.103129" table:style-name="ce1">
            <text:p>0.103129</text:p>
          </table:table-cell>
          <table:table-cell office:value-type="float" office:value="46.7" table:style-name="ce1">
            <text:p>46.7</text:p>
          </table:table-cell>
          <table:table-cell office:value-type="float" office:value="2.1149999999999999E-2" table:style-name="ce1">
            <text:p>0.02115</text:p>
          </table:table-cell>
          <table:table-cell office:value-type="float" office:value="-167.51499999999999" table:style-name="ce1">
            <text:p>-167.515</text:p>
          </table:table-cell>
          <table:table-cell table:number-columns-repeated="16375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15E-2" table:style-name="ce1">
            <text:p>0.01515</text:p>
          </table:table-cell>
          <table:table-cell office:value-type="float" office:value="-65.617000000000004" table:style-name="ce1">
            <text:p>-65.617</text:p>
          </table:table-cell>
          <table:table-cell office:value-type="float" office:value="0.103117" table:style-name="ce1">
            <text:p>0.103117</text:p>
          </table:table-cell>
          <table:table-cell office:value-type="float" office:value="39.567" table:style-name="ce1">
            <text:p>39.567</text:p>
          </table:table-cell>
          <table:table-cell office:value-type="float" office:value="2.0760000000000001E-2" table:style-name="ce1">
            <text:p>0.02076</text:p>
          </table:table-cell>
          <table:table-cell office:value-type="float" office:value="-174.04900000000001" table:style-name="ce1">
            <text:p>-174.049</text:p>
          </table:table-cell>
          <table:table-cell table:number-columns-repeated="16375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519E-2" table:style-name="ce1">
            <text:p>0.01519</text:p>
          </table:table-cell>
          <table:table-cell office:value-type="float" office:value="-66.024000000000001" table:style-name="ce1">
            <text:p>-66.024</text:p>
          </table:table-cell>
          <table:table-cell office:value-type="float" office:value="0.10313899999999999" table:style-name="ce1">
            <text:p>0.103139</text:p>
          </table:table-cell>
          <table:table-cell office:value-type="float" office:value="39.557000000000002" table:style-name="ce1">
            <text:p>39.557</text:p>
          </table:table-cell>
          <table:table-cell office:value-type="float" office:value="2.0650000000000002E-2" table:style-name="ce1">
            <text:p>0.02065</text:p>
          </table:table-cell>
          <table:table-cell office:value-type="float" office:value="-173.976" table:style-name="ce1">
            <text:p>-173.976</text:p>
          </table:table-cell>
          <table:table-cell table:number-columns-repeated="16375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2E-2" table:style-name="ce1">
            <text:p>0.0152</text:p>
          </table:table-cell>
          <table:table-cell office:value-type="float" office:value="-66.179000000000002" table:style-name="ce1">
            <text:p>-66.179</text:p>
          </table:table-cell>
          <table:table-cell office:value-type="float" office:value="0.103132" table:style-name="ce1">
            <text:p>0.103132</text:p>
          </table:table-cell>
          <table:table-cell office:value-type="float" office:value="39.564" table:style-name="ce1">
            <text:p>39.564</text:p>
          </table:table-cell>
          <table:table-cell office:value-type="float" office:value="2.0369999999999999E-2" table:style-name="ce1">
            <text:p>0.02037</text:p>
          </table:table-cell>
          <table:table-cell office:value-type="float" office:value="-174.19900000000001" table:style-name="ce1">
            <text:p>-174.199</text:p>
          </table:table-cell>
          <table:table-cell table:number-columns-repeated="16375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E-2" table:style-name="ce1">
            <text:p>0.014</text:p>
          </table:table-cell>
          <table:table-cell office:value-type="float" office:value="-70.948999999999998" table:style-name="ce1">
            <text:p>-70.949</text:p>
          </table:table-cell>
          <table:table-cell office:value-type="float" office:value="0.103118" table:style-name="ce1">
            <text:p>0.103118</text:p>
          </table:table-cell>
          <table:table-cell office:value-type="float" office:value="32.44" table:style-name="ce1">
            <text:p>32.44</text:p>
          </table:table-cell>
          <table:table-cell office:value-type="float" office:value="1.9939999999999999E-2" table:style-name="ce1">
            <text:p>0.01994</text:p>
          </table:table-cell>
          <table:table-cell office:value-type="float" office:value="179.52600000000001" table:style-name="ce1">
            <text:p>179.526</text:p>
          </table:table-cell>
          <table:table-cell table:number-columns-repeated="16375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069999999999999E-2" table:style-name="ce1">
            <text:p>0.01407</text:p>
          </table:table-cell>
          <table:table-cell office:value-type="float" office:value="-71.183999999999997" table:style-name="ce1">
            <text:p>-71.184</text:p>
          </table:table-cell>
          <table:table-cell office:value-type="float" office:value="0.10312" table:style-name="ce1">
            <text:p>0.10312</text:p>
          </table:table-cell>
          <table:table-cell office:value-type="float" office:value="32.427999999999997" table:style-name="ce1">
            <text:p>32.428</text:p>
          </table:table-cell>
          <table:table-cell office:value-type="float" office:value="1.983E-2" table:style-name="ce1">
            <text:p>0.01983</text:p>
          </table:table-cell>
          <table:table-cell office:value-type="float" office:value="179.61699999999999" table:style-name="ce1">
            <text:p>179.617</text:p>
          </table:table-cell>
          <table:table-cell table:number-columns-repeated="16375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069999999999999E-2" table:style-name="ce1">
            <text:p>0.01407</text:p>
          </table:table-cell>
          <table:table-cell office:value-type="float" office:value="-71.358999999999995" table:style-name="ce1">
            <text:p>-71.359</text:p>
          </table:table-cell>
          <table:table-cell office:value-type="float" office:value="0.10312200000000001" table:style-name="ce1">
            <text:p>0.103122</text:p>
          </table:table-cell>
          <table:table-cell office:value-type="float" office:value="32.433999999999997" table:style-name="ce1">
            <text:p>32.434</text:p>
          </table:table-cell>
          <table:table-cell office:value-type="float" office:value="1.9560000000000001E-2" table:style-name="ce1">
            <text:p>0.01956</text:p>
          </table:table-cell>
          <table:table-cell office:value-type="float" office:value="179.274" table:style-name="ce1">
            <text:p>179.274</text:p>
          </table:table-cell>
          <table:table-cell table:number-columns-repeated="16375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74E-2" table:style-name="ce1">
            <text:p>0.01274</text:p>
          </table:table-cell>
          <table:table-cell office:value-type="float" office:value="-76.575000000000003" table:style-name="ce1">
            <text:p>-76.575</text:p>
          </table:table-cell>
          <table:table-cell office:value-type="float" office:value="0.103113" table:style-name="ce1">
            <text:p>0.103113</text:p>
          </table:table-cell>
          <table:table-cell office:value-type="float" office:value="25.298999999999999" table:style-name="ce1">
            <text:p>25.299</text:p>
          </table:table-cell>
          <table:table-cell office:value-type="float" office:value="1.908E-2" table:style-name="ce1">
            <text:p>0.01908</text:p>
          </table:table-cell>
          <table:table-cell office:value-type="float" office:value="173.12799999999999" table:style-name="ce1">
            <text:p>173.128</text:p>
          </table:table-cell>
          <table:table-cell table:number-columns-repeated="16375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2829999999999999E-2" table:style-name="ce1">
            <text:p>0.01283</text:p>
          </table:table-cell>
          <table:table-cell office:value-type="float" office:value="-76.694000000000003" table:style-name="ce1">
            <text:p>-76.694</text:p>
          </table:table-cell>
          <table:table-cell office:value-type="float" office:value="0.103126" table:style-name="ce1">
            <text:p>0.103126</text:p>
          </table:table-cell>
          <table:table-cell office:value-type="float" office:value="25.295999999999999" table:style-name="ce1">
            <text:p>25.296</text:p>
          </table:table-cell>
          <table:table-cell office:value-type="float" office:value="1.8929999999999999E-2" table:style-name="ce1">
            <text:p>0.01893</text:p>
          </table:table-cell>
          <table:table-cell office:value-type="float" office:value="173.19" table:style-name="ce1">
            <text:p>173.19</text:p>
          </table:table-cell>
          <table:table-cell table:number-columns-repeated="16375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285E-2" table:style-name="ce1">
            <text:p>0.01285</text:p>
          </table:table-cell>
          <table:table-cell office:value-type="float" office:value="-76.887" table:style-name="ce1">
            <text:p>-76.887</text:p>
          </table:table-cell>
          <table:table-cell office:value-type="float" office:value="0.10312" table:style-name="ce1">
            <text:p>0.10312</text:p>
          </table:table-cell>
          <table:table-cell office:value-type="float" office:value="25.302" table:style-name="ce1">
            <text:p>25.302</text:p>
          </table:table-cell>
          <table:table-cell office:value-type="float" office:value="1.8679999999999999E-2" table:style-name="ce1">
            <text:p>0.01868</text:p>
          </table:table-cell>
          <table:table-cell office:value-type="float" office:value="172.815" table:style-name="ce1">
            <text:p>172.815</text:p>
          </table:table-cell>
          <table:table-cell table:number-columns-repeated="16375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480000000000001E-2" table:style-name="ce1">
            <text:p>0.01148</text:p>
          </table:table-cell>
          <table:table-cell office:value-type="float" office:value="-82.658000000000001" table:style-name="ce1">
            <text:p>-82.658</text:p>
          </table:table-cell>
          <table:table-cell office:value-type="float" office:value="0.10315100000000001" table:style-name="ce1">
            <text:p>0.103151</text:p>
          </table:table-cell>
          <table:table-cell office:value-type="float" office:value="18.149000000000001" table:style-name="ce1">
            <text:p>18.149</text:p>
          </table:table-cell>
          <table:table-cell office:value-type="float" office:value="1.8149999999999999E-2" table:style-name="ce1">
            <text:p>0.01815</text:p>
          </table:table-cell>
          <table:table-cell office:value-type="float" office:value="166.40100000000001" table:style-name="ce1">
            <text:p>166.401</text:p>
          </table:table-cell>
          <table:table-cell table:number-columns-repeated="16375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560000000000001E-2" table:style-name="ce1">
            <text:p>0.01156</text:p>
          </table:table-cell>
          <table:table-cell office:value-type="float" office:value="-82.564999999999998" table:style-name="ce1">
            <text:p>-82.565</text:p>
          </table:table-cell>
          <table:table-cell office:value-type="float" office:value="0.10315100000000001" table:style-name="ce1">
            <text:p>0.103151</text:p>
          </table:table-cell>
          <table:table-cell office:value-type="float" office:value="18.146999999999998" table:style-name="ce1">
            <text:p>18.147</text:p>
          </table:table-cell>
          <table:table-cell office:value-type="float" office:value="1.8020000000000001E-2" table:style-name="ce1">
            <text:p>0.01802</text:p>
          </table:table-cell>
          <table:table-cell office:value-type="float" office:value="166.423" table:style-name="ce1">
            <text:p>166.423</text:p>
          </table:table-cell>
          <table:table-cell table:number-columns-repeated="16375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157E-2" table:style-name="ce1">
            <text:p>0.01157</text:p>
          </table:table-cell>
          <table:table-cell office:value-type="float" office:value="-82.83" table:style-name="ce1">
            <text:p>-82.83</text:p>
          </table:table-cell>
          <table:table-cell office:value-type="float" office:value="0.103158" table:style-name="ce1">
            <text:p>0.103158</text:p>
          </table:table-cell>
          <table:table-cell office:value-type="float" office:value="18.149000000000001" table:style-name="ce1">
            <text:p>18.149</text:p>
          </table:table-cell>
          <table:table-cell office:value-type="float" office:value="1.7760000000000001E-2" table:style-name="ce1">
            <text:p>0.01776</text:p>
          </table:table-cell>
          <table:table-cell office:value-type="float" office:value="165.983" table:style-name="ce1">
            <text:p>165.983</text:p>
          </table:table-cell>
          <table:table-cell table:number-columns-repeated="16375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149999999999999E-2" table:style-name="ce1">
            <text:p>0.01015</text:p>
          </table:table-cell>
          <table:table-cell office:value-type="float" office:value="-89.206000000000003" table:style-name="ce1">
            <text:p>-89.206</text:p>
          </table:table-cell>
          <table:table-cell office:value-type="float" office:value="0.103188" table:style-name="ce1">
            <text:p>0.103188</text:p>
          </table:table-cell>
          <table:table-cell office:value-type="float" office:value="11.023999999999999" table:style-name="ce1">
            <text:p>11.024</text:p>
          </table:table-cell>
          <table:table-cell office:value-type="float" office:value="1.7219999999999999E-2" table:style-name="ce1">
            <text:p>0.01722</text:p>
          </table:table-cell>
          <table:table-cell office:value-type="float" office:value="159.69200000000001" table:style-name="ce1">
            <text:p>159.692</text:p>
          </table:table-cell>
          <table:table-cell table:number-columns-repeated="16375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021E-2" table:style-name="ce1">
            <text:p>0.01021</text:p>
          </table:table-cell>
          <table:table-cell office:value-type="float" office:value="-89.146000000000001" table:style-name="ce1">
            <text:p>-89.146</text:p>
          </table:table-cell>
          <table:table-cell office:value-type="float" office:value="0.103215" table:style-name="ce1">
            <text:p>0.103215</text:p>
          </table:table-cell>
          <table:table-cell office:value-type="float" office:value="11.007" table:style-name="ce1">
            <text:p>11.007</text:p>
          </table:table-cell>
          <table:table-cell office:value-type="float" office:value="1.7090000000000001E-2" table:style-name="ce1">
            <text:p>0.01709</text:p>
          </table:table-cell>
          <table:table-cell office:value-type="float" office:value="159.691" table:style-name="ce1">
            <text:p>159.691</text:p>
          </table:table-cell>
          <table:table-cell table:number-columns-repeated="16375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-89.435000000000002" table:style-name="ce1">
            <text:p>-89.435</text:p>
          </table:table-cell>
          <table:table-cell office:value-type="float" office:value="0.103199" table:style-name="ce1">
            <text:p>0.103199</text:p>
          </table:table-cell>
          <table:table-cell office:value-type="float" office:value="11.016999999999999" table:style-name="ce1">
            <text:p>11.017</text:p>
          </table:table-cell>
          <table:table-cell office:value-type="float" office:value="1.6840000000000001E-2" table:style-name="ce1">
            <text:p>0.01684</text:p>
          </table:table-cell>
          <table:table-cell office:value-type="float" office:value="159.25899999999999" table:style-name="ce1">
            <text:p>159.25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-97.031000000000006" table:style-name="ce1">
            <text:p>-97.031</text:p>
          </table:table-cell>
          <table:table-cell office:value-type="float" office:value="0.10316500000000001" table:style-name="ce1">
            <text:p>0.103165</text:p>
          </table:table-cell>
          <table:table-cell office:value-type="float" office:value="3.8959999999999999" table:style-name="ce1">
            <text:p>3.896</text:p>
          </table:table-cell>
          <table:table-cell office:value-type="float" office:value="1.627E-2" table:style-name="ce1">
            <text:p>0.01627</text:p>
          </table:table-cell>
          <table:table-cell office:value-type="float" office:value="152.73099999999999" table:style-name="ce1">
            <text:p>152.73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8100000000000001E-3" table:style-name="ce1">
            <text:p>0.00881</text:p>
          </table:table-cell>
          <table:table-cell office:value-type="float" office:value="-96.673000000000002" table:style-name="ce1">
            <text:p>-96.673</text:p>
          </table:table-cell>
          <table:table-cell office:value-type="float" office:value="0.103176" table:style-name="ce1">
            <text:p>0.103176</text:p>
          </table:table-cell>
          <table:table-cell office:value-type="float" office:value="3.88" table:style-name="ce1">
            <text:p>3.88</text:p>
          </table:table-cell>
          <table:table-cell office:value-type="float" office:value="1.6140000000000002E-2" table:style-name="ce1">
            <text:p>0.01614</text:p>
          </table:table-cell>
          <table:table-cell office:value-type="float" office:value="152.76400000000001" table:style-name="ce1">
            <text:p>152.7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8100000000000001E-3" table:style-name="ce1">
            <text:p>0.00881</text:p>
          </table:table-cell>
          <table:table-cell office:value-type="float" office:value="-96.962000000000003" table:style-name="ce1">
            <text:p>-96.962</text:p>
          </table:table-cell>
          <table:table-cell office:value-type="float" office:value="0.103177" table:style-name="ce1">
            <text:p>0.103177</text:p>
          </table:table-cell>
          <table:table-cell office:value-type="float" office:value="3.887" table:style-name="ce1">
            <text:p>3.887</text:p>
          </table:table-cell>
          <table:table-cell office:value-type="float" office:value="1.5890000000000001E-2" table:style-name="ce1">
            <text:p>0.01589</text:p>
          </table:table-cell>
          <table:table-cell office:value-type="float" office:value="152.22900000000001" table:style-name="ce1">
            <text:p>152.229</text:p>
          </table:table-cell>
          <table:table-cell table:number-columns-repeated="16375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-106.38" table:style-name="ce1">
            <text:p>-106.38</text:p>
          </table:table-cell>
          <table:table-cell office:value-type="float" office:value="0.103186" table:style-name="ce1">
            <text:p>0.103186</text:p>
          </table:table-cell>
          <table:table-cell office:value-type="float" office:value="-3.2509999999999999" table:style-name="ce1">
            <text:p>-3.251</text:p>
          </table:table-cell>
          <table:table-cell office:value-type="float" office:value="1.5299999999999999E-2" table:style-name="ce1">
            <text:p>0.0153</text:p>
          </table:table-cell>
          <table:table-cell office:value-type="float" office:value="145.74100000000001" table:style-name="ce1">
            <text:p>145.741</text:p>
          </table:table-cell>
          <table:table-cell table:number-columns-repeated="16375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4400000000000004E-3" table:style-name="ce1">
            <text:p>0.00744</text:p>
          </table:table-cell>
          <table:table-cell office:value-type="float" office:value="-106.16500000000001" table:style-name="ce1">
            <text:p>-106.165</text:p>
          </table:table-cell>
          <table:table-cell office:value-type="float" office:value="0.103186" table:style-name="ce1">
            <text:p>0.103186</text:p>
          </table:table-cell>
          <table:table-cell office:value-type="float" office:value="-3.2559999999999998" table:style-name="ce1">
            <text:p>-3.256</text:p>
          </table:table-cell>
          <table:table-cell office:value-type="float" office:value="1.519E-2" table:style-name="ce1">
            <text:p>0.01519</text:p>
          </table:table-cell>
          <table:table-cell office:value-type="float" office:value="145.732" table:style-name="ce1">
            <text:p>145.732</text:p>
          </table:table-cell>
          <table:table-cell table:number-columns-repeated="16375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-106.511" table:style-name="ce1">
            <text:p>-106.511</text:p>
          </table:table-cell>
          <table:table-cell office:value-type="float" office:value="0.103185" table:style-name="ce1">
            <text:p>0.103185</text:p>
          </table:table-cell>
          <table:table-cell office:value-type="float" office:value="-3.2570000000000001" table:style-name="ce1">
            <text:p>-3.257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145.07900000000001" table:style-name="ce1">
            <text:p>145.079</text:p>
          </table:table-cell>
          <table:table-cell table:number-columns-repeated="16375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-118.80800000000001" table:style-name="ce1">
            <text:p>-118.808</text:p>
          </table:table-cell>
          <table:table-cell office:value-type="float" office:value="0.103214" table:style-name="ce1">
            <text:p>0.103214</text:p>
          </table:table-cell>
          <table:table-cell office:value-type="float" office:value="-10.404" table:style-name="ce1">
            <text:p>-10.404</text:p>
          </table:table-cell>
          <table:table-cell office:value-type="float" office:value="1.4330000000000001E-2" table:style-name="ce1">
            <text:p>0.01433</text:p>
          </table:table-cell>
          <table:table-cell office:value-type="float" office:value="138.74799999999999" table:style-name="ce1">
            <text:p>138.748</text:p>
          </table:table-cell>
          <table:table-cell table:number-columns-repeated="16375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118.526" table:style-name="ce1">
            <text:p>-118.526</text:p>
          </table:table-cell>
          <table:table-cell office:value-type="float" office:value="0.10323300000000001" table:style-name="ce1">
            <text:p>0.103233</text:p>
          </table:table-cell>
          <table:table-cell office:value-type="float" office:value="-10.409000000000001" table:style-name="ce1">
            <text:p>-10.409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138.76900000000001" table:style-name="ce1">
            <text:p>138.769</text:p>
          </table:table-cell>
          <table:table-cell table:number-columns-repeated="16375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199999999999996E-3" table:style-name="ce1">
            <text:p>0.00612</text:p>
          </table:table-cell>
          <table:table-cell office:value-type="float" office:value="-119.104" table:style-name="ce1">
            <text:p>-119.104</text:p>
          </table:table-cell>
          <table:table-cell office:value-type="float" office:value="0.10322099999999999" table:style-name="ce1">
            <text:p>0.103221</text:p>
          </table:table-cell>
          <table:table-cell office:value-type="float" office:value="-10.398" table:style-name="ce1">
            <text:p>-10.398</text:p>
          </table:table-cell>
          <table:table-cell office:value-type="float" office:value="1.397E-2" table:style-name="ce1">
            <text:p>0.01397</text:p>
          </table:table-cell>
          <table:table-cell office:value-type="float" office:value="138.09100000000001" table:style-name="ce1">
            <text:p>138.091</text:p>
          </table:table-cell>
          <table:table-cell table:number-columns-repeated="16375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-136.126" table:style-name="ce1">
            <text:p>-136.126</text:p>
          </table:table-cell>
          <table:table-cell office:value-type="float" office:value="0.10321900000000001" table:style-name="ce1">
            <text:p>0.103219</text:p>
          </table:table-cell>
          <table:table-cell office:value-type="float" office:value="-17.548999999999999" table:style-name="ce1">
            <text:p>-17.549</text:p>
          </table:table-cell>
          <table:table-cell office:value-type="float" office:value="1.325E-2" table:style-name="ce1">
            <text:p>0.01325</text:p>
          </table:table-cell>
          <table:table-cell office:value-type="float" office:value="131.40299999999999" table:style-name="ce1">
            <text:p>131.403</text:p>
          </table:table-cell>
          <table:table-cell table:number-columns-repeated="16375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9500000000000004E-3" table:style-name="ce1">
            <text:p>0.00495</text:p>
          </table:table-cell>
          <table:table-cell office:value-type="float" office:value="-136.184" table:style-name="ce1">
            <text:p>-136.184</text:p>
          </table:table-cell>
          <table:table-cell office:value-type="float" office:value="0.10324899999999999" table:style-name="ce1">
            <text:p>0.103249</text:p>
          </table:table-cell>
          <table:table-cell office:value-type="float" office:value="-17.562000000000001" table:style-name="ce1">
            <text:p>-17.562</text:p>
          </table:table-cell>
          <table:table-cell office:value-type="float" office:value="1.3129999999999999E-2" table:style-name="ce1">
            <text:p>0.01313</text:p>
          </table:table-cell>
          <table:table-cell office:value-type="float" office:value="131.447" table:style-name="ce1">
            <text:p>131.447</text:p>
          </table:table-cell>
          <table:table-cell table:number-columns-repeated="16375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-136.79300000000001" table:style-name="ce1">
            <text:p>-136.793</text:p>
          </table:table-cell>
          <table:table-cell office:value-type="float" office:value="0.103229" table:style-name="ce1">
            <text:p>0.103229</text:p>
          </table:table-cell>
          <table:table-cell office:value-type="float" office:value="-17.559000000000001" table:style-name="ce1">
            <text:p>-17.559</text:p>
          </table:table-cell>
          <table:table-cell office:value-type="float" office:value="1.29E-2" table:style-name="ce1">
            <text:p>0.0129</text:p>
          </table:table-cell>
          <table:table-cell office:value-type="float" office:value="130.709" table:style-name="ce1">
            <text:p>130.709</text:p>
          </table:table-cell>
          <table:table-cell table:number-columns-repeated="16375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-160.79599999999999" table:style-name="ce1">
            <text:p>-160.796</text:p>
          </table:table-cell>
          <table:table-cell office:value-type="float" office:value="0.10321900000000001" table:style-name="ce1">
            <text:p>0.103219</text:p>
          </table:table-cell>
          <table:table-cell office:value-type="float" office:value="-24.681000000000001" table:style-name="ce1">
            <text:p>-24.681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23.917" table:style-name="ce1">
            <text:p>123.917</text:p>
          </table:table-cell>
          <table:table-cell table:number-columns-repeated="16375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2199999999999998E-3" table:style-name="ce1">
            <text:p>0.00422</text:p>
          </table:table-cell>
          <table:table-cell office:value-type="float" office:value="-161.23500000000001" table:style-name="ce1">
            <text:p>-161.235</text:p>
          </table:table-cell>
          <table:table-cell office:value-type="float" office:value="0.10323300000000001" table:style-name="ce1">
            <text:p>0.103233</text:p>
          </table:table-cell>
          <table:table-cell office:value-type="float" office:value="-24.699000000000002" table:style-name="ce1">
            <text:p>-24.699</text:p>
          </table:table-cell>
          <table:table-cell office:value-type="float" office:value="1.2109999999999999E-2" table:style-name="ce1">
            <text:p>0.01211</text:p>
          </table:table-cell>
          <table:table-cell office:value-type="float" office:value="123.94499999999999" table:style-name="ce1">
            <text:p>123.945</text:p>
          </table:table-cell>
          <table:table-cell table:number-columns-repeated="16375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28E-3" table:style-name="ce1">
            <text:p>0.00428</text:p>
          </table:table-cell>
          <table:table-cell office:value-type="float" office:value="-161.76499999999999" table:style-name="ce1">
            <text:p>-161.765</text:p>
          </table:table-cell>
          <table:table-cell office:value-type="float" office:value="0.103216" table:style-name="ce1">
            <text:p>0.103216</text:p>
          </table:table-cell>
          <table:table-cell office:value-type="float" office:value="-24.69" table:style-name="ce1">
            <text:p>-24.69</text:p>
          </table:table-cell>
          <table:table-cell office:value-type="float" office:value="1.189E-2" table:style-name="ce1">
            <text:p>0.01189</text:p>
          </table:table-cell>
          <table:table-cell office:value-type="float" office:value="123.032" table:style-name="ce1">
            <text:p>123.032</text:p>
          </table:table-cell>
          <table:table-cell table:number-columns-repeated="16375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2199999999999998E-3" table:style-name="ce1">
            <text:p>0.00422</text:p>
          </table:table-cell>
          <table:table-cell office:value-type="float" office:value="169.18299999999999" table:style-name="ce1">
            <text:p>169.183</text:p>
          </table:table-cell>
          <table:table-cell office:value-type="float" office:value="0.103225" table:style-name="ce1">
            <text:p>0.103225</text:p>
          </table:table-cell>
          <table:table-cell office:value-type="float" office:value="-31.827999999999999" table:style-name="ce1">
            <text:p>-31.828</text:p>
          </table:table-cell>
          <table:table-cell office:value-type="float" office:value="1.111E-2" table:style-name="ce1">
            <text:p>0.01111</text:p>
          </table:table-cell>
          <table:table-cell office:value-type="float" office:value="115.946" table:style-name="ce1">
            <text:p>115.946</text:p>
          </table:table-cell>
          <table:table-cell table:number-columns-repeated="16375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2399999999999998E-3" table:style-name="ce1">
            <text:p>0.00424</text:p>
          </table:table-cell>
          <table:table-cell office:value-type="float" office:value="168.88900000000001" table:style-name="ce1">
            <text:p>168.889</text:p>
          </table:table-cell>
          <table:table-cell office:value-type="float" office:value="0.103231" table:style-name="ce1">
            <text:p>0.103231</text:p>
          </table:table-cell>
          <table:table-cell office:value-type="float" office:value="-31.853000000000002" table:style-name="ce1">
            <text:p>-31.853</text:p>
          </table:table-cell>
          <table:table-cell office:value-type="float" office:value="1.0970000000000001E-2" table:style-name="ce1">
            <text:p>0.01097</text:p>
          </table:table-cell>
          <table:table-cell office:value-type="float" office:value="116.06699999999999" table:style-name="ce1">
            <text:p>116.067</text:p>
          </table:table-cell>
          <table:table-cell table:number-columns-repeated="16375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169.12200000000001" table:style-name="ce1">
            <text:p>169.122</text:p>
          </table:table-cell>
          <table:table-cell office:value-type="float" office:value="0.10322199999999999" table:style-name="ce1">
            <text:p>0.103222</text:p>
          </table:table-cell>
          <table:table-cell office:value-type="float" office:value="-31.841000000000001" table:style-name="ce1">
            <text:p>-31.841</text:p>
          </table:table-cell>
          <table:table-cell office:value-type="float" office:value="1.076E-2" table:style-name="ce1">
            <text:p>0.01076</text:p>
          </table:table-cell>
          <table:table-cell office:value-type="float" office:value="115.063" table:style-name="ce1">
            <text:p>115.063</text:p>
          </table:table-cell>
          <table:table-cell table:number-columns-repeated="16375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143.02699999999999" table:style-name="ce1">
            <text:p>143.027</text:p>
          </table:table-cell>
          <table:table-cell office:value-type="float" office:value="0.10324700000000001" table:style-name="ce1">
            <text:p>0.103247</text:p>
          </table:table-cell>
          <table:table-cell office:value-type="float" office:value="-39" table:style-name="ce1">
            <text:p>-39</text:p>
          </table:table-cell>
          <table:table-cell office:value-type="float" office:value="9.9699999999999997E-3" table:style-name="ce1">
            <text:p>0.00997</text:p>
          </table:table-cell>
          <table:table-cell office:value-type="float" office:value="107.72199999999999" table:style-name="ce1">
            <text:p>107.722</text:p>
          </table:table-cell>
          <table:table-cell table:number-columns-repeated="16375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143.01900000000001" table:style-name="ce1">
            <text:p>143.019</text:p>
          </table:table-cell>
          <table:table-cell office:value-type="float" office:value="0.103243" table:style-name="ce1">
            <text:p>0.103243</text:p>
          </table:table-cell>
          <table:table-cell office:value-type="float" office:value="-39.009" table:style-name="ce1">
            <text:p>-39.009</text:p>
          </table:table-cell>
          <table:table-cell office:value-type="float" office:value="9.8600000000000007E-3" table:style-name="ce1">
            <text:p>0.00986</text:p>
          </table:table-cell>
          <table:table-cell office:value-type="float" office:value="107.861" table:style-name="ce1">
            <text:p>107.861</text:p>
          </table:table-cell>
          <table:table-cell table:number-columns-repeated="16375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1900000000000002E-3" table:style-name="ce1">
            <text:p>0.00519</text:p>
          </table:table-cell>
          <table:table-cell office:value-type="float" office:value="143.64099999999999" table:style-name="ce1">
            <text:p>143.641</text:p>
          </table:table-cell>
          <table:table-cell office:value-type="float" office:value="0.10323599999999999" table:style-name="ce1">
            <text:p>0.103236</text:p>
          </table:table-cell>
          <table:table-cell office:value-type="float" office:value="-39.003999999999998" table:style-name="ce1">
            <text:p>-39.004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106.715" table:style-name="ce1">
            <text:p>106.715</text:p>
          </table:table-cell>
          <table:table-cell table:number-columns-repeated="16375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399999999999998E-3" table:style-name="ce1">
            <text:p>0.00654</text:p>
          </table:table-cell>
          <table:table-cell office:value-type="float" office:value="124.357" table:style-name="ce1">
            <text:p>124.357</text:p>
          </table:table-cell>
          <table:table-cell office:value-type="float" office:value="0.103245" table:style-name="ce1">
            <text:p>0.103245</text:p>
          </table:table-cell>
          <table:table-cell office:value-type="float" office:value="-46.15" table:style-name="ce1">
            <text:p>-46.15</text:p>
          </table:table-cell>
          <table:table-cell office:value-type="float" office:value="8.8100000000000001E-3" table:style-name="ce1">
            <text:p>0.00881</text:p>
          </table:table-cell>
          <table:table-cell office:value-type="float" office:value="99.272999999999996" table:style-name="ce1">
            <text:p>99.273</text:p>
          </table:table-cell>
          <table:table-cell table:number-columns-repeated="16375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5300000000000002E-3" table:style-name="ce1">
            <text:p>0.00653</text:p>
          </table:table-cell>
          <table:table-cell office:value-type="float" office:value="124.345" table:style-name="ce1">
            <text:p>124.345</text:p>
          </table:table-cell>
          <table:table-cell office:value-type="float" office:value="0.10328" table:style-name="ce1">
            <text:p>0.10328</text:p>
          </table:table-cell>
          <table:table-cell office:value-type="float" office:value="-46.158000000000001" table:style-name="ce1">
            <text:p>-46.15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99.197999999999993" table:style-name="ce1">
            <text:p>99.198</text:p>
          </table:table-cell>
          <table:table-cell table:number-columns-repeated="16375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5900000000000004E-3" table:style-name="ce1">
            <text:p>0.00659</text:p>
          </table:table-cell>
          <table:table-cell office:value-type="float" office:value="125.246" table:style-name="ce1">
            <text:p>125.246</text:p>
          </table:table-cell>
          <table:table-cell office:value-type="float" office:value="0.10324999999999999" table:style-name="ce1">
            <text:p>0.10325</text:p>
          </table:table-cell>
          <table:table-cell office:value-type="float" office:value="-46.154000000000003" table:style-name="ce1">
            <text:p>-46.154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97.951999999999998" table:style-name="ce1">
            <text:p>97.952</text:p>
          </table:table-cell>
          <table:table-cell table:number-columns-repeated="16375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111.608" table:style-name="ce1">
            <text:p>111.608</text:p>
          </table:table-cell>
          <table:table-cell office:value-type="float" office:value="0.103227" table:style-name="ce1">
            <text:p>0.103227</text:p>
          </table:table-cell>
          <table:table-cell office:value-type="float" office:value="-53.292000000000002" table:style-name="ce1">
            <text:p>-53.292</text:p>
          </table:table-cell>
          <table:table-cell office:value-type="float" office:value="7.62E-3" table:style-name="ce1">
            <text:p>0.00762</text:p>
          </table:table-cell>
          <table:table-cell office:value-type="float" office:value="90.167000000000002" table:style-name="ce1">
            <text:p>90.167</text:p>
          </table:table-cell>
          <table:table-cell table:number-columns-repeated="16375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11.43" table:style-name="ce1">
            <text:p>111.43</text:p>
          </table:table-cell>
          <table:table-cell office:value-type="float" office:value="0.103252" table:style-name="ce1">
            <text:p>0.103252</text:p>
          </table:table-cell>
          <table:table-cell office:value-type="float" office:value="-53.305" table:style-name="ce1">
            <text:p>-53.305</text:p>
          </table:table-cell>
          <table:table-cell office:value-type="float" office:value="7.4799999999999997E-3" table:style-name="ce1">
            <text:p>0.00748</text:p>
          </table:table-cell>
          <table:table-cell office:value-type="float" office:value="90.412999999999997" table:style-name="ce1">
            <text:p>90.413</text:p>
          </table:table-cell>
          <table:table-cell table:number-columns-repeated="16375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3899999999999999E-3" table:style-name="ce1">
            <text:p>0.00839</text:p>
          </table:table-cell>
          <table:table-cell office:value-type="float" office:value="112.375" table:style-name="ce1">
            <text:p>112.375</text:p>
          </table:table-cell>
          <table:table-cell office:value-type="float" office:value="0.103231" table:style-name="ce1">
            <text:p>0.103231</text:p>
          </table:table-cell>
          <table:table-cell office:value-type="float" office:value="-53.295999999999999" table:style-name="ce1">
            <text:p>-53.296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88.635000000000005" table:style-name="ce1">
            <text:p>88.635</text:p>
          </table:table-cell>
          <table:table-cell table:number-columns-repeated="16375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4E-2" table:style-name="ce1">
            <text:p>0.0104</text:p>
          </table:table-cell>
          <table:table-cell office:value-type="float" office:value="102.121" table:style-name="ce1">
            <text:p>102.121</text:p>
          </table:table-cell>
          <table:table-cell office:value-type="float" office:value="0.103227" table:style-name="ce1">
            <text:p>0.103227</text:p>
          </table:table-cell>
          <table:table-cell office:value-type="float" office:value="-60.459000000000003" table:style-name="ce1">
            <text:p>-60.459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79.953000000000003" table:style-name="ce1">
            <text:p>79.953</text:p>
          </table:table-cell>
          <table:table-cell table:number-columns-repeated="16375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0370000000000001E-2" table:style-name="ce1">
            <text:p>0.01037</text:p>
          </table:table-cell>
          <table:table-cell office:value-type="float" office:value="101.863" table:style-name="ce1">
            <text:p>101.863</text:p>
          </table:table-cell>
          <table:table-cell office:value-type="float" office:value="0.10324700000000001" table:style-name="ce1">
            <text:p>0.103247</text:p>
          </table:table-cell>
          <table:table-cell office:value-type="float" office:value="-60.470999999999997" table:style-name="ce1">
            <text:p>-60.471</text:p>
          </table:table-cell>
          <table:table-cell office:value-type="float" office:value="6.3499999999999997E-3" table:style-name="ce1">
            <text:p>0.00635</text:p>
          </table:table-cell>
          <table:table-cell office:value-type="float" office:value="80.162999999999997" table:style-name="ce1">
            <text:p>80.163</text:p>
          </table:table-cell>
          <table:table-cell table:number-columns-repeated="16375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0370000000000001E-2" table:style-name="ce1">
            <text:p>0.01037</text:p>
          </table:table-cell>
          <table:table-cell office:value-type="float" office:value="102.762" table:style-name="ce1">
            <text:p>102.762</text:p>
          </table:table-cell>
          <table:table-cell office:value-type="float" office:value="0.103229" table:style-name="ce1">
            <text:p>0.103229</text:p>
          </table:table-cell>
          <table:table-cell office:value-type="float" office:value="-60.463000000000001" table:style-name="ce1">
            <text:p>-60.463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77.942999999999998" table:style-name="ce1">
            <text:p>77.94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51E-2" table:style-name="ce1">
            <text:p>0.01251</text:p>
          </table:table-cell>
          <table:table-cell office:value-type="float" office:value="94.619" table:style-name="ce1">
            <text:p>94.619</text:p>
          </table:table-cell>
          <table:table-cell office:value-type="float" office:value="0.103269" table:style-name="ce1">
            <text:p>0.103269</text:p>
          </table:table-cell>
          <table:table-cell office:value-type="float" office:value="-67.632000000000005" table:style-name="ce1">
            <text:p>-67.632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68.956999999999994" table:style-name="ce1">
            <text:p>68.957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251E-2" table:style-name="ce1">
            <text:p>0.01251</text:p>
          </table:table-cell>
          <table:table-cell office:value-type="float" office:value="94.271000000000001" table:style-name="ce1">
            <text:p>94.271</text:p>
          </table:table-cell>
          <table:table-cell office:value-type="float" office:value="0.10329099999999999" table:style-name="ce1">
            <text:p>0.103291</text:p>
          </table:table-cell>
          <table:table-cell office:value-type="float" office:value="-67.647000000000006" table:style-name="ce1">
            <text:p>-67.647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68.763999999999996" table:style-name="ce1">
            <text:p>68.7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2460000000000001E-2" table:style-name="ce1">
            <text:p>0.01246</text:p>
          </table:table-cell>
          <table:table-cell office:value-type="float" office:value="95.046999999999997" table:style-name="ce1">
            <text:p>95.047</text:p>
          </table:table-cell>
          <table:table-cell office:value-type="float" office:value="0.103279" table:style-name="ce1">
            <text:p>0.103279</text:p>
          </table:table-cell>
          <table:table-cell office:value-type="float" office:value="-67.647000000000006" table:style-name="ce1">
            <text:p>-67.647</text:p>
          </table:table-cell>
          <table:table-cell office:value-type="float" office:value="4.9399999999999999E-3" table:style-name="ce1">
            <text:p>0.00494</text:p>
          </table:table-cell>
          <table:table-cell office:value-type="float" office:value="66.177000000000007" table:style-name="ce1">
            <text:p>66.177</text:p>
          </table:table-cell>
          <table:table-cell table:number-columns-repeated="16375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74E-2" table:style-name="ce1">
            <text:p>0.01474</text:p>
          </table:table-cell>
          <table:table-cell office:value-type="float" office:value="88.308999999999997" table:style-name="ce1">
            <text:p>88.309</text:p>
          </table:table-cell>
          <table:table-cell office:value-type="float" office:value="0.103266" table:style-name="ce1">
            <text:p>0.103266</text:p>
          </table:table-cell>
          <table:table-cell office:value-type="float" office:value="-74.787999999999997" table:style-name="ce1">
            <text:p>-74.788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53.284999999999997" table:style-name="ce1">
            <text:p>53.285</text:p>
          </table:table-cell>
          <table:table-cell table:number-columns-repeated="16375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478E-2" table:style-name="ce1">
            <text:p>0.01478</text:p>
          </table:table-cell>
          <table:table-cell office:value-type="float" office:value="87.978999999999999" table:style-name="ce1">
            <text:p>87.979</text:p>
          </table:table-cell>
          <table:table-cell office:value-type="float" office:value="0.10329000000000001" table:style-name="ce1">
            <text:p>0.10329</text:p>
          </table:table-cell>
          <table:table-cell office:value-type="float" office:value="-74.799000000000007" table:style-name="ce1">
            <text:p>-74.799</text:p>
          </table:table-cell>
          <table:table-cell office:value-type="float" office:value="3.9699999999999996E-3" table:style-name="ce1">
            <text:p>0.00397</text:p>
          </table:table-cell>
          <table:table-cell office:value-type="float" office:value="52.908999999999999" table:style-name="ce1">
            <text:p>52.909</text:p>
          </table:table-cell>
          <table:table-cell table:number-columns-repeated="16375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469E-2" table:style-name="ce1">
            <text:p>0.01469</text:p>
          </table:table-cell>
          <table:table-cell office:value-type="float" office:value="88.555999999999997" table:style-name="ce1">
            <text:p>88.556</text:p>
          </table:table-cell>
          <table:table-cell office:value-type="float" office:value="0.10327600000000001" table:style-name="ce1">
            <text:p>0.103276</text:p>
          </table:table-cell>
          <table:table-cell office:value-type="float" office:value="-74.795000000000002" table:style-name="ce1">
            <text:p>-74.795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48.795999999999999" table:style-name="ce1">
            <text:p>48.796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049999999999999E-2" table:style-name="ce1">
            <text:p>0.01705</text:p>
          </table:table-cell>
          <table:table-cell office:value-type="float" office:value="82.701999999999998" table:style-name="ce1">
            <text:p>82.702</text:p>
          </table:table-cell>
          <table:table-cell office:value-type="float" office:value="0.10326100000000001" table:style-name="ce1">
            <text:p>0.103261</text:p>
          </table:table-cell>
          <table:table-cell office:value-type="float" office:value="-81.941999999999993" table:style-name="ce1">
            <text:p>-81.942</text:p>
          </table:table-cell>
          <table:table-cell office:value-type="float" office:value="3.16E-3" table:style-name="ce1">
            <text:p>0.00316</text:p>
          </table:table-cell>
          <table:table-cell office:value-type="float" office:value="33.369" table:style-name="ce1">
            <text:p>33.369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7129999999999999E-2" table:style-name="ce1">
            <text:p>0.01713</text:p>
          </table:table-cell>
          <table:table-cell office:value-type="float" office:value="82.441999999999993" table:style-name="ce1">
            <text:p>82.442</text:p>
          </table:table-cell>
          <table:table-cell office:value-type="float" office:value="0.103284" table:style-name="ce1">
            <text:p>0.103284</text:p>
          </table:table-cell>
          <table:table-cell office:value-type="float" office:value="-81.959000000000003" table:style-name="ce1">
            <text:p>-81.959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31.913" table:style-name="ce1">
            <text:p>31.913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6969999999999999E-2" table:style-name="ce1">
            <text:p>0.01697</text:p>
          </table:table-cell>
          <table:table-cell office:value-type="float" office:value="82.808000000000007" table:style-name="ce1">
            <text:p>82.808</text:p>
          </table:table-cell>
          <table:table-cell office:value-type="float" office:value="0.103254" table:style-name="ce1">
            <text:p>0.103254</text:p>
          </table:table-cell>
          <table:table-cell office:value-type="float" office:value="-81.945999999999998" table:style-name="ce1">
            <text:p>-81.946</text:p>
          </table:table-cell>
          <table:table-cell office:value-type="float" office:value="2.96E-3" table:style-name="ce1">
            <text:p>0.00296</text:p>
          </table:table-cell>
          <table:table-cell office:value-type="float" office:value="26.29" table:style-name="ce1">
            <text:p>26.29</text:p>
          </table:table-cell>
          <table:table-cell table:number-columns-repeated="16375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9400000000000001E-2" table:style-name="ce1">
            <text:p>0.0194</text:p>
          </table:table-cell>
          <table:table-cell office:value-type="float" office:value="77.596000000000004" table:style-name="ce1">
            <text:p>77.596</text:p>
          </table:table-cell>
          <table:table-cell office:value-type="float" office:value="0.10326100000000001" table:style-name="ce1">
            <text:p>0.103261</text:p>
          </table:table-cell>
          <table:table-cell office:value-type="float" office:value="-89.120999999999995" table:style-name="ce1">
            <text:p>-89.121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3.504" table:style-name="ce1">
            <text:p>3.504</text:p>
          </table:table-cell>
          <table:table-cell table:number-columns-repeated="16375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95E-2" table:style-name="ce1">
            <text:p>0.0195</text:p>
          </table:table-cell>
          <table:table-cell office:value-type="float" office:value="77.447000000000003" table:style-name="ce1">
            <text:p>77.447</text:p>
          </table:table-cell>
          <table:table-cell office:value-type="float" office:value="0.10327600000000001" table:style-name="ce1">
            <text:p>0.103276</text:p>
          </table:table-cell>
          <table:table-cell office:value-type="float" office:value="-89.138999999999996" table:style-name="ce1">
            <text:p>-89.139</text:p>
          </table:table-cell>
          <table:table-cell office:value-type="float" office:value="2.3E-3" table:style-name="ce1">
            <text:p>0.0023</text:p>
          </table:table-cell>
          <table:table-cell office:value-type="float" office:value="-0.187" table:style-name="ce1">
            <text:p>-0.187</text:p>
          </table:table-cell>
          <table:table-cell table:number-columns-repeated="16375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933E-2" table:style-name="ce1">
            <text:p>0.01933</text:p>
          </table:table-cell>
          <table:table-cell office:value-type="float" office:value="77.626000000000005" table:style-name="ce1">
            <text:p>77.626</text:p>
          </table:table-cell>
          <table:table-cell office:value-type="float" office:value="0.103257" table:style-name="ce1">
            <text:p>0.103257</text:p>
          </table:table-cell>
          <table:table-cell office:value-type="float" office:value="-89.126999999999995" table:style-name="ce1">
            <text:p>-89.127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-6.7080000000000002" table:style-name="ce1">
            <text:p>-6.708</text:p>
          </table:table-cell>
          <table:table-cell table:number-columns-repeated="16375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8E-2" table:style-name="ce1">
            <text:p>0.0218</text:p>
          </table:table-cell>
          <table:table-cell office:value-type="float" office:value="72.844999999999999" table:style-name="ce1">
            <text:p>72.845</text:p>
          </table:table-cell>
          <table:table-cell office:value-type="float" office:value="0.10326299999999999" table:style-name="ce1">
            <text:p>0.103263</text:p>
          </table:table-cell>
          <table:table-cell office:value-type="float" office:value="-96.313999999999993" table:style-name="ce1">
            <text:p>-96.314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-36.097000000000001" table:style-name="ce1">
            <text:p>-36.097</text:p>
          </table:table-cell>
          <table:table-cell table:number-columns-repeated="16375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72.793999999999997" table:style-name="ce1">
            <text:p>72.794</text:p>
          </table:table-cell>
          <table:table-cell office:value-type="float" office:value="0.10327600000000001" table:style-name="ce1">
            <text:p>0.103276</text:p>
          </table:table-cell>
          <table:table-cell office:value-type="float" office:value="-96.33" table:style-name="ce1">
            <text:p>-96.33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-40.457000000000001" table:style-name="ce1">
            <text:p>-40.457</text:p>
          </table:table-cell>
          <table:table-cell table:number-columns-repeated="16375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72E-2" table:style-name="ce1">
            <text:p>0.02172</text:p>
          </table:table-cell>
          <table:table-cell office:value-type="float" office:value="72.840999999999994" table:style-name="ce1">
            <text:p>72.841</text:p>
          </table:table-cell>
          <table:table-cell office:value-type="float" office:value="0.103253" table:style-name="ce1">
            <text:p>0.103253</text:p>
          </table:table-cell>
          <table:table-cell office:value-type="float" office:value="-96.316000000000003" table:style-name="ce1">
            <text:p>-96.316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-44.088999999999999" table:style-name="ce1">
            <text:p>-44.089</text:p>
          </table:table-cell>
          <table:table-cell table:number-columns-repeated="16375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250000000000001E-2" table:style-name="ce1">
            <text:p>0.02425</text:p>
          </table:table-cell>
          <table:table-cell office:value-type="float" office:value="68.385000000000005" table:style-name="ce1">
            <text:p>68.385</text:p>
          </table:table-cell>
          <table:table-cell office:value-type="float" office:value="0.10332" table:style-name="ce1">
            <text:p>0.10332</text:p>
          </table:table-cell>
          <table:table-cell office:value-type="float" office:value="-103.471" table:style-name="ce1">
            <text:p>-103.471</text:p>
          </table:table-cell>
          <table:table-cell office:value-type="float" office:value="3.0400000000000002E-3" table:style-name="ce1">
            <text:p>0.00304</text:p>
          </table:table-cell>
          <table:table-cell office:value-type="float" office:value="-69.266999999999996" table:style-name="ce1">
            <text:p>-69.267</text:p>
          </table:table-cell>
          <table:table-cell table:number-columns-repeated="16375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340000000000001E-2" table:style-name="ce1">
            <text:p>0.02434</text:p>
          </table:table-cell>
          <table:table-cell office:value-type="float" office:value="68.399000000000001" table:style-name="ce1">
            <text:p>68.399</text:p>
          </table:table-cell>
          <table:table-cell office:value-type="float" office:value="0.10333299999999999" table:style-name="ce1">
            <text:p>0.103333</text:p>
          </table:table-cell>
          <table:table-cell office:value-type="float" office:value="-103.483" table:style-name="ce1">
            <text:p>-103.483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-72.503" table:style-name="ce1">
            <text:p>-72.503</text:p>
          </table:table-cell>
          <table:table-cell table:number-columns-repeated="16375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160000000000001E-2" table:style-name="ce1">
            <text:p>0.02416</text:p>
          </table:table-cell>
          <table:table-cell office:value-type="float" office:value="68.316999999999993" table:style-name="ce1">
            <text:p>68.317</text:p>
          </table:table-cell>
          <table:table-cell office:value-type="float" office:value="0.10331700000000001" table:style-name="ce1">
            <text:p>0.103317</text:p>
          </table:table-cell>
          <table:table-cell office:value-type="float" office:value="-103.473" table:style-name="ce1">
            <text:p>-103.473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-73.364999999999995" table:style-name="ce1">
            <text:p>-73.365</text:p>
          </table:table-cell>
          <table:table-cell table:number-columns-repeated="16375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6710000000000001E-2" table:style-name="ce1">
            <text:p>0.02671</text:p>
          </table:table-cell>
          <table:table-cell office:value-type="float" office:value="64.052000000000007" table:style-name="ce1">
            <text:p>64.052</text:p>
          </table:table-cell>
          <table:table-cell office:value-type="float" office:value="0.103314" table:style-name="ce1">
            <text:p>0.103314</text:p>
          </table:table-cell>
          <table:table-cell office:value-type="float" office:value="-110.63500000000001" table:style-name="ce1">
            <text:p>-110.635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-90.334999999999994" table:style-name="ce1">
            <text:p>-90.335</text:p>
          </table:table-cell>
          <table:table-cell table:number-columns-repeated="16375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6790000000000001E-2" table:style-name="ce1">
            <text:p>0.02679</text:p>
          </table:table-cell>
          <table:table-cell office:value-type="float" office:value="64.055000000000007" table:style-name="ce1">
            <text:p>64.055</text:p>
          </table:table-cell>
          <table:table-cell office:value-type="float" office:value="0.10334" table:style-name="ce1">
            <text:p>0.10334</text:p>
          </table:table-cell>
          <table:table-cell office:value-type="float" office:value="-110.64700000000001" table:style-name="ce1">
            <text:p>-110.647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-92.652000000000001" table:style-name="ce1">
            <text:p>-92.652</text:p>
          </table:table-cell>
          <table:table-cell table:number-columns-repeated="16375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665E-2" table:style-name="ce1">
            <text:p>0.02665</text:p>
          </table:table-cell>
          <table:table-cell office:value-type="float" office:value="63.935000000000002" table:style-name="ce1">
            <text:p>63.935</text:p>
          </table:table-cell>
          <table:table-cell office:value-type="float" office:value="0.103312" table:style-name="ce1">
            <text:p>0.103312</text:p>
          </table:table-cell>
          <table:table-cell office:value-type="float" office:value="-110.639" table:style-name="ce1">
            <text:p>-110.639</text:p>
          </table:table-cell>
          <table:table-cell office:value-type="float" office:value="4.5599999999999998E-3" table:style-name="ce1">
            <text:p>0.00456</text:p>
          </table:table-cell>
          <table:table-cell office:value-type="float" office:value="-92.21" table:style-name="ce1">
            <text:p>-92.21</text:p>
          </table:table-cell>
          <table:table-cell table:number-columns-repeated="16375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219999999999999E-2" table:style-name="ce1">
            <text:p>0.02922</text:p>
          </table:table-cell>
          <table:table-cell office:value-type="float" office:value="59.862000000000002" table:style-name="ce1">
            <text:p>59.862</text:p>
          </table:table-cell>
          <table:table-cell office:value-type="float" office:value="0.103328" table:style-name="ce1">
            <text:p>0.103328</text:p>
          </table:table-cell>
          <table:table-cell office:value-type="float" office:value="-117.825" table:style-name="ce1">
            <text:p>-117.825</text:p>
          </table:table-cell>
          <table:table-cell office:value-type="float" office:value="5.3800000000000002E-3" table:style-name="ce1">
            <text:p>0.00538</text:p>
          </table:table-cell>
          <table:table-cell office:value-type="float" office:value="-106.15300000000001" table:style-name="ce1">
            <text:p>-106.153</text:p>
          </table:table-cell>
          <table:table-cell table:number-columns-repeated="16375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928E-2" table:style-name="ce1">
            <text:p>0.02928</text:p>
          </table:table-cell>
          <table:table-cell office:value-type="float" office:value="59.923999999999999" table:style-name="ce1">
            <text:p>59.924</text:p>
          </table:table-cell>
          <table:table-cell office:value-type="float" office:value="0.10334400000000001" table:style-name="ce1">
            <text:p>0.103344</text:p>
          </table:table-cell>
          <table:table-cell office:value-type="float" office:value="-117.84399999999999" table:style-name="ce1">
            <text:p>-117.844</text:p>
          </table:table-cell>
          <table:table-cell office:value-type="float" office:value="5.5399999999999998E-3" table:style-name="ce1">
            <text:p>0.00554</text:p>
          </table:table-cell>
          <table:table-cell office:value-type="float" office:value="-107.56100000000001" table:style-name="ce1">
            <text:p>-107.561</text:p>
          </table:table-cell>
          <table:table-cell table:number-columns-repeated="16375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9180000000000001E-2" table:style-name="ce1">
            <text:p>0.02918</text:p>
          </table:table-cell>
          <table:table-cell office:value-type="float" office:value="59.753" table:style-name="ce1">
            <text:p>59.753</text:p>
          </table:table-cell>
          <table:table-cell office:value-type="float" office:value="0.103327" table:style-name="ce1">
            <text:p>0.103327</text:p>
          </table:table-cell>
          <table:table-cell office:value-type="float" office:value="-117.83499999999999" table:style-name="ce1">
            <text:p>-117.835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-106.80200000000001" table:style-name="ce1">
            <text:p>-106.802</text:p>
          </table:table-cell>
          <table:table-cell table:number-columns-repeated="16375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1759999999999997E-2" table:style-name="ce1">
            <text:p>0.03176</text:p>
          </table:table-cell>
          <table:table-cell office:value-type="float" office:value="55.776000000000003" table:style-name="ce1">
            <text:p>55.776</text:p>
          </table:table-cell>
          <table:table-cell office:value-type="float" office:value="0.103337" table:style-name="ce1">
            <text:p>0.103337</text:p>
          </table:table-cell>
          <table:table-cell office:value-type="float" office:value="-125.02800000000001" table:style-name="ce1">
            <text:p>-125.028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-117.378" table:style-name="ce1">
            <text:p>-117.378</text:p>
          </table:table-cell>
          <table:table-cell table:number-columns-repeated="16375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1789999999999999E-2" table:style-name="ce1">
            <text:p>0.03179</text:p>
          </table:table-cell>
          <table:table-cell office:value-type="float" office:value="55.83" table:style-name="ce1">
            <text:p>55.83</text:p>
          </table:table-cell>
          <table:table-cell office:value-type="float" office:value="0.103353" table:style-name="ce1">
            <text:p>0.103353</text:p>
          </table:table-cell>
          <table:table-cell office:value-type="float" office:value="-125.036" table:style-name="ce1">
            <text:p>-125.036</text:p>
          </table:table-cell>
          <table:table-cell office:value-type="float" office:value="6.8900000000000003E-3" table:style-name="ce1">
            <text:p>0.00689</text:p>
          </table:table-cell>
          <table:table-cell office:value-type="float" office:value="-118.245" table:style-name="ce1">
            <text:p>-118.245</text:p>
          </table:table-cell>
          <table:table-cell table:number-columns-repeated="16375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1730000000000001E-2" table:style-name="ce1">
            <text:p>0.03173</text:p>
          </table:table-cell>
          <table:table-cell office:value-type="float" office:value="55.694000000000003" table:style-name="ce1">
            <text:p>55.694</text:p>
          </table:table-cell>
          <table:table-cell office:value-type="float" office:value="0.103334" table:style-name="ce1">
            <text:p>0.103334</text:p>
          </table:table-cell>
          <table:table-cell office:value-type="float" office:value="-125.035" table:style-name="ce1">
            <text:p>-125.035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17.5" table:style-name="ce1">
            <text:p>-117.5</text:p>
          </table:table-cell>
          <table:table-cell table:number-columns-repeated="16375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51.805" table:style-name="ce1">
            <text:p>51.805</text:p>
          </table:table-cell>
          <table:table-cell office:value-type="float" office:value="0.10333100000000001" table:style-name="ce1">
            <text:p>0.103331</text:p>
          </table:table-cell>
          <table:table-cell office:value-type="float" office:value="-132.19999999999999" table:style-name="ce1">
            <text:p>-132.2</text:p>
          </table:table-cell>
          <table:table-cell office:value-type="float" office:value="8.09E-3" table:style-name="ce1">
            <text:p>0.00809</text:p>
          </table:table-cell>
          <table:table-cell office:value-type="float" office:value="-127.39100000000001" table:style-name="ce1">
            <text:p>-127.391</text:p>
          </table:table-cell>
          <table:table-cell table:number-columns-repeated="16375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4340000000000002E-2" table:style-name="ce1">
            <text:p>0.03434</text:p>
          </table:table-cell>
          <table:table-cell office:value-type="float" office:value="51.825000000000003" table:style-name="ce1">
            <text:p>51.825</text:p>
          </table:table-cell>
          <table:table-cell office:value-type="float" office:value="0.103348" table:style-name="ce1">
            <text:p>0.103348</text:p>
          </table:table-cell>
          <table:table-cell office:value-type="float" office:value="-132.20599999999999" table:style-name="ce1">
            <text:p>-132.206</text:p>
          </table:table-cell>
          <table:table-cell office:value-type="float" office:value="8.2799999999999992E-3" table:style-name="ce1">
            <text:p>0.00828</text:p>
          </table:table-cell>
          <table:table-cell office:value-type="float" office:value="-128.34800000000001" table:style-name="ce1">
            <text:p>-128.348</text:p>
          </table:table-cell>
          <table:table-cell table:number-columns-repeated="16375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4290000000000001E-2" table:style-name="ce1">
            <text:p>0.03429</text:p>
          </table:table-cell>
          <table:table-cell office:value-type="float" office:value="51.701000000000001" table:style-name="ce1">
            <text:p>51.701</text:p>
          </table:table-cell>
          <table:table-cell office:value-type="float" office:value="0.103328" table:style-name="ce1">
            <text:p>0.103328</text:p>
          </table:table-cell>
          <table:table-cell office:value-type="float" office:value="-132.20599999999999" table:style-name="ce1">
            <text:p>-132.206</text:p>
          </table:table-cell>
          <table:table-cell office:value-type="float" office:value="8.5800000000000008E-3" table:style-name="ce1">
            <text:p>0.00858</text:p>
          </table:table-cell>
          <table:table-cell office:value-type="float" office:value="-127.229" table:style-name="ce1">
            <text:p>-127.22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850000000000001E-2" table:style-name="ce1">
            <text:p>0.03685</text:p>
          </table:table-cell>
          <table:table-cell office:value-type="float" office:value="47.874000000000002" table:style-name="ce1">
            <text:p>47.874</text:p>
          </table:table-cell>
          <table:table-cell office:value-type="float" office:value="0.103354" table:style-name="ce1">
            <text:p>0.103354</text:p>
          </table:table-cell>
          <table:table-cell office:value-type="float" office:value="-139.37899999999999" table:style-name="ce1">
            <text:p>-139.379</text:p>
          </table:table-cell>
          <table:table-cell office:value-type="float" office:value="9.4500000000000001E-3" table:style-name="ce1">
            <text:p>0.00945</text:p>
          </table:table-cell>
          <table:table-cell office:value-type="float" office:value="-136.46799999999999" table:style-name="ce1">
            <text:p>-136.468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6889999999999999E-2" table:style-name="ce1">
            <text:p>0.03689</text:p>
          </table:table-cell>
          <table:table-cell office:value-type="float" office:value="47.878" table:style-name="ce1">
            <text:p>47.878</text:p>
          </table:table-cell>
          <table:table-cell office:value-type="float" office:value="0.10338" table:style-name="ce1">
            <text:p>0.10338</text:p>
          </table:table-cell>
          <table:table-cell office:value-type="float" office:value="-139.39400000000001" table:style-name="ce1">
            <text:p>-139.394</text:p>
          </table:table-cell>
          <table:table-cell office:value-type="float" office:value="9.6500000000000006E-3" table:style-name="ce1">
            <text:p>0.00965</text:p>
          </table:table-cell>
          <table:table-cell office:value-type="float" office:value="-137.024" table:style-name="ce1">
            <text:p>-137.024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6859999999999997E-2" table:style-name="ce1">
            <text:p>0.03686</text:p>
          </table:table-cell>
          <table:table-cell office:value-type="float" office:value="47.817999999999998" table:style-name="ce1">
            <text:p>47.818</text:p>
          </table:table-cell>
          <table:table-cell office:value-type="float" office:value="0.103349" table:style-name="ce1">
            <text:p>0.103349</text:p>
          </table:table-cell>
          <table:table-cell office:value-type="float" office:value="-139.381" table:style-name="ce1">
            <text:p>-139.381</text:p>
          </table:table-cell>
          <table:table-cell office:value-type="float" office:value="9.9399999999999992E-3" table:style-name="ce1">
            <text:p>0.00994</text:p>
          </table:table-cell>
          <table:table-cell office:value-type="float" office:value="-136.096" table:style-name="ce1">
            <text:p>-136.096</text:p>
          </table:table-cell>
          <table:table-cell table:number-columns-repeated="16375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9419999999999997E-2" table:style-name="ce1">
            <text:p>0.03942</text:p>
          </table:table-cell>
          <table:table-cell office:value-type="float" office:value="44.018999999999998" table:style-name="ce1">
            <text:p>44.019</text:p>
          </table:table-cell>
          <table:table-cell office:value-type="float" office:value="0.103321" table:style-name="ce1">
            <text:p>0.103321</text:p>
          </table:table-cell>
          <table:table-cell office:value-type="float" office:value="-146.55500000000001" table:style-name="ce1">
            <text:p>-146.555</text:p>
          </table:table-cell>
          <table:table-cell office:value-type="float" office:value="1.091E-2" table:style-name="ce1">
            <text:p>0.01091</text:p>
          </table:table-cell>
          <table:table-cell office:value-type="float" office:value="-144.99199999999999" table:style-name="ce1">
            <text:p>-144.992</text:p>
          </table:table-cell>
          <table:table-cell table:number-columns-repeated="16375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9469999999999998E-2" table:style-name="ce1">
            <text:p>0.03947</text:p>
          </table:table-cell>
          <table:table-cell office:value-type="float" office:value="44.015999999999998" table:style-name="ce1">
            <text:p>44.016</text:p>
          </table:table-cell>
          <table:table-cell office:value-type="float" office:value="0.10334" table:style-name="ce1">
            <text:p>0.10334</text:p>
          </table:table-cell>
          <table:table-cell office:value-type="float" office:value="-146.57499999999999" table:style-name="ce1">
            <text:p>-146.575</text:p>
          </table:table-cell>
          <table:table-cell office:value-type="float" office:value="1.1129999999999999E-2" table:style-name="ce1">
            <text:p>0.01113</text:p>
          </table:table-cell>
          <table:table-cell office:value-type="float" office:value="-145.5" table:style-name="ce1">
            <text:p>-145.5</text:p>
          </table:table-cell>
          <table:table-cell table:number-columns-repeated="16375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943E-2" table:style-name="ce1">
            <text:p>0.03943</text:p>
          </table:table-cell>
          <table:table-cell office:value-type="float" office:value="43.981000000000002" table:style-name="ce1">
            <text:p>43.981</text:p>
          </table:table-cell>
          <table:table-cell office:value-type="float" office:value="0.10331799999999999" table:style-name="ce1">
            <text:p>0.103318</text:p>
          </table:table-cell>
          <table:table-cell office:value-type="float" office:value="-146.565" table:style-name="ce1">
            <text:p>-146.565</text:p>
          </table:table-cell>
          <table:table-cell office:value-type="float" office:value="1.141E-2" table:style-name="ce1">
            <text:p>0.01141</text:p>
          </table:table-cell>
          <table:table-cell office:value-type="float" office:value="-144.58699999999999" table:style-name="ce1">
            <text:p>-144.587</text:p>
          </table:table-cell>
          <table:table-cell table:number-columns-repeated="16375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197E-2" table:style-name="ce1">
            <text:p>0.04197</text:p>
          </table:table-cell>
          <table:table-cell office:value-type="float" office:value="40.220999999999997" table:style-name="ce1">
            <text:p>40.221</text:p>
          </table:table-cell>
          <table:table-cell office:value-type="float" office:value="0.103308" table:style-name="ce1">
            <text:p>0.103308</text:p>
          </table:table-cell>
          <table:table-cell office:value-type="float" office:value="-153.76400000000001" table:style-name="ce1">
            <text:p>-153.764</text:p>
          </table:table-cell>
          <table:table-cell office:value-type="float" office:value="1.2330000000000001E-2" table:style-name="ce1">
            <text:p>0.01233</text:p>
          </table:table-cell>
          <table:table-cell office:value-type="float" office:value="-152.82499999999999" table:style-name="ce1">
            <text:p>-152.825</text:p>
          </table:table-cell>
          <table:table-cell table:number-columns-repeated="16375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2029999999999998E-2" table:style-name="ce1">
            <text:p>0.04203</text:p>
          </table:table-cell>
          <table:table-cell office:value-type="float" office:value="40.194000000000003" table:style-name="ce1">
            <text:p>40.194</text:p>
          </table:table-cell>
          <table:table-cell office:value-type="float" office:value="0.103321" table:style-name="ce1">
            <text:p>0.103321</text:p>
          </table:table-cell>
          <table:table-cell office:value-type="float" office:value="-153.77699999999999" table:style-name="ce1">
            <text:p>-153.777</text:p>
          </table:table-cell>
          <table:table-cell office:value-type="float" office:value="1.2540000000000001E-2" table:style-name="ce1">
            <text:p>0.01254</text:p>
          </table:table-cell>
          <table:table-cell office:value-type="float" office:value="-153.32300000000001" table:style-name="ce1">
            <text:p>-153.323</text:p>
          </table:table-cell>
          <table:table-cell table:number-columns-repeated="16375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197E-2" table:style-name="ce1">
            <text:p>0.04197</text:p>
          </table:table-cell>
          <table:table-cell office:value-type="float" office:value="40.216999999999999" table:style-name="ce1">
            <text:p>40.217</text:p>
          </table:table-cell>
          <table:table-cell office:value-type="float" office:value="0.103314" table:style-name="ce1">
            <text:p>0.103314</text:p>
          </table:table-cell>
          <table:table-cell office:value-type="float" office:value="-153.77099999999999" table:style-name="ce1">
            <text:p>-153.771</text:p>
          </table:table-cell>
          <table:table-cell office:value-type="float" office:value="1.281E-2" table:style-name="ce1">
            <text:p>0.01281</text:p>
          </table:table-cell>
          <table:table-cell office:value-type="float" office:value="-152.54499999999999" table:style-name="ce1">
            <text:p>-152.545</text:p>
          </table:table-cell>
          <table:table-cell table:number-columns-repeated="16375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4560000000000002E-2" table:style-name="ce1">
            <text:p>0.04456</text:p>
          </table:table-cell>
          <table:table-cell office:value-type="float" office:value="36.408000000000001" table:style-name="ce1">
            <text:p>36.408</text:p>
          </table:table-cell>
          <table:table-cell office:value-type="float" office:value="0.10333299999999999" table:style-name="ce1">
            <text:p>0.103333</text:p>
          </table:table-cell>
          <table:table-cell office:value-type="float" office:value="-160.94499999999999" table:style-name="ce1">
            <text:p>-160.945</text:p>
          </table:table-cell>
          <table:table-cell office:value-type="float" office:value="1.372E-2" table:style-name="ce1">
            <text:p>0.01372</text:p>
          </table:table-cell>
          <table:table-cell office:value-type="float" office:value="-160.399" table:style-name="ce1">
            <text:p>-160.399</text:p>
          </table:table-cell>
          <table:table-cell table:number-columns-repeated="16375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4609999999999997E-2" table:style-name="ce1">
            <text:p>0.04461</text:p>
          </table:table-cell>
          <table:table-cell office:value-type="float" office:value="36.430999999999997" table:style-name="ce1">
            <text:p>36.431</text:p>
          </table:table-cell>
          <table:table-cell office:value-type="float" office:value="0.10335" table:style-name="ce1">
            <text:p>0.10335</text:p>
          </table:table-cell>
          <table:table-cell office:value-type="float" office:value="-160.95400000000001" table:style-name="ce1">
            <text:p>-160.954</text:p>
          </table:table-cell>
          <table:table-cell office:value-type="float" office:value="1.396E-2" table:style-name="ce1">
            <text:p>0.01396</text:p>
          </table:table-cell>
          <table:table-cell office:value-type="float" office:value="-160.714" table:style-name="ce1">
            <text:p>-160.714</text:p>
          </table:table-cell>
          <table:table-cell table:number-columns-repeated="16375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4540000000000003E-2" table:style-name="ce1">
            <text:p>0.04454</text:p>
          </table:table-cell>
          <table:table-cell office:value-type="float" office:value="36.451000000000001" table:style-name="ce1">
            <text:p>36.451</text:p>
          </table:table-cell>
          <table:table-cell office:value-type="float" office:value="0.103323" table:style-name="ce1">
            <text:p>0.103323</text:p>
          </table:table-cell>
          <table:table-cell office:value-type="float" office:value="-160.946" table:style-name="ce1">
            <text:p>-160.946</text:p>
          </table:table-cell>
          <table:table-cell office:value-type="float" office:value="1.4250000000000001E-2" table:style-name="ce1">
            <text:p>0.01425</text:p>
          </table:table-cell>
          <table:table-cell office:value-type="float" office:value="-159.989" table:style-name="ce1">
            <text:p>-159.989</text:p>
          </table:table-cell>
          <table:table-cell table:number-columns-repeated="16375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7120000000000002E-2" table:style-name="ce1">
            <text:p>0.04712</text:p>
          </table:table-cell>
          <table:table-cell office:value-type="float" office:value="32.671999999999997" table:style-name="ce1">
            <text:p>32.672</text:p>
          </table:table-cell>
          <table:table-cell office:value-type="float" office:value="0.10334699999999999" table:style-name="ce1">
            <text:p>0.103347</text:p>
          </table:table-cell>
          <table:table-cell office:value-type="float" office:value="-168.126" table:style-name="ce1">
            <text:p>-168.126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-167.893" table:style-name="ce1">
            <text:p>-167.893</text:p>
          </table:table-cell>
          <table:table-cell table:number-columns-repeated="16375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7169999999999997E-2" table:style-name="ce1">
            <text:p>0.04717</text:p>
          </table:table-cell>
          <table:table-cell office:value-type="float" office:value="32.698" table:style-name="ce1">
            <text:p>32.698</text:p>
          </table:table-cell>
          <table:table-cell office:value-type="float" office:value="0.103368" table:style-name="ce1">
            <text:p>0.103368</text:p>
          </table:table-cell>
          <table:table-cell office:value-type="float" office:value="-168.136" table:style-name="ce1">
            <text:p>-168.136</text:p>
          </table:table-cell>
          <table:table-cell office:value-type="float" office:value="1.5350000000000001E-2" table:style-name="ce1">
            <text:p>0.01535</text:p>
          </table:table-cell>
          <table:table-cell office:value-type="float" office:value="-168.29499999999999" table:style-name="ce1">
            <text:p>-168.295</text:p>
          </table:table-cell>
          <table:table-cell table:number-columns-repeated="16375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7070000000000001E-2" table:style-name="ce1">
            <text:p>0.04707</text:p>
          </table:table-cell>
          <table:table-cell office:value-type="float" office:value="32.741" table:style-name="ce1">
            <text:p>32.741</text:p>
          </table:table-cell>
          <table:table-cell office:value-type="float" office:value="0.103342" table:style-name="ce1">
            <text:p>0.103342</text:p>
          </table:table-cell>
          <table:table-cell office:value-type="float" office:value="-168.12700000000001" table:style-name="ce1">
            <text:p>-168.127</text:p>
          </table:table-cell>
          <table:table-cell office:value-type="float" office:value="1.562E-2" table:style-name="ce1">
            <text:p>0.01562</text:p>
          </table:table-cell>
          <table:table-cell office:value-type="float" office:value="-167.50800000000001" table:style-name="ce1">
            <text:p>-167.508</text:p>
          </table:table-cell>
          <table:table-cell table:number-columns-repeated="16375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9730000000000003E-2" table:style-name="ce1">
            <text:p>0.04973</text:p>
          </table:table-cell>
          <table:table-cell office:value-type="float" office:value="28.981000000000002" table:style-name="ce1">
            <text:p>28.981</text:p>
          </table:table-cell>
          <table:table-cell office:value-type="float" office:value="0.103325" table:style-name="ce1">
            <text:p>0.103325</text:p>
          </table:table-cell>
          <table:table-cell office:value-type="float" office:value="-175.32900000000001" table:style-name="ce1">
            <text:p>-175.329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-175.31899999999999" table:style-name="ce1">
            <text:p>-175.319</text:p>
          </table:table-cell>
          <table:table-cell table:number-columns-repeated="16375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9730000000000003E-2" table:style-name="ce1">
            <text:p>0.04973</text:p>
          </table:table-cell>
          <table:table-cell office:value-type="float" office:value="29.013999999999999" table:style-name="ce1">
            <text:p>29.014</text:p>
          </table:table-cell>
          <table:table-cell office:value-type="float" office:value="0.103334" table:style-name="ce1">
            <text:p>0.103334</text:p>
          </table:table-cell>
          <table:table-cell office:value-type="float" office:value="-175.34399999999999" table:style-name="ce1">
            <text:p>-175.344</text:p>
          </table:table-cell>
          <table:table-cell office:value-type="float" office:value="1.6750000000000001E-2" table:style-name="ce1">
            <text:p>0.01675</text:p>
          </table:table-cell>
          <table:table-cell office:value-type="float" office:value="-175.578" table:style-name="ce1">
            <text:p>-175.578</text:p>
          </table:table-cell>
          <table:table-cell table:number-columns-repeated="16375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9630000000000001E-2" table:style-name="ce1">
            <text:p>0.04963</text:p>
          </table:table-cell>
          <table:table-cell office:value-type="float" office:value="29.041" table:style-name="ce1">
            <text:p>29.041</text:p>
          </table:table-cell>
          <table:table-cell office:value-type="float" office:value="0.10333199999999999" table:style-name="ce1">
            <text:p>0.103332</text:p>
          </table:table-cell>
          <table:table-cell office:value-type="float" office:value="-175.333" table:style-name="ce1">
            <text:p>-175.333</text:p>
          </table:table-cell>
          <table:table-cell office:value-type="float" office:value="1.702E-2" table:style-name="ce1">
            <text:p>0.01702</text:p>
          </table:table-cell>
          <table:table-cell office:value-type="float" office:value="-174.86" table:style-name="ce1">
            <text:p>-174.86</text:p>
          </table:table-cell>
          <table:table-cell table:number-columns-repeated="16375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2269999999999997E-2" table:style-name="ce1">
            <text:p>0.05227</text:p>
          </table:table-cell>
          <table:table-cell office:value-type="float" office:value="25.356999999999999" table:style-name="ce1">
            <text:p>25.357</text:p>
          </table:table-cell>
          <table:table-cell office:value-type="float" office:value="0.103308" table:style-name="ce1">
            <text:p>0.103308</text:p>
          </table:table-cell>
          <table:table-cell office:value-type="float" office:value="177.46799999999999" table:style-name="ce1">
            <text:p>177.468</text:p>
          </table:table-cell>
          <table:table-cell office:value-type="float" office:value="1.7950000000000001E-2" table:style-name="ce1">
            <text:p>0.01795</text:p>
          </table:table-cell>
          <table:table-cell office:value-type="float" office:value="177.24199999999999" table:style-name="ce1">
            <text:p>177.242</text:p>
          </table:table-cell>
          <table:table-cell table:number-columns-repeated="16375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228E-2" table:style-name="ce1">
            <text:p>0.05228</text:p>
          </table:table-cell>
          <table:table-cell office:value-type="float" office:value="25.33" table:style-name="ce1">
            <text:p>25.33</text:p>
          </table:table-cell>
          <table:table-cell office:value-type="float" office:value="0.10333199999999999" table:style-name="ce1">
            <text:p>0.103332</text:p>
          </table:table-cell>
          <table:table-cell office:value-type="float" office:value="177.45" table:style-name="ce1">
            <text:p>177.45</text:p>
          </table:table-cell>
          <table:table-cell office:value-type="float" office:value="1.823E-2" table:style-name="ce1">
            <text:p>0.01823</text:p>
          </table:table-cell>
          <table:table-cell office:value-type="float" office:value="177.09100000000001" table:style-name="ce1">
            <text:p>177.091</text:p>
          </table:table-cell>
          <table:table-cell table:number-columns-repeated="16375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212E-2" table:style-name="ce1">
            <text:p>0.05212</text:p>
          </table:table-cell>
          <table:table-cell office:value-type="float" office:value="25.36" table:style-name="ce1">
            <text:p>25.36</text:p>
          </table:table-cell>
          <table:table-cell office:value-type="float" office:value="0.103302" table:style-name="ce1">
            <text:p>0.103302</text:p>
          </table:table-cell>
          <table:table-cell office:value-type="float" office:value="177.46199999999999" table:style-name="ce1">
            <text:p>177.462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77.69800000000001" table:style-name="ce1">
            <text:p>177.698</text:p>
          </table:table-cell>
          <table:table-cell table:number-columns-repeated="16375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4829999999999997E-2" table:style-name="ce1">
            <text:p>0.05483</text:p>
          </table:table-cell>
          <table:table-cell office:value-type="float" office:value="21.702999999999999" table:style-name="ce1">
            <text:p>21.703</text:p>
          </table:table-cell>
          <table:table-cell office:value-type="float" office:value="0.103325" table:style-name="ce1">
            <text:p>0.103325</text:p>
          </table:table-cell>
          <table:table-cell office:value-type="float" office:value="170.27" table:style-name="ce1">
            <text:p>170.27</text:p>
          </table:table-cell>
          <table:table-cell office:value-type="float" office:value="1.932E-2" table:style-name="ce1">
            <text:p>0.01932</text:p>
          </table:table-cell>
          <table:table-cell office:value-type="float" office:value="170.095" table:style-name="ce1">
            <text:p>170.095</text:p>
          </table:table-cell>
          <table:table-cell table:number-columns-repeated="16375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4829999999999997E-2" table:style-name="ce1">
            <text:p>0.05483</text:p>
          </table:table-cell>
          <table:table-cell office:value-type="float" office:value="21.704000000000001" table:style-name="ce1">
            <text:p>21.704</text:p>
          </table:table-cell>
          <table:table-cell office:value-type="float" office:value="0.103329" table:style-name="ce1">
            <text:p>0.103329</text:p>
          </table:table-cell>
          <table:table-cell office:value-type="float" office:value="170.251" table:style-name="ce1">
            <text:p>170.251</text:p>
          </table:table-cell>
          <table:table-cell office:value-type="float" office:value="1.9609999999999999E-2" table:style-name="ce1">
            <text:p>0.01961</text:p>
          </table:table-cell>
          <table:table-cell office:value-type="float" office:value="169.91499999999999" table:style-name="ce1">
            <text:p>169.915</text:p>
          </table:table-cell>
          <table:table-cell table:number-columns-repeated="16375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4640000000000001E-2" table:style-name="ce1">
            <text:p>0.05464</text:p>
          </table:table-cell>
          <table:table-cell office:value-type="float" office:value="21.692" table:style-name="ce1">
            <text:p>21.692</text:p>
          </table:table-cell>
          <table:table-cell office:value-type="float" office:value="0.103321" table:style-name="ce1">
            <text:p>0.103321</text:p>
          </table:table-cell>
          <table:table-cell office:value-type="float" office:value="170.26" table:style-name="ce1">
            <text:p>170.26</text:p>
          </table:table-cell>
          <table:table-cell office:value-type="float" office:value="1.9890000000000001E-2" table:style-name="ce1">
            <text:p>0.01989</text:p>
          </table:table-cell>
          <table:table-cell office:value-type="float" office:value="170.54400000000001" table:style-name="ce1">
            <text:p>170.544</text:p>
          </table:table-cell>
          <table:table-cell table:number-columns-repeated="16375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731E-2" table:style-name="ce1">
            <text:p>0.05731</text:p>
          </table:table-cell>
          <table:table-cell office:value-type="float" office:value="18.106000000000002" table:style-name="ce1">
            <text:p>18.106</text:p>
          </table:table-cell>
          <table:table-cell office:value-type="float" office:value="0.103299" table:style-name="ce1">
            <text:p>0.103299</text:p>
          </table:table-cell>
          <table:table-cell office:value-type="float" office:value="163.072" table:style-name="ce1">
            <text:p>163.072</text:p>
          </table:table-cell>
          <table:table-cell office:value-type="float" office:value="2.086E-2" table:style-name="ce1">
            <text:p>0.02086</text:p>
          </table:table-cell>
          <table:table-cell office:value-type="float" office:value="162.911" table:style-name="ce1">
            <text:p>162.911</text:p>
          </table:table-cell>
          <table:table-cell table:number-columns-repeated="16375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31E-2" table:style-name="ce1">
            <text:p>0.05731</text:p>
          </table:table-cell>
          <table:table-cell office:value-type="float" office:value="18.055" table:style-name="ce1">
            <text:p>18.055</text:p>
          </table:table-cell>
          <table:table-cell office:value-type="float" office:value="0.10331899999999999" table:style-name="ce1">
            <text:p>0.103319</text:p>
          </table:table-cell>
          <table:table-cell office:value-type="float" office:value="163.05799999999999" table:style-name="ce1">
            <text:p>163.058</text:p>
          </table:table-cell>
          <table:table-cell office:value-type="float" office:value="2.1129999999999999E-2" table:style-name="ce1">
            <text:p>0.02113</text:p>
          </table:table-cell>
          <table:table-cell office:value-type="float" office:value="162.88" table:style-name="ce1">
            <text:p>162.88</text:p>
          </table:table-cell>
          <table:table-cell table:number-columns-repeated="16375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7110000000000001E-2" table:style-name="ce1">
            <text:p>0.05711</text:p>
          </table:table-cell>
          <table:table-cell office:value-type="float" office:value="18.045999999999999" table:style-name="ce1">
            <text:p>18.046</text:p>
          </table:table-cell>
          <table:table-cell office:value-type="float" office:value="0.1033" table:style-name="ce1">
            <text:p>0.1033</text:p>
          </table:table-cell>
          <table:table-cell office:value-type="float" office:value="163.06" table:style-name="ce1">
            <text:p>163.06</text:p>
          </table:table-cell>
          <table:table-cell office:value-type="float" office:value="2.1420000000000002E-2" table:style-name="ce1">
            <text:p>0.02142</text:p>
          </table:table-cell>
          <table:table-cell office:value-type="float" office:value="163.46100000000001" table:style-name="ce1">
            <text:p>163.461</text:p>
          </table:table-cell>
          <table:table-cell table:number-columns-repeated="16375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9799999999999999E-2" table:style-name="ce1">
            <text:p>0.0598</text:p>
          </table:table-cell>
          <table:table-cell office:value-type="float" office:value="14.542" table:style-name="ce1">
            <text:p>14.542</text:p>
          </table:table-cell>
          <table:table-cell office:value-type="float" office:value="0.10326100000000001" table:style-name="ce1">
            <text:p>0.103261</text:p>
          </table:table-cell>
          <table:table-cell office:value-type="float" office:value="155.86799999999999" table:style-name="ce1">
            <text:p>155.868</text:p>
          </table:table-cell>
          <table:table-cell office:value-type="float" office:value="2.2210000000000001E-2" table:style-name="ce1">
            <text:p>0.02221</text:p>
          </table:table-cell>
          <table:table-cell office:value-type="float" office:value="156.11500000000001" table:style-name="ce1">
            <text:p>156.115</text:p>
          </table:table-cell>
          <table:table-cell table:number-columns-repeated="16375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9819999999999998E-2" table:style-name="ce1">
            <text:p>0.05982</text:p>
          </table:table-cell>
          <table:table-cell office:value-type="float" office:value="14.478999999999999" table:style-name="ce1">
            <text:p>14.479</text:p>
          </table:table-cell>
          <table:table-cell office:value-type="float" office:value="0.103283" table:style-name="ce1">
            <text:p>0.103283</text:p>
          </table:table-cell>
          <table:table-cell office:value-type="float" office:value="155.851" table:style-name="ce1">
            <text:p>155.851</text:p>
          </table:table-cell>
          <table:table-cell office:value-type="float" office:value="2.2519999999999998E-2" table:style-name="ce1">
            <text:p>0.02252</text:p>
          </table:table-cell>
          <table:table-cell office:value-type="float" office:value="156.065" table:style-name="ce1">
            <text:p>156.065</text:p>
          </table:table-cell>
          <table:table-cell table:number-columns-repeated="16375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9589999999999997E-2" table:style-name="ce1">
            <text:p>0.05959</text:p>
          </table:table-cell>
          <table:table-cell office:value-type="float" office:value="14.438000000000001" table:style-name="ce1">
            <text:p>14.438</text:p>
          </table:table-cell>
          <table:table-cell office:value-type="float" office:value="0.10326399999999999" table:style-name="ce1">
            <text:p>0.103264</text:p>
          </table:table-cell>
          <table:table-cell office:value-type="float" office:value="155.858" table:style-name="ce1">
            <text:p>155.858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156.678" table:style-name="ce1">
            <text:p>156.678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10.999000000000001" table:style-name="ce1">
            <text:p>10.999</text:p>
          </table:table-cell>
          <table:table-cell office:value-type="float" office:value="0.10326200000000001" table:style-name="ce1">
            <text:p>0.103262</text:p>
          </table:table-cell>
          <table:table-cell office:value-type="float" office:value="148.65799999999999" table:style-name="ce1">
            <text:p>148.658</text:p>
          </table:table-cell>
          <table:table-cell office:value-type="float" office:value="2.3619999999999999E-2" table:style-name="ce1">
            <text:p>0.02362</text:p>
          </table:table-cell>
          <table:table-cell office:value-type="float" office:value="149.32900000000001" table:style-name="ce1">
            <text:p>149.32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2239999999999997E-2" table:style-name="ce1">
            <text:p>0.06224</text:p>
          </table:table-cell>
          <table:table-cell office:value-type="float" office:value="10.917999999999999" table:style-name="ce1">
            <text:p>10.918</text:p>
          </table:table-cell>
          <table:table-cell office:value-type="float" office:value="0.103283" table:style-name="ce1">
            <text:p>0.103283</text:p>
          </table:table-cell>
          <table:table-cell office:value-type="float" office:value="148.64500000000001" table:style-name="ce1">
            <text:p>148.645</text:p>
          </table:table-cell>
          <table:table-cell office:value-type="float" office:value="2.3910000000000001E-2" table:style-name="ce1">
            <text:p>0.02391</text:p>
          </table:table-cell>
          <table:table-cell office:value-type="float" office:value="149.29499999999999" table:style-name="ce1">
            <text:p>149.29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2010000000000003E-2" table:style-name="ce1">
            <text:p>0.06201</text:p>
          </table:table-cell>
          <table:table-cell office:value-type="float" office:value="10.851000000000001" table:style-name="ce1">
            <text:p>10.851</text:p>
          </table:table-cell>
          <table:table-cell office:value-type="float" office:value="0.103253" table:style-name="ce1">
            <text:p>0.103253</text:p>
          </table:table-cell>
          <table:table-cell office:value-type="float" office:value="148.654" table:style-name="ce1">
            <text:p>148.654</text:p>
          </table:table-cell>
          <table:table-cell office:value-type="float" office:value="2.4199999999999999E-2" table:style-name="ce1">
            <text:p>0.0242</text:p>
          </table:table-cell>
          <table:table-cell office:value-type="float" office:value="149.86099999999999" table:style-name="ce1">
            <text:p>149.861</text:p>
          </table:table-cell>
          <table:table-cell table:number-columns-repeated="16375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4610000000000001E-2" table:style-name="ce1">
            <text:p>0.06461</text:p>
          </table:table-cell>
          <table:table-cell office:value-type="float" office:value="7.4630000000000001" table:style-name="ce1">
            <text:p>7.463</text:p>
          </table:table-cell>
          <table:table-cell office:value-type="float" office:value="0.103283" table:style-name="ce1">
            <text:p>0.103283</text:p>
          </table:table-cell>
          <table:table-cell office:value-type="float" office:value="141.43" table:style-name="ce1">
            <text:p>141.43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142.221" table:style-name="ce1">
            <text:p>142.221</text:p>
          </table:table-cell>
          <table:table-cell table:number-columns-repeated="16375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4680000000000001E-2" table:style-name="ce1">
            <text:p>0.06468</text:p>
          </table:table-cell>
          <table:table-cell office:value-type="float" office:value="7.391" table:style-name="ce1">
            <text:p>7.391</text:p>
          </table:table-cell>
          <table:table-cell office:value-type="float" office:value="0.103293" table:style-name="ce1">
            <text:p>0.103293</text:p>
          </table:table-cell>
          <table:table-cell office:value-type="float" office:value="141.41800000000001" table:style-name="ce1">
            <text:p>141.418</text:p>
          </table:table-cell>
          <table:table-cell office:value-type="float" office:value="2.5260000000000001E-2" table:style-name="ce1">
            <text:p>0.02526</text:p>
          </table:table-cell>
          <table:table-cell office:value-type="float" office:value="142.30199999999999" table:style-name="ce1">
            <text:p>142.302</text:p>
          </table:table-cell>
          <table:table-cell table:number-columns-repeated="16375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4430000000000001E-2" table:style-name="ce1">
            <text:p>0.06443</text:p>
          </table:table-cell>
          <table:table-cell office:value-type="float" office:value="7.31" table:style-name="ce1">
            <text:p>7.31</text:p>
          </table:table-cell>
          <table:table-cell office:value-type="float" office:value="0.103279" table:style-name="ce1">
            <text:p>0.103279</text:p>
          </table:table-cell>
          <table:table-cell office:value-type="float" office:value="141.423" table:style-name="ce1">
            <text:p>141.423</text:p>
          </table:table-cell>
          <table:table-cell office:value-type="float" office:value="2.5530000000000001E-2" table:style-name="ce1">
            <text:p>0.02553</text:p>
          </table:table-cell>
          <table:table-cell office:value-type="float" office:value="142.84200000000001" table:style-name="ce1">
            <text:p>142.842</text:p>
          </table:table-cell>
          <table:table-cell table:number-columns-repeated="16375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6900000000000001E-2" table:style-name="ce1">
            <text:p>0.0669</text:p>
          </table:table-cell>
          <table:table-cell office:value-type="float" office:value="3.9430000000000001" table:style-name="ce1">
            <text:p>3.943</text:p>
          </table:table-cell>
          <table:table-cell office:value-type="float" office:value="0.10324" table:style-name="ce1">
            <text:p>0.10324</text:p>
          </table:table-cell>
          <table:table-cell office:value-type="float" office:value="134.22999999999999" table:style-name="ce1">
            <text:p>134.23</text:p>
          </table:table-cell>
          <table:table-cell office:value-type="float" office:value="2.63E-2" table:style-name="ce1">
            <text:p>0.0263</text:p>
          </table:table-cell>
          <table:table-cell office:value-type="float" office:value="135.41300000000001" table:style-name="ce1">
            <text:p>135.413</text:p>
          </table:table-cell>
          <table:table-cell table:number-columns-repeated="16375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6970000000000002E-2" table:style-name="ce1">
            <text:p>0.06697</text:p>
          </table:table-cell>
          <table:table-cell office:value-type="float" office:value="3.87" table:style-name="ce1">
            <text:p>3.87</text:p>
          </table:table-cell>
          <table:table-cell office:value-type="float" office:value="0.103259" table:style-name="ce1">
            <text:p>0.103259</text:p>
          </table:table-cell>
          <table:table-cell office:value-type="float" office:value="134.215" table:style-name="ce1">
            <text:p>134.215</text:p>
          </table:table-cell>
          <table:table-cell office:value-type="float" office:value="2.6589999999999999E-2" table:style-name="ce1">
            <text:p>0.02659</text:p>
          </table:table-cell>
          <table:table-cell office:value-type="float" office:value="135.458" table:style-name="ce1">
            <text:p>135.458</text:p>
          </table:table-cell>
          <table:table-cell table:number-columns-repeated="16375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6729999999999998E-2" table:style-name="ce1">
            <text:p>0.06673</text:p>
          </table:table-cell>
          <table:table-cell office:value-type="float" office:value="3.7730000000000001" table:style-name="ce1">
            <text:p>3.773</text:p>
          </table:table-cell>
          <table:table-cell office:value-type="float" office:value="0.10323599999999999" table:style-name="ce1">
            <text:p>0.103236</text:p>
          </table:table-cell>
          <table:table-cell office:value-type="float" office:value="134.226" table:style-name="ce1">
            <text:p>134.226</text:p>
          </table:table-cell>
          <table:table-cell office:value-type="float" office:value="2.69E-2" table:style-name="ce1">
            <text:p>0.0269</text:p>
          </table:table-cell>
          <table:table-cell office:value-type="float" office:value="135.99" table:style-name="ce1">
            <text:p>135.99</text:p>
          </table:table-cell>
          <table:table-cell table:number-columns-repeated="16375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9169999999999995E-2" table:style-name="ce1">
            <text:p>0.06917</text:p>
          </table:table-cell>
          <table:table-cell office:value-type="float" office:value="0.41699999999999998" table:style-name="ce1">
            <text:p>0.417</text:p>
          </table:table-cell>
          <table:table-cell office:value-type="float" office:value="0.103259" table:style-name="ce1">
            <text:p>0.103259</text:p>
          </table:table-cell>
          <table:table-cell office:value-type="float" office:value="127.012" table:style-name="ce1">
            <text:p>127.012</text:p>
          </table:table-cell>
          <table:table-cell office:value-type="float" office:value="2.7699999999999999E-2" table:style-name="ce1">
            <text:p>0.0277</text:p>
          </table:table-cell>
          <table:table-cell office:value-type="float" office:value="128.453" table:style-name="ce1">
            <text:p>128.453</text:p>
          </table:table-cell>
          <table:table-cell table:number-columns-repeated="16375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9260000000000002E-2" table:style-name="ce1">
            <text:p>0.06926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0.103269" table:style-name="ce1">
            <text:p>0.103269</text:p>
          </table:table-cell>
          <table:table-cell office:value-type="float" office:value="127.003" table:style-name="ce1">
            <text:p>127.003</text:p>
          </table:table-cell>
          <table:table-cell office:value-type="float" office:value="2.7969999999999998E-2" table:style-name="ce1">
            <text:p>0.02797</text:p>
          </table:table-cell>
          <table:table-cell office:value-type="float" office:value="128.554" table:style-name="ce1">
            <text:p>128.554</text:p>
          </table:table-cell>
          <table:table-cell table:number-columns-repeated="16375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9010000000000002E-2" table:style-name="ce1">
            <text:p>0.06901</text:p>
          </table:table-cell>
          <table:table-cell office:value-type="float" office:value="0.253" table:style-name="ce1">
            <text:p>0.253</text:p>
          </table:table-cell>
          <table:table-cell office:value-type="float" office:value="0.103242" table:style-name="ce1">
            <text:p>0.103242</text:p>
          </table:table-cell>
          <table:table-cell office:value-type="float" office:value="127.009" table:style-name="ce1">
            <text:p>127.009</text:p>
          </table:table-cell>
          <table:table-cell office:value-type="float" office:value="2.8320000000000001E-2" table:style-name="ce1">
            <text:p>0.02832</text:p>
          </table:table-cell>
          <table:table-cell office:value-type="float" office:value="129.06100000000001" table:style-name="ce1">
            <text:p>129.061</text:p>
          </table:table-cell>
          <table:table-cell table:number-columns-repeated="16375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1370000000000003E-2" table:style-name="ce1">
            <text:p>0.07137</text:p>
          </table:table-cell>
          <table:table-cell office:value-type="float" office:value="-3.0430000000000001" table:style-name="ce1">
            <text:p>-3.043</text:p>
          </table:table-cell>
          <table:table-cell office:value-type="float" office:value="0.10326100000000001" table:style-name="ce1">
            <text:p>0.103261</text:p>
          </table:table-cell>
          <table:table-cell office:value-type="float" office:value="119.801" table:style-name="ce1">
            <text:p>119.801</text:p>
          </table:table-cell>
          <table:table-cell office:value-type="float" office:value="2.903E-2" table:style-name="ce1">
            <text:p>0.02903</text:p>
          </table:table-cell>
          <table:table-cell office:value-type="float" office:value="121.663" table:style-name="ce1">
            <text:p>121.663</text:p>
          </table:table-cell>
          <table:table-cell table:number-columns-repeated="16375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145E-2" table:style-name="ce1">
            <text:p>0.07145</text:p>
          </table:table-cell>
          <table:table-cell office:value-type="float" office:value="-3.0819999999999999" table:style-name="ce1">
            <text:p>-3.082</text:p>
          </table:table-cell>
          <table:table-cell office:value-type="float" office:value="0.10327600000000001" table:style-name="ce1">
            <text:p>0.103276</text:p>
          </table:table-cell>
          <table:table-cell office:value-type="float" office:value="119.795" table:style-name="ce1">
            <text:p>119.795</text:p>
          </table:table-cell>
          <table:table-cell office:value-type="float" office:value="2.93E-2" table:style-name="ce1">
            <text:p>0.0293</text:p>
          </table:table-cell>
          <table:table-cell office:value-type="float" office:value="121.798" table:style-name="ce1">
            <text:p>121.798</text:p>
          </table:table-cell>
          <table:table-cell table:number-columns-repeated="16375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1209999999999996E-2" table:style-name="ce1">
            <text:p>0.07121</text:p>
          </table:table-cell>
          <table:table-cell office:value-type="float" office:value="-3.2309999999999999" table:style-name="ce1">
            <text:p>-3.231</text:p>
          </table:table-cell>
          <table:table-cell office:value-type="float" office:value="0.10324" table:style-name="ce1">
            <text:p>0.10324</text:p>
          </table:table-cell>
          <table:table-cell office:value-type="float" office:value="119.798" table:style-name="ce1">
            <text:p>119.798</text:p>
          </table:table-cell>
          <table:table-cell office:value-type="float" office:value="2.963E-2" table:style-name="ce1">
            <text:p>0.02963</text:p>
          </table:table-cell>
          <table:table-cell office:value-type="float" office:value="122.31" table:style-name="ce1">
            <text:p>122.31</text:p>
          </table:table-cell>
          <table:table-cell table:number-columns-repeated="16375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3499999999999996E-2" table:style-name="ce1">
            <text:p>0.0735</text:p>
          </table:table-cell>
          <table:table-cell office:value-type="float" office:value="-6.5060000000000002" table:style-name="ce1">
            <text:p>-6.506</text:p>
          </table:table-cell>
          <table:table-cell office:value-type="float" office:value="0.10324800000000001" table:style-name="ce1">
            <text:p>0.103248</text:p>
          </table:table-cell>
          <table:table-cell office:value-type="float" office:value="112.55200000000001" table:style-name="ce1">
            <text:p>112.552</text:p>
          </table:table-cell>
          <table:table-cell office:value-type="float" office:value="3.0429999999999999E-2" table:style-name="ce1">
            <text:p>0.03043</text:p>
          </table:table-cell>
          <table:table-cell office:value-type="float" office:value="115.015" table:style-name="ce1">
            <text:p>115.015</text:p>
          </table:table-cell>
          <table:table-cell table:number-columns-repeated="16375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3580000000000007E-2" table:style-name="ce1">
            <text:p>0.07358</text:p>
          </table:table-cell>
          <table:table-cell office:value-type="float" office:value="-6.508" table:style-name="ce1">
            <text:p>-6.508</text:p>
          </table:table-cell>
          <table:table-cell office:value-type="float" office:value="0.103267" table:style-name="ce1">
            <text:p>0.103267</text:p>
          </table:table-cell>
          <table:table-cell office:value-type="float" office:value="112.538" table:style-name="ce1">
            <text:p>112.538</text:p>
          </table:table-cell>
          <table:table-cell office:value-type="float" office:value="3.0679999999999999E-2" table:style-name="ce1">
            <text:p>0.03068</text:p>
          </table:table-cell>
          <table:table-cell office:value-type="float" office:value="115.11" table:style-name="ce1">
            <text:p>115.11</text:p>
          </table:table-cell>
          <table:table-cell table:number-columns-repeated="16375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3340000000000002E-2" table:style-name="ce1">
            <text:p>0.07334</text:p>
          </table:table-cell>
          <table:table-cell office:value-type="float" office:value="-6.6840000000000002" table:style-name="ce1">
            <text:p>-6.684</text:p>
          </table:table-cell>
          <table:table-cell office:value-type="float" office:value="0.10323599999999999" table:style-name="ce1">
            <text:p>0.103236</text:p>
          </table:table-cell>
          <table:table-cell office:value-type="float" office:value="112.551" table:style-name="ce1">
            <text:p>112.551</text:p>
          </table:table-cell>
          <table:table-cell office:value-type="float" office:value="3.1029999999999999E-2" table:style-name="ce1">
            <text:p>0.03103</text:p>
          </table:table-cell>
          <table:table-cell office:value-type="float" office:value="115.663" table:style-name="ce1">
            <text:p>115.663</text:p>
          </table:table-cell>
          <table:table-cell table:number-columns-repeated="16375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5539999999999996E-2" table:style-name="ce1">
            <text:p>0.07554</text:p>
          </table:table-cell>
          <table:table-cell office:value-type="float" office:value="-9.8870000000000005" table:style-name="ce1">
            <text:p>-9.887</text:p>
          </table:table-cell>
          <table:table-cell office:value-type="float" office:value="0.103256" table:style-name="ce1">
            <text:p>0.103256</text:p>
          </table:table-cell>
          <table:table-cell office:value-type="float" office:value="105.348" table:style-name="ce1">
            <text:p>105.348</text:p>
          </table:table-cell>
          <table:table-cell office:value-type="float" office:value="3.1699999999999999E-2" table:style-name="ce1">
            <text:p>0.0317</text:p>
          </table:table-cell>
          <table:table-cell office:value-type="float" office:value="108.42700000000001" table:style-name="ce1">
            <text:p>108.427</text:p>
          </table:table-cell>
          <table:table-cell table:number-columns-repeated="16375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5609999999999997E-2" table:style-name="ce1">
            <text:p>0.07561</text:p>
          </table:table-cell>
          <table:table-cell office:value-type="float" office:value="-9.9220000000000006" table:style-name="ce1">
            <text:p>-9.922</text:p>
          </table:table-cell>
          <table:table-cell office:value-type="float" office:value="0.10326399999999999" table:style-name="ce1">
            <text:p>0.103264</text:p>
          </table:table-cell>
          <table:table-cell office:value-type="float" office:value="105.333" table:style-name="ce1">
            <text:p>105.333</text:p>
          </table:table-cell>
          <table:table-cell office:value-type="float" office:value="3.1949999999999999E-2" table:style-name="ce1">
            <text:p>0.03195</text:p>
          </table:table-cell>
          <table:table-cell office:value-type="float" office:value="108.54" table:style-name="ce1">
            <text:p>108.54</text:p>
          </table:table-cell>
          <table:table-cell table:number-columns-repeated="16375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5370000000000006E-2" table:style-name="ce1">
            <text:p>0.07537</text:p>
          </table:table-cell>
          <table:table-cell office:value-type="float" office:value="-10.090999999999999" table:style-name="ce1">
            <text:p>-10.091</text:p>
          </table:table-cell>
          <table:table-cell office:value-type="float" office:value="0.10323599999999999" table:style-name="ce1">
            <text:p>0.103236</text:p>
          </table:table-cell>
          <table:table-cell office:value-type="float" office:value="105.336" table:style-name="ce1">
            <text:p>105.336</text:p>
          </table:table-cell>
          <table:table-cell office:value-type="float" office:value="3.2300000000000002E-2" table:style-name="ce1">
            <text:p>0.0323</text:p>
          </table:table-cell>
          <table:table-cell office:value-type="float" office:value="109.092" table:style-name="ce1">
            <text:p>109.092</text:p>
          </table:table-cell>
          <table:table-cell table:number-columns-repeated="16375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7469999999999997E-2" table:style-name="ce1">
            <text:p>0.07747</text:p>
          </table:table-cell>
          <table:table-cell office:value-type="float" office:value="-13.279" table:style-name="ce1">
            <text:p>-13.279</text:p>
          </table:table-cell>
          <table:table-cell office:value-type="float" office:value="0.103191" table:style-name="ce1">
            <text:p>0.103191</text:p>
          </table:table-cell>
          <table:table-cell office:value-type="float" office:value="98.147000000000006" table:style-name="ce1">
            <text:p>98.147</text:p>
          </table:table-cell>
          <table:table-cell office:value-type="float" office:value="3.2930000000000001E-2" table:style-name="ce1">
            <text:p>0.03293</text:p>
          </table:table-cell>
          <table:table-cell office:value-type="float" office:value="101.935" table:style-name="ce1">
            <text:p>101.935</text:p>
          </table:table-cell>
          <table:table-cell table:number-columns-repeated="16375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7539999999999998E-2" table:style-name="ce1">
            <text:p>0.07754</text:p>
          </table:table-cell>
          <table:table-cell office:value-type="float" office:value="-13.311999999999999" table:style-name="ce1">
            <text:p>-13.312</text:p>
          </table:table-cell>
          <table:table-cell office:value-type="float" office:value="0.103213" table:style-name="ce1">
            <text:p>0.103213</text:p>
          </table:table-cell>
          <table:table-cell office:value-type="float" office:value="98.126999999999995" table:style-name="ce1">
            <text:p>98.127</text:p>
          </table:table-cell>
          <table:table-cell office:value-type="float" office:value="3.3160000000000002E-2" table:style-name="ce1">
            <text:p>0.03316</text:p>
          </table:table-cell>
          <table:table-cell office:value-type="float" office:value="102.009" table:style-name="ce1">
            <text:p>102.009</text:p>
          </table:table-cell>
          <table:table-cell table:number-columns-repeated="16375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7289999999999998E-2" table:style-name="ce1">
            <text:p>0.07729</text:p>
          </table:table-cell>
          <table:table-cell office:value-type="float" office:value="-13.497" table:style-name="ce1">
            <text:p>-13.497</text:p>
          </table:table-cell>
          <table:table-cell office:value-type="float" office:value="0.103184" table:style-name="ce1">
            <text:p>0.103184</text:p>
          </table:table-cell>
          <table:table-cell office:value-type="float" office:value="98.138999999999996" table:style-name="ce1">
            <text:p>98.139</text:p>
          </table:table-cell>
          <table:table-cell office:value-type="float" office:value="3.3529999999999997E-2" table:style-name="ce1">
            <text:p>0.03353</text:p>
          </table:table-cell>
          <table:table-cell office:value-type="float" office:value="102.616" table:style-name="ce1">
            <text:p>102.616</text:p>
          </table:table-cell>
          <table:table-cell table:number-columns-repeated="16375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9289999999999999E-2" table:style-name="ce1">
            <text:p>0.07929</text:p>
          </table:table-cell>
          <table:table-cell office:value-type="float" office:value="-16.654" table:style-name="ce1">
            <text:p>-16.654</text:p>
          </table:table-cell>
          <table:table-cell office:value-type="float" office:value="0.103198" table:style-name="ce1">
            <text:p>0.103198</text:p>
          </table:table-cell>
          <table:table-cell office:value-type="float" office:value="90.902000000000001" table:style-name="ce1">
            <text:p>90.902</text:p>
          </table:table-cell>
          <table:table-cell office:value-type="float" office:value="3.406E-2" table:style-name="ce1">
            <text:p>0.03406</text:p>
          </table:table-cell>
          <table:table-cell office:value-type="float" office:value="95.320999999999998" table:style-name="ce1">
            <text:p>95.321</text:p>
          </table:table-cell>
          <table:table-cell table:number-columns-repeated="16375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9369999999999996E-2" table:style-name="ce1">
            <text:p>0.07937</text:p>
          </table:table-cell>
          <table:table-cell office:value-type="float" office:value="-16.7" table:style-name="ce1">
            <text:p>-16.7</text:p>
          </table:table-cell>
          <table:table-cell office:value-type="float" office:value="0.103225" table:style-name="ce1">
            <text:p>0.103225</text:p>
          </table:table-cell>
          <table:table-cell office:value-type="float" office:value="90.888999999999996" table:style-name="ce1">
            <text:p>90.889</text:p>
          </table:table-cell>
          <table:table-cell office:value-type="float" office:value="3.4290000000000001E-2" table:style-name="ce1">
            <text:p>0.03429</text:p>
          </table:table-cell>
          <table:table-cell office:value-type="float" office:value="95.388000000000005" table:style-name="ce1">
            <text:p>95.388</text:p>
          </table:table-cell>
          <table:table-cell table:number-columns-repeated="16375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9149999999999998E-2" table:style-name="ce1">
            <text:p>0.07915</text:p>
          </table:table-cell>
          <table:table-cell office:value-type="float" office:value="-16.882999999999999" table:style-name="ce1">
            <text:p>-16.883</text:p>
          </table:table-cell>
          <table:table-cell office:value-type="float" office:value="0.103197" table:style-name="ce1">
            <text:p>0.103197</text:p>
          </table:table-cell>
          <table:table-cell office:value-type="float" office:value="90.9" table:style-name="ce1">
            <text:p>90.9</text:p>
          </table:table-cell>
          <table:table-cell office:value-type="float" office:value="3.4669999999999999E-2" table:style-name="ce1">
            <text:p>0.03467</text:p>
          </table:table-cell>
          <table:table-cell office:value-type="float" office:value="95.981999999999999" table:style-name="ce1">
            <text:p>95.982</text:p>
          </table:table-cell>
          <table:table-cell table:number-columns-repeated="16375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1059999999999993E-2" table:style-name="ce1">
            <text:p>0.08106</text:p>
          </table:table-cell>
          <table:table-cell office:value-type="float" office:value="-19.986999999999998" table:style-name="ce1">
            <text:p>-19.987</text:p>
          </table:table-cell>
          <table:table-cell office:value-type="float" office:value="0.10317999999999999" table:style-name="ce1">
            <text:p>0.10318</text:p>
          </table:table-cell>
          <table:table-cell office:value-type="float" office:value="83.67" table:style-name="ce1">
            <text:p>83.67</text:p>
          </table:table-cell>
          <table:table-cell office:value-type="float" office:value="3.5150000000000001E-2" table:style-name="ce1">
            <text:p>0.03515</text:p>
          </table:table-cell>
          <table:table-cell office:value-type="float" office:value="88.85" table:style-name="ce1">
            <text:p>88.85</text:p>
          </table:table-cell>
          <table:table-cell table:number-columns-repeated="16375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115E-2" table:style-name="ce1">
            <text:p>0.08115</text:p>
          </table:table-cell>
          <table:table-cell office:value-type="float" office:value="-20.033999999999999" table:style-name="ce1">
            <text:p>-20.034</text:p>
          </table:table-cell>
          <table:table-cell office:value-type="float" office:value="0.103187" table:style-name="ce1">
            <text:p>0.103187</text:p>
          </table:table-cell>
          <table:table-cell office:value-type="float" office:value="83.653000000000006" table:style-name="ce1">
            <text:p>83.653</text:p>
          </table:table-cell>
          <table:table-cell office:value-type="float" office:value="3.5369999999999999E-2" table:style-name="ce1">
            <text:p>0.03537</text:p>
          </table:table-cell>
          <table:table-cell office:value-type="float" office:value="88.878" table:style-name="ce1">
            <text:p>88.878</text:p>
          </table:table-cell>
          <table:table-cell table:number-columns-repeated="16375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0920000000000006E-2" table:style-name="ce1">
            <text:p>0.08092</text:p>
          </table:table-cell>
          <table:table-cell office:value-type="float" office:value="-20.231999999999999" table:style-name="ce1">
            <text:p>-20.232</text:p>
          </table:table-cell>
          <table:table-cell office:value-type="float" office:value="0.10316500000000001" table:style-name="ce1">
            <text:p>0.103165</text:p>
          </table:table-cell>
          <table:table-cell office:value-type="float" office:value="83.664000000000001" table:style-name="ce1">
            <text:p>83.664</text:p>
          </table:table-cell>
          <table:table-cell office:value-type="float" office:value="3.576E-2" table:style-name="ce1">
            <text:p>0.03576</text:p>
          </table:table-cell>
          <table:table-cell office:value-type="float" office:value="89.510999999999996" table:style-name="ce1">
            <text:p>89.51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2610000000000003E-2" table:style-name="ce1">
            <text:p>0.08261</text:p>
          </table:table-cell>
          <table:table-cell office:value-type="float" office:value="-23.274999999999999" table:style-name="ce1">
            <text:p>-23.275</text:p>
          </table:table-cell>
          <table:table-cell office:value-type="float" office:value="0.103174" table:style-name="ce1">
            <text:p>0.103174</text:p>
          </table:table-cell>
          <table:table-cell office:value-type="float" office:value="76.453000000000003" table:style-name="ce1">
            <text:p>76.453</text:p>
          </table:table-cell>
          <table:table-cell office:value-type="float" office:value="3.6209999999999999E-2" table:style-name="ce1">
            <text:p>0.03621</text:p>
          </table:table-cell>
          <table:table-cell office:value-type="float" office:value="82.215999999999994" table:style-name="ce1">
            <text:p>82.216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2729999999999998E-2" table:style-name="ce1">
            <text:p>0.08273</text:p>
          </table:table-cell>
          <table:table-cell office:value-type="float" office:value="-23.327999999999999" table:style-name="ce1">
            <text:p>-23.328</text:p>
          </table:table-cell>
          <table:table-cell office:value-type="float" office:value="0.103198" table:style-name="ce1">
            <text:p>0.103198</text:p>
          </table:table-cell>
          <table:table-cell office:value-type="float" office:value="76.433999999999997" table:style-name="ce1">
            <text:p>76.434</text:p>
          </table:table-cell>
          <table:table-cell office:value-type="float" office:value="3.644E-2" table:style-name="ce1">
            <text:p>0.03644</text:p>
          </table:table-cell>
          <table:table-cell office:value-type="float" office:value="82.269000000000005" table:style-name="ce1">
            <text:p>82.26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-23.556000000000001" table:style-name="ce1">
            <text:p>-23.556</text:p>
          </table:table-cell>
          <table:table-cell office:value-type="float" office:value="0.10316699999999999" table:style-name="ce1">
            <text:p>0.103167</text:p>
          </table:table-cell>
          <table:table-cell office:value-type="float" office:value="76.450999999999993" table:style-name="ce1">
            <text:p>76.451</text:p>
          </table:table-cell>
          <table:table-cell office:value-type="float" office:value="3.6830000000000002E-2" table:style-name="ce1">
            <text:p>0.03683</text:p>
          </table:table-cell>
          <table:table-cell office:value-type="float" office:value="82.927999999999997" table:style-name="ce1">
            <text:p>82.928</text:p>
          </table:table-cell>
          <table:table-cell table:number-columns-repeated="16375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4040000000000004E-2" table:style-name="ce1">
            <text:p>0.08404</text:p>
          </table:table-cell>
          <table:table-cell office:value-type="float" office:value="-26.555" table:style-name="ce1">
            <text:p>-26.555</text:p>
          </table:table-cell>
          <table:table-cell office:value-type="float" office:value="0.10313700000000001" table:style-name="ce1">
            <text:p>0.103137</text:p>
          </table:table-cell>
          <table:table-cell office:value-type="float" office:value="69.236999999999995" table:style-name="ce1">
            <text:p>69.237</text:p>
          </table:table-cell>
          <table:table-cell office:value-type="float" office:value="3.721E-2" table:style-name="ce1">
            <text:p>0.03721</text:p>
          </table:table-cell>
          <table:table-cell office:value-type="float" office:value="75.897999999999996" table:style-name="ce1">
            <text:p>75.898</text:p>
          </table:table-cell>
          <table:table-cell table:number-columns-repeated="16375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4199999999999997E-2" table:style-name="ce1">
            <text:p>0.0842</text:p>
          </table:table-cell>
          <table:table-cell office:value-type="float" office:value="-26.594999999999999" table:style-name="ce1">
            <text:p>-26.595</text:p>
          </table:table-cell>
          <table:table-cell office:value-type="float" office:value="0.10315100000000001" table:style-name="ce1">
            <text:p>0.103151</text:p>
          </table:table-cell>
          <table:table-cell office:value-type="float" office:value="69.227000000000004" table:style-name="ce1">
            <text:p>69.227</text:p>
          </table:table-cell>
          <table:table-cell office:value-type="float" office:value="3.7440000000000001E-2" table:style-name="ce1">
            <text:p>0.03744</text:p>
          </table:table-cell>
          <table:table-cell office:value-type="float" office:value="75.909000000000006" table:style-name="ce1">
            <text:p>75.909</text:p>
          </table:table-cell>
          <table:table-cell table:number-columns-repeated="16375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3989999999999995E-2" table:style-name="ce1">
            <text:p>0.08399</text:p>
          </table:table-cell>
          <table:table-cell office:value-type="float" office:value="-26.837" table:style-name="ce1">
            <text:p>-26.837</text:p>
          </table:table-cell>
          <table:table-cell office:value-type="float" office:value="0.10312200000000001" table:style-name="ce1">
            <text:p>0.103122</text:p>
          </table:table-cell>
          <table:table-cell office:value-type="float" office:value="69.233000000000004" table:style-name="ce1">
            <text:p>69.233</text:p>
          </table:table-cell>
          <table:table-cell office:value-type="float" office:value="3.7789999999999997E-2" table:style-name="ce1">
            <text:p>0.03779</text:p>
          </table:table-cell>
          <table:table-cell office:value-type="float" office:value="76.584000000000003" table:style-name="ce1">
            <text:p>76.584</text:p>
          </table:table-cell>
          <table:table-cell table:number-columns-repeated="16375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5330000000000003E-2" table:style-name="ce1">
            <text:p>0.08533</text:p>
          </table:table-cell>
          <table:table-cell office:value-type="float" office:value="-29.841000000000001" table:style-name="ce1">
            <text:p>-29.841</text:p>
          </table:table-cell>
          <table:table-cell office:value-type="float" office:value="0.103134" table:style-name="ce1">
            <text:p>0.103134</text:p>
          </table:table-cell>
          <table:table-cell office:value-type="float" office:value="61.978999999999999" table:style-name="ce1">
            <text:p>61.979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69.418000000000006" table:style-name="ce1">
            <text:p>69.418</text:p>
          </table:table-cell>
          <table:table-cell table:number-columns-repeated="16375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5510000000000003E-2" table:style-name="ce1">
            <text:p>0.08551</text:p>
          </table:table-cell>
          <table:table-cell office:value-type="float" office:value="-29.853000000000002" table:style-name="ce1">
            <text:p>-29.853</text:p>
          </table:table-cell>
          <table:table-cell office:value-type="float" office:value="0.103142" table:style-name="ce1">
            <text:p>0.103142</text:p>
          </table:table-cell>
          <table:table-cell office:value-type="float" office:value="61.960999999999999" table:style-name="ce1">
            <text:p>61.961</text:p>
          </table:table-cell>
          <table:table-cell office:value-type="float" office:value="3.8350000000000002E-2" table:style-name="ce1">
            <text:p>0.03835</text:p>
          </table:table-cell>
          <table:table-cell office:value-type="float" office:value="69.403999999999996" table:style-name="ce1">
            <text:p>69.404</text:p>
          </table:table-cell>
          <table:table-cell table:number-columns-repeated="16375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5319999999999993E-2" table:style-name="ce1">
            <text:p>0.08532</text:p>
          </table:table-cell>
          <table:table-cell office:value-type="float" office:value="-30.126999999999999" table:style-name="ce1">
            <text:p>-30.127</text:p>
          </table:table-cell>
          <table:table-cell office:value-type="float" office:value="0.103118" table:style-name="ce1">
            <text:p>0.103118</text:p>
          </table:table-cell>
          <table:table-cell office:value-type="float" office:value="61.975000000000001" table:style-name="ce1">
            <text:p>61.975</text:p>
          </table:table-cell>
          <table:table-cell office:value-type="float" office:value="3.8690000000000002E-2" table:style-name="ce1">
            <text:p>0.03869</text:p>
          </table:table-cell>
          <table:table-cell office:value-type="float" office:value="70.111000000000004" table:style-name="ce1">
            <text:p>70.111</text:p>
          </table:table-cell>
          <table:table-cell table:number-columns-repeated="16375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6480000000000001E-2" table:style-name="ce1">
            <text:p>0.08648</text:p>
          </table:table-cell>
          <table:table-cell office:value-type="float" office:value="-33.116999999999997" table:style-name="ce1">
            <text:p>-33.117</text:p>
          </table:table-cell>
          <table:table-cell office:value-type="float" office:value="0.103092" table:style-name="ce1">
            <text:p>0.103092</text:p>
          </table:table-cell>
          <table:table-cell office:value-type="float" office:value="54.750999999999998" table:style-name="ce1">
            <text:p>54.751</text:p>
          </table:table-cell>
          <table:table-cell office:value-type="float" office:value="3.8920000000000003E-2" table:style-name="ce1">
            <text:p>0.03892</text:p>
          </table:table-cell>
          <table:table-cell office:value-type="float" office:value="63.021000000000001" table:style-name="ce1">
            <text:p>63.021</text:p>
          </table:table-cell>
          <table:table-cell table:number-columns-repeated="16375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6639999999999995E-2" table:style-name="ce1">
            <text:p>0.08664</text:p>
          </table:table-cell>
          <table:table-cell office:value-type="float" office:value="-33.088000000000001" table:style-name="ce1">
            <text:p>-33.088</text:p>
          </table:table-cell>
          <table:table-cell office:value-type="float" office:value="0.10309699999999999" table:style-name="ce1">
            <text:p>0.103097</text:p>
          </table:table-cell>
          <table:table-cell office:value-type="float" office:value="54.731999999999999" table:style-name="ce1">
            <text:p>54.732</text:p>
          </table:table-cell>
          <table:table-cell office:value-type="float" office:value="3.918E-2" table:style-name="ce1">
            <text:p>0.03918</text:p>
          </table:table-cell>
          <table:table-cell office:value-type="float" office:value="63.015000000000001" table:style-name="ce1">
            <text:p>63.015</text:p>
          </table:table-cell>
          <table:table-cell table:number-columns-repeated="16375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6499999999999994E-2" table:style-name="ce1">
            <text:p>0.0865</text:p>
          </table:table-cell>
          <table:table-cell office:value-type="float" office:value="-33.387" table:style-name="ce1">
            <text:p>-33.387</text:p>
          </table:table-cell>
          <table:table-cell office:value-type="float" office:value="0.103071" table:style-name="ce1">
            <text:p>0.103071</text:p>
          </table:table-cell>
          <table:table-cell office:value-type="float" office:value="54.747999999999998" table:style-name="ce1">
            <text:p>54.748</text:p>
          </table:table-cell>
          <table:table-cell office:value-type="float" office:value="3.9510000000000003E-2" table:style-name="ce1">
            <text:p>0.03951</text:p>
          </table:table-cell>
          <table:table-cell office:value-type="float" office:value="63.71" table:style-name="ce1">
            <text:p>63.71</text:p>
          </table:table-cell>
          <table:table-cell table:number-columns-repeated="16375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7459999999999996E-2" table:style-name="ce1">
            <text:p>0.08746</text:p>
          </table:table-cell>
          <table:table-cell office:value-type="float" office:value="-36.363" table:style-name="ce1">
            <text:p>-36.363</text:p>
          </table:table-cell>
          <table:table-cell office:value-type="float" office:value="0.10306899999999999" table:style-name="ce1">
            <text:p>0.103069</text:p>
          </table:table-cell>
          <table:table-cell office:value-type="float" office:value="47.524000000000001" table:style-name="ce1">
            <text:p>47.524</text:p>
          </table:table-cell>
          <table:table-cell office:value-type="float" office:value="3.9719999999999998E-2" table:style-name="ce1">
            <text:p>0.03972</text:p>
          </table:table-cell>
          <table:table-cell office:value-type="float" office:value="56.817999999999998" table:style-name="ce1">
            <text:p>56.818</text:p>
          </table:table-cell>
          <table:table-cell table:number-columns-repeated="16375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7620000000000003E-2" table:style-name="ce1">
            <text:p>0.08762</text:p>
          </table:table-cell>
          <table:table-cell office:value-type="float" office:value="-36.32" table:style-name="ce1">
            <text:p>-36.32</text:p>
          </table:table-cell>
          <table:table-cell office:value-type="float" office:value="0.103084" table:style-name="ce1">
            <text:p>0.103084</text:p>
          </table:table-cell>
          <table:table-cell office:value-type="float" office:value="47.505000000000003" table:style-name="ce1">
            <text:p>47.505</text:p>
          </table:table-cell>
          <table:table-cell office:value-type="float" office:value="3.9969999999999999E-2" table:style-name="ce1">
            <text:p>0.03997</text:p>
          </table:table-cell>
          <table:table-cell office:value-type="float" office:value="56.774000000000001" table:style-name="ce1">
            <text:p>56.774</text:p>
          </table:table-cell>
          <table:table-cell table:number-columns-repeated="16375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-36.627000000000002" table:style-name="ce1">
            <text:p>-36.627</text:p>
          </table:table-cell>
          <table:table-cell office:value-type="float" office:value="0.103057" table:style-name="ce1">
            <text:p>0.103057</text:p>
          </table:table-cell>
          <table:table-cell office:value-type="float" office:value="47.524999999999999" table:style-name="ce1">
            <text:p>47.525</text:p>
          </table:table-cell>
          <table:table-cell office:value-type="float" office:value="4.0309999999999999E-2" table:style-name="ce1">
            <text:p>0.04031</text:p>
          </table:table-cell>
          <table:table-cell office:value-type="float" office:value="57.496000000000002" table:style-name="ce1">
            <text:p>57.496</text:p>
          </table:table-cell>
          <table:table-cell table:number-columns-repeated="16375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8260000000000005E-2" table:style-name="ce1">
            <text:p>0.08826</text:p>
          </table:table-cell>
          <table:table-cell office:value-type="float" office:value="-39.582999999999998" table:style-name="ce1">
            <text:p>-39.583</text:p>
          </table:table-cell>
          <table:table-cell office:value-type="float" office:value="0.103086" table:style-name="ce1">
            <text:p>0.103086</text:p>
          </table:table-cell>
          <table:table-cell office:value-type="float" office:value="40.295999999999999" table:style-name="ce1">
            <text:p>40.296</text:p>
          </table:table-cell>
          <table:table-cell office:value-type="float" office:value="4.0309999999999999E-2" table:style-name="ce1">
            <text:p>0.04031</text:p>
          </table:table-cell>
          <table:table-cell office:value-type="float" office:value="50.488999999999997" table:style-name="ce1">
            <text:p>50.489</text:p>
          </table:table-cell>
          <table:table-cell table:number-columns-repeated="16375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8400000000000006E-2" table:style-name="ce1">
            <text:p>0.0884</text:p>
          </table:table-cell>
          <table:table-cell office:value-type="float" office:value="-39.533000000000001" table:style-name="ce1">
            <text:p>-39.533</text:p>
          </table:table-cell>
          <table:table-cell office:value-type="float" office:value="0.103106" table:style-name="ce1">
            <text:p>0.103106</text:p>
          </table:table-cell>
          <table:table-cell office:value-type="float" office:value="40.277999999999999" table:style-name="ce1">
            <text:p>40.278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50.505000000000003" table:style-name="ce1">
            <text:p>50.505</text:p>
          </table:table-cell>
          <table:table-cell table:number-columns-repeated="16375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8349999999999998E-2" table:style-name="ce1">
            <text:p>0.08835</text:p>
          </table:table-cell>
          <table:table-cell office:value-type="float" office:value="-39.845999999999997" table:style-name="ce1">
            <text:p>-39.846</text:p>
          </table:table-cell>
          <table:table-cell office:value-type="float" office:value="0.10308299999999999" table:style-name="ce1">
            <text:p>0.103083</text:p>
          </table:table-cell>
          <table:table-cell office:value-type="float" office:value="40.295999999999999" table:style-name="ce1">
            <text:p>40.296</text:p>
          </table:table-cell>
          <table:table-cell office:value-type="float" office:value="4.0919999999999998E-2" table:style-name="ce1">
            <text:p>0.04092</text:p>
          </table:table-cell>
          <table:table-cell office:value-type="float" office:value="51.173999999999999" table:style-name="ce1">
            <text:p>51.174</text:p>
          </table:table-cell>
          <table:table-cell table:number-columns-repeated="16375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8929999999999995E-2" table:style-name="ce1">
            <text:p>0.08893</text:p>
          </table:table-cell>
          <table:table-cell office:value-type="float" office:value="-42.808" table:style-name="ce1">
            <text:p>-42.808</text:p>
          </table:table-cell>
          <table:table-cell office:value-type="float" office:value="0.103024" table:style-name="ce1">
            <text:p>0.103024</text:p>
          </table:table-cell>
          <table:table-cell office:value-type="float" office:value="33.058999999999997" table:style-name="ce1">
            <text:p>33.059</text:p>
          </table:table-cell>
          <table:table-cell office:value-type="float" office:value="4.079E-2" table:style-name="ce1">
            <text:p>0.04079</text:p>
          </table:table-cell>
          <table:table-cell office:value-type="float" office:value="44.140999999999998" table:style-name="ce1">
            <text:p>44.141</text:p>
          </table:table-cell>
          <table:table-cell table:number-columns-repeated="16375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9039999999999994E-2" table:style-name="ce1">
            <text:p>0.08904</text:p>
          </table:table-cell>
          <table:table-cell office:value-type="float" office:value="-42.768999999999998" table:style-name="ce1">
            <text:p>-42.769</text:p>
          </table:table-cell>
          <table:table-cell office:value-type="float" office:value="0.103032" table:style-name="ce1">
            <text:p>0.103032</text:p>
          </table:table-cell>
          <table:table-cell office:value-type="float" office:value="33.037999999999997" table:style-name="ce1">
            <text:p>33.038</text:p>
          </table:table-cell>
          <table:table-cell office:value-type="float" office:value="4.1119999999999997E-2" table:style-name="ce1">
            <text:p>0.04112</text:p>
          </table:table-cell>
          <table:table-cell office:value-type="float" office:value="44.177" table:style-name="ce1">
            <text:p>44.177</text:p>
          </table:table-cell>
          <table:table-cell table:number-columns-repeated="16375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9029999999999998E-2" table:style-name="ce1">
            <text:p>0.08903</text:p>
          </table:table-cell>
          <table:table-cell office:value-type="float" office:value="-43.070999999999998" table:style-name="ce1">
            <text:p>-43.071</text:p>
          </table:table-cell>
          <table:table-cell office:value-type="float" office:value="0.103009" table:style-name="ce1">
            <text:p>0.103009</text:p>
          </table:table-cell>
          <table:table-cell office:value-type="float" office:value="33.042000000000002" table:style-name="ce1">
            <text:p>33.042</text:p>
          </table:table-cell>
          <table:table-cell office:value-type="float" office:value="4.1430000000000002E-2" table:style-name="ce1">
            <text:p>0.04143</text:p>
          </table:table-cell>
          <table:table-cell office:value-type="float" office:value="44.866" table:style-name="ce1">
            <text:p>44.866</text:p>
          </table:table-cell>
          <table:table-cell table:number-columns-repeated="16375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949E-2" table:style-name="ce1">
            <text:p>0.08949</text:p>
          </table:table-cell>
          <table:table-cell office:value-type="float" office:value="-46.04" table:style-name="ce1">
            <text:p>-46.04</text:p>
          </table:table-cell>
          <table:table-cell office:value-type="float" office:value="0.10299700000000001" table:style-name="ce1">
            <text:p>0.102997</text:p>
          </table:table-cell>
          <table:table-cell office:value-type="float" office:value="25.803000000000001" table:style-name="ce1">
            <text:p>25.803</text:p>
          </table:table-cell>
          <table:table-cell office:value-type="float" office:value="4.1320000000000003E-2" table:style-name="ce1">
            <text:p>0.04132</text:p>
          </table:table-cell>
          <table:table-cell office:value-type="float" office:value="37.75" table:style-name="ce1">
            <text:p>37.75</text:p>
          </table:table-cell>
          <table:table-cell table:number-columns-repeated="16375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9560000000000001E-2" table:style-name="ce1">
            <text:p>0.08956</text:p>
          </table:table-cell>
          <table:table-cell office:value-type="float" office:value="-45.996000000000002" table:style-name="ce1">
            <text:p>-45.996</text:p>
          </table:table-cell>
          <table:table-cell office:value-type="float" office:value="0.10301299999999999" table:style-name="ce1">
            <text:p>0.103013</text:p>
          </table:table-cell>
          <table:table-cell office:value-type="float" office:value="25.786999999999999" table:style-name="ce1">
            <text:p>25.787</text:p>
          </table:table-cell>
          <table:table-cell office:value-type="float" office:value="4.165E-2" table:style-name="ce1">
            <text:p>0.04165</text:p>
          </table:table-cell>
          <table:table-cell office:value-type="float" office:value="37.765000000000001" table:style-name="ce1">
            <text:p>37.765</text:p>
          </table:table-cell>
          <table:table-cell table:number-columns-repeated="16375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9609999999999995E-2" table:style-name="ce1">
            <text:p>0.08961</text:p>
          </table:table-cell>
          <table:table-cell office:value-type="float" office:value="-46.283000000000001" table:style-name="ce1">
            <text:p>-46.283</text:p>
          </table:table-cell>
          <table:table-cell office:value-type="float" office:value="0.10298" table:style-name="ce1">
            <text:p>0.10298</text:p>
          </table:table-cell>
          <table:table-cell office:value-type="float" office:value="25.795999999999999" table:style-name="ce1">
            <text:p>25.796</text:p>
          </table:table-cell>
          <table:table-cell office:value-type="float" office:value="4.1980000000000003E-2" table:style-name="ce1">
            <text:p>0.04198</text:p>
          </table:table-cell>
          <table:table-cell office:value-type="float" office:value="38.463000000000001" table:style-name="ce1">
            <text:p>38.463</text:p>
          </table:table-cell>
          <table:table-cell table:number-columns-repeated="16375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9819999999999997E-2" table:style-name="ce1">
            <text:p>0.08982</text:p>
          </table:table-cell>
          <table:table-cell office:value-type="float" office:value="-49.268000000000001" table:style-name="ce1">
            <text:p>-49.268</text:p>
          </table:table-cell>
          <table:table-cell office:value-type="float" office:value="0.103019" table:style-name="ce1">
            <text:p>0.103019</text:p>
          </table:table-cell>
          <table:table-cell office:value-type="float" office:value="18.565000000000001" table:style-name="ce1">
            <text:p>18.565</text:p>
          </table:table-cell>
          <table:table-cell office:value-type="float" office:value="4.1590000000000002E-2" table:style-name="ce1">
            <text:p>0.04159</text:p>
          </table:table-cell>
          <table:table-cell office:value-type="float" office:value="31.318000000000001" table:style-name="ce1">
            <text:p>31.318</text:p>
          </table:table-cell>
          <table:table-cell table:number-columns-repeated="16375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9880000000000002E-2" table:style-name="ce1">
            <text:p>0.08988</text:p>
          </table:table-cell>
          <table:table-cell office:value-type="float" office:value="-49.249000000000002" table:style-name="ce1">
            <text:p>-49.249</text:p>
          </table:table-cell>
          <table:table-cell office:value-type="float" office:value="0.103031" table:style-name="ce1">
            <text:p>0.103031</text:p>
          </table:table-cell>
          <table:table-cell office:value-type="float" office:value="18.555" table:style-name="ce1">
            <text:p>18.555</text:p>
          </table:table-cell>
          <table:table-cell office:value-type="float" office:value="4.1939999999999998E-2" table:style-name="ce1">
            <text:p>0.04194</text:p>
          </table:table-cell>
          <table:table-cell office:value-type="float" office:value="31.359000000000002" table:style-name="ce1">
            <text:p>31.359</text:p>
          </table:table-cell>
          <table:table-cell table:number-columns-repeated="16375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9990000000000001E-2" table:style-name="ce1">
            <text:p>0.08999</text:p>
          </table:table-cell>
          <table:table-cell office:value-type="float" office:value="-49.511000000000003" table:style-name="ce1">
            <text:p>-49.511</text:p>
          </table:table-cell>
          <table:table-cell office:value-type="float" office:value="0.103007" table:style-name="ce1">
            <text:p>0.103007</text:p>
          </table:table-cell>
          <table:table-cell office:value-type="float" office:value="18.565000000000001" table:style-name="ce1">
            <text:p>18.565</text:p>
          </table:table-cell>
          <table:table-cell office:value-type="float" office:value="4.2250000000000003E-2" table:style-name="ce1">
            <text:p>0.04225</text:p>
          </table:table-cell>
          <table:table-cell office:value-type="float" office:value="32.079000000000001" table:style-name="ce1">
            <text:p>32.079</text:p>
          </table:table-cell>
          <table:table-cell table:number-columns-repeated="16375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0050000000000005E-2" table:style-name="ce1">
            <text:p>0.09005</text:p>
          </table:table-cell>
          <table:table-cell office:value-type="float" office:value="-52.512999999999998" table:style-name="ce1">
            <text:p>-52.513</text:p>
          </table:table-cell>
          <table:table-cell office:value-type="float" office:value="0.10301399999999999" table:style-name="ce1">
            <text:p>0.103014</text:p>
          </table:table-cell>
          <table:table-cell office:value-type="float" office:value="11.305" table:style-name="ce1">
            <text:p>11.305</text:p>
          </table:table-cell>
          <table:table-cell office:value-type="float" office:value="4.1689999999999998E-2" table:style-name="ce1">
            <text:p>0.04169</text:p>
          </table:table-cell>
          <table:table-cell office:value-type="float" office:value="25.11" table:style-name="ce1">
            <text:p>25.11</text:p>
          </table:table-cell>
          <table:table-cell table:number-columns-repeated="16375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01E-2" table:style-name="ce1">
            <text:p>0.0901</text:p>
          </table:table-cell>
          <table:table-cell office:value-type="float" office:value="-52.485999999999997" table:style-name="ce1">
            <text:p>-52.486</text:p>
          </table:table-cell>
          <table:table-cell office:value-type="float" office:value="0.103034" table:style-name="ce1">
            <text:p>0.103034</text:p>
          </table:table-cell>
          <table:table-cell office:value-type="float" office:value="11.284000000000001" table:style-name="ce1">
            <text:p>11.284</text:p>
          </table:table-cell>
          <table:table-cell office:value-type="float" office:value="4.2020000000000002E-2" table:style-name="ce1">
            <text:p>0.04202</text:p>
          </table:table-cell>
          <table:table-cell office:value-type="float" office:value="25.193000000000001" table:style-name="ce1">
            <text:p>25.193</text:p>
          </table:table-cell>
          <table:table-cell table:number-columns-repeated="16375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0249999999999997E-2" table:style-name="ce1">
            <text:p>0.09025</text:p>
          </table:table-cell>
          <table:table-cell office:value-type="float" office:value="-52.725000000000001" table:style-name="ce1">
            <text:p>-52.725</text:p>
          </table:table-cell>
          <table:table-cell office:value-type="float" office:value="0.103007" table:style-name="ce1">
            <text:p>0.103007</text:p>
          </table:table-cell>
          <table:table-cell office:value-type="float" office:value="11.303000000000001" table:style-name="ce1">
            <text:p>11.303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25.888000000000002" table:style-name="ce1">
            <text:p>25.888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01E-2" table:style-name="ce1">
            <text:p>0.0901</text:p>
          </table:table-cell>
          <table:table-cell office:value-type="float" office:value="-55.744999999999997" table:style-name="ce1">
            <text:p>-55.745</text:p>
          </table:table-cell>
          <table:table-cell office:value-type="float" office:value="0.102968" table:style-name="ce1">
            <text:p>0.102968</text:p>
          </table:table-cell>
          <table:table-cell office:value-type="float" office:value="4.048" table:style-name="ce1">
            <text:p>4.048</text:p>
          </table:table-cell>
          <table:table-cell office:value-type="float" office:value="4.2009999999999999E-2" table:style-name="ce1">
            <text:p>0.04201</text:p>
          </table:table-cell>
          <table:table-cell office:value-type="float" office:value="18.465" table:style-name="ce1">
            <text:p>18.4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0160000000000004E-2" table:style-name="ce1">
            <text:p>0.09016</text:p>
          </table:table-cell>
          <table:table-cell office:value-type="float" office:value="-55.737000000000002" table:style-name="ce1">
            <text:p>-55.737</text:p>
          </table:table-cell>
          <table:table-cell office:value-type="float" office:value="0.102965" table:style-name="ce1">
            <text:p>0.102965</text:p>
          </table:table-cell>
          <table:table-cell office:value-type="float" office:value="4.0289999999999999" table:style-name="ce1">
            <text:p>4.029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18.582000000000001" table:style-name="ce1">
            <text:p>18.58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0310000000000001E-2" table:style-name="ce1">
            <text:p>0.09031</text:p>
          </table:table-cell>
          <table:table-cell office:value-type="float" office:value="-55.94" table:style-name="ce1">
            <text:p>-55.94</text:p>
          </table:table-cell>
          <table:table-cell office:value-type="float" office:value="0.102937" table:style-name="ce1">
            <text:p>0.102937</text:p>
          </table:table-cell>
          <table:table-cell office:value-type="float" office:value="4.0460000000000003" table:style-name="ce1">
            <text:p>4.046</text:p>
          </table:table-cell>
          <table:table-cell office:value-type="float" office:value="4.267E-2" table:style-name="ce1">
            <text:p>0.04267</text:p>
          </table:table-cell>
          <table:table-cell office:value-type="float" office:value="19.277000000000001" table:style-name="ce1">
            <text:p>19.277</text:p>
          </table:table-cell>
          <table:table-cell table:number-columns-repeated="16375"/>
        </table:table-row>
        <table:table-row table:style-name="ro1">
          <table:table-cell office:value-type="float" office:value="10.1" table:style-name="ce1">
            <text:p>1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0039999999999995E-2" table:style-name="ce1">
            <text:p>0.09004</text:p>
          </table:table-cell>
          <table:table-cell office:value-type="float" office:value="-58.997999999999998" table:style-name="ce1">
            <text:p>-58.998</text:p>
          </table:table-cell>
          <table:table-cell office:value-type="float" office:value="0.102927" table:style-name="ce1">
            <text:p>0.102927</text:p>
          </table:table-cell>
          <table:table-cell office:value-type="float" office:value="-3.1850000000000001" table:style-name="ce1">
            <text:p>-3.185</text:p>
          </table:table-cell>
          <table:table-cell office:value-type="float" office:value="4.215E-2" table:style-name="ce1">
            <text:p>0.04215</text:p>
          </table:table-cell>
          <table:table-cell office:value-type="float" office:value="12.141999999999999" table:style-name="ce1">
            <text:p>12.142</text:p>
          </table:table-cell>
          <table:table-cell table:number-columns-repeated="16375"/>
        </table:table-row>
        <table:table-row table:style-name="ro1">
          <table:table-cell office:value-type="float" office:value="10.1" table:style-name="ce1">
            <text:p>10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01E-2" table:style-name="ce1">
            <text:p>0.0901</text:p>
          </table:table-cell>
          <table:table-cell office:value-type="float" office:value="-58.988" table:style-name="ce1">
            <text:p>-58.988</text:p>
          </table:table-cell>
          <table:table-cell office:value-type="float" office:value="0.102946" table:style-name="ce1">
            <text:p>0.102946</text:p>
          </table:table-cell>
          <table:table-cell office:value-type="float" office:value="-3.2069999999999999" table:style-name="ce1">
            <text:p>-3.207</text:p>
          </table:table-cell>
          <table:table-cell office:value-type="float" office:value="4.2520000000000002E-2" table:style-name="ce1">
            <text:p>0.04252</text:p>
          </table:table-cell>
          <table:table-cell office:value-type="float" office:value="12.262" table:style-name="ce1">
            <text:p>12.262</text:p>
          </table:table-cell>
          <table:table-cell table:number-columns-repeated="16375"/>
        </table:table-row>
        <table:table-row table:style-name="ro1">
          <table:table-cell office:value-type="float" office:value="10.1" table:style-name="ce1">
            <text:p>10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0260000000000007E-2" table:style-name="ce1">
            <text:p>0.09026</text:p>
          </table:table-cell>
          <table:table-cell office:value-type="float" office:value="-59.158000000000001" table:style-name="ce1">
            <text:p>-59.158</text:p>
          </table:table-cell>
          <table:table-cell office:value-type="float" office:value="0.10291599999999999" table:style-name="ce1">
            <text:p>0.102916</text:p>
          </table:table-cell>
          <table:table-cell office:value-type="float" office:value="-3.1880000000000002" table:style-name="ce1">
            <text:p>-3.188</text:p>
          </table:table-cell>
          <table:table-cell office:value-type="float" office:value="4.2840000000000003E-2" table:style-name="ce1">
            <text:p>0.04284</text:p>
          </table:table-cell>
          <table:table-cell office:value-type="float" office:value="12.986000000000001" table:style-name="ce1">
            <text:p>12.986</text:p>
          </table:table-cell>
          <table:table-cell table:number-columns-repeated="16375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9760000000000006E-2" table:style-name="ce1">
            <text:p>0.08976</text:p>
          </table:table-cell>
          <table:table-cell office:value-type="float" office:value="-62.250999999999998" table:style-name="ce1">
            <text:p>-62.251</text:p>
          </table:table-cell>
          <table:table-cell office:value-type="float" office:value="0.102973" table:style-name="ce1">
            <text:p>0.102973</text:p>
          </table:table-cell>
          <table:table-cell office:value-type="float" office:value="-10.433" table:style-name="ce1">
            <text:p>-10.433</text:p>
          </table:table-cell>
          <table:table-cell office:value-type="float" office:value="4.2139999999999997E-2" table:style-name="ce1">
            <text:p>0.04214</text:p>
          </table:table-cell>
          <table:table-cell office:value-type="float" office:value="5.8280000000000003" table:style-name="ce1">
            <text:p>5.828</text:p>
          </table:table-cell>
          <table:table-cell table:number-columns-repeated="16375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9829999999999993E-2" table:style-name="ce1">
            <text:p>0.08983</text:p>
          </table:table-cell>
          <table:table-cell office:value-type="float" office:value="-62.250999999999998" table:style-name="ce1">
            <text:p>-62.251</text:p>
          </table:table-cell>
          <table:table-cell office:value-type="float" office:value="0.10299700000000001" table:style-name="ce1">
            <text:p>0.102997</text:p>
          </table:table-cell>
          <table:table-cell office:value-type="float" office:value="-10.452" table:style-name="ce1">
            <text:p>-10.452</text:p>
          </table:table-cell>
          <table:table-cell office:value-type="float" office:value="4.2470000000000001E-2" table:style-name="ce1">
            <text:p>0.04247</text:p>
          </table:table-cell>
          <table:table-cell office:value-type="float" office:value="5.9649999999999999" table:style-name="ce1">
            <text:p>5.965</text:p>
          </table:table-cell>
          <table:table-cell table:number-columns-repeated="16375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09" table:style-name="ce1">
            <text:p>0.09</text:p>
          </table:table-cell>
          <table:table-cell office:value-type="float" office:value="-62.384" table:style-name="ce1">
            <text:p>-62.384</text:p>
          </table:table-cell>
          <table:table-cell office:value-type="float" office:value="0.10295799999999999" table:style-name="ce1">
            <text:p>0.102958</text:p>
          </table:table-cell>
          <table:table-cell office:value-type="float" office:value="-10.442" table:style-name="ce1">
            <text:p>-10.442</text:p>
          </table:table-cell>
          <table:table-cell office:value-type="float" office:value="4.2819999999999997E-2" table:style-name="ce1">
            <text:p>0.04282</text:p>
          </table:table-cell>
          <table:table-cell office:value-type="float" office:value="6.6970000000000001" table:style-name="ce1">
            <text:p>6.697</text:p>
          </table:table-cell>
          <table:table-cell table:number-columns-repeated="16375"/>
        </table:table-row>
        <table:table-row table:style-name="ro1">
          <table:table-cell office:value-type="float" office:value="10.3" table:style-name="ce1">
            <text:p>1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9359999999999995E-2" table:style-name="ce1">
            <text:p>0.08936</text:p>
          </table:table-cell>
          <table:table-cell office:value-type="float" office:value="-65.504999999999995" table:style-name="ce1">
            <text:p>-65.505</text:p>
          </table:table-cell>
          <table:table-cell office:value-type="float" office:value="0.102966" table:style-name="ce1">
            <text:p>0.102966</text:p>
          </table:table-cell>
          <table:table-cell office:value-type="float" office:value="-17.722000000000001" table:style-name="ce1">
            <text:p>-17.722</text:p>
          </table:table-cell>
          <table:table-cell office:value-type="float" office:value="4.1950000000000001E-2" table:style-name="ce1">
            <text:p>0.04195</text:p>
          </table:table-cell>
          <table:table-cell office:value-type="float" office:value="-0.71599999999999997" table:style-name="ce1">
            <text:p>-0.716</text:p>
          </table:table-cell>
          <table:table-cell table:number-columns-repeated="16375"/>
        </table:table-row>
        <table:table-row table:style-name="ro1">
          <table:table-cell office:value-type="float" office:value="10.3" table:style-name="ce1">
            <text:p>10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9450000000000002E-2" table:style-name="ce1">
            <text:p>0.08945</text:p>
          </table:table-cell>
          <table:table-cell office:value-type="float" office:value="-65.474999999999994" table:style-name="ce1">
            <text:p>-65.475</text:p>
          </table:table-cell>
          <table:table-cell office:value-type="float" office:value="0.10299899999999999" table:style-name="ce1">
            <text:p>0.102999</text:p>
          </table:table-cell>
          <table:table-cell office:value-type="float" office:value="-17.742000000000001" table:style-name="ce1">
            <text:p>-17.742</text:p>
          </table:table-cell>
          <table:table-cell office:value-type="float" office:value="4.2259999999999999E-2" table:style-name="ce1">
            <text:p>0.04226</text:p>
          </table:table-cell>
          <table:table-cell office:value-type="float" office:value="-0.53800000000000003" table:style-name="ce1">
            <text:p>-0.538</text:p>
          </table:table-cell>
          <table:table-cell table:number-columns-repeated="16375"/>
        </table:table-row>
        <table:table-row table:style-name="ro1">
          <table:table-cell office:value-type="float" office:value="10.3" table:style-name="ce1">
            <text:p>10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9590000000000003E-2" table:style-name="ce1">
            <text:p>0.08959</text:p>
          </table:table-cell>
          <table:table-cell office:value-type="float" office:value="-65.585999999999999" table:style-name="ce1">
            <text:p>-65.586</text:p>
          </table:table-cell>
          <table:table-cell office:value-type="float" office:value="0.10297099999999999" table:style-name="ce1">
            <text:p>0.102971</text:p>
          </table:table-cell>
          <table:table-cell office:value-type="float" office:value="-17.728000000000002" table:style-name="ce1">
            <text:p>-17.728</text:p>
          </table:table-cell>
          <table:table-cell office:value-type="float" office:value="4.2639999999999997E-2" table:style-name="ce1">
            <text:p>0.04264</text:p>
          </table:table-cell>
          <table:table-cell office:value-type="float" office:value="0.246" table:style-name="ce1">
            <text:p>0.246</text:p>
          </table:table-cell>
          <table:table-cell table:number-columns-repeated="16375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68.751000000000005" table:style-name="ce1">
            <text:p>-68.751</text:p>
          </table:table-cell>
          <table:table-cell office:value-type="float" office:value="0.102923" table:style-name="ce1">
            <text:p>0.102923</text:p>
          </table:table-cell>
          <table:table-cell office:value-type="float" office:value="-24.972999999999999" table:style-name="ce1">
            <text:p>-24.973</text:p>
          </table:table-cell>
          <table:table-cell office:value-type="float" office:value="4.1669999999999999E-2" table:style-name="ce1">
            <text:p>0.04167</text:p>
          </table:table-cell>
          <table:table-cell office:value-type="float" office:value="-7.29" table:style-name="ce1">
            <text:p>-7.29</text:p>
          </table:table-cell>
          <table:table-cell table:number-columns-repeated="16375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8880000000000001E-2" table:style-name="ce1">
            <text:p>0.08888</text:p>
          </table:table-cell>
          <table:table-cell office:value-type="float" office:value="-68.75" table:style-name="ce1">
            <text:p>-68.75</text:p>
          </table:table-cell>
          <table:table-cell office:value-type="float" office:value="0.102935" table:style-name="ce1">
            <text:p>0.102935</text:p>
          </table:table-cell>
          <table:table-cell office:value-type="float" office:value="-24.992999999999999" table:style-name="ce1">
            <text:p>-24.993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-7.0590000000000002" table:style-name="ce1">
            <text:p>-7.059</text:p>
          </table:table-cell>
          <table:table-cell table:number-columns-repeated="16375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68.828999999999994" table:style-name="ce1">
            <text:p>-68.829</text:p>
          </table:table-cell>
          <table:table-cell office:value-type="float" office:value="0.10290299999999999" table:style-name="ce1">
            <text:p>0.102903</text:p>
          </table:table-cell>
          <table:table-cell office:value-type="float" office:value="-24.98" table:style-name="ce1">
            <text:p>-24.98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-6.2809999999999997" table:style-name="ce1">
            <text:p>-6.281</text:p>
          </table:table-cell>
          <table:table-cell table:number-columns-repeated="16375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8120000000000004E-2" table:style-name="ce1">
            <text:p>0.08812</text:p>
          </table:table-cell>
          <table:table-cell office:value-type="float" office:value="-71.998000000000005" table:style-name="ce1">
            <text:p>-71.998</text:p>
          </table:table-cell>
          <table:table-cell office:value-type="float" office:value="0.102922" table:style-name="ce1">
            <text:p>0.102922</text:p>
          </table:table-cell>
          <table:table-cell office:value-type="float" office:value="-32.238" table:style-name="ce1">
            <text:p>-32.238</text:p>
          </table:table-cell>
          <table:table-cell office:value-type="float" office:value="4.1349999999999998E-2" table:style-name="ce1">
            <text:p>0.04135</text:p>
          </table:table-cell>
          <table:table-cell office:value-type="float" office:value="-13.897" table:style-name="ce1">
            <text:p>-13.897</text:p>
          </table:table-cell>
          <table:table-cell table:number-columns-repeated="16375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8179999999999994E-2" table:style-name="ce1">
            <text:p>0.08818</text:p>
          </table:table-cell>
          <table:table-cell office:value-type="float" office:value="-71.992000000000004" table:style-name="ce1">
            <text:p>-71.992</text:p>
          </table:table-cell>
          <table:table-cell office:value-type="float" office:value="0.102935" table:style-name="ce1">
            <text:p>0.102935</text:p>
          </table:table-cell>
          <table:table-cell office:value-type="float" office:value="-32.253999999999998" table:style-name="ce1">
            <text:p>-32.254</text:p>
          </table:table-cell>
          <table:table-cell office:value-type="float" office:value="4.165E-2" table:style-name="ce1">
            <text:p>0.04165</text:p>
          </table:table-cell>
          <table:table-cell office:value-type="float" office:value="-13.673" table:style-name="ce1">
            <text:p>-13.673</text:p>
          </table:table-cell>
          <table:table-cell table:number-columns-repeated="16375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8279999999999997E-2" table:style-name="ce1">
            <text:p>0.08828</text:p>
          </table:table-cell>
          <table:table-cell office:value-type="float" office:value="-72.046000000000006" table:style-name="ce1">
            <text:p>-72.046</text:p>
          </table:table-cell>
          <table:table-cell office:value-type="float" office:value="0.102906" table:style-name="ce1">
            <text:p>0.102906</text:p>
          </table:table-cell>
          <table:table-cell office:value-type="float" office:value="-32.247999999999998" table:style-name="ce1">
            <text:p>-32.248</text:p>
          </table:table-cell>
          <table:table-cell office:value-type="float" office:value="4.2009999999999999E-2" table:style-name="ce1">
            <text:p>0.04201</text:p>
          </table:table-cell>
          <table:table-cell office:value-type="float" office:value="-12.821" table:style-name="ce1">
            <text:p>-12.821</text:p>
          </table:table-cell>
          <table:table-cell table:number-columns-repeated="16375"/>
        </table:table-row>
        <table:table-row table:style-name="ro1">
          <table:table-cell office:value-type="float" office:value="10.6" table:style-name="ce1">
            <text:p>10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7279999999999996E-2" table:style-name="ce1">
            <text:p>0.08728</text:p>
          </table:table-cell>
          <table:table-cell office:value-type="float" office:value="-75.251999999999995" table:style-name="ce1">
            <text:p>-75.252</text:p>
          </table:table-cell>
          <table:table-cell office:value-type="float" office:value="0.102936" table:style-name="ce1">
            <text:p>0.102936</text:p>
          </table:table-cell>
          <table:table-cell office:value-type="float" office:value="-39.508000000000003" table:style-name="ce1">
            <text:p>-39.508</text:p>
          </table:table-cell>
          <table:table-cell office:value-type="float" office:value="4.0919999999999998E-2" table:style-name="ce1">
            <text:p>0.04092</text:p>
          </table:table-cell>
          <table:table-cell office:value-type="float" office:value="-20.568999999999999" table:style-name="ce1">
            <text:p>-20.569</text:p>
          </table:table-cell>
          <table:table-cell table:number-columns-repeated="16375"/>
        </table:table-row>
        <table:table-row table:style-name="ro1">
          <table:table-cell office:value-type="float" office:value="10.6" table:style-name="ce1">
            <text:p>10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7330000000000005E-2" table:style-name="ce1">
            <text:p>0.08733</text:p>
          </table:table-cell>
          <table:table-cell office:value-type="float" office:value="-75.251999999999995" table:style-name="ce1">
            <text:p>-75.252</text:p>
          </table:table-cell>
          <table:table-cell office:value-type="float" office:value="0.102963" table:style-name="ce1">
            <text:p>0.102963</text:p>
          </table:table-cell>
          <table:table-cell office:value-type="float" office:value="-39.524999999999999" table:style-name="ce1">
            <text:p>-39.525</text:p>
          </table:table-cell>
          <table:table-cell office:value-type="float" office:value="4.1209999999999997E-2" table:style-name="ce1">
            <text:p>0.04121</text:p>
          </table:table-cell>
          <table:table-cell office:value-type="float" office:value="-20.329999999999998" table:style-name="ce1">
            <text:p>-20.33</text:p>
          </table:table-cell>
          <table:table-cell table:number-columns-repeated="16375"/>
        </table:table-row>
        <table:table-row table:style-name="ro1">
          <table:table-cell office:value-type="float" office:value="10.6" table:style-name="ce1">
            <text:p>10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7389999999999995E-2" table:style-name="ce1">
            <text:p>0.08739</text:p>
          </table:table-cell>
          <table:table-cell office:value-type="float" office:value="-75.308000000000007" table:style-name="ce1">
            <text:p>-75.308</text:p>
          </table:table-cell>
          <table:table-cell office:value-type="float" office:value="0.10292" table:style-name="ce1">
            <text:p>0.10292</text:p>
          </table:table-cell>
          <table:table-cell office:value-type="float" office:value="-39.508000000000003" table:style-name="ce1">
            <text:p>-39.508</text:p>
          </table:table-cell>
          <table:table-cell office:value-type="float" office:value="4.156E-2" table:style-name="ce1">
            <text:p>0.04156</text:p>
          </table:table-cell>
          <table:table-cell office:value-type="float" office:value="-19.459" table:style-name="ce1">
            <text:p>-19.459</text:p>
          </table:table-cell>
          <table:table-cell table:number-columns-repeated="16375"/>
        </table:table-row>
        <table:table-row table:style-name="ro1">
          <table:table-cell office:value-type="float" office:value="10.7" table:style-name="ce1">
            <text:p>10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6360000000000006E-2" table:style-name="ce1">
            <text:p>0.08636</text:p>
          </table:table-cell>
          <table:table-cell office:value-type="float" office:value="-78.488" table:style-name="ce1">
            <text:p>-78.488</text:p>
          </table:table-cell>
          <table:table-cell office:value-type="float" office:value="0.102935" table:style-name="ce1">
            <text:p>0.102935</text:p>
          </table:table-cell>
          <table:table-cell office:value-type="float" office:value="-46.804000000000002" table:style-name="ce1">
            <text:p>-46.804</text:p>
          </table:table-cell>
          <table:table-cell office:value-type="float" office:value="4.027E-2" table:style-name="ce1">
            <text:p>0.04027</text:p>
          </table:table-cell>
          <table:table-cell office:value-type="float" office:value="-27.193000000000001" table:style-name="ce1">
            <text:p>-27.193</text:p>
          </table:table-cell>
          <table:table-cell table:number-columns-repeated="16375"/>
        </table:table-row>
        <table:table-row table:style-name="ro1">
          <table:table-cell office:value-type="float" office:value="10.7" table:style-name="ce1">
            <text:p>10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6419999999999997E-2" table:style-name="ce1">
            <text:p>0.08642</text:p>
          </table:table-cell>
          <table:table-cell office:value-type="float" office:value="-78.495999999999995" table:style-name="ce1">
            <text:p>-78.496</text:p>
          </table:table-cell>
          <table:table-cell office:value-type="float" office:value="0.102955" table:style-name="ce1">
            <text:p>0.102955</text:p>
          </table:table-cell>
          <table:table-cell office:value-type="float" office:value="-46.820999999999998" table:style-name="ce1">
            <text:p>-46.821</text:p>
          </table:table-cell>
          <table:table-cell office:value-type="float" office:value="4.0570000000000002E-2" table:style-name="ce1">
            <text:p>0.04057</text:p>
          </table:table-cell>
          <table:table-cell office:value-type="float" office:value="-26.957999999999998" table:style-name="ce1">
            <text:p>-26.958</text:p>
          </table:table-cell>
          <table:table-cell table:number-columns-repeated="16375"/>
        </table:table-row>
        <table:table-row table:style-name="ro1">
          <table:table-cell office:value-type="float" office:value="10.7" table:style-name="ce1">
            <text:p>10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6419999999999997E-2" table:style-name="ce1">
            <text:p>0.08642</text:p>
          </table:table-cell>
          <table:table-cell office:value-type="float" office:value="-78.548000000000002" table:style-name="ce1">
            <text:p>-78.548</text:p>
          </table:table-cell>
          <table:table-cell office:value-type="float" office:value="0.102913" table:style-name="ce1">
            <text:p>0.102913</text:p>
          </table:table-cell>
          <table:table-cell office:value-type="float" office:value="-46.801000000000002" table:style-name="ce1">
            <text:p>-46.801</text:p>
          </table:table-cell>
          <table:table-cell office:value-type="float" office:value="4.0890000000000003E-2" table:style-name="ce1">
            <text:p>0.04089</text:p>
          </table:table-cell>
          <table:table-cell office:value-type="float" office:value="-26.018999999999998" table:style-name="ce1">
            <text:p>-26.019</text:p>
          </table:table-cell>
          <table:table-cell table:number-columns-repeated="16375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5190000000000002E-2" table:style-name="ce1">
            <text:p>0.08519</text:p>
          </table:table-cell>
          <table:table-cell office:value-type="float" office:value="-81.727999999999994" table:style-name="ce1">
            <text:p>-81.728</text:p>
          </table:table-cell>
          <table:table-cell office:value-type="float" office:value="0.10294" table:style-name="ce1">
            <text:p>0.10294</text:p>
          </table:table-cell>
          <table:table-cell office:value-type="float" office:value="-54.064999999999998" table:style-name="ce1">
            <text:p>-54.065</text:p>
          </table:table-cell>
          <table:table-cell office:value-type="float" office:value="3.9579999999999997E-2" table:style-name="ce1">
            <text:p>0.03958</text:p>
          </table:table-cell>
          <table:table-cell office:value-type="float" office:value="-33.872999999999998" table:style-name="ce1">
            <text:p>-33.873</text:p>
          </table:table-cell>
          <table:table-cell table:number-columns-repeated="16375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5260000000000002E-2" table:style-name="ce1">
            <text:p>0.08526</text:p>
          </table:table-cell>
          <table:table-cell office:value-type="float" office:value="-81.751999999999995" table:style-name="ce1">
            <text:p>-81.752</text:p>
          </table:table-cell>
          <table:table-cell office:value-type="float" office:value="0.10294200000000001" table:style-name="ce1">
            <text:p>0.102942</text:p>
          </table:table-cell>
          <table:table-cell office:value-type="float" office:value="-54.093000000000004" table:style-name="ce1">
            <text:p>-54.093</text:p>
          </table:table-cell>
          <table:table-cell office:value-type="float" office:value="3.984E-2" table:style-name="ce1">
            <text:p>0.03984</text:p>
          </table:table-cell>
          <table:table-cell office:value-type="float" office:value="-33.627000000000002" table:style-name="ce1">
            <text:p>-33.627</text:p>
          </table:table-cell>
          <table:table-cell table:number-columns-repeated="16375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523E-2" table:style-name="ce1">
            <text:p>0.08523</text:p>
          </table:table-cell>
          <table:table-cell office:value-type="float" office:value="-81.792000000000002" table:style-name="ce1">
            <text:p>-81.792</text:p>
          </table:table-cell>
          <table:table-cell office:value-type="float" office:value="0.10291500000000001" table:style-name="ce1">
            <text:p>0.102915</text:p>
          </table:table-cell>
          <table:table-cell office:value-type="float" office:value="-54.072000000000003" table:style-name="ce1">
            <text:p>-54.072</text:p>
          </table:table-cell>
          <table:table-cell office:value-type="float" office:value="4.0160000000000001E-2" table:style-name="ce1">
            <text:p>0.04016</text:p>
          </table:table-cell>
          <table:table-cell office:value-type="float" office:value="-32.622999999999998" table:style-name="ce1">
            <text:p>-32.623</text:p>
          </table:table-cell>
          <table:table-cell table:number-columns-repeated="16375"/>
        </table:table-row>
        <table:table-row table:style-name="ro1"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3979999999999999E-2" table:style-name="ce1">
            <text:p>0.08398</text:p>
          </table:table-cell>
          <table:table-cell office:value-type="float" office:value="-84.994" table:style-name="ce1">
            <text:p>-84.994</text:p>
          </table:table-cell>
          <table:table-cell office:value-type="float" office:value="0.102935" table:style-name="ce1">
            <text:p>0.102935</text:p>
          </table:table-cell>
          <table:table-cell office:value-type="float" office:value="-61.338000000000001" table:style-name="ce1">
            <text:p>-61.338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-40.225000000000001" table:style-name="ce1">
            <text:p>-40.225</text:p>
          </table:table-cell>
          <table:table-cell table:number-columns-repeated="16375"/>
        </table:table-row>
        <table:table-row table:style-name="ro1"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4070000000000006E-2" table:style-name="ce1">
            <text:p>0.08407</text:p>
          </table:table-cell>
          <table:table-cell office:value-type="float" office:value="-85.004999999999995" table:style-name="ce1">
            <text:p>-85.005</text:p>
          </table:table-cell>
          <table:table-cell office:value-type="float" office:value="0.102939" table:style-name="ce1">
            <text:p>0.102939</text:p>
          </table:table-cell>
          <table:table-cell office:value-type="float" office:value="-61.347999999999999" table:style-name="ce1">
            <text:p>-61.348</text:p>
          </table:table-cell>
          <table:table-cell office:value-type="float" office:value="3.8339999999999999E-2" table:style-name="ce1">
            <text:p>0.03834</text:p>
          </table:table-cell>
          <table:table-cell office:value-type="float" office:value="-39.954000000000001" table:style-name="ce1">
            <text:p>-39.954</text:p>
          </table:table-cell>
          <table:table-cell table:number-columns-repeated="16375"/>
        </table:table-row>
        <table:table-row table:style-name="ro1"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4010000000000001E-2" table:style-name="ce1">
            <text:p>0.08401</text:p>
          </table:table-cell>
          <table:table-cell office:value-type="float" office:value="-85.052999999999997" table:style-name="ce1">
            <text:p>-85.053</text:p>
          </table:table-cell>
          <table:table-cell office:value-type="float" office:value="0.102897" table:style-name="ce1">
            <text:p>0.102897</text:p>
          </table:table-cell>
          <table:table-cell office:value-type="float" office:value="-61.337000000000003" table:style-name="ce1">
            <text:p>-61.337</text:p>
          </table:table-cell>
          <table:table-cell office:value-type="float" office:value="3.866E-2" table:style-name="ce1">
            <text:p>0.03866</text:p>
          </table:table-cell>
          <table:table-cell office:value-type="float" office:value="-38.893999999999998" table:style-name="ce1">
            <text:p>-38.89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2559999999999995E-2" table:style-name="ce1">
            <text:p>0.08256</text:p>
          </table:table-cell>
          <table:table-cell office:value-type="float" office:value="-88.233999999999995" table:style-name="ce1">
            <text:p>-88.234</text:p>
          </table:table-cell>
          <table:table-cell office:value-type="float" office:value="0.10292800000000001" table:style-name="ce1">
            <text:p>0.102928</text:p>
          </table:table-cell>
          <table:table-cell office:value-type="float" office:value="-68.622" table:style-name="ce1">
            <text:p>-68.622</text:p>
          </table:table-cell>
          <table:table-cell office:value-type="float" office:value="3.8359999999999998E-2" table:style-name="ce1">
            <text:p>0.03836</text:p>
          </table:table-cell>
          <table:table-cell office:value-type="float" office:value="-47.887" table:style-name="ce1">
            <text:p>-47.887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2650000000000001E-2" table:style-name="ce1">
            <text:p>0.08265</text:p>
          </table:table-cell>
          <table:table-cell office:value-type="float" office:value="-88.262" table:style-name="ce1">
            <text:p>-88.262</text:p>
          </table:table-cell>
          <table:table-cell office:value-type="float" office:value="0.10294300000000001" table:style-name="ce1">
            <text:p>0.102943</text:p>
          </table:table-cell>
          <table:table-cell office:value-type="float" office:value="-68.641999999999996" table:style-name="ce1">
            <text:p>-68.642</text:p>
          </table:table-cell>
          <table:table-cell office:value-type="float" office:value="3.8589999999999999E-2" table:style-name="ce1">
            <text:p>0.03859</text:p>
          </table:table-cell>
          <table:table-cell office:value-type="float" office:value="-47.655999999999999" table:style-name="ce1">
            <text:p>-47.65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2549999999999998E-2" table:style-name="ce1">
            <text:p>0.08255</text:p>
          </table:table-cell>
          <table:table-cell office:value-type="float" office:value="-88.3" table:style-name="ce1">
            <text:p>-88.3</text:p>
          </table:table-cell>
          <table:table-cell office:value-type="float" office:value="0.10290100000000001" table:style-name="ce1">
            <text:p>0.102901</text:p>
          </table:table-cell>
          <table:table-cell office:value-type="float" office:value="-68.617000000000004" table:style-name="ce1">
            <text:p>-68.617</text:p>
          </table:table-cell>
          <table:table-cell office:value-type="float" office:value="3.8870000000000002E-2" table:style-name="ce1">
            <text:p>0.03887</text:p>
          </table:table-cell>
          <table:table-cell office:value-type="float" office:value="-46.506999999999998" table:style-name="ce1">
            <text:p>-46.507</text:p>
          </table:table-cell>
          <table:table-cell table:number-columns-repeated="16375"/>
        </table:table-row>
        <table:table-row table:style-name="ro1">
          <table:table-cell office:value-type="float" office:value="11.1" table:style-name="ce1">
            <text:p>11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1019999999999995E-2" table:style-name="ce1">
            <text:p>0.08102</text:p>
          </table:table-cell>
          <table:table-cell office:value-type="float" office:value="-91.489000000000004" table:style-name="ce1">
            <text:p>-91.489</text:p>
          </table:table-cell>
          <table:table-cell office:value-type="float" office:value="0.10289" table:style-name="ce1">
            <text:p>0.10289</text:p>
          </table:table-cell>
          <table:table-cell office:value-type="float" office:value="-75.927000000000007" table:style-name="ce1">
            <text:p>-75.927</text:p>
          </table:table-cell>
          <table:table-cell office:value-type="float" office:value="3.8609999999999998E-2" table:style-name="ce1">
            <text:p>0.03861</text:p>
          </table:table-cell>
          <table:table-cell office:value-type="float" office:value="-56.015999999999998" table:style-name="ce1">
            <text:p>-56.016</text:p>
          </table:table-cell>
          <table:table-cell table:number-columns-repeated="16375"/>
        </table:table-row>
        <table:table-row table:style-name="ro1">
          <table:table-cell office:value-type="float" office:value="11.1" table:style-name="ce1">
            <text:p>11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.115E-2" table:style-name="ce1">
            <text:p>0.08115</text:p>
          </table:table-cell>
          <table:table-cell office:value-type="float" office:value="-91.498000000000005" table:style-name="ce1">
            <text:p>-91.498</text:p>
          </table:table-cell>
          <table:table-cell office:value-type="float" office:value="0.10292" table:style-name="ce1">
            <text:p>0.10292</text:p>
          </table:table-cell>
          <table:table-cell office:value-type="float" office:value="-75.948999999999998" table:style-name="ce1">
            <text:p>-75.949</text:p>
          </table:table-cell>
          <table:table-cell office:value-type="float" office:value="3.882E-2" table:style-name="ce1">
            <text:p>0.03882</text:p>
          </table:table-cell>
          <table:table-cell office:value-type="float" office:value="-55.731000000000002" table:style-name="ce1">
            <text:p>-55.731</text:p>
          </table:table-cell>
          <table:table-cell table:number-columns-repeated="16375"/>
        </table:table-row>
        <table:table-row table:style-name="ro1">
          <table:table-cell office:value-type="float" office:value="11.1" table:style-name="ce1">
            <text:p>11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1009999999999999E-2" table:style-name="ce1">
            <text:p>0.08101</text:p>
          </table:table-cell>
          <table:table-cell office:value-type="float" office:value="-91.557000000000002" table:style-name="ce1">
            <text:p>-91.557</text:p>
          </table:table-cell>
          <table:table-cell office:value-type="float" office:value="0.10287399999999999" table:style-name="ce1">
            <text:p>0.102874</text:p>
          </table:table-cell>
          <table:table-cell office:value-type="float" office:value="-75.927999999999997" table:style-name="ce1">
            <text:p>-75.928</text:p>
          </table:table-cell>
          <table:table-cell office:value-type="float" office:value="3.9039999999999998E-2" table:style-name="ce1">
            <text:p>0.03904</text:p>
          </table:table-cell>
          <table:table-cell office:value-type="float" office:value="-54.585999999999999" table:style-name="ce1">
            <text:p>-54.586</text:p>
          </table:table-cell>
          <table:table-cell table:number-columns-repeated="16375"/>
        </table:table-row>
        <table:table-row table:style-name="ro1"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9210000000000003E-2" table:style-name="ce1">
            <text:p>0.07921</text:p>
          </table:table-cell>
          <table:table-cell office:value-type="float" office:value="-94.74" table:style-name="ce1">
            <text:p>-94.74</text:p>
          </table:table-cell>
          <table:table-cell office:value-type="float" office:value="0.102912" table:style-name="ce1">
            <text:p>0.102912</text:p>
          </table:table-cell>
          <table:table-cell office:value-type="float" office:value="-83.197999999999993" table:style-name="ce1">
            <text:p>-83.198</text:p>
          </table:table-cell>
          <table:table-cell office:value-type="float" office:value="3.6819999999999999E-2" table:style-name="ce1">
            <text:p>0.03682</text:p>
          </table:table-cell>
          <table:table-cell office:value-type="float" office:value="-62.695999999999998" table:style-name="ce1">
            <text:p>-62.696</text:p>
          </table:table-cell>
          <table:table-cell table:number-columns-repeated="16375"/>
        </table:table-row>
        <table:table-row table:style-name="ro1"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936E-2" table:style-name="ce1">
            <text:p>0.07936</text:p>
          </table:table-cell>
          <table:table-cell office:value-type="float" office:value="-94.756" table:style-name="ce1">
            <text:p>-94.756</text:p>
          </table:table-cell>
          <table:table-cell office:value-type="float" office:value="0.102948" table:style-name="ce1">
            <text:p>0.102948</text:p>
          </table:table-cell>
          <table:table-cell office:value-type="float" office:value="-83.218999999999994" table:style-name="ce1">
            <text:p>-83.219</text:p>
          </table:table-cell>
          <table:table-cell office:value-type="float" office:value="3.7069999999999999E-2" table:style-name="ce1">
            <text:p>0.03707</text:p>
          </table:table-cell>
          <table:table-cell office:value-type="float" office:value="-62.45" table:style-name="ce1">
            <text:p>-62.45</text:p>
          </table:table-cell>
          <table:table-cell table:number-columns-repeated="16375"/>
        </table:table-row>
        <table:table-row table:style-name="ro1"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9170000000000004E-2" table:style-name="ce1">
            <text:p>0.07917</text:p>
          </table:table-cell>
          <table:table-cell office:value-type="float" office:value="-94.822999999999993" table:style-name="ce1">
            <text:p>-94.823</text:p>
          </table:table-cell>
          <table:table-cell office:value-type="float" office:value="0.102898" table:style-name="ce1">
            <text:p>0.102898</text:p>
          </table:table-cell>
          <table:table-cell office:value-type="float" office:value="-83.203999999999994" table:style-name="ce1">
            <text:p>-83.204</text:p>
          </table:table-cell>
          <table:table-cell office:value-type="float" office:value="3.7240000000000002E-2" table:style-name="ce1">
            <text:p>0.03724</text:p>
          </table:table-cell>
          <table:table-cell office:value-type="float" office:value="-61.22" table:style-name="ce1">
            <text:p>-61.22</text:p>
          </table:table-cell>
          <table:table-cell table:number-columns-repeated="16375"/>
        </table:table-row>
        <table:table-row table:style-name="ro1">
          <table:table-cell office:value-type="float" office:value="11.3" table:style-name="ce1">
            <text:p>11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7369999999999994E-2" table:style-name="ce1">
            <text:p>0.07737</text:p>
          </table:table-cell>
          <table:table-cell office:value-type="float" office:value="-98.024000000000001" table:style-name="ce1">
            <text:p>-98.024</text:p>
          </table:table-cell>
          <table:table-cell office:value-type="float" office:value="0.102913" table:style-name="ce1">
            <text:p>0.102913</text:p>
          </table:table-cell>
          <table:table-cell office:value-type="float" office:value="-90.49" table:style-name="ce1">
            <text:p>-90.49</text:p>
          </table:table-cell>
          <table:table-cell office:value-type="float" office:value="3.6020000000000003E-2" table:style-name="ce1">
            <text:p>0.03602</text:p>
          </table:table-cell>
          <table:table-cell office:value-type="float" office:value="-70.399000000000001" table:style-name="ce1">
            <text:p>-70.399</text:p>
          </table:table-cell>
          <table:table-cell table:number-columns-repeated="16375"/>
        </table:table-row>
        <table:table-row table:style-name="ro1">
          <table:table-cell office:value-type="float" office:value="11.3" table:style-name="ce1">
            <text:p>11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7549999999999994E-2" table:style-name="ce1">
            <text:p>0.07755</text:p>
          </table:table-cell>
          <table:table-cell office:value-type="float" office:value="-97.994" table:style-name="ce1">
            <text:p>-97.994</text:p>
          </table:table-cell>
          <table:table-cell office:value-type="float" office:value="0.10292800000000001" table:style-name="ce1">
            <text:p>0.102928</text:p>
          </table:table-cell>
          <table:table-cell office:value-type="float" office:value="-90.515000000000001" table:style-name="ce1">
            <text:p>-90.515</text:p>
          </table:table-cell>
          <table:table-cell office:value-type="float" office:value="3.6229999999999998E-2" table:style-name="ce1">
            <text:p>0.03623</text:p>
          </table:table-cell>
          <table:table-cell office:value-type="float" office:value="-70.177000000000007" table:style-name="ce1">
            <text:p>-70.177</text:p>
          </table:table-cell>
          <table:table-cell table:number-columns-repeated="16375"/>
        </table:table-row>
        <table:table-row table:style-name="ro1">
          <table:table-cell office:value-type="float" office:value="11.3" table:style-name="ce1">
            <text:p>11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7329999999999996E-2" table:style-name="ce1">
            <text:p>0.07733</text:p>
          </table:table-cell>
          <table:table-cell office:value-type="float" office:value="-98.11" table:style-name="ce1">
            <text:p>-98.11</text:p>
          </table:table-cell>
          <table:table-cell office:value-type="float" office:value="0.102892" table:style-name="ce1">
            <text:p>0.102892</text:p>
          </table:table-cell>
          <table:table-cell office:value-type="float" office:value="-90.492000000000004" table:style-name="ce1">
            <text:p>-90.492</text:p>
          </table:table-cell>
          <table:table-cell office:value-type="float" office:value="3.6400000000000002E-2" table:style-name="ce1">
            <text:p>0.0364</text:p>
          </table:table-cell>
          <table:table-cell office:value-type="float" office:value="-68.882999999999996" table:style-name="ce1">
            <text:p>-68.883</text:p>
          </table:table-cell>
          <table:table-cell table:number-columns-repeated="16375"/>
        </table:table-row>
        <table:table-row table:style-name="ro1">
          <table:table-cell office:value-type="float" office:value="11.4" table:style-name="ce1">
            <text:p>11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5249999999999997E-2" table:style-name="ce1">
            <text:p>0.07525</text:p>
          </table:table-cell>
          <table:table-cell office:value-type="float" office:value="-101.267" table:style-name="ce1">
            <text:p>-101.267</text:p>
          </table:table-cell>
          <table:table-cell office:value-type="float" office:value="0.10291" table:style-name="ce1">
            <text:p>0.10291</text:p>
          </table:table-cell>
          <table:table-cell office:value-type="float" office:value="-97.816000000000003" table:style-name="ce1">
            <text:p>-97.816</text:p>
          </table:table-cell>
          <table:table-cell office:value-type="float" office:value="3.4630000000000001E-2" table:style-name="ce1">
            <text:p>0.03463</text:p>
          </table:table-cell>
          <table:table-cell office:value-type="float" office:value="-77.921000000000006" table:style-name="ce1">
            <text:p>-77.921</text:p>
          </table:table-cell>
          <table:table-cell table:number-columns-repeated="16375"/>
        </table:table-row>
        <table:table-row table:style-name="ro1">
          <table:table-cell office:value-type="float" office:value="11.4" table:style-name="ce1">
            <text:p>11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-101.309" table:style-name="ce1">
            <text:p>-101.309</text:p>
          </table:table-cell>
          <table:table-cell office:value-type="float" office:value="0.10292999999999999" table:style-name="ce1">
            <text:p>0.10293</text:p>
          </table:table-cell>
          <table:table-cell office:value-type="float" office:value="-97.834000000000003" table:style-name="ce1">
            <text:p>-97.834</text:p>
          </table:table-cell>
          <table:table-cell office:value-type="float" office:value="3.4860000000000002E-2" table:style-name="ce1">
            <text:p>0.03486</text:p>
          </table:table-cell>
          <table:table-cell office:value-type="float" office:value="-77.668000000000006" table:style-name="ce1">
            <text:p>-77.668</text:p>
          </table:table-cell>
          <table:table-cell table:number-columns-repeated="16375"/>
        </table:table-row>
        <table:table-row table:style-name="ro1">
          <table:table-cell office:value-type="float" office:value="11.4" table:style-name="ce1">
            <text:p>11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-101.381" table:style-name="ce1">
            <text:p>-101.381</text:p>
          </table:table-cell>
          <table:table-cell office:value-type="float" office:value="0.102881" table:style-name="ce1">
            <text:p>0.102881</text:p>
          </table:table-cell>
          <table:table-cell office:value-type="float" office:value="-97.808999999999997" table:style-name="ce1">
            <text:p>-97.809</text:p>
          </table:table-cell>
          <table:table-cell office:value-type="float" office:value="3.4970000000000001E-2" table:style-name="ce1">
            <text:p>0.03497</text:p>
          </table:table-cell>
          <table:table-cell office:value-type="float" office:value="-76.346999999999994" table:style-name="ce1">
            <text:p>-76.347</text:p>
          </table:table-cell>
          <table:table-cell table:number-columns-repeated="16375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3190000000000005E-2" table:style-name="ce1">
            <text:p>0.07319</text:p>
          </table:table-cell>
          <table:table-cell office:value-type="float" office:value="-104.51600000000001" table:style-name="ce1">
            <text:p>-104.516</text:p>
          </table:table-cell>
          <table:table-cell office:value-type="float" office:value="0.10288600000000001" table:style-name="ce1">
            <text:p>0.102886</text:p>
          </table:table-cell>
          <table:table-cell office:value-type="float" office:value="-105.105" table:style-name="ce1">
            <text:p>-105.105</text:p>
          </table:table-cell>
          <table:table-cell office:value-type="float" office:value="3.2960000000000003E-2" table:style-name="ce1">
            <text:p>0.03296</text:p>
          </table:table-cell>
          <table:table-cell office:value-type="float" office:value="-85.260999999999996" table:style-name="ce1">
            <text:p>-85.261</text:p>
          </table:table-cell>
          <table:table-cell table:number-columns-repeated="16375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3230000000000003E-2" table:style-name="ce1">
            <text:p>0.07323</text:p>
          </table:table-cell>
          <table:table-cell office:value-type="float" office:value="-104.474" table:style-name="ce1">
            <text:p>-104.474</text:p>
          </table:table-cell>
          <table:table-cell office:value-type="float" office:value="0.102909" table:style-name="ce1">
            <text:p>0.102909</text:p>
          </table:table-cell>
          <table:table-cell office:value-type="float" office:value="-105.116" table:style-name="ce1">
            <text:p>-105.116</text:p>
          </table:table-cell>
          <table:table-cell office:value-type="float" office:value="3.3189999999999997E-2" table:style-name="ce1">
            <text:p>0.03319</text:p>
          </table:table-cell>
          <table:table-cell office:value-type="float" office:value="-85.031999999999996" table:style-name="ce1">
            <text:p>-85.032</text:p>
          </table:table-cell>
          <table:table-cell table:number-columns-repeated="16375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3120000000000004E-2" table:style-name="ce1">
            <text:p>0.07312</text:p>
          </table:table-cell>
          <table:table-cell office:value-type="float" office:value="-104.63500000000001" table:style-name="ce1">
            <text:p>-104.635</text:p>
          </table:table-cell>
          <table:table-cell office:value-type="float" office:value="0.102876" table:style-name="ce1">
            <text:p>0.102876</text:p>
          </table:table-cell>
          <table:table-cell office:value-type="float" office:value="-105.1" table:style-name="ce1">
            <text:p>-105.1</text:p>
          </table:table-cell>
          <table:table-cell office:value-type="float" office:value="3.3270000000000001E-2" table:style-name="ce1">
            <text:p>0.03327</text:p>
          </table:table-cell>
          <table:table-cell office:value-type="float" office:value="-83.528000000000006" table:style-name="ce1">
            <text:p>-83.528</text:p>
          </table:table-cell>
          <table:table-cell table:number-columns-repeated="16375"/>
        </table:table-row>
        <table:table-row table:style-name="ro1">
          <table:table-cell office:value-type="float" office:value="11.6" table:style-name="ce1">
            <text:p>11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0879999999999999E-2" table:style-name="ce1">
            <text:p>0.07088</text:p>
          </table:table-cell>
          <table:table-cell office:value-type="float" office:value="-107.803" table:style-name="ce1">
            <text:p>-107.803</text:p>
          </table:table-cell>
          <table:table-cell office:value-type="float" office:value="0.10290299999999999" table:style-name="ce1">
            <text:p>0.102903</text:p>
          </table:table-cell>
          <table:table-cell office:value-type="float" office:value="-112.414" table:style-name="ce1">
            <text:p>-112.414</text:p>
          </table:table-cell>
          <table:table-cell office:value-type="float" office:value="3.202E-2" table:style-name="ce1">
            <text:p>0.03202</text:p>
          </table:table-cell>
          <table:table-cell office:value-type="float" office:value="-93.992000000000004" table:style-name="ce1">
            <text:p>-93.992</text:p>
          </table:table-cell>
          <table:table-cell table:number-columns-repeated="16375"/>
        </table:table-row>
        <table:table-row table:style-name="ro1">
          <table:table-cell office:value-type="float" office:value="11.6" table:style-name="ce1">
            <text:p>11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0949999999999999E-2" table:style-name="ce1">
            <text:p>0.07095</text:p>
          </table:table-cell>
          <table:table-cell office:value-type="float" office:value="-107.736" table:style-name="ce1">
            <text:p>-107.736</text:p>
          </table:table-cell>
          <table:table-cell office:value-type="float" office:value="0.102939" table:style-name="ce1">
            <text:p>0.102939</text:p>
          </table:table-cell>
          <table:table-cell office:value-type="float" office:value="-112.434" table:style-name="ce1">
            <text:p>-112.434</text:p>
          </table:table-cell>
          <table:table-cell office:value-type="float" office:value="3.2219999999999999E-2" table:style-name="ce1">
            <text:p>0.03222</text:p>
          </table:table-cell>
          <table:table-cell office:value-type="float" office:value="-93.715999999999994" table:style-name="ce1">
            <text:p>-93.716</text:p>
          </table:table-cell>
          <table:table-cell table:number-columns-repeated="16375"/>
        </table:table-row>
        <table:table-row table:style-name="ro1">
          <table:table-cell office:value-type="float" office:value="11.6" table:style-name="ce1">
            <text:p>11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0849999999999996E-2" table:style-name="ce1">
            <text:p>0.07085</text:p>
          </table:table-cell>
          <table:table-cell office:value-type="float" office:value="-107.996" table:style-name="ce1">
            <text:p>-107.996</text:p>
          </table:table-cell>
          <table:table-cell office:value-type="float" office:value="0.10290199999999999" table:style-name="ce1">
            <text:p>0.102902</text:p>
          </table:table-cell>
          <table:table-cell office:value-type="float" office:value="-112.41800000000001" table:style-name="ce1">
            <text:p>-112.418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92.266999999999996" table:style-name="ce1">
            <text:p>-92.267</text:p>
          </table:table-cell>
          <table:table-cell table:number-columns-repeated="16375"/>
        </table:table-row>
        <table:table-row table:style-name="ro1">
          <table:table-cell office:value-type="float" office:value="11.7" table:style-name="ce1">
            <text:p>11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8440000000000001E-2" table:style-name="ce1">
            <text:p>0.06844</text:p>
          </table:table-cell>
          <table:table-cell office:value-type="float" office:value="-111.098" table:style-name="ce1">
            <text:p>-111.098</text:p>
          </table:table-cell>
          <table:table-cell office:value-type="float" office:value="0.102976" table:style-name="ce1">
            <text:p>0.102976</text:p>
          </table:table-cell>
          <table:table-cell office:value-type="float" office:value="-119.712" table:style-name="ce1">
            <text:p>-119.712</text:p>
          </table:table-cell>
          <table:table-cell office:value-type="float" office:value="3.1109999999999999E-2" table:style-name="ce1">
            <text:p>0.03111</text:p>
          </table:table-cell>
          <table:table-cell office:value-type="float" office:value="-103.015" table:style-name="ce1">
            <text:p>-103.015</text:p>
          </table:table-cell>
          <table:table-cell table:number-columns-repeated="16375"/>
        </table:table-row>
        <table:table-row table:style-name="ro1">
          <table:table-cell office:value-type="float" office:value="11.7" table:style-name="ce1">
            <text:p>11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8510000000000001E-2" table:style-name="ce1">
            <text:p>0.06851</text:p>
          </table:table-cell>
          <table:table-cell office:value-type="float" office:value="-111.01300000000001" table:style-name="ce1">
            <text:p>-111.013</text:p>
          </table:table-cell>
          <table:table-cell office:value-type="float" office:value="0.102982" table:style-name="ce1">
            <text:p>0.102982</text:p>
          </table:table-cell>
          <table:table-cell office:value-type="float" office:value="-119.735" table:style-name="ce1">
            <text:p>-119.735</text:p>
          </table:table-cell>
          <table:table-cell office:value-type="float" office:value="3.1350000000000003E-2" table:style-name="ce1">
            <text:p>0.03135</text:p>
          </table:table-cell>
          <table:table-cell office:value-type="float" office:value="-102.66200000000001" table:style-name="ce1">
            <text:p>-102.662</text:p>
          </table:table-cell>
          <table:table-cell table:number-columns-repeated="16375"/>
        </table:table-row>
        <table:table-row table:style-name="ro1">
          <table:table-cell office:value-type="float" office:value="11.7" table:style-name="ce1">
            <text:p>11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8409999999999999E-2" table:style-name="ce1">
            <text:p>0.06841</text:p>
          </table:table-cell>
          <table:table-cell office:value-type="float" office:value="-111.31699999999999" table:style-name="ce1">
            <text:p>-111.317</text:p>
          </table:table-cell>
          <table:table-cell office:value-type="float" office:value="0.102946" table:style-name="ce1">
            <text:p>0.102946</text:p>
          </table:table-cell>
          <table:table-cell office:value-type="float" office:value="-119.709" table:style-name="ce1">
            <text:p>-119.709</text:p>
          </table:table-cell>
          <table:table-cell office:value-type="float" office:value="3.134E-2" table:style-name="ce1">
            <text:p>0.03134</text:p>
          </table:table-cell>
          <table:table-cell office:value-type="float" office:value="-101.16200000000001" table:style-name="ce1">
            <text:p>-101.162</text:p>
          </table:table-cell>
          <table:table-cell table:number-columns-repeated="16375"/>
        </table:table-row>
        <table:table-row table:style-name="ro1">
          <table:table-cell office:value-type="float" office:value="11.8" table:style-name="ce1">
            <text:p>11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820000000000004E-2" table:style-name="ce1">
            <text:p>0.06582</text:p>
          </table:table-cell>
          <table:table-cell office:value-type="float" office:value="-114.402" table:style-name="ce1">
            <text:p>-114.402</text:p>
          </table:table-cell>
          <table:table-cell office:value-type="float" office:value="0.102904" table:style-name="ce1">
            <text:p>0.102904</text:p>
          </table:table-cell>
          <table:table-cell office:value-type="float" office:value="-127.06399999999999" table:style-name="ce1">
            <text:p>-127.064</text:p>
          </table:table-cell>
          <table:table-cell office:value-type="float" office:value="2.955E-2" table:style-name="ce1">
            <text:p>0.02955</text:p>
          </table:table-cell>
          <table:table-cell office:value-type="float" office:value="-111.059" table:style-name="ce1">
            <text:p>-111.059</text:p>
          </table:table-cell>
          <table:table-cell table:number-columns-repeated="16375"/>
        </table:table-row>
        <table:table-row table:style-name="ro1">
          <table:table-cell office:value-type="float" office:value="11.8" table:style-name="ce1">
            <text:p>11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59E-2" table:style-name="ce1">
            <text:p>0.0659</text:p>
          </table:table-cell>
          <table:table-cell office:value-type="float" office:value="-114.34" table:style-name="ce1">
            <text:p>-114.34</text:p>
          </table:table-cell>
          <table:table-cell office:value-type="float" office:value="0.102927" table:style-name="ce1">
            <text:p>0.102927</text:p>
          </table:table-cell>
          <table:table-cell office:value-type="float" office:value="-127.08" table:style-name="ce1">
            <text:p>-127.08</text:p>
          </table:table-cell>
          <table:table-cell office:value-type="float" office:value="2.9770000000000001E-2" table:style-name="ce1">
            <text:p>0.02977</text:p>
          </table:table-cell>
          <table:table-cell office:value-type="float" office:value="-110.79900000000001" table:style-name="ce1">
            <text:p>-110.799</text:p>
          </table:table-cell>
          <table:table-cell table:number-columns-repeated="16375"/>
        </table:table-row>
        <table:table-row table:style-name="ro1">
          <table:table-cell office:value-type="float" office:value="11.8" table:style-name="ce1">
            <text:p>11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5850000000000006E-2" table:style-name="ce1">
            <text:p>0.06585</text:p>
          </table:table-cell>
          <table:table-cell office:value-type="float" office:value="-114.67" table:style-name="ce1">
            <text:p>-114.67</text:p>
          </table:table-cell>
          <table:table-cell office:value-type="float" office:value="0.10288700000000001" table:style-name="ce1">
            <text:p>0.102887</text:p>
          </table:table-cell>
          <table:table-cell office:value-type="float" office:value="-127.05200000000001" table:style-name="ce1">
            <text:p>-127.052</text:p>
          </table:table-cell>
          <table:table-cell office:value-type="float" office:value="2.972E-2" table:style-name="ce1">
            <text:p>0.02972</text:p>
          </table:table-cell>
          <table:table-cell office:value-type="float" office:value="-109.17700000000001" table:style-name="ce1">
            <text:p>-109.177</text:p>
          </table:table-cell>
          <table:table-cell table:number-columns-repeated="16375"/>
        </table:table-row>
        <table:table-row table:style-name="ro1">
          <table:table-cell office:value-type="float" office:value="11.9" table:style-name="ce1">
            <text:p>11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3100000000000003E-2" table:style-name="ce1">
            <text:p>0.0631</text:p>
          </table:table-cell>
          <table:table-cell office:value-type="float" office:value="-117.75700000000001" table:style-name="ce1">
            <text:p>-117.757</text:p>
          </table:table-cell>
          <table:table-cell office:value-type="float" office:value="0.102937" table:style-name="ce1">
            <text:p>0.102937</text:p>
          </table:table-cell>
          <table:table-cell office:value-type="float" office:value="-134.37799999999999" table:style-name="ce1">
            <text:p>-134.378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-121.54900000000001" table:style-name="ce1">
            <text:p>-121.549</text:p>
          </table:table-cell>
          <table:table-cell table:number-columns-repeated="16375"/>
        </table:table-row>
        <table:table-row table:style-name="ro1">
          <table:table-cell office:value-type="float" office:value="11.9" table:style-name="ce1">
            <text:p>11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3189999999999996E-2" table:style-name="ce1">
            <text:p>0.06319</text:p>
          </table:table-cell>
          <table:table-cell office:value-type="float" office:value="-117.68600000000001" table:style-name="ce1">
            <text:p>-117.686</text:p>
          </table:table-cell>
          <table:table-cell office:value-type="float" office:value="0.102967" table:style-name="ce1">
            <text:p>0.102967</text:p>
          </table:table-cell>
          <table:table-cell office:value-type="float" office:value="-134.39099999999999" table:style-name="ce1">
            <text:p>-134.391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-121.151" table:style-name="ce1">
            <text:p>-121.151</text:p>
          </table:table-cell>
          <table:table-cell table:number-columns-repeated="16375"/>
        </table:table-row>
        <table:table-row table:style-name="ro1">
          <table:table-cell office:value-type="float" office:value="11.9" table:style-name="ce1">
            <text:p>11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3210000000000002E-2" table:style-name="ce1">
            <text:p>0.06321</text:p>
          </table:table-cell>
          <table:table-cell office:value-type="float" office:value="-118.05800000000001" table:style-name="ce1">
            <text:p>-118.058</text:p>
          </table:table-cell>
          <table:table-cell office:value-type="float" office:value="0.10291699999999999" table:style-name="ce1">
            <text:p>0.102917</text:p>
          </table:table-cell>
          <table:table-cell office:value-type="float" office:value="-134.36799999999999" table:style-name="ce1">
            <text:p>-134.368</text:p>
          </table:table-cell>
          <table:table-cell office:value-type="float" office:value="2.894E-2" table:style-name="ce1">
            <text:p>0.02894</text:p>
          </table:table-cell>
          <table:table-cell office:value-type="float" office:value="-119.544" table:style-name="ce1">
            <text:p>-119.54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220000000000003E-2" table:style-name="ce1">
            <text:p>0.06022</text:p>
          </table:table-cell>
          <table:table-cell office:value-type="float" office:value="-121.13" table:style-name="ce1">
            <text:p>-121.13</text:p>
          </table:table-cell>
          <table:table-cell office:value-type="float" office:value="0.102933" table:style-name="ce1">
            <text:p>0.102933</text:p>
          </table:table-cell>
          <table:table-cell office:value-type="float" office:value="-141.67599999999999" table:style-name="ce1">
            <text:p>-141.676</text:p>
          </table:table-cell>
          <table:table-cell office:value-type="float" office:value="2.5149999999999999E-2" table:style-name="ce1">
            <text:p>0.02515</text:p>
          </table:table-cell>
          <table:table-cell office:value-type="float" office:value="-130.07900000000001" table:style-name="ce1">
            <text:p>-130.079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-121.05800000000001" table:style-name="ce1">
            <text:p>-121.058</text:p>
          </table:table-cell>
          <table:table-cell office:value-type="float" office:value="0.10296" table:style-name="ce1">
            <text:p>0.10296</text:p>
          </table:table-cell>
          <table:table-cell office:value-type="float" office:value="-141.70400000000001" table:style-name="ce1">
            <text:p>-141.704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-129.58500000000001" table:style-name="ce1">
            <text:p>-129.58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0389999999999999E-2" table:style-name="ce1">
            <text:p>0.06039</text:p>
          </table:table-cell>
          <table:table-cell office:value-type="float" office:value="-121.453" table:style-name="ce1">
            <text:p>-121.453</text:p>
          </table:table-cell>
          <table:table-cell office:value-type="float" office:value="0.10291400000000001" table:style-name="ce1">
            <text:p>0.102914</text:p>
          </table:table-cell>
          <table:table-cell office:value-type="float" office:value="-141.67500000000001" table:style-name="ce1">
            <text:p>-141.675</text:p>
          </table:table-cell>
          <table:table-cell office:value-type="float" office:value="2.5260000000000001E-2" table:style-name="ce1">
            <text:p>0.02526</text:p>
          </table:table-cell>
          <table:table-cell office:value-type="float" office:value="-127.797" table:style-name="ce1">
            <text:p>-127.797</text:p>
          </table:table-cell>
          <table:table-cell table:number-columns-repeated="16375"/>
        </table:table-row>
        <table:table-row table:style-name="ro1">
          <table:table-cell office:value-type="float" office:value="12.1" table:style-name="ce1">
            <text:p>12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7189999999999998E-2" table:style-name="ce1">
            <text:p>0.05719</text:p>
          </table:table-cell>
          <table:table-cell office:value-type="float" office:value="-124.53400000000001" table:style-name="ce1">
            <text:p>-124.534</text:p>
          </table:table-cell>
          <table:table-cell office:value-type="float" office:value="0.103005" table:style-name="ce1">
            <text:p>0.103005</text:p>
          </table:table-cell>
          <table:table-cell office:value-type="float" office:value="-149.03800000000001" table:style-name="ce1">
            <text:p>-149.038</text:p>
          </table:table-cell>
          <table:table-cell office:value-type="float" office:value="2.6669999999999999E-2" table:style-name="ce1">
            <text:p>0.02667</text:p>
          </table:table-cell>
          <table:table-cell office:value-type="float" office:value="-139.55600000000001" table:style-name="ce1">
            <text:p>-139.556</text:p>
          </table:table-cell>
          <table:table-cell table:number-columns-repeated="16375"/>
        </table:table-row>
        <table:table-row table:style-name="ro1">
          <table:table-cell office:value-type="float" office:value="12.1" table:style-name="ce1">
            <text:p>12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290000000000001E-2" table:style-name="ce1">
            <text:p>0.05729</text:p>
          </table:table-cell>
          <table:table-cell office:value-type="float" office:value="-124.411" table:style-name="ce1">
            <text:p>-124.411</text:p>
          </table:table-cell>
          <table:table-cell office:value-type="float" office:value="0.10301299999999999" table:style-name="ce1">
            <text:p>0.103013</text:p>
          </table:table-cell>
          <table:table-cell office:value-type="float" office:value="-149.05099999999999" table:style-name="ce1">
            <text:p>-149.051</text:p>
          </table:table-cell>
          <table:table-cell office:value-type="float" office:value="2.6849999999999999E-2" table:style-name="ce1">
            <text:p>0.02685</text:p>
          </table:table-cell>
          <table:table-cell office:value-type="float" office:value="-139.05099999999999" table:style-name="ce1">
            <text:p>-139.051</text:p>
          </table:table-cell>
          <table:table-cell table:number-columns-repeated="16375"/>
        </table:table-row>
        <table:table-row table:style-name="ro1">
          <table:table-cell office:value-type="float" office:value="12.1" table:style-name="ce1">
            <text:p>12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7439999999999998E-2" table:style-name="ce1">
            <text:p>0.05744</text:p>
          </table:table-cell>
          <table:table-cell office:value-type="float" office:value="-124.83799999999999" table:style-name="ce1">
            <text:p>-124.838</text:p>
          </table:table-cell>
          <table:table-cell office:value-type="float" office:value="0.10298499999999999" table:style-name="ce1">
            <text:p>0.102985</text:p>
          </table:table-cell>
          <table:table-cell office:value-type="float" office:value="-149.03299999999999" table:style-name="ce1">
            <text:p>-149.033</text:p>
          </table:table-cell>
          <table:table-cell office:value-type="float" office:value="2.6700000000000002E-2" table:style-name="ce1">
            <text:p>0.0267</text:p>
          </table:table-cell>
          <table:table-cell office:value-type="float" office:value="-137.35900000000001" table:style-name="ce1">
            <text:p>-137.359</text:p>
          </table:table-cell>
          <table:table-cell table:number-columns-repeated="16375"/>
        </table:table-row>
        <table:table-row table:style-name="ro1">
          <table:table-cell office:value-type="float" office:value="12.2" table:style-name="ce1">
            <text:p>12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-128.018" table:style-name="ce1">
            <text:p>-128.018</text:p>
          </table:table-cell>
          <table:table-cell office:value-type="float" office:value="0.102954" table:style-name="ce1">
            <text:p>0.102954</text:p>
          </table:table-cell>
          <table:table-cell office:value-type="float" office:value="-156.387" table:style-name="ce1">
            <text:p>-156.387</text:p>
          </table:table-cell>
          <table:table-cell office:value-type="float" office:value="2.6079999999999999E-2" table:style-name="ce1">
            <text:p>0.02608</text:p>
          </table:table-cell>
          <table:table-cell office:value-type="float" office:value="-155.82499999999999" table:style-name="ce1">
            <text:p>-155.825</text:p>
          </table:table-cell>
          <table:table-cell table:number-columns-repeated="16375"/>
        </table:table-row>
        <table:table-row table:style-name="ro1">
          <table:table-cell office:value-type="float" office:value="12.2" table:style-name="ce1">
            <text:p>12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127.89100000000001" table:style-name="ce1">
            <text:p>-127.891</text:p>
          </table:table-cell>
          <table:table-cell office:value-type="float" office:value="0.102949" table:style-name="ce1">
            <text:p>0.102949</text:p>
          </table:table-cell>
          <table:table-cell office:value-type="float" office:value="-156.41900000000001" table:style-name="ce1">
            <text:p>-156.419</text:p>
          </table:table-cell>
          <table:table-cell office:value-type="float" office:value="2.6239999999999999E-2" table:style-name="ce1">
            <text:p>0.02624</text:p>
          </table:table-cell>
          <table:table-cell office:value-type="float" office:value="-155.203" table:style-name="ce1">
            <text:p>-155.203</text:p>
          </table:table-cell>
          <table:table-cell table:number-columns-repeated="16375"/>
        </table:table-row>
        <table:table-row table:style-name="ro1">
          <table:table-cell office:value-type="float" office:value="12.2" table:style-name="ce1">
            <text:p>12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432E-2" table:style-name="ce1">
            <text:p>0.05432</text:p>
          </table:table-cell>
          <table:table-cell office:value-type="float" office:value="-128.286" table:style-name="ce1">
            <text:p>-128.286</text:p>
          </table:table-cell>
          <table:table-cell office:value-type="float" office:value="0.102921" table:style-name="ce1">
            <text:p>0.102921</text:p>
          </table:table-cell>
          <table:table-cell office:value-type="float" office:value="-156.386" table:style-name="ce1">
            <text:p>-156.386</text:p>
          </table:table-cell>
          <table:table-cell office:value-type="float" office:value="2.5940000000000001E-2" table:style-name="ce1">
            <text:p>0.02594</text:p>
          </table:table-cell>
          <table:table-cell office:value-type="float" office:value="-153.578" table:style-name="ce1">
            <text:p>-153.578</text:p>
          </table:table-cell>
          <table:table-cell table:number-columns-repeated="16375"/>
        </table:table-row>
        <table:table-row table:style-name="ro1">
          <table:table-cell office:value-type="float" office:value="12.3" table:style-name="ce1">
            <text:p>12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0700000000000002E-2" table:style-name="ce1">
            <text:p>0.0507</text:p>
          </table:table-cell>
          <table:table-cell office:value-type="float" office:value="-131.60499999999999" table:style-name="ce1">
            <text:p>-131.605</text:p>
          </table:table-cell>
          <table:table-cell office:value-type="float" office:value="0.102938" table:style-name="ce1">
            <text:p>0.102938</text:p>
          </table:table-cell>
          <table:table-cell office:value-type="float" office:value="-163.71899999999999" table:style-name="ce1">
            <text:p>-163.719</text:p>
          </table:table-cell>
          <table:table-cell office:value-type="float" office:value="2.4760000000000001E-2" table:style-name="ce1">
            <text:p>0.02476</text:p>
          </table:table-cell>
          <table:table-cell office:value-type="float" office:value="-164.28" table:style-name="ce1">
            <text:p>-164.28</text:p>
          </table:table-cell>
          <table:table-cell table:number-columns-repeated="16375"/>
        </table:table-row>
        <table:table-row table:style-name="ro1">
          <table:table-cell office:value-type="float" office:value="12.3" table:style-name="ce1">
            <text:p>12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74E-2" table:style-name="ce1">
            <text:p>0.05074</text:p>
          </table:table-cell>
          <table:table-cell office:value-type="float" office:value="-131.43" table:style-name="ce1">
            <text:p>-131.43</text:p>
          </table:table-cell>
          <table:table-cell office:value-type="float" office:value="0.102961" table:style-name="ce1">
            <text:p>0.102961</text:p>
          </table:table-cell>
          <table:table-cell office:value-type="float" office:value="-163.72800000000001" table:style-name="ce1">
            <text:p>-163.728</text:p>
          </table:table-cell>
          <table:table-cell office:value-type="float" office:value="2.496E-2" table:style-name="ce1">
            <text:p>0.02496</text:p>
          </table:table-cell>
          <table:table-cell office:value-type="float" office:value="-163.637" table:style-name="ce1">
            <text:p>-163.637</text:p>
          </table:table-cell>
          <table:table-cell table:number-columns-repeated="16375"/>
        </table:table-row>
        <table:table-row table:style-name="ro1">
          <table:table-cell office:value-type="float" office:value="12.3" table:style-name="ce1">
            <text:p>12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1060000000000001E-2" table:style-name="ce1">
            <text:p>0.05106</text:p>
          </table:table-cell>
          <table:table-cell office:value-type="float" office:value="-131.81200000000001" table:style-name="ce1">
            <text:p>-131.812</text:p>
          </table:table-cell>
          <table:table-cell office:value-type="float" office:value="0.102921" table:style-name="ce1">
            <text:p>0.102921</text:p>
          </table:table-cell>
          <table:table-cell office:value-type="float" office:value="-163.71100000000001" table:style-name="ce1">
            <text:p>-163.711</text:p>
          </table:table-cell>
          <table:table-cell office:value-type="float" office:value="2.462E-2" table:style-name="ce1">
            <text:p>0.02462</text:p>
          </table:table-cell>
          <table:table-cell office:value-type="float" office:value="-161.85599999999999" table:style-name="ce1">
            <text:p>-161.856</text:p>
          </table:table-cell>
          <table:table-cell table:number-columns-repeated="16375"/>
        </table:table-row>
        <table:table-row table:style-name="ro1"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135.31200000000001" table:style-name="ce1">
            <text:p>-135.312</text:p>
          </table:table-cell>
          <table:table-cell office:value-type="float" office:value="0.102978" table:style-name="ce1">
            <text:p>0.102978</text:p>
          </table:table-cell>
          <table:table-cell office:value-type="float" office:value="-171.03899999999999" table:style-name="ce1">
            <text:p>-171.039</text:p>
          </table:table-cell>
          <table:table-cell office:value-type="float" office:value="2.4420000000000001E-2" table:style-name="ce1">
            <text:p>0.02442</text:p>
          </table:table-cell>
          <table:table-cell office:value-type="float" office:value="-176.41900000000001" table:style-name="ce1">
            <text:p>-176.419</text:p>
          </table:table-cell>
          <table:table-cell table:number-columns-repeated="16375"/>
        </table:table-row>
        <table:table-row table:style-name="ro1"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7350000000000003E-2" table:style-name="ce1">
            <text:p>0.04735</text:p>
          </table:table-cell>
          <table:table-cell office:value-type="float" office:value="-135.15199999999999" table:style-name="ce1">
            <text:p>-135.152</text:p>
          </table:table-cell>
          <table:table-cell office:value-type="float" office:value="0.103022" table:style-name="ce1">
            <text:p>0.103022</text:p>
          </table:table-cell>
          <table:table-cell office:value-type="float" office:value="-171.054" table:style-name="ce1">
            <text:p>-171.054</text:p>
          </table:table-cell>
          <table:table-cell office:value-type="float" office:value="2.4549999999999999E-2" table:style-name="ce1">
            <text:p>0.02455</text:p>
          </table:table-cell>
          <table:table-cell office:value-type="float" office:value="-175.67599999999999" table:style-name="ce1">
            <text:p>-175.676</text:p>
          </table:table-cell>
          <table:table-cell table:number-columns-repeated="16375"/>
        </table:table-row>
        <table:table-row table:style-name="ro1"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7739999999999998E-2" table:style-name="ce1">
            <text:p>0.04774</text:p>
          </table:table-cell>
          <table:table-cell office:value-type="float" office:value="-135.45599999999999" table:style-name="ce1">
            <text:p>-135.456</text:p>
          </table:table-cell>
          <table:table-cell office:value-type="float" office:value="0.10295600000000001" table:style-name="ce1">
            <text:p>0.102956</text:p>
          </table:table-cell>
          <table:table-cell office:value-type="float" office:value="-171.041" table:style-name="ce1">
            <text:p>-171.041</text:p>
          </table:table-cell>
          <table:table-cell office:value-type="float" office:value="2.418E-2" table:style-name="ce1">
            <text:p>0.02418</text:p>
          </table:table-cell>
          <table:table-cell office:value-type="float" office:value="-174.005" table:style-name="ce1">
            <text:p>-174.005</text:p>
          </table:table-cell>
          <table:table-cell table:number-columns-repeated="16375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3839999999999997E-2" table:style-name="ce1">
            <text:p>0.04384</text:p>
          </table:table-cell>
          <table:table-cell office:value-type="float" office:value="-139.12100000000001" table:style-name="ce1">
            <text:p>-139.121</text:p>
          </table:table-cell>
          <table:table-cell office:value-type="float" office:value="0.103024" table:style-name="ce1">
            <text:p>0.103024</text:p>
          </table:table-cell>
          <table:table-cell office:value-type="float" office:value="-178.43299999999999" table:style-name="ce1">
            <text:p>-178.433</text:p>
          </table:table-cell>
          <table:table-cell office:value-type="float" office:value="2.4309999999999998E-2" table:style-name="ce1">
            <text:p>0.02431</text:p>
          </table:table-cell>
          <table:table-cell office:value-type="float" office:value="170.90899999999999" table:style-name="ce1">
            <text:p>170.909</text:p>
          </table:table-cell>
          <table:table-cell table:number-columns-repeated="16375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-138.92099999999999" table:style-name="ce1">
            <text:p>-138.921</text:p>
          </table:table-cell>
          <table:table-cell office:value-type="float" office:value="0.103048" table:style-name="ce1">
            <text:p>0.103048</text:p>
          </table:table-cell>
          <table:table-cell office:value-type="float" office:value="-178.45699999999999" table:style-name="ce1">
            <text:p>-178.457</text:p>
          </table:table-cell>
          <table:table-cell office:value-type="float" office:value="2.4410000000000001E-2" table:style-name="ce1">
            <text:p>0.02441</text:p>
          </table:table-cell>
          <table:table-cell office:value-type="float" office:value="171.71700000000001" table:style-name="ce1">
            <text:p>171.717</text:p>
          </table:table-cell>
          <table:table-cell table:number-columns-repeated="16375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4290000000000003E-2" table:style-name="ce1">
            <text:p>0.04429</text:p>
          </table:table-cell>
          <table:table-cell office:value-type="float" office:value="-139.137" table:style-name="ce1">
            <text:p>-139.137</text:p>
          </table:table-cell>
          <table:table-cell office:value-type="float" office:value="0.102992" table:style-name="ce1">
            <text:p>0.102992</text:p>
          </table:table-cell>
          <table:table-cell office:value-type="float" office:value="-178.42400000000001" table:style-name="ce1">
            <text:p>-178.424</text:p>
          </table:table-cell>
          <table:table-cell office:value-type="float" office:value="2.3939999999999999E-2" table:style-name="ce1">
            <text:p>0.02394</text:p>
          </table:table-cell>
          <table:table-cell office:value-type="float" office:value="173.39599999999999" table:style-name="ce1">
            <text:p>173.396</text:p>
          </table:table-cell>
          <table:table-cell table:number-columns-repeated="16375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0259999999999997E-2" table:style-name="ce1">
            <text:p>0.04026</text:p>
          </table:table-cell>
          <table:table-cell office:value-type="float" office:value="-143.11699999999999" table:style-name="ce1">
            <text:p>-143.117</text:p>
          </table:table-cell>
          <table:table-cell office:value-type="float" office:value="0.103003" table:style-name="ce1">
            <text:p>0.103003</text:p>
          </table:table-cell>
          <table:table-cell office:value-type="float" office:value="174.19" table:style-name="ce1">
            <text:p>174.19</text:p>
          </table:table-cell>
          <table:table-cell office:value-type="float" office:value="2.4629999999999999E-2" table:style-name="ce1">
            <text:p>0.02463</text:p>
          </table:table-cell>
          <table:table-cell office:value-type="float" office:value="158.26400000000001" table:style-name="ce1">
            <text:p>158.264</text:p>
          </table:table-cell>
          <table:table-cell table:number-columns-repeated="16375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0239999999999998E-2" table:style-name="ce1">
            <text:p>0.04024</text:p>
          </table:table-cell>
          <table:table-cell office:value-type="float" office:value="-142.96700000000001" table:style-name="ce1">
            <text:p>-142.967</text:p>
          </table:table-cell>
          <table:table-cell office:value-type="float" office:value="0.10301399999999999" table:style-name="ce1">
            <text:p>0.103014</text:p>
          </table:table-cell>
          <table:table-cell office:value-type="float" office:value="174.17099999999999" table:style-name="ce1">
            <text:p>174.171</text:p>
          </table:table-cell>
          <table:table-cell office:value-type="float" office:value="2.4680000000000001E-2" table:style-name="ce1">
            <text:p>0.02468</text:p>
          </table:table-cell>
          <table:table-cell office:value-type="float" office:value="159.11799999999999" table:style-name="ce1">
            <text:p>159.118</text:p>
          </table:table-cell>
          <table:table-cell table:number-columns-repeated="16375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0719999999999999E-2" table:style-name="ce1">
            <text:p>0.04072</text:p>
          </table:table-cell>
          <table:table-cell office:value-type="float" office:value="-143.02000000000001" table:style-name="ce1">
            <text:p>-143.02</text:p>
          </table:table-cell>
          <table:table-cell office:value-type="float" office:value="0.102952" table:style-name="ce1">
            <text:p>0.102952</text:p>
          </table:table-cell>
          <table:table-cell office:value-type="float" office:value="174.19" table:style-name="ce1">
            <text:p>174.19</text:p>
          </table:table-cell>
          <table:table-cell office:value-type="float" office:value="2.4150000000000001E-2" table:style-name="ce1">
            <text:p>0.02415</text:p>
          </table:table-cell>
          <table:table-cell office:value-type="float" office:value="160.685" table:style-name="ce1">
            <text:p>160.685</text:p>
          </table:table-cell>
          <table:table-cell table:number-columns-repeated="16375"/>
        </table:table-row>
        <table:table-row table:style-name="ro1">
          <table:table-cell office:value-type="float" office:value="12.7" table:style-name="ce1">
            <text:p>12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720000000000003E-2" table:style-name="ce1">
            <text:p>0.03672</text:p>
          </table:table-cell>
          <table:table-cell office:value-type="float" office:value="-147.375" table:style-name="ce1">
            <text:p>-147.375</text:p>
          </table:table-cell>
          <table:table-cell office:value-type="float" office:value="0.102975" table:style-name="ce1">
            <text:p>0.102975</text:p>
          </table:table-cell>
          <table:table-cell office:value-type="float" office:value="166.86" table:style-name="ce1">
            <text:p>166.86</text:p>
          </table:table-cell>
          <table:table-cell office:value-type="float" office:value="2.529E-2" table:style-name="ce1">
            <text:p>0.02529</text:p>
          </table:table-cell>
          <table:table-cell office:value-type="float" office:value="145.648" table:style-name="ce1">
            <text:p>145.648</text:p>
          </table:table-cell>
          <table:table-cell table:number-columns-repeated="16375"/>
        </table:table-row>
        <table:table-row table:style-name="ro1">
          <table:table-cell office:value-type="float" office:value="12.7" table:style-name="ce1">
            <text:p>12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6659999999999998E-2" table:style-name="ce1">
            <text:p>0.03666</text:p>
          </table:table-cell>
          <table:table-cell office:value-type="float" office:value="-147.24700000000001" table:style-name="ce1">
            <text:p>-147.247</text:p>
          </table:table-cell>
          <table:table-cell office:value-type="float" office:value="0.10298499999999999" table:style-name="ce1">
            <text:p>0.102985</text:p>
          </table:table-cell>
          <table:table-cell office:value-type="float" office:value="166.83099999999999" table:style-name="ce1">
            <text:p>166.831</text:p>
          </table:table-cell>
          <table:table-cell office:value-type="float" office:value="2.529E-2" table:style-name="ce1">
            <text:p>0.02529</text:p>
          </table:table-cell>
          <table:table-cell office:value-type="float" office:value="146.471" table:style-name="ce1">
            <text:p>146.471</text:p>
          </table:table-cell>
          <table:table-cell table:number-columns-repeated="16375"/>
        </table:table-row>
        <table:table-row table:style-name="ro1">
          <table:table-cell office:value-type="float" office:value="12.7" table:style-name="ce1">
            <text:p>12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7150000000000002E-2" table:style-name="ce1">
            <text:p>0.03715</text:p>
          </table:table-cell>
          <table:table-cell office:value-type="float" office:value="-147.07900000000001" table:style-name="ce1">
            <text:p>-147.079</text:p>
          </table:table-cell>
          <table:table-cell office:value-type="float" office:value="0.102953" table:style-name="ce1">
            <text:p>0.102953</text:p>
          </table:table-cell>
          <table:table-cell office:value-type="float" office:value="166.86199999999999" table:style-name="ce1">
            <text:p>166.862</text:p>
          </table:table-cell>
          <table:table-cell office:value-type="float" office:value="2.4660000000000001E-2" table:style-name="ce1">
            <text:p>0.02466</text:p>
          </table:table-cell>
          <table:table-cell office:value-type="float" office:value="147.876" table:style-name="ce1">
            <text:p>147.876</text:p>
          </table:table-cell>
          <table:table-cell table:number-columns-repeated="16375"/>
        </table:table-row>
        <table:table-row table:style-name="ro1"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04E-2" table:style-name="ce1">
            <text:p>0.03304</text:p>
          </table:table-cell>
          <table:table-cell office:value-type="float" office:value="-151.90299999999999" table:style-name="ce1">
            <text:p>-151.903</text:p>
          </table:table-cell>
          <table:table-cell office:value-type="float" office:value="0.102949" table:style-name="ce1">
            <text:p>0.102949</text:p>
          </table:table-cell>
          <table:table-cell office:value-type="float" office:value="159.506" table:style-name="ce1">
            <text:p>159.506</text:p>
          </table:table-cell>
          <table:table-cell office:value-type="float" office:value="2.6499999999999999E-2" table:style-name="ce1">
            <text:p>0.0265</text:p>
          </table:table-cell>
          <table:table-cell office:value-type="float" office:value="133.41999999999999" table:style-name="ce1">
            <text:p>133.42</text:p>
          </table:table-cell>
          <table:table-cell table:number-columns-repeated="16375"/>
        </table:table-row>
        <table:table-row table:style-name="ro1"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2980000000000002E-2" table:style-name="ce1">
            <text:p>0.03298</text:p>
          </table:table-cell>
          <table:table-cell office:value-type="float" office:value="-151.858" table:style-name="ce1">
            <text:p>-151.858</text:p>
          </table:table-cell>
          <table:table-cell office:value-type="float" office:value="0.10298599999999999" table:style-name="ce1">
            <text:p>0.102986</text:p>
          </table:table-cell>
          <table:table-cell office:value-type="float" office:value="159.482" table:style-name="ce1">
            <text:p>159.482</text:p>
          </table:table-cell>
          <table:table-cell office:value-type="float" office:value="2.6429999999999999E-2" table:style-name="ce1">
            <text:p>0.02643</text:p>
          </table:table-cell>
          <table:table-cell office:value-type="float" office:value="134.24" table:style-name="ce1">
            <text:p>134.24</text:p>
          </table:table-cell>
          <table:table-cell table:number-columns-repeated="16375"/>
        </table:table-row>
        <table:table-row table:style-name="ro1"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347E-2" table:style-name="ce1">
            <text:p>0.03347</text:p>
          </table:table-cell>
          <table:table-cell office:value-type="float" office:value="-151.41999999999999" table:style-name="ce1">
            <text:p>-151.42</text:p>
          </table:table-cell>
          <table:table-cell office:value-type="float" office:value="0.10292800000000001" table:style-name="ce1">
            <text:p>0.102928</text:p>
          </table:table-cell>
          <table:table-cell office:value-type="float" office:value="159.51400000000001" table:style-name="ce1">
            <text:p>159.514</text:p>
          </table:table-cell>
          <table:table-cell office:value-type="float" office:value="2.5739999999999999E-2" table:style-name="ce1">
            <text:p>0.02574</text:p>
          </table:table-cell>
          <table:table-cell office:value-type="float" office:value="135.428" table:style-name="ce1">
            <text:p>135.428</text:p>
          </table:table-cell>
          <table:table-cell table:number-columns-repeated="16375"/>
        </table:table-row>
        <table:table-row table:style-name="ro1">
          <table:table-cell office:value-type="float" office:value="12.9" table:style-name="ce1">
            <text:p>12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45E-2" table:style-name="ce1">
            <text:p>0.02945</text:p>
          </table:table-cell>
          <table:table-cell office:value-type="float" office:value="-156.91800000000001" table:style-name="ce1">
            <text:p>-156.918</text:p>
          </table:table-cell>
          <table:table-cell office:value-type="float" office:value="0.102964" table:style-name="ce1">
            <text:p>0.102964</text:p>
          </table:table-cell>
          <table:table-cell office:value-type="float" office:value="152.09100000000001" table:style-name="ce1">
            <text:p>152.091</text:p>
          </table:table-cell>
          <table:table-cell office:value-type="float" office:value="2.7810000000000001E-2" table:style-name="ce1">
            <text:p>0.02781</text:p>
          </table:table-cell>
          <table:table-cell office:value-type="float" office:value="121.67100000000001" table:style-name="ce1">
            <text:p>121.671</text:p>
          </table:table-cell>
          <table:table-cell table:number-columns-repeated="16375"/>
        </table:table-row>
        <table:table-row table:style-name="ro1">
          <table:table-cell office:value-type="float" office:value="12.9" table:style-name="ce1">
            <text:p>12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9409999999999999E-2" table:style-name="ce1">
            <text:p>0.02941</text:p>
          </table:table-cell>
          <table:table-cell office:value-type="float" office:value="-156.934" table:style-name="ce1">
            <text:p>-156.934</text:p>
          </table:table-cell>
          <table:table-cell office:value-type="float" office:value="0.103004" table:style-name="ce1">
            <text:p>0.103004</text:p>
          </table:table-cell>
          <table:table-cell office:value-type="float" office:value="152.071" table:style-name="ce1">
            <text:p>152.071</text:p>
          </table:table-cell>
          <table:table-cell office:value-type="float" office:value="2.7709999999999999E-2" table:style-name="ce1">
            <text:p>0.02771</text:p>
          </table:table-cell>
          <table:table-cell office:value-type="float" office:value="122.42" table:style-name="ce1">
            <text:p>122.42</text:p>
          </table:table-cell>
          <table:table-cell table:number-columns-repeated="16375"/>
        </table:table-row>
        <table:table-row table:style-name="ro1">
          <table:table-cell office:value-type="float" office:value="12.9" table:style-name="ce1">
            <text:p>12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-156.15600000000001" table:style-name="ce1">
            <text:p>-156.156</text:p>
          </table:table-cell>
          <table:table-cell office:value-type="float" office:value="0.102951" table:style-name="ce1">
            <text:p>0.102951</text:p>
          </table:table-cell>
          <table:table-cell office:value-type="float" office:value="152.1" table:style-name="ce1">
            <text:p>152.1</text:p>
          </table:table-cell>
          <table:table-cell office:value-type="float" office:value="2.6929999999999999E-2" table:style-name="ce1">
            <text:p>0.02693</text:p>
          </table:table-cell>
          <table:table-cell office:value-type="float" office:value="123.422" table:style-name="ce1">
            <text:p>123.42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8E-2" table:style-name="ce1">
            <text:p>0.0258</text:p>
          </table:table-cell>
          <table:table-cell office:value-type="float" office:value="-162.55799999999999" table:style-name="ce1">
            <text:p>-162.558</text:p>
          </table:table-cell>
          <table:table-cell office:value-type="float" office:value="0.10294200000000001" table:style-name="ce1">
            <text:p>0.102942</text:p>
          </table:table-cell>
          <table:table-cell office:value-type="float" office:value="144.709" table:style-name="ce1">
            <text:p>144.709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110.449" table:style-name="ce1">
            <text:p>110.449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-162.60400000000001" table:style-name="ce1">
            <text:p>-162.604</text:p>
          </table:table-cell>
          <table:table-cell office:value-type="float" office:value="0.10295700000000001" table:style-name="ce1">
            <text:p>0.102957</text:p>
          </table:table-cell>
          <table:table-cell office:value-type="float" office:value="144.68600000000001" table:style-name="ce1">
            <text:p>144.686</text:p>
          </table:table-cell>
          <table:table-cell office:value-type="float" office:value="2.9360000000000001E-2" table:style-name="ce1">
            <text:p>0.02936</text:p>
          </table:table-cell>
          <table:table-cell office:value-type="float" office:value="111.134" table:style-name="ce1">
            <text:p>111.13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6079999999999999E-2" table:style-name="ce1">
            <text:p>0.02608</text:p>
          </table:table-cell>
          <table:table-cell office:value-type="float" office:value="-161.482" table:style-name="ce1">
            <text:p>-161.482</text:p>
          </table:table-cell>
          <table:table-cell office:value-type="float" office:value="0.102911" table:style-name="ce1">
            <text:p>0.102911</text:p>
          </table:table-cell>
          <table:table-cell office:value-type="float" office:value="144.71299999999999" table:style-name="ce1">
            <text:p>144.713</text:p>
          </table:table-cell>
          <table:table-cell office:value-type="float" office:value="2.853E-2" table:style-name="ce1">
            <text:p>0.02853</text:p>
          </table:table-cell>
          <table:table-cell office:value-type="float" office:value="111.932" table:style-name="ce1">
            <text:p>111.932</text:p>
          </table:table-cell>
          <table:table-cell table:number-columns-repeated="16375"/>
        </table:table-row>
        <table:table-row table:style-name="ro1">
          <table:table-cell office:value-type="float" office:value="13.1" table:style-name="ce1">
            <text:p>13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-169.08" table:style-name="ce1">
            <text:p>-169.08</text:p>
          </table:table-cell>
          <table:table-cell office:value-type="float" office:value="0.10290299999999999" table:style-name="ce1">
            <text:p>0.102903</text:p>
          </table:table-cell>
          <table:table-cell office:value-type="float" office:value="137.35" table:style-name="ce1">
            <text:p>137.35</text:p>
          </table:table-cell>
          <table:table-cell office:value-type="float" office:value="3.1559999999999998E-2" table:style-name="ce1">
            <text:p>0.03156</text:p>
          </table:table-cell>
          <table:table-cell office:value-type="float" office:value="99.741" table:style-name="ce1">
            <text:p>99.741</text:p>
          </table:table-cell>
          <table:table-cell table:number-columns-repeated="16375"/>
        </table:table-row>
        <table:table-row table:style-name="ro1">
          <table:table-cell office:value-type="float" office:value="13.1" table:style-name="ce1">
            <text:p>13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-169.11199999999999" table:style-name="ce1">
            <text:p>-169.112</text:p>
          </table:table-cell>
          <table:table-cell office:value-type="float" office:value="0.102927" table:style-name="ce1">
            <text:p>0.102927</text:p>
          </table:table-cell>
          <table:table-cell office:value-type="float" office:value="137.33699999999999" table:style-name="ce1">
            <text:p>137.337</text:p>
          </table:table-cell>
          <table:table-cell office:value-type="float" office:value="3.1370000000000002E-2" table:style-name="ce1">
            <text:p>0.03137</text:p>
          </table:table-cell>
          <table:table-cell office:value-type="float" office:value="100.364" table:style-name="ce1">
            <text:p>100.364</text:p>
          </table:table-cell>
          <table:table-cell table:number-columns-repeated="16375"/>
        </table:table-row>
        <table:table-row table:style-name="ro1">
          <table:table-cell office:value-type="float" office:value="13.1" table:style-name="ce1">
            <text:p>13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2380000000000001E-2" table:style-name="ce1">
            <text:p>0.02238</text:p>
          </table:table-cell>
          <table:table-cell office:value-type="float" office:value="-167.58799999999999" table:style-name="ce1">
            <text:p>-167.588</text:p>
          </table:table-cell>
          <table:table-cell office:value-type="float" office:value="0.102878" table:style-name="ce1">
            <text:p>0.102878</text:p>
          </table:table-cell>
          <table:table-cell office:value-type="float" office:value="137.357" table:style-name="ce1">
            <text:p>137.357</text:p>
          </table:table-cell>
          <table:table-cell office:value-type="float" office:value="3.0470000000000001E-2" table:style-name="ce1">
            <text:p>0.03047</text:p>
          </table:table-cell>
          <table:table-cell office:value-type="float" office:value="100.996" table:style-name="ce1">
            <text:p>100.996</text:p>
          </table:table-cell>
          <table:table-cell table:number-columns-repeated="16375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73E-2" table:style-name="ce1">
            <text:p>0.01873</text:p>
          </table:table-cell>
          <table:table-cell office:value-type="float" office:value="-176.81" table:style-name="ce1">
            <text:p>-176.81</text:p>
          </table:table-cell>
          <table:table-cell office:value-type="float" office:value="0.102871" table:style-name="ce1">
            <text:p>0.102871</text:p>
          </table:table-cell>
          <table:table-cell office:value-type="float" office:value="129.97300000000001" table:style-name="ce1">
            <text:p>129.973</text:p>
          </table:table-cell>
          <table:table-cell office:value-type="float" office:value="3.3730000000000003E-2" table:style-name="ce1">
            <text:p>0.03373</text:p>
          </table:table-cell>
          <table:table-cell office:value-type="float" office:value="89.903000000000006" table:style-name="ce1">
            <text:p>89.903</text:p>
          </table:table-cell>
          <table:table-cell table:number-columns-repeated="16375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8790000000000001E-2" table:style-name="ce1">
            <text:p>0.01879</text:p>
          </table:table-cell>
          <table:table-cell office:value-type="float" office:value="-176.82599999999999" table:style-name="ce1">
            <text:p>-176.826</text:p>
          </table:table-cell>
          <table:table-cell office:value-type="float" office:value="0.102898" table:style-name="ce1">
            <text:p>0.102898</text:p>
          </table:table-cell>
          <table:table-cell office:value-type="float" office:value="129.96299999999999" table:style-name="ce1">
            <text:p>129.963</text:p>
          </table:table-cell>
          <table:table-cell office:value-type="float" office:value="3.3500000000000002E-2" table:style-name="ce1">
            <text:p>0.0335</text:p>
          </table:table-cell>
          <table:table-cell office:value-type="float" office:value="90.346000000000004" table:style-name="ce1">
            <text:p>90.346</text:p>
          </table:table-cell>
          <table:table-cell table:number-columns-repeated="16375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174.89599999999999" table:style-name="ce1">
            <text:p>-174.896</text:p>
          </table:table-cell>
          <table:table-cell office:value-type="float" office:value="0.10284600000000001" table:style-name="ce1">
            <text:p>0.102846</text:p>
          </table:table-cell>
          <table:table-cell office:value-type="float" office:value="129.98099999999999" table:style-name="ce1">
            <text:p>129.981</text:p>
          </table:table-cell>
          <table:table-cell office:value-type="float" office:value="3.2539999999999999E-2" table:style-name="ce1">
            <text:p>0.03254</text:p>
          </table:table-cell>
          <table:table-cell office:value-type="float" office:value="90.866" table:style-name="ce1">
            <text:p>90.866</text:p>
          </table:table-cell>
          <table:table-cell table:number-columns-repeated="16375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173.125" table:style-name="ce1">
            <text:p>173.125</text:p>
          </table:table-cell>
          <table:table-cell office:value-type="float" office:value="0.10284500000000001" table:style-name="ce1">
            <text:p>0.102845</text:p>
          </table:table-cell>
          <table:table-cell office:value-type="float" office:value="122.557" table:style-name="ce1">
            <text:p>122.557</text:p>
          </table:table-cell>
          <table:table-cell office:value-type="float" office:value="3.6200000000000003E-2" table:style-name="ce1">
            <text:p>0.0362</text:p>
          </table:table-cell>
          <table:table-cell office:value-type="float" office:value="80.433000000000007" table:style-name="ce1">
            <text:p>80.433</text:p>
          </table:table-cell>
          <table:table-cell table:number-columns-repeated="16375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5640000000000001E-2" table:style-name="ce1">
            <text:p>0.01564</text:p>
          </table:table-cell>
          <table:table-cell office:value-type="float" office:value="173.239" table:style-name="ce1">
            <text:p>173.239</text:p>
          </table:table-cell>
          <table:table-cell office:value-type="float" office:value="0.10288" table:style-name="ce1">
            <text:p>0.10288</text:p>
          </table:table-cell>
          <table:table-cell office:value-type="float" office:value="122.53100000000001" table:style-name="ce1">
            <text:p>122.531</text:p>
          </table:table-cell>
          <table:table-cell office:value-type="float" office:value="3.594E-2" table:style-name="ce1">
            <text:p>0.03594</text:p>
          </table:table-cell>
          <table:table-cell office:value-type="float" office:value="80.881" table:style-name="ce1">
            <text:p>80.881</text:p>
          </table:table-cell>
          <table:table-cell table:number-columns-repeated="16375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33E-2" table:style-name="ce1">
            <text:p>0.01533</text:p>
          </table:table-cell>
          <table:table-cell office:value-type="float" office:value="175.32499999999999" table:style-name="ce1">
            <text:p>175.325</text:p>
          </table:table-cell>
          <table:table-cell office:value-type="float" office:value="0.102816" table:style-name="ce1">
            <text:p>0.102816</text:p>
          </table:table-cell>
          <table:table-cell office:value-type="float" office:value="122.56" table:style-name="ce1">
            <text:p>122.56</text:p>
          </table:table-cell>
          <table:table-cell office:value-type="float" office:value="3.4979999999999997E-2" table:style-name="ce1">
            <text:p>0.03498</text:p>
          </table:table-cell>
          <table:table-cell office:value-type="float" office:value="81.186999999999998" table:style-name="ce1">
            <text:p>81.187</text:p>
          </table:table-cell>
          <table:table-cell table:number-columns-repeated="16375"/>
        </table:table-row>
        <table:table-row table:style-name="ro1">
          <table:table-cell office:value-type="float" office:value="13.4" table:style-name="ce1">
            <text:p>13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59.749" table:style-name="ce1">
            <text:p>159.749</text:p>
          </table:table-cell>
          <table:table-cell office:value-type="float" office:value="0.10283100000000001" table:style-name="ce1">
            <text:p>0.102831</text:p>
          </table:table-cell>
          <table:table-cell office:value-type="float" office:value="115.151" table:style-name="ce1">
            <text:p>115.151</text:p>
          </table:table-cell>
          <table:table-cell office:value-type="float" office:value="3.8649999999999997E-2" table:style-name="ce1">
            <text:p>0.03865</text:p>
          </table:table-cell>
          <table:table-cell office:value-type="float" office:value="71.424000000000007" table:style-name="ce1">
            <text:p>71.424</text:p>
          </table:table-cell>
          <table:table-cell table:number-columns-repeated="16375"/>
        </table:table-row>
        <table:table-row table:style-name="ro1">
          <table:table-cell office:value-type="float" office:value="13.4" table:style-name="ce1">
            <text:p>13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272E-2" table:style-name="ce1">
            <text:p>0.01272</text:p>
          </table:table-cell>
          <table:table-cell office:value-type="float" office:value="159.99100000000001" table:style-name="ce1">
            <text:p>159.991</text:p>
          </table:table-cell>
          <table:table-cell office:value-type="float" office:value="0.102857" table:style-name="ce1">
            <text:p>0.102857</text:p>
          </table:table-cell>
          <table:table-cell office:value-type="float" office:value="115.124" table:style-name="ce1">
            <text:p>115.124</text:p>
          </table:table-cell>
          <table:table-cell office:value-type="float" office:value="3.8429999999999999E-2" table:style-name="ce1">
            <text:p>0.03843</text:p>
          </table:table-cell>
          <table:table-cell office:value-type="float" office:value="71.804000000000002" table:style-name="ce1">
            <text:p>71.804</text:p>
          </table:table-cell>
          <table:table-cell table:number-columns-repeated="16375"/>
        </table:table-row>
        <table:table-row table:style-name="ro1">
          <table:table-cell office:value-type="float" office:value="13.4" table:style-name="ce1">
            <text:p>13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222E-2" table:style-name="ce1">
            <text:p>0.01222</text:p>
          </table:table-cell>
          <table:table-cell office:value-type="float" office:value="161.827" table:style-name="ce1">
            <text:p>161.827</text:p>
          </table:table-cell>
          <table:table-cell office:value-type="float" office:value="0.10280499999999999" table:style-name="ce1">
            <text:p>0.102805</text:p>
          </table:table-cell>
          <table:table-cell office:value-type="float" office:value="115.16200000000001" table:style-name="ce1">
            <text:p>115.162</text:p>
          </table:table-cell>
          <table:table-cell office:value-type="float" office:value="3.7400000000000003E-2" table:style-name="ce1">
            <text:p>0.0374</text:p>
          </table:table-cell>
          <table:table-cell office:value-type="float" office:value="71.988" table:style-name="ce1">
            <text:p>71.988</text:p>
          </table:table-cell>
          <table:table-cell table:number-columns-repeated="16375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51E-2" table:style-name="ce1">
            <text:p>0.01051</text:p>
          </table:table-cell>
          <table:table-cell office:value-type="float" office:value="141.934" table:style-name="ce1">
            <text:p>141.934</text:p>
          </table:table-cell>
          <table:table-cell office:value-type="float" office:value="0.10281899999999999" table:style-name="ce1">
            <text:p>0.102819</text:p>
          </table:table-cell>
          <table:table-cell office:value-type="float" office:value="107.81100000000001" table:style-name="ce1">
            <text:p>107.811</text:p>
          </table:table-cell>
          <table:table-cell office:value-type="float" office:value="4.1329999999999999E-2" table:style-name="ce1">
            <text:p>0.04133</text:p>
          </table:table-cell>
          <table:table-cell office:value-type="float" office:value="62.981999999999999" table:style-name="ce1">
            <text:p>62.982</text:p>
          </table:table-cell>
          <table:table-cell table:number-columns-repeated="16375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048E-2" table:style-name="ce1">
            <text:p>0.01048</text:p>
          </table:table-cell>
          <table:table-cell office:value-type="float" office:value="142.14400000000001" table:style-name="ce1">
            <text:p>142.144</text:p>
          </table:table-cell>
          <table:table-cell office:value-type="float" office:value="0.10283399999999999" table:style-name="ce1">
            <text:p>0.102834</text:p>
          </table:table-cell>
          <table:table-cell office:value-type="float" office:value="107.788" table:style-name="ce1">
            <text:p>107.788</text:p>
          </table:table-cell>
          <table:table-cell office:value-type="float" office:value="4.1090000000000002E-2" table:style-name="ce1">
            <text:p>0.04109</text:p>
          </table:table-cell>
          <table:table-cell office:value-type="float" office:value="63.289000000000001" table:style-name="ce1">
            <text:p>63.289</text:p>
          </table:table-cell>
          <table:table-cell table:number-columns-repeated="16375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8499999999999994E-3" table:style-name="ce1">
            <text:p>0.00985</text:p>
          </table:table-cell>
          <table:table-cell office:value-type="float" office:value="142.70699999999999" table:style-name="ce1">
            <text:p>142.707</text:p>
          </table:table-cell>
          <table:table-cell office:value-type="float" office:value="0.10279099999999999" table:style-name="ce1">
            <text:p>0.102791</text:p>
          </table:table-cell>
          <table:table-cell office:value-type="float" office:value="107.818" table:style-name="ce1">
            <text:p>107.818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63.39" table:style-name="ce1">
            <text:p>63.39</text:p>
          </table:table-cell>
          <table:table-cell table:number-columns-repeated="16375"/>
        </table:table-row>
        <table:table-row table:style-name="ro1">
          <table:table-cell office:value-type="float" office:value="13.6" table:style-name="ce1">
            <text:p>13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3600000000000003E-3" table:style-name="ce1">
            <text:p>0.00936</text:p>
          </table:table-cell>
          <table:table-cell office:value-type="float" office:value="118.371" table:style-name="ce1">
            <text:p>118.371</text:p>
          </table:table-cell>
          <table:table-cell office:value-type="float" office:value="0.102725" table:style-name="ce1">
            <text:p>0.102725</text:p>
          </table:table-cell>
          <table:table-cell office:value-type="float" office:value="100.379" table:style-name="ce1">
            <text:p>100.379</text:p>
          </table:table-cell>
          <table:table-cell office:value-type="float" office:value="4.4089999999999997E-2" table:style-name="ce1">
            <text:p>0.04409</text:p>
          </table:table-cell>
          <table:table-cell office:value-type="float" office:value="54.719000000000001" table:style-name="ce1">
            <text:p>54.719</text:p>
          </table:table-cell>
          <table:table-cell table:number-columns-repeated="16375"/>
        </table:table-row>
        <table:table-row table:style-name="ro1">
          <table:table-cell office:value-type="float" office:value="13.6" table:style-name="ce1">
            <text:p>13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118.547" table:style-name="ce1">
            <text:p>118.547</text:p>
          </table:table-cell>
          <table:table-cell office:value-type="float" office:value="0.102769" table:style-name="ce1">
            <text:p>0.102769</text:p>
          </table:table-cell>
          <table:table-cell office:value-type="float" office:value="100.371" table:style-name="ce1">
            <text:p>100.371</text:p>
          </table:table-cell>
          <table:table-cell office:value-type="float" office:value="4.3869999999999999E-2" table:style-name="ce1">
            <text:p>0.04387</text:p>
          </table:table-cell>
          <table:table-cell office:value-type="float" office:value="55.000999999999998" table:style-name="ce1">
            <text:p>55.001</text:p>
          </table:table-cell>
          <table:table-cell table:number-columns-repeated="16375"/>
        </table:table-row>
        <table:table-row table:style-name="ro1">
          <table:table-cell office:value-type="float" office:value="13.6" table:style-name="ce1">
            <text:p>13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116.973" table:style-name="ce1">
            <text:p>116.973</text:p>
          </table:table-cell>
          <table:table-cell office:value-type="float" office:value="0.10270899999999999" table:style-name="ce1">
            <text:p>0.102709</text:p>
          </table:table-cell>
          <table:table-cell office:value-type="float" office:value="100.38500000000001" table:style-name="ce1">
            <text:p>100.385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54.975000000000001" table:style-name="ce1">
            <text:p>54.975</text:p>
          </table:table-cell>
          <table:table-cell table:number-columns-repeated="16375"/>
        </table:table-row>
        <table:table-row table:style-name="ro1">
          <table:table-cell office:value-type="float" office:value="13.7" table:style-name="ce1">
            <text:p>13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6200000000000001E-3" table:style-name="ce1">
            <text:p>0.00962</text:p>
          </table:table-cell>
          <table:table-cell office:value-type="float" office:value="93.941000000000003" table:style-name="ce1">
            <text:p>93.941</text:p>
          </table:table-cell>
          <table:table-cell office:value-type="float" office:value="0.102642" table:style-name="ce1">
            <text:p>0.102642</text:p>
          </table:table-cell>
          <table:table-cell office:value-type="float" office:value="92.924000000000007" table:style-name="ce1">
            <text:p>92.924</text:p>
          </table:table-cell>
          <table:table-cell office:value-type="float" office:value="4.6929999999999999E-2" table:style-name="ce1">
            <text:p>0.04693</text:p>
          </table:table-cell>
          <table:table-cell office:value-type="float" office:value="46.811999999999998" table:style-name="ce1">
            <text:p>46.812</text:p>
          </table:table-cell>
          <table:table-cell table:number-columns-repeated="16375"/>
        </table:table-row>
        <table:table-row table:style-name="ro1">
          <table:table-cell office:value-type="float" office:value="13.7" table:style-name="ce1">
            <text:p>13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.5899999999999996E-3" table:style-name="ce1">
            <text:p>0.00959</text:p>
          </table:table-cell>
          <table:table-cell office:value-type="float" office:value="93.962000000000003" table:style-name="ce1">
            <text:p>93.962</text:p>
          </table:table-cell>
          <table:table-cell office:value-type="float" office:value="0.102676" table:style-name="ce1">
            <text:p>0.102676</text:p>
          </table:table-cell>
          <table:table-cell office:value-type="float" office:value="92.902000000000001" table:style-name="ce1">
            <text:p>92.902</text:p>
          </table:table-cell>
          <table:table-cell office:value-type="float" office:value="4.6690000000000002E-2" table:style-name="ce1">
            <text:p>0.04669</text:p>
          </table:table-cell>
          <table:table-cell office:value-type="float" office:value="47.067" table:style-name="ce1">
            <text:p>47.067</text:p>
          </table:table-cell>
          <table:table-cell table:number-columns-repeated="16375"/>
        </table:table-row>
        <table:table-row table:style-name="ro1">
          <table:table-cell office:value-type="float" office:value="13.7" table:style-name="ce1">
            <text:p>13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90.760999999999996" table:style-name="ce1">
            <text:p>90.761</text:p>
          </table:table-cell>
          <table:table-cell office:value-type="float" office:value="0.10262" table:style-name="ce1">
            <text:p>0.10262</text:p>
          </table:table-cell>
          <table:table-cell office:value-type="float" office:value="92.93" table:style-name="ce1">
            <text:p>92.93</text:p>
          </table:table-cell>
          <table:table-cell office:value-type="float" office:value="4.5629999999999997E-2" table:style-name="ce1">
            <text:p>0.04563</text:p>
          </table:table-cell>
          <table:table-cell office:value-type="float" office:value="46.981999999999999" table:style-name="ce1">
            <text:p>46.982</text:p>
          </table:table-cell>
          <table:table-cell table:number-columns-repeated="16375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919999999999999E-2" table:style-name="ce1">
            <text:p>0.01092</text:p>
          </table:table-cell>
          <table:table-cell office:value-type="float" office:value="71.623000000000005" table:style-name="ce1">
            <text:p>71.623</text:p>
          </table:table-cell>
          <table:table-cell office:value-type="float" office:value="0.102628" table:style-name="ce1">
            <text:p>0.102628</text:p>
          </table:table-cell>
          <table:table-cell office:value-type="float" office:value="85.56" table:style-name="ce1">
            <text:p>85.56</text:p>
          </table:table-cell>
          <table:table-cell office:value-type="float" office:value="4.9979999999999997E-2" table:style-name="ce1">
            <text:p>0.04998</text:p>
          </table:table-cell>
          <table:table-cell office:value-type="float" office:value="39.174999999999997" table:style-name="ce1">
            <text:p>39.175</text:p>
          </table:table-cell>
          <table:table-cell table:number-columns-repeated="16375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09E-2" table:style-name="ce1">
            <text:p>0.0109</text:p>
          </table:table-cell>
          <table:table-cell office:value-type="float" office:value="71.891999999999996" table:style-name="ce1">
            <text:p>71.892</text:p>
          </table:table-cell>
          <table:table-cell office:value-type="float" office:value="0.102663" table:style-name="ce1">
            <text:p>0.102663</text:p>
          </table:table-cell>
          <table:table-cell office:value-type="float" office:value="85.53" table:style-name="ce1">
            <text:p>85.53</text:p>
          </table:table-cell>
          <table:table-cell office:value-type="float" office:value="4.9770000000000002E-2" table:style-name="ce1">
            <text:p>0.04977</text:p>
          </table:table-cell>
          <table:table-cell office:value-type="float" office:value="39.368000000000002" table:style-name="ce1">
            <text:p>39.368</text:p>
          </table:table-cell>
          <table:table-cell table:number-columns-repeated="16375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086E-2" table:style-name="ce1">
            <text:p>0.01086</text:p>
          </table:table-cell>
          <table:table-cell office:value-type="float" office:value="68.424999999999997" table:style-name="ce1">
            <text:p>68.425</text:p>
          </table:table-cell>
          <table:table-cell office:value-type="float" office:value="0.102605" table:style-name="ce1">
            <text:p>0.102605</text:p>
          </table:table-cell>
          <table:table-cell office:value-type="float" office:value="85.569000000000003" table:style-name="ce1">
            <text:p>85.569</text:p>
          </table:table-cell>
          <table:table-cell office:value-type="float" office:value="4.8710000000000003E-2" table:style-name="ce1">
            <text:p>0.04871</text:p>
          </table:table-cell>
          <table:table-cell office:value-type="float" office:value="39.286000000000001" table:style-name="ce1">
            <text:p>39.286</text:p>
          </table:table-cell>
          <table:table-cell table:number-columns-repeated="16375"/>
        </table:table-row>
        <table:table-row table:style-name="ro1"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56.396999999999998" table:style-name="ce1">
            <text:p>56.397</text:p>
          </table:table-cell>
          <table:table-cell office:value-type="float" office:value="0.102627" table:style-name="ce1">
            <text:p>0.102627</text:p>
          </table:table-cell>
          <table:table-cell office:value-type="float" office:value="78.183999999999997" table:style-name="ce1">
            <text:p>78.184</text:p>
          </table:table-cell>
          <table:table-cell office:value-type="float" office:value="5.289E-2" table:style-name="ce1">
            <text:p>0.05289</text:p>
          </table:table-cell>
          <table:table-cell office:value-type="float" office:value="31.815999999999999" table:style-name="ce1">
            <text:p>31.816</text:p>
          </table:table-cell>
          <table:table-cell table:number-columns-repeated="16375"/>
        </table:table-row>
        <table:table-row table:style-name="ro1"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308E-2" table:style-name="ce1">
            <text:p>0.01308</text:p>
          </table:table-cell>
          <table:table-cell office:value-type="float" office:value="56.491999999999997" table:style-name="ce1">
            <text:p>56.492</text:p>
          </table:table-cell>
          <table:table-cell office:value-type="float" office:value="0.102654" table:style-name="ce1">
            <text:p>0.102654</text:p>
          </table:table-cell>
          <table:table-cell office:value-type="float" office:value="78.16" table:style-name="ce1">
            <text:p>78.16</text:p>
          </table:table-cell>
          <table:table-cell office:value-type="float" office:value="5.2720000000000003E-2" table:style-name="ce1">
            <text:p>0.05272</text:p>
          </table:table-cell>
          <table:table-cell office:value-type="float" office:value="32.039000000000001" table:style-name="ce1">
            <text:p>32.039</text:p>
          </table:table-cell>
          <table:table-cell table:number-columns-repeated="16375"/>
        </table:table-row>
        <table:table-row table:style-name="ro1"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3259999999999999E-2" table:style-name="ce1">
            <text:p>0.01326</text:p>
          </table:table-cell>
          <table:table-cell office:value-type="float" office:value="53.966000000000001" table:style-name="ce1">
            <text:p>53.966</text:p>
          </table:table-cell>
          <table:table-cell office:value-type="float" office:value="0.10261000000000001" table:style-name="ce1">
            <text:p>0.10261</text:p>
          </table:table-cell>
          <table:table-cell office:value-type="float" office:value="78.203999999999994" table:style-name="ce1">
            <text:p>78.204</text:p>
          </table:table-cell>
          <table:table-cell office:value-type="float" office:value="5.1659999999999998E-2" table:style-name="ce1">
            <text:p>0.05166</text:p>
          </table:table-cell>
          <table:table-cell office:value-type="float" office:value="31.887" table:style-name="ce1">
            <text:p>31.887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76E-2" table:style-name="ce1">
            <text:p>0.01576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0.102566" table:style-name="ce1">
            <text:p>0.102566</text:p>
          </table:table-cell>
          <table:table-cell office:value-type="float" office:value="70.754000000000005" table:style-name="ce1">
            <text:p>70.754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24.742999999999999" table:style-name="ce1">
            <text:p>24.743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44.698999999999998" table:style-name="ce1">
            <text:p>44.699</text:p>
          </table:table-cell>
          <table:table-cell office:value-type="float" office:value="0.10259" table:style-name="ce1">
            <text:p>0.10259</text:p>
          </table:table-cell>
          <table:table-cell office:value-type="float" office:value="70.739000000000004" table:style-name="ce1">
            <text:p>70.739</text:p>
          </table:table-cell>
          <table:table-cell office:value-type="float" office:value="5.5739999999999998E-2" table:style-name="ce1">
            <text:p>0.05574</text:p>
          </table:table-cell>
          <table:table-cell office:value-type="float" office:value="24.88" table:style-name="ce1">
            <text:p>24.88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6049999999999998E-2" table:style-name="ce1">
            <text:p>0.01605</text:p>
          </table:table-cell>
          <table:table-cell office:value-type="float" office:value="42.853000000000002" table:style-name="ce1">
            <text:p>42.853</text:p>
          </table:table-cell>
          <table:table-cell office:value-type="float" office:value="0.102535" table:style-name="ce1">
            <text:p>0.102535</text:p>
          </table:table-cell>
          <table:table-cell office:value-type="float" office:value="70.763000000000005" table:style-name="ce1">
            <text:p>70.763</text:p>
          </table:table-cell>
          <table:table-cell office:value-type="float" office:value="5.4710000000000002E-2" table:style-name="ce1">
            <text:p>0.05471</text:p>
          </table:table-cell>
          <table:table-cell office:value-type="float" office:value="24.751000000000001" table:style-name="ce1">
            <text:p>24.751</text:p>
          </table:table-cell>
          <table:table-cell table:number-columns-repeated="16375"/>
        </table:table-row>
        <table:table-row table:style-name="ro1">
          <table:table-cell office:value-type="float" office:value="14.1" table:style-name="ce1">
            <text:p>14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35.192999999999998" table:style-name="ce1">
            <text:p>35.193</text:p>
          </table:table-cell>
          <table:table-cell office:value-type="float" office:value="0.102478" table:style-name="ce1">
            <text:p>0.102478</text:p>
          </table:table-cell>
          <table:table-cell office:value-type="float" office:value="63.279000000000003" table:style-name="ce1">
            <text:p>63.279</text:p>
          </table:table-cell>
          <table:table-cell office:value-type="float" office:value="5.8950000000000002E-2" table:style-name="ce1">
            <text:p>0.05895</text:p>
          </table:table-cell>
          <table:table-cell office:value-type="float" office:value="17.736999999999998" table:style-name="ce1">
            <text:p>17.737</text:p>
          </table:table-cell>
          <table:table-cell table:number-columns-repeated="16375"/>
        </table:table-row>
        <table:table-row table:style-name="ro1">
          <table:table-cell office:value-type="float" office:value="14.1" table:style-name="ce1">
            <text:p>14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84E-2" table:style-name="ce1">
            <text:p>0.0184</text:p>
          </table:table-cell>
          <table:table-cell office:value-type="float" office:value="35.360999999999997" table:style-name="ce1">
            <text:p>35.361</text:p>
          </table:table-cell>
          <table:table-cell office:value-type="float" office:value="0.10251399999999999" table:style-name="ce1">
            <text:p>0.102514</text:p>
          </table:table-cell>
          <table:table-cell office:value-type="float" office:value="63.26" table:style-name="ce1">
            <text:p>63.26</text:p>
          </table:table-cell>
          <table:table-cell office:value-type="float" office:value="5.8729999999999997E-2" table:style-name="ce1">
            <text:p>0.05873</text:p>
          </table:table-cell>
          <table:table-cell office:value-type="float" office:value="17.887" table:style-name="ce1">
            <text:p>17.887</text:p>
          </table:table-cell>
          <table:table-cell table:number-columns-repeated="16375"/>
        </table:table-row>
        <table:table-row table:style-name="ro1">
          <table:table-cell office:value-type="float" office:value="14.1" table:style-name="ce1">
            <text:p>14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8839999999999999E-2" table:style-name="ce1">
            <text:p>0.01884</text:p>
          </table:table-cell>
          <table:table-cell office:value-type="float" office:value="34.259" table:style-name="ce1">
            <text:p>34.259</text:p>
          </table:table-cell>
          <table:table-cell office:value-type="float" office:value="0.102465" table:style-name="ce1">
            <text:p>0.102465</text:p>
          </table:table-cell>
          <table:table-cell office:value-type="float" office:value="63.286000000000001" table:style-name="ce1">
            <text:p>63.286</text:p>
          </table:table-cell>
          <table:table-cell office:value-type="float" office:value="5.772E-2" table:style-name="ce1">
            <text:p>0.05772</text:p>
          </table:table-cell>
          <table:table-cell office:value-type="float" office:value="17.731000000000002" table:style-name="ce1">
            <text:p>17.731</text:p>
          </table:table-cell>
          <table:table-cell table:number-columns-repeated="16375"/>
        </table:table-row>
        <table:table-row table:style-name="ro1">
          <table:table-cell office:value-type="float" office:value="14.2" table:style-name="ce1">
            <text:p>14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1420000000000002E-2" table:style-name="ce1">
            <text:p>0.02142</text:p>
          </table:table-cell>
          <table:table-cell office:value-type="float" office:value="27.588000000000001" table:style-name="ce1">
            <text:p>27.588</text:p>
          </table:table-cell>
          <table:table-cell office:value-type="float" office:value="0.10243099999999999" table:style-name="ce1">
            <text:p>0.102431</text:p>
          </table:table-cell>
          <table:table-cell office:value-type="float" office:value="55.886000000000003" table:style-name="ce1">
            <text:p>55.886</text:p>
          </table:table-cell>
          <table:table-cell office:value-type="float" office:value="6.1929999999999999E-2" table:style-name="ce1">
            <text:p>0.06193</text:p>
          </table:table-cell>
          <table:table-cell office:value-type="float" office:value="10.917" table:style-name="ce1">
            <text:p>10.917</text:p>
          </table:table-cell>
          <table:table-cell table:number-columns-repeated="16375"/>
        </table:table-row>
        <table:table-row table:style-name="ro1">
          <table:table-cell office:value-type="float" office:value="14.2" table:style-name="ce1">
            <text:p>14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128E-2" table:style-name="ce1">
            <text:p>0.02128</text:p>
          </table:table-cell>
          <table:table-cell office:value-type="float" office:value="27.69" table:style-name="ce1">
            <text:p>27.69</text:p>
          </table:table-cell>
          <table:table-cell office:value-type="float" office:value="0.10245899999999999" table:style-name="ce1">
            <text:p>0.102459</text:p>
          </table:table-cell>
          <table:table-cell office:value-type="float" office:value="55.862000000000002" table:style-name="ce1">
            <text:p>55.862</text:p>
          </table:table-cell>
          <table:table-cell office:value-type="float" office:value="6.1789999999999998E-2" table:style-name="ce1">
            <text:p>0.06179</text:p>
          </table:table-cell>
          <table:table-cell office:value-type="float" office:value="11.071999999999999" table:style-name="ce1">
            <text:p>11.072</text:p>
          </table:table-cell>
          <table:table-cell table:number-columns-repeated="16375"/>
        </table:table-row>
        <table:table-row table:style-name="ro1">
          <table:table-cell office:value-type="float" office:value="14.2" table:style-name="ce1">
            <text:p>14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27.03" table:style-name="ce1">
            <text:p>27.03</text:p>
          </table:table-cell>
          <table:table-cell office:value-type="float" office:value="0.10241699999999999" table:style-name="ce1">
            <text:p>0.102417</text:p>
          </table:table-cell>
          <table:table-cell office:value-type="float" office:value="55.899000000000001" table:style-name="ce1">
            <text:p>55.899</text:p>
          </table:table-cell>
          <table:table-cell office:value-type="float" office:value="6.0760000000000002E-2" table:style-name="ce1">
            <text:p>0.06076</text:p>
          </table:table-cell>
          <table:table-cell office:value-type="float" office:value="10.933999999999999" table:style-name="ce1">
            <text:p>10.934</text:p>
          </table:table-cell>
          <table:table-cell table:number-columns-repeated="16375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209999999999999E-2" table:style-name="ce1">
            <text:p>0.02421</text:p>
          </table:table-cell>
          <table:table-cell office:value-type="float" office:value="22.222000000000001" table:style-name="ce1">
            <text:p>22.222</text:p>
          </table:table-cell>
          <table:table-cell office:value-type="float" office:value="0.10237499999999999" table:style-name="ce1">
            <text:p>0.102375</text:p>
          </table:table-cell>
          <table:table-cell office:value-type="float" office:value="48.518999999999998" table:style-name="ce1">
            <text:p>48.519</text:p>
          </table:table-cell>
          <table:table-cell office:value-type="float" office:value="6.4909999999999995E-2" table:style-name="ce1">
            <text:p>0.06491</text:p>
          </table:table-cell>
          <table:table-cell office:value-type="float" office:value="4.2770000000000001" table:style-name="ce1">
            <text:p>4.277</text:p>
          </table:table-cell>
          <table:table-cell table:number-columns-repeated="16375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4049999999999998E-2" table:style-name="ce1">
            <text:p>0.02405</text:p>
          </table:table-cell>
          <table:table-cell office:value-type="float" office:value="22.149000000000001" table:style-name="ce1">
            <text:p>22.149</text:p>
          </table:table-cell>
          <table:table-cell office:value-type="float" office:value="0.102393" table:style-name="ce1">
            <text:p>0.102393</text:p>
          </table:table-cell>
          <table:table-cell office:value-type="float" office:value="48.494" table:style-name="ce1">
            <text:p>48.494</text:p>
          </table:table-cell>
          <table:table-cell office:value-type="float" office:value="6.4769999999999994E-2" table:style-name="ce1">
            <text:p>0.06477</text:p>
          </table:table-cell>
          <table:table-cell office:value-type="float" office:value="4.3739999999999997" table:style-name="ce1">
            <text:p>4.374</text:p>
          </table:table-cell>
          <table:table-cell table:number-columns-repeated="16375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52E-2" table:style-name="ce1">
            <text:p>0.02452</text:p>
          </table:table-cell>
          <table:table-cell office:value-type="float" office:value="21.829000000000001" table:style-name="ce1">
            <text:p>21.829</text:p>
          </table:table-cell>
          <table:table-cell office:value-type="float" office:value="0.102329" table:style-name="ce1">
            <text:p>0.102329</text:p>
          </table:table-cell>
          <table:table-cell office:value-type="float" office:value="48.531999999999996" table:style-name="ce1">
            <text:p>48.532</text:p>
          </table:table-cell>
          <table:table-cell office:value-type="float" office:value="6.3740000000000005E-2" table:style-name="ce1">
            <text:p>0.06374</text:p>
          </table:table-cell>
          <table:table-cell office:value-type="float" office:value="4.3070000000000004" table:style-name="ce1">
            <text:p>4.307</text:p>
          </table:table-cell>
          <table:table-cell table:number-columns-repeated="16375"/>
        </table:table-row>
        <table:table-row table:style-name="ro1">
          <table:table-cell office:value-type="float" office:value="14.4" table:style-name="ce1">
            <text:p>14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25E-2" table:style-name="ce1">
            <text:p>0.02725</text:p>
          </table:table-cell>
          <table:table-cell office:value-type="float" office:value="16.061" table:style-name="ce1">
            <text:p>16.061</text:p>
          </table:table-cell>
          <table:table-cell office:value-type="float" office:value="0.10226499999999999" table:style-name="ce1">
            <text:p>0.102265</text:p>
          </table:table-cell>
          <table:table-cell office:value-type="float" office:value="41.097000000000001" table:style-name="ce1">
            <text:p>41.097</text:p>
          </table:table-cell>
          <table:table-cell office:value-type="float" office:value="6.7820000000000005E-2" table:style-name="ce1">
            <text:p>0.06782</text:p>
          </table:table-cell>
          <table:table-cell office:value-type="float" office:value="-2.411" table:style-name="ce1">
            <text:p>-2.411</text:p>
          </table:table-cell>
          <table:table-cell table:number-columns-repeated="16375"/>
        </table:table-row>
        <table:table-row table:style-name="ro1">
          <table:table-cell office:value-type="float" office:value="14.4" table:style-name="ce1">
            <text:p>14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7089999999999999E-2" table:style-name="ce1">
            <text:p>0.02709</text:p>
          </table:table-cell>
          <table:table-cell office:value-type="float" office:value="15.917999999999999" table:style-name="ce1">
            <text:p>15.918</text:p>
          </table:table-cell>
          <table:table-cell office:value-type="float" office:value="0.1023" table:style-name="ce1">
            <text:p>0.1023</text:p>
          </table:table-cell>
          <table:table-cell office:value-type="float" office:value="41.084000000000003" table:style-name="ce1">
            <text:p>41.084</text:p>
          </table:table-cell>
          <table:table-cell office:value-type="float" office:value="6.7680000000000004E-2" table:style-name="ce1">
            <text:p>0.06768</text:p>
          </table:table-cell>
          <table:table-cell office:value-type="float" office:value="-2.258" table:style-name="ce1">
            <text:p>-2.258</text:p>
          </table:table-cell>
          <table:table-cell table:number-columns-repeated="16375"/>
        </table:table-row>
        <table:table-row table:style-name="ro1">
          <table:table-cell office:value-type="float" office:value="14.4" table:style-name="ce1">
            <text:p>14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7539999999999999E-2" table:style-name="ce1">
            <text:p>0.02754</text:p>
          </table:table-cell>
          <table:table-cell office:value-type="float" office:value="15.813000000000001" table:style-name="ce1">
            <text:p>15.813</text:p>
          </table:table-cell>
          <table:table-cell office:value-type="float" office:value="0.102243" table:style-name="ce1">
            <text:p>0.102243</text:p>
          </table:table-cell>
          <table:table-cell office:value-type="float" office:value="41.109000000000002" table:style-name="ce1">
            <text:p>41.109</text:p>
          </table:table-cell>
          <table:table-cell office:value-type="float" office:value="6.6640000000000005E-2" table:style-name="ce1">
            <text:p>0.06664</text:p>
          </table:table-cell>
          <table:table-cell office:value-type="float" office:value="-2.3620000000000001" table:style-name="ce1">
            <text:p>-2.362</text:p>
          </table:table-cell>
          <table:table-cell table:number-columns-repeated="16375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929999999999998E-2" table:style-name="ce1">
            <text:p>0.02993</text:p>
          </table:table-cell>
          <table:table-cell office:value-type="float" office:value="11.474" table:style-name="ce1">
            <text:p>11.474</text:p>
          </table:table-cell>
          <table:table-cell office:value-type="float" office:value="0.102204" table:style-name="ce1">
            <text:p>0.102204</text:p>
          </table:table-cell>
          <table:table-cell office:value-type="float" office:value="33.646999999999998" table:style-name="ce1">
            <text:p>33.647</text:p>
          </table:table-cell>
          <table:table-cell office:value-type="float" office:value="7.0669999999999997E-2" table:style-name="ce1">
            <text:p>0.07067</text:p>
          </table:table-cell>
          <table:table-cell office:value-type="float" office:value="-8.8989999999999991" table:style-name="ce1">
            <text:p>-8.899</text:p>
          </table:table-cell>
          <table:table-cell table:number-columns-repeated="16375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.9819999999999999E-2" table:style-name="ce1">
            <text:p>0.02982</text:p>
          </table:table-cell>
          <table:table-cell office:value-type="float" office:value="11.276999999999999" table:style-name="ce1">
            <text:p>11.277</text:p>
          </table:table-cell>
          <table:table-cell office:value-type="float" office:value="0.102244" table:style-name="ce1">
            <text:p>0.102244</text:p>
          </table:table-cell>
          <table:table-cell office:value-type="float" office:value="33.639000000000003" table:style-name="ce1">
            <text:p>33.639</text:p>
          </table:table-cell>
          <table:table-cell office:value-type="float" office:value="7.0569999999999994E-2" table:style-name="ce1">
            <text:p>0.07057</text:p>
          </table:table-cell>
          <table:table-cell office:value-type="float" office:value="-8.7840000000000007" table:style-name="ce1">
            <text:p>-8.784</text:p>
          </table:table-cell>
          <table:table-cell table:number-columns-repeated="16375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0200000000000001E-2" table:style-name="ce1">
            <text:p>0.0302</text:p>
          </table:table-cell>
          <table:table-cell office:value-type="float" office:value="11.29" table:style-name="ce1">
            <text:p>11.29</text:p>
          </table:table-cell>
          <table:table-cell office:value-type="float" office:value="0.102183" table:style-name="ce1">
            <text:p>0.102183</text:p>
          </table:table-cell>
          <table:table-cell office:value-type="float" office:value="33.659999999999997" table:style-name="ce1">
            <text:p>33.66</text:p>
          </table:table-cell>
          <table:table-cell office:value-type="float" office:value="6.9470000000000004E-2" table:style-name="ce1">
            <text:p>0.06947</text:p>
          </table:table-cell>
          <table:table-cell office:value-type="float" office:value="-8.8249999999999993" table:style-name="ce1">
            <text:p>-8.825</text:p>
          </table:table-cell>
          <table:table-cell table:number-columns-repeated="16375"/>
        </table:table-row>
        <table:table-row table:style-name="ro1">
          <table:table-cell office:value-type="float" office:value="14.6" table:style-name="ce1">
            <text:p>14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2750000000000001E-2" table:style-name="ce1">
            <text:p>0.03275</text:p>
          </table:table-cell>
          <table:table-cell office:value-type="float" office:value="6.8360000000000003" table:style-name="ce1">
            <text:p>6.836</text:p>
          </table:table-cell>
          <table:table-cell office:value-type="float" office:value="0.102187" table:style-name="ce1">
            <text:p>0.102187</text:p>
          </table:table-cell>
          <table:table-cell office:value-type="float" office:value="26.228999999999999" table:style-name="ce1">
            <text:p>26.229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15.161" table:style-name="ce1">
            <text:p>-15.161</text:p>
          </table:table-cell>
          <table:table-cell table:number-columns-repeated="16375"/>
        </table:table-row>
        <table:table-row table:style-name="ro1">
          <table:table-cell office:value-type="float" office:value="14.6" table:style-name="ce1">
            <text:p>14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2669999999999998E-2" table:style-name="ce1">
            <text:p>0.03267</text:p>
          </table:table-cell>
          <table:table-cell office:value-type="float" office:value="6.6139999999999999" table:style-name="ce1">
            <text:p>6.614</text:p>
          </table:table-cell>
          <table:table-cell office:value-type="float" office:value="0.102214" table:style-name="ce1">
            <text:p>0.102214</text:p>
          </table:table-cell>
          <table:table-cell office:value-type="float" office:value="26.204000000000001" table:style-name="ce1">
            <text:p>26.204</text:p>
          </table:table-cell>
          <table:table-cell office:value-type="float" office:value="7.3440000000000005E-2" table:style-name="ce1">
            <text:p>0.07344</text:p>
          </table:table-cell>
          <table:table-cell office:value-type="float" office:value="-15.057" table:style-name="ce1">
            <text:p>-15.057</text:p>
          </table:table-cell>
          <table:table-cell table:number-columns-repeated="16375"/>
        </table:table-row>
        <table:table-row table:style-name="ro1">
          <table:table-cell office:value-type="float" office:value="14.6" table:style-name="ce1">
            <text:p>14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6.6989999999999998" table:style-name="ce1">
            <text:p>6.699</text:p>
          </table:table-cell>
          <table:table-cell office:value-type="float" office:value="0.102171" table:style-name="ce1">
            <text:p>0.102171</text:p>
          </table:table-cell>
          <table:table-cell office:value-type="float" office:value="26.238" table:style-name="ce1">
            <text:p>26.238</text:p>
          </table:table-cell>
          <table:table-cell office:value-type="float" office:value="7.2410000000000002E-2" table:style-name="ce1">
            <text:p>0.07241</text:p>
          </table:table-cell>
          <table:table-cell office:value-type="float" office:value="-15.054" table:style-name="ce1">
            <text:p>-15.054</text:p>
          </table:table-cell>
          <table:table-cell table:number-columns-repeated="16375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090000000000003E-2" table:style-name="ce1">
            <text:p>0.03509</text:p>
          </table:table-cell>
          <table:table-cell office:value-type="float" office:value="3.0219999999999998" table:style-name="ce1">
            <text:p>3.022</text:p>
          </table:table-cell>
          <table:table-cell office:value-type="float" office:value="0.10219499999999999" table:style-name="ce1">
            <text:p>0.102195</text:p>
          </table:table-cell>
          <table:table-cell office:value-type="float" office:value="18.873000000000001" table:style-name="ce1">
            <text:p>18.873</text:p>
          </table:table-cell>
          <table:table-cell office:value-type="float" office:value="7.6579999999999995E-2" table:style-name="ce1">
            <text:p>0.07658</text:p>
          </table:table-cell>
          <table:table-cell office:value-type="float" office:value="-21.638999999999999" table:style-name="ce1">
            <text:p>-21.639</text:p>
          </table:table-cell>
          <table:table-cell table:number-columns-repeated="16375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090000000000003E-2" table:style-name="ce1">
            <text:p>0.03509</text:p>
          </table:table-cell>
          <table:table-cell office:value-type="float" office:value="2.798" table:style-name="ce1">
            <text:p>2.798</text:p>
          </table:table-cell>
          <table:table-cell office:value-type="float" office:value="0.102205" table:style-name="ce1">
            <text:p>0.102205</text:p>
          </table:table-cell>
          <table:table-cell office:value-type="float" office:value="18.843" table:style-name="ce1">
            <text:p>18.843</text:p>
          </table:table-cell>
          <table:table-cell office:value-type="float" office:value="7.6450000000000004E-2" table:style-name="ce1">
            <text:p>0.07645</text:p>
          </table:table-cell>
          <table:table-cell office:value-type="float" office:value="-21.484000000000002" table:style-name="ce1">
            <text:p>-21.484</text:p>
          </table:table-cell>
          <table:table-cell table:number-columns-repeated="16375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533E-2" table:style-name="ce1">
            <text:p>0.03533</text:p>
          </table:table-cell>
          <table:table-cell office:value-type="float" office:value="2.899" table:style-name="ce1">
            <text:p>2.899</text:p>
          </table:table-cell>
          <table:table-cell office:value-type="float" office:value="0.102148" table:style-name="ce1">
            <text:p>0.102148</text:p>
          </table:table-cell>
          <table:table-cell office:value-type="float" office:value="18.885000000000002" table:style-name="ce1">
            <text:p>18.885</text:p>
          </table:table-cell>
          <table:table-cell office:value-type="float" office:value="7.5380000000000003E-2" table:style-name="ce1">
            <text:p>0.07538</text:p>
          </table:table-cell>
          <table:table-cell office:value-type="float" office:value="-21.504000000000001" table:style-name="ce1">
            <text:p>-21.504</text:p>
          </table:table-cell>
          <table:table-cell table:number-columns-repeated="16375"/>
        </table:table-row>
        <table:table-row table:style-name="ro1">
          <table:table-cell office:value-type="float" office:value="14.8" table:style-name="ce1">
            <text:p>14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7679999999999998E-2" table:style-name="ce1">
            <text:p>0.03768</text:p>
          </table:table-cell>
          <table:table-cell office:value-type="float" office:value="-0.99199999999999999" table:style-name="ce1">
            <text:p>-0.992</text:p>
          </table:table-cell>
          <table:table-cell office:value-type="float" office:value="0.102085" table:style-name="ce1">
            <text:p>0.102085</text:p>
          </table:table-cell>
          <table:table-cell office:value-type="float" office:value="11.46" table:style-name="ce1">
            <text:p>11.46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-27.652000000000001" table:style-name="ce1">
            <text:p>-27.652</text:p>
          </table:table-cell>
          <table:table-cell table:number-columns-repeated="16375"/>
        </table:table-row>
        <table:table-row table:style-name="ro1">
          <table:table-cell office:value-type="float" office:value="14.8" table:style-name="ce1">
            <text:p>14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7679999999999998E-2" table:style-name="ce1">
            <text:p>0.03768</text:p>
          </table:table-cell>
          <table:table-cell office:value-type="float" office:value="-1.1859999999999999" table:style-name="ce1">
            <text:p>-1.186</text:p>
          </table:table-cell>
          <table:table-cell office:value-type="float" office:value="0.102091" table:style-name="ce1">
            <text:p>0.102091</text:p>
          </table:table-cell>
          <table:table-cell office:value-type="float" office:value="11.45" table:style-name="ce1">
            <text:p>11.45</text:p>
          </table:table-cell>
          <table:table-cell office:value-type="float" office:value="7.843E-2" table:style-name="ce1">
            <text:p>0.07843</text:p>
          </table:table-cell>
          <table:table-cell office:value-type="float" office:value="-27.565999999999999" table:style-name="ce1">
            <text:p>-27.566</text:p>
          </table:table-cell>
          <table:table-cell table:number-columns-repeated="16375"/>
        </table:table-row>
        <table:table-row table:style-name="ro1">
          <table:table-cell office:value-type="float" office:value="14.8" table:style-name="ce1">
            <text:p>14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7909999999999999E-2" table:style-name="ce1">
            <text:p>0.03791</text:p>
          </table:table-cell>
          <table:table-cell office:value-type="float" office:value="-1.052" table:style-name="ce1">
            <text:p>-1.052</text:p>
          </table:table-cell>
          <table:table-cell office:value-type="float" office:value="0.10204000000000001" table:style-name="ce1">
            <text:p>0.10204</text:p>
          </table:table-cell>
          <table:table-cell office:value-type="float" office:value="11.476000000000001" table:style-name="ce1">
            <text:p>11.476</text:p>
          </table:table-cell>
          <table:table-cell office:value-type="float" office:value="7.7289999999999998E-2" table:style-name="ce1">
            <text:p>0.07729</text:p>
          </table:table-cell>
          <table:table-cell office:value-type="float" office:value="-27.518999999999998" table:style-name="ce1">
            <text:p>-27.519</text:p>
          </table:table-cell>
          <table:table-cell table:number-columns-repeated="16375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011E-2" table:style-name="ce1">
            <text:p>0.04011</text:p>
          </table:table-cell>
          <table:table-cell office:value-type="float" office:value="-4.7649999999999997" table:style-name="ce1">
            <text:p>-4.765</text:p>
          </table:table-cell>
          <table:table-cell office:value-type="float" office:value="0.102031" table:style-name="ce1">
            <text:p>0.102031</text:p>
          </table:table-cell>
          <table:table-cell office:value-type="float" office:value="3.9580000000000002" table:style-name="ce1">
            <text:p>3.958</text:p>
          </table:table-cell>
          <table:table-cell office:value-type="float" office:value="8.1710000000000005E-2" table:style-name="ce1">
            <text:p>0.08171</text:p>
          </table:table-cell>
          <table:table-cell office:value-type="float" office:value="-33.789000000000001" table:style-name="ce1">
            <text:p>-33.789</text:p>
          </table:table-cell>
          <table:table-cell table:number-columns-repeated="16375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0129999999999999E-2" table:style-name="ce1">
            <text:p>0.04013</text:p>
          </table:table-cell>
          <table:table-cell office:value-type="float" office:value="-4.9379999999999997" table:style-name="ce1">
            <text:p>-4.938</text:p>
          </table:table-cell>
          <table:table-cell office:value-type="float" office:value="0.102062" table:style-name="ce1">
            <text:p>0.102062</text:p>
          </table:table-cell>
          <table:table-cell office:value-type="float" office:value="3.9489999999999998" table:style-name="ce1">
            <text:p>3.949</text:p>
          </table:table-cell>
          <table:table-cell office:value-type="float" office:value="8.1479999999999997E-2" table:style-name="ce1">
            <text:p>0.08148</text:p>
          </table:table-cell>
          <table:table-cell office:value-type="float" office:value="-33.685000000000002" table:style-name="ce1">
            <text:p>-33.685</text:p>
          </table:table-cell>
          <table:table-cell table:number-columns-repeated="16375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0289999999999999E-2" table:style-name="ce1">
            <text:p>0.04029</text:p>
          </table:table-cell>
          <table:table-cell office:value-type="float" office:value="-4.8310000000000004" table:style-name="ce1">
            <text:p>-4.831</text:p>
          </table:table-cell>
          <table:table-cell office:value-type="float" office:value="0.102009" table:style-name="ce1">
            <text:p>0.102009</text:p>
          </table:table-cell>
          <table:table-cell office:value-type="float" office:value="3.9830000000000001" table:style-name="ce1">
            <text:p>3.983</text:p>
          </table:table-cell>
          <table:table-cell office:value-type="float" office:value="8.0369999999999997E-2" table:style-name="ce1">
            <text:p>0.08037</text:p>
          </table:table-cell>
          <table:table-cell office:value-type="float" office:value="-33.637999999999998" table:style-name="ce1">
            <text:p>-33.638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265E-2" table:style-name="ce1">
            <text:p>0.04265</text:p>
          </table:table-cell>
          <table:table-cell office:value-type="float" office:value="-8.3279999999999994" table:style-name="ce1">
            <text:p>-8.328</text:p>
          </table:table-cell>
          <table:table-cell office:value-type="float" office:value="0.102059" table:style-name="ce1">
            <text:p>0.102059</text:p>
          </table:table-cell>
          <table:table-cell office:value-type="float" office:value="-3.4740000000000002" table:style-name="ce1">
            <text:p>-3.474</text:p>
          </table:table-cell>
          <table:table-cell office:value-type="float" office:value="8.3970000000000003E-2" table:style-name="ce1">
            <text:p>0.08397</text:p>
          </table:table-cell>
          <table:table-cell office:value-type="float" office:value="-39.750999999999998" table:style-name="ce1">
            <text:p>-39.751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267E-2" table:style-name="ce1">
            <text:p>0.04267</text:p>
          </table:table-cell>
          <table:table-cell office:value-type="float" office:value="-8.4499999999999993" table:style-name="ce1">
            <text:p>-8.45</text:p>
          </table:table-cell>
          <table:table-cell office:value-type="float" office:value="0.102101" table:style-name="ce1">
            <text:p>0.102101</text:p>
          </table:table-cell>
          <table:table-cell office:value-type="float" office:value="-3.492" table:style-name="ce1">
            <text:p>-3.492</text:p>
          </table:table-cell>
          <table:table-cell office:value-type="float" office:value="8.3779999999999993E-2" table:style-name="ce1">
            <text:p>0.08378</text:p>
          </table:table-cell>
          <table:table-cell office:value-type="float" office:value="-39.613" table:style-name="ce1">
            <text:p>-39.613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2759999999999999E-2" table:style-name="ce1">
            <text:p>0.04276</text:p>
          </table:table-cell>
          <table:table-cell office:value-type="float" office:value="-8.3279999999999994" table:style-name="ce1">
            <text:p>-8.328</text:p>
          </table:table-cell>
          <table:table-cell office:value-type="float" office:value="0.102016" table:style-name="ce1">
            <text:p>0.102016</text:p>
          </table:table-cell>
          <table:table-cell office:value-type="float" office:value="-3.448" table:style-name="ce1">
            <text:p>-3.448</text:p>
          </table:table-cell>
          <table:table-cell office:value-type="float" office:value="8.2570000000000005E-2" table:style-name="ce1">
            <text:p>0.08257</text:p>
          </table:table-cell>
          <table:table-cell office:value-type="float" office:value="-39.591999999999999" table:style-name="ce1">
            <text:p>-39.592</text:p>
          </table:table-cell>
          <table:table-cell table:number-columns-repeated="16375"/>
        </table:table-row>
        <table:table-row table:style-name="ro1">
          <table:table-cell office:value-type="float" office:value="15.1" table:style-name="ce1">
            <text:p>15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4760000000000001E-2" table:style-name="ce1">
            <text:p>0.04476</text:p>
          </table:table-cell>
          <table:table-cell office:value-type="float" office:value="-11.629" table:style-name="ce1">
            <text:p>-11.629</text:p>
          </table:table-cell>
          <table:table-cell office:value-type="float" office:value="0.10200099999999999" table:style-name="ce1">
            <text:p>0.102001</text:p>
          </table:table-cell>
          <table:table-cell office:value-type="float" office:value="-10.826000000000001" table:style-name="ce1">
            <text:p>-10.826</text:p>
          </table:table-cell>
          <table:table-cell office:value-type="float" office:value="8.6260000000000003E-2" table:style-name="ce1">
            <text:p>0.08626</text:p>
          </table:table-cell>
          <table:table-cell office:value-type="float" office:value="-45.534999999999997" table:style-name="ce1">
            <text:p>-45.535</text:p>
          </table:table-cell>
          <table:table-cell table:number-columns-repeated="16375"/>
        </table:table-row>
        <table:table-row table:style-name="ro1">
          <table:table-cell office:value-type="float" office:value="15.1" table:style-name="ce1">
            <text:p>15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478E-2" table:style-name="ce1">
            <text:p>0.04478</text:p>
          </table:table-cell>
          <table:table-cell office:value-type="float" office:value="-11.773" table:style-name="ce1">
            <text:p>-11.773</text:p>
          </table:table-cell>
          <table:table-cell office:value-type="float" office:value="0.102037" table:style-name="ce1">
            <text:p>0.102037</text:p>
          </table:table-cell>
          <table:table-cell office:value-type="float" office:value="-10.859" table:style-name="ce1">
            <text:p>-10.859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-45.451000000000001" table:style-name="ce1">
            <text:p>-45.451</text:p>
          </table:table-cell>
          <table:table-cell table:number-columns-repeated="16375"/>
        </table:table-row>
        <table:table-row table:style-name="ro1">
          <table:table-cell office:value-type="float" office:value="15.1" table:style-name="ce1">
            <text:p>15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4850000000000001E-2" table:style-name="ce1">
            <text:p>0.04485</text:p>
          </table:table-cell>
          <table:table-cell office:value-type="float" office:value="-11.705" table:style-name="ce1">
            <text:p>-11.705</text:p>
          </table:table-cell>
          <table:table-cell office:value-type="float" office:value="0.10197299999999999" table:style-name="ce1">
            <text:p>0.101973</text:p>
          </table:table-cell>
          <table:table-cell office:value-type="float" office:value="-10.813000000000001" table:style-name="ce1">
            <text:p>-10.813</text:p>
          </table:table-cell>
          <table:table-cell office:value-type="float" office:value="8.4790000000000004E-2" table:style-name="ce1">
            <text:p>0.08479</text:p>
          </table:table-cell>
          <table:table-cell office:value-type="float" office:value="-45.418999999999997" table:style-name="ce1">
            <text:p>-45.419</text:p>
          </table:table-cell>
          <table:table-cell table:number-columns-repeated="16375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7019999999999999E-2" table:style-name="ce1">
            <text:p>0.04702</text:p>
          </table:table-cell>
          <table:table-cell office:value-type="float" office:value="-14.842000000000001" table:style-name="ce1">
            <text:p>-14.842</text:p>
          </table:table-cell>
          <table:table-cell office:value-type="float" office:value="0.101928" table:style-name="ce1">
            <text:p>0.101928</text:p>
          </table:table-cell>
          <table:table-cell office:value-type="float" office:value="-18.259" table:style-name="ce1">
            <text:p>-18.259</text:p>
          </table:table-cell>
          <table:table-cell office:value-type="float" office:value="8.8700000000000001E-2" table:style-name="ce1">
            <text:p>0.0887</text:p>
          </table:table-cell>
          <table:table-cell office:value-type="float" office:value="-51.408000000000001" table:style-name="ce1">
            <text:p>-51.408</text:p>
          </table:table-cell>
          <table:table-cell table:number-columns-repeated="16375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7050000000000002E-2" table:style-name="ce1">
            <text:p>0.04705</text:p>
          </table:table-cell>
          <table:table-cell office:value-type="float" office:value="-14.946999999999999" table:style-name="ce1">
            <text:p>-14.947</text:p>
          </table:table-cell>
          <table:table-cell office:value-type="float" office:value="0.101939" table:style-name="ce1">
            <text:p>0.101939</text:p>
          </table:table-cell>
          <table:table-cell office:value-type="float" office:value="-18.274999999999999" table:style-name="ce1">
            <text:p>-18.275</text:p>
          </table:table-cell>
          <table:table-cell office:value-type="float" office:value="8.8419999999999999E-2" table:style-name="ce1">
            <text:p>0.08842</text:p>
          </table:table-cell>
          <table:table-cell office:value-type="float" office:value="-51.274999999999999" table:style-name="ce1">
            <text:p>-51.275</text:p>
          </table:table-cell>
          <table:table-cell table:number-columns-repeated="16375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7050000000000002E-2" table:style-name="ce1">
            <text:p>0.04705</text:p>
          </table:table-cell>
          <table:table-cell office:value-type="float" office:value="-14.904" table:style-name="ce1">
            <text:p>-14.904</text:p>
          </table:table-cell>
          <table:table-cell office:value-type="float" office:value="0.101896" table:style-name="ce1">
            <text:p>0.101896</text:p>
          </table:table-cell>
          <table:table-cell office:value-type="float" office:value="-18.242000000000001" table:style-name="ce1">
            <text:p>-18.242</text:p>
          </table:table-cell>
          <table:table-cell office:value-type="float" office:value="8.7190000000000004E-2" table:style-name="ce1">
            <text:p>0.08719</text:p>
          </table:table-cell>
          <table:table-cell office:value-type="float" office:value="-51.298000000000002" table:style-name="ce1">
            <text:p>-51.298</text:p>
          </table:table-cell>
          <table:table-cell table:number-columns-repeated="16375"/>
        </table:table-row>
        <table:table-row table:style-name="ro1">
          <table:table-cell office:value-type="float" office:value="15.3" table:style-name="ce1">
            <text:p>15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8989999999999999E-2" table:style-name="ce1">
            <text:p>0.04899</text:p>
          </table:table-cell>
          <table:table-cell office:value-type="float" office:value="-17.832999999999998" table:style-name="ce1">
            <text:p>-17.833</text:p>
          </table:table-cell>
          <table:table-cell office:value-type="float" office:value="0.101919" table:style-name="ce1">
            <text:p>0.101919</text:p>
          </table:table-cell>
          <table:table-cell office:value-type="float" office:value="-25.780999999999999" table:style-name="ce1">
            <text:p>-25.781</text:p>
          </table:table-cell>
          <table:table-cell office:value-type="float" office:value="9.0469999999999995E-2" table:style-name="ce1">
            <text:p>0.09047</text:p>
          </table:table-cell>
          <table:table-cell office:value-type="float" office:value="-57.226999999999997" table:style-name="ce1">
            <text:p>-57.227</text:p>
          </table:table-cell>
          <table:table-cell table:number-columns-repeated="16375"/>
        </table:table-row>
        <table:table-row table:style-name="ro1">
          <table:table-cell office:value-type="float" office:value="15.3" table:style-name="ce1">
            <text:p>15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9050000000000003E-2" table:style-name="ce1">
            <text:p>0.04905</text:p>
          </table:table-cell>
          <table:table-cell office:value-type="float" office:value="-17.962" table:style-name="ce1">
            <text:p>-17.962</text:p>
          </table:table-cell>
          <table:table-cell office:value-type="float" office:value="0.101935" table:style-name="ce1">
            <text:p>0.101935</text:p>
          </table:table-cell>
          <table:table-cell office:value-type="float" office:value="-25.797000000000001" table:style-name="ce1">
            <text:p>-25.797</text:p>
          </table:table-cell>
          <table:table-cell office:value-type="float" office:value="9.0179999999999996E-2" table:style-name="ce1">
            <text:p>0.09018</text:p>
          </table:table-cell>
          <table:table-cell office:value-type="float" office:value="-57.142000000000003" table:style-name="ce1">
            <text:p>-57.142</text:p>
          </table:table-cell>
          <table:table-cell table:number-columns-repeated="16375"/>
        </table:table-row>
        <table:table-row table:style-name="ro1">
          <table:table-cell office:value-type="float" office:value="15.3" table:style-name="ce1">
            <text:p>15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895E-2" table:style-name="ce1">
            <text:p>0.04895</text:p>
          </table:table-cell>
          <table:table-cell office:value-type="float" office:value="-17.948" table:style-name="ce1">
            <text:p>-17.948</text:p>
          </table:table-cell>
          <table:table-cell office:value-type="float" office:value="0.101871" table:style-name="ce1">
            <text:p>0.101871</text:p>
          </table:table-cell>
          <table:table-cell office:value-type="float" office:value="-25.762" table:style-name="ce1">
            <text:p>-25.762</text:p>
          </table:table-cell>
          <table:table-cell office:value-type="float" office:value="8.8900000000000007E-2" table:style-name="ce1">
            <text:p>0.0889</text:p>
          </table:table-cell>
          <table:table-cell office:value-type="float" office:value="-57.115000000000002" table:style-name="ce1">
            <text:p>-57.115</text:p>
          </table:table-cell>
          <table:table-cell table:number-columns-repeated="16375"/>
        </table:table-row>
        <table:table-row table:style-name="ro1">
          <table:table-cell office:value-type="float" office:value="15.4" table:style-name="ce1">
            <text:p>15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0909999999999997E-2" table:style-name="ce1">
            <text:p>0.05091</text:p>
          </table:table-cell>
          <table:table-cell office:value-type="float" office:value="-20.725999999999999" table:style-name="ce1">
            <text:p>-20.726</text:p>
          </table:table-cell>
          <table:table-cell office:value-type="float" office:value="0.101956" table:style-name="ce1">
            <text:p>0.101956</text:p>
          </table:table-cell>
          <table:table-cell office:value-type="float" office:value="-33.207000000000001" table:style-name="ce1">
            <text:p>-33.207</text:p>
          </table:table-cell>
          <table:table-cell office:value-type="float" office:value="9.282E-2" table:style-name="ce1">
            <text:p>0.09282</text:p>
          </table:table-cell>
          <table:table-cell office:value-type="float" office:value="-62.804000000000002" table:style-name="ce1">
            <text:p>-62.804</text:p>
          </table:table-cell>
          <table:table-cell table:number-columns-repeated="16375"/>
        </table:table-row>
        <table:table-row table:style-name="ro1">
          <table:table-cell office:value-type="float" office:value="15.4" table:style-name="ce1">
            <text:p>15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-20.861000000000001" table:style-name="ce1">
            <text:p>-20.861</text:p>
          </table:table-cell>
          <table:table-cell office:value-type="float" office:value="0.101994" table:style-name="ce1">
            <text:p>0.101994</text:p>
          </table:table-cell>
          <table:table-cell office:value-type="float" office:value="-33.222000000000001" table:style-name="ce1">
            <text:p>-33.222</text:p>
          </table:table-cell>
          <table:table-cell office:value-type="float" office:value="9.2429999999999998E-2" table:style-name="ce1">
            <text:p>0.09243</text:p>
          </table:table-cell>
          <table:table-cell office:value-type="float" office:value="-62.73" table:style-name="ce1">
            <text:p>-62.73</text:p>
          </table:table-cell>
          <table:table-cell table:number-columns-repeated="16375"/>
        </table:table-row>
        <table:table-row table:style-name="ro1">
          <table:table-cell office:value-type="float" office:value="15.4" table:style-name="ce1">
            <text:p>15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0860000000000002E-2" table:style-name="ce1">
            <text:p>0.05086</text:p>
          </table:table-cell>
          <table:table-cell office:value-type="float" office:value="-20.922000000000001" table:style-name="ce1">
            <text:p>-20.922</text:p>
          </table:table-cell>
          <table:table-cell office:value-type="float" office:value="0.10193000000000001" table:style-name="ce1">
            <text:p>0.10193</text:p>
          </table:table-cell>
          <table:table-cell office:value-type="float" office:value="-33.177" table:style-name="ce1">
            <text:p>-33.177</text:p>
          </table:table-cell>
          <table:table-cell office:value-type="float" office:value="9.1179999999999997E-2" table:style-name="ce1">
            <text:p>0.09118</text:p>
          </table:table-cell>
          <table:table-cell office:value-type="float" office:value="-62.735999999999997" table:style-name="ce1">
            <text:p>-62.736</text:p>
          </table:table-cell>
          <table:table-cell table:number-columns-repeated="16375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2560000000000003E-2" table:style-name="ce1">
            <text:p>0.05256</text:p>
          </table:table-cell>
          <table:table-cell office:value-type="float" office:value="-23.417000000000002" table:style-name="ce1">
            <text:p>-23.417</text:p>
          </table:table-cell>
          <table:table-cell office:value-type="float" office:value="0.10188800000000001" table:style-name="ce1">
            <text:p>0.101888</text:p>
          </table:table-cell>
          <table:table-cell office:value-type="float" office:value="-40.601999999999997" table:style-name="ce1">
            <text:p>-40.602</text:p>
          </table:table-cell>
          <table:table-cell office:value-type="float" office:value="9.468E-2" table:style-name="ce1">
            <text:p>0.09468</text:p>
          </table:table-cell>
          <table:table-cell office:value-type="float" office:value="-68.322000000000003" table:style-name="ce1">
            <text:p>-68.322</text:p>
          </table:table-cell>
          <table:table-cell table:number-columns-repeated="16375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2670000000000002E-2" table:style-name="ce1">
            <text:p>0.05267</text:p>
          </table:table-cell>
          <table:table-cell office:value-type="float" office:value="-23.526" table:style-name="ce1">
            <text:p>-23.526</text:p>
          </table:table-cell>
          <table:table-cell office:value-type="float" office:value="0.101924" table:style-name="ce1">
            <text:p>0.101924</text:p>
          </table:table-cell>
          <table:table-cell office:value-type="float" office:value="-40.622999999999998" table:style-name="ce1">
            <text:p>-40.623</text:p>
          </table:table-cell>
          <table:table-cell office:value-type="float" office:value="9.4320000000000001E-2" table:style-name="ce1">
            <text:p>0.09432</text:p>
          </table:table-cell>
          <table:table-cell office:value-type="float" office:value="-68.218999999999994" table:style-name="ce1">
            <text:p>-68.219</text:p>
          </table:table-cell>
          <table:table-cell table:number-columns-repeated="16375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2490000000000002E-2" table:style-name="ce1">
            <text:p>0.05249</text:p>
          </table:table-cell>
          <table:table-cell office:value-type="float" office:value="-23.666" table:style-name="ce1">
            <text:p>-23.666</text:p>
          </table:table-cell>
          <table:table-cell office:value-type="float" office:value="0.10186099999999999" table:style-name="ce1">
            <text:p>0.101861</text:p>
          </table:table-cell>
          <table:table-cell office:value-type="float" office:value="-40.576000000000001" table:style-name="ce1">
            <text:p>-40.576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-68.277000000000001" table:style-name="ce1">
            <text:p>-68.277</text:p>
          </table:table-cell>
          <table:table-cell table:number-columns-repeated="16375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416E-2" table:style-name="ce1">
            <text:p>0.05416</text:p>
          </table:table-cell>
          <table:table-cell office:value-type="float" office:value="-26.027999999999999" table:style-name="ce1">
            <text:p>-26.028</text:p>
          </table:table-cell>
          <table:table-cell office:value-type="float" office:value="0.101808" table:style-name="ce1">
            <text:p>0.101808</text:p>
          </table:table-cell>
          <table:table-cell office:value-type="float" office:value="-48.061999999999998" table:style-name="ce1">
            <text:p>-48.062</text:p>
          </table:table-cell>
          <table:table-cell office:value-type="float" office:value="9.6339999999999995E-2" table:style-name="ce1">
            <text:p>0.09634</text:p>
          </table:table-cell>
          <table:table-cell office:value-type="float" office:value="-73.637" table:style-name="ce1">
            <text:p>-73.637</text:p>
          </table:table-cell>
          <table:table-cell table:number-columns-repeated="16375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432E-2" table:style-name="ce1">
            <text:p>0.05432</text:p>
          </table:table-cell>
          <table:table-cell office:value-type="float" office:value="-26.117999999999999" table:style-name="ce1">
            <text:p>-26.118</text:p>
          </table:table-cell>
          <table:table-cell office:value-type="float" office:value="0.101842" table:style-name="ce1">
            <text:p>0.101842</text:p>
          </table:table-cell>
          <table:table-cell office:value-type="float" office:value="-48.081000000000003" table:style-name="ce1">
            <text:p>-48.081</text:p>
          </table:table-cell>
          <table:table-cell office:value-type="float" office:value="9.6009999999999998E-2" table:style-name="ce1">
            <text:p>0.09601</text:p>
          </table:table-cell>
          <table:table-cell office:value-type="float" office:value="-73.596000000000004" table:style-name="ce1">
            <text:p>-73.596</text:p>
          </table:table-cell>
          <table:table-cell table:number-columns-repeated="16375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-26.335999999999999" table:style-name="ce1">
            <text:p>-26.336</text:p>
          </table:table-cell>
          <table:table-cell office:value-type="float" office:value="0.101768" table:style-name="ce1">
            <text:p>0.101768</text:p>
          </table:table-cell>
          <table:table-cell office:value-type="float" office:value="-48.029000000000003" table:style-name="ce1">
            <text:p>-48.029</text:p>
          </table:table-cell>
          <table:table-cell office:value-type="float" office:value="9.4659999999999994E-2" table:style-name="ce1">
            <text:p>0.09466</text:p>
          </table:table-cell>
          <table:table-cell office:value-type="float" office:value="-73.629000000000005" table:style-name="ce1">
            <text:p>-73.629</text:p>
          </table:table-cell>
          <table:table-cell table:number-columns-repeated="16375"/>
        </table:table-row>
        <table:table-row table:style-name="ro1">
          <table:table-cell office:value-type="float" office:value="15.7" table:style-name="ce1">
            <text:p>15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5509999999999997E-2" table:style-name="ce1">
            <text:p>0.05551</text:p>
          </table:table-cell>
          <table:table-cell office:value-type="float" office:value="-28.588000000000001" table:style-name="ce1">
            <text:p>-28.588</text:p>
          </table:table-cell>
          <table:table-cell office:value-type="float" office:value="0.101728" table:style-name="ce1">
            <text:p>0.101728</text:p>
          </table:table-cell>
          <table:table-cell office:value-type="float" office:value="-55.575000000000003" table:style-name="ce1">
            <text:p>-55.575</text:p>
          </table:table-cell>
          <table:table-cell office:value-type="float" office:value="9.7979999999999998E-2" table:style-name="ce1">
            <text:p>0.09798</text:p>
          </table:table-cell>
          <table:table-cell office:value-type="float" office:value="-79.152000000000001" table:style-name="ce1">
            <text:p>-79.152</text:p>
          </table:table-cell>
          <table:table-cell table:number-columns-repeated="16375"/>
        </table:table-row>
        <table:table-row table:style-name="ro1">
          <table:table-cell office:value-type="float" office:value="15.7" table:style-name="ce1">
            <text:p>15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68E-2" table:style-name="ce1">
            <text:p>0.05568</text:p>
          </table:table-cell>
          <table:table-cell office:value-type="float" office:value="-28.672000000000001" table:style-name="ce1">
            <text:p>-28.672</text:p>
          </table:table-cell>
          <table:table-cell office:value-type="float" office:value="0.101774" table:style-name="ce1">
            <text:p>0.101774</text:p>
          </table:table-cell>
          <table:table-cell office:value-type="float" office:value="-55.582999999999998" table:style-name="ce1">
            <text:p>-55.583</text:p>
          </table:table-cell>
          <table:table-cell office:value-type="float" office:value="9.7540000000000002E-2" table:style-name="ce1">
            <text:p>0.09754</text:p>
          </table:table-cell>
          <table:table-cell office:value-type="float" office:value="-79.094999999999999" table:style-name="ce1">
            <text:p>-79.095</text:p>
          </table:table-cell>
          <table:table-cell table:number-columns-repeated="16375"/>
        </table:table-row>
        <table:table-row table:style-name="ro1">
          <table:table-cell office:value-type="float" office:value="15.7" table:style-name="ce1">
            <text:p>15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5359999999999999E-2" table:style-name="ce1">
            <text:p>0.05536</text:p>
          </table:table-cell>
          <table:table-cell office:value-type="float" office:value="-28.99" table:style-name="ce1">
            <text:p>-28.99</text:p>
          </table:table-cell>
          <table:table-cell office:value-type="float" office:value="0.101698" table:style-name="ce1">
            <text:p>0.101698</text:p>
          </table:table-cell>
          <table:table-cell office:value-type="float" office:value="-55.545999999999999" table:style-name="ce1">
            <text:p>-55.546</text:p>
          </table:table-cell>
          <table:table-cell office:value-type="float" office:value="9.6280000000000004E-2" table:style-name="ce1">
            <text:p>0.09628</text:p>
          </table:table-cell>
          <table:table-cell office:value-type="float" office:value="-79.168000000000006" table:style-name="ce1">
            <text:p>-79.168</text:p>
          </table:table-cell>
          <table:table-cell table:number-columns-repeated="16375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739999999999999E-2" table:style-name="ce1">
            <text:p>0.05674</text:p>
          </table:table-cell>
          <table:table-cell office:value-type="float" office:value="-31.027000000000001" table:style-name="ce1">
            <text:p>-31.027</text:p>
          </table:table-cell>
          <table:table-cell office:value-type="float" office:value="0.101759" table:style-name="ce1">
            <text:p>0.101759</text:p>
          </table:table-cell>
          <table:table-cell office:value-type="float" office:value="-63.024000000000001" table:style-name="ce1">
            <text:p>-63.024</text:p>
          </table:table-cell>
          <table:table-cell office:value-type="float" office:value="9.9409999999999998E-2" table:style-name="ce1">
            <text:p>0.09941</text:p>
          </table:table-cell>
          <table:table-cell office:value-type="float" office:value="-84.53" table:style-name="ce1">
            <text:p>-84.53</text:p>
          </table:table-cell>
          <table:table-cell table:number-columns-repeated="16375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6899999999999999E-2" table:style-name="ce1">
            <text:p>0.0569</text:p>
          </table:table-cell>
          <table:table-cell office:value-type="float" office:value="-31.026" table:style-name="ce1">
            <text:p>-31.026</text:p>
          </table:table-cell>
          <table:table-cell office:value-type="float" office:value="0.10180599999999999" table:style-name="ce1">
            <text:p>0.101806</text:p>
          </table:table-cell>
          <table:table-cell office:value-type="float" office:value="-63.033999999999999" table:style-name="ce1">
            <text:p>-63.034</text:p>
          </table:table-cell>
          <table:table-cell office:value-type="float" office:value="9.9019999999999997E-2" table:style-name="ce1">
            <text:p>0.09902</text:p>
          </table:table-cell>
          <table:table-cell office:value-type="float" office:value="-84.453000000000003" table:style-name="ce1">
            <text:p>-84.453</text:p>
          </table:table-cell>
          <table:table-cell table:number-columns-repeated="16375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6579999999999998E-2" table:style-name="ce1">
            <text:p>0.05658</text:p>
          </table:table-cell>
          <table:table-cell office:value-type="float" office:value="-31.507999999999999" table:style-name="ce1">
            <text:p>-31.508</text:p>
          </table:table-cell>
          <table:table-cell office:value-type="float" office:value="0.10172200000000001" table:style-name="ce1">
            <text:p>0.101722</text:p>
          </table:table-cell>
          <table:table-cell office:value-type="float" office:value="-62.997999999999998" table:style-name="ce1">
            <text:p>-62.998</text:p>
          </table:table-cell>
          <table:table-cell office:value-type="float" office:value="9.7689999999999999E-2" table:style-name="ce1">
            <text:p>0.09769</text:p>
          </table:table-cell>
          <table:table-cell office:value-type="float" office:value="-84.543999999999997" table:style-name="ce1">
            <text:p>-84.544</text:p>
          </table:table-cell>
          <table:table-cell table:number-columns-repeated="16375"/>
        </table:table-row>
        <table:table-row table:style-name="ro1"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7799999999999997E-2" table:style-name="ce1">
            <text:p>0.0578</text:p>
          </table:table-cell>
          <table:table-cell office:value-type="float" office:value="-33.372" table:style-name="ce1">
            <text:p>-33.372</text:p>
          </table:table-cell>
          <table:table-cell office:value-type="float" office:value="0.101785" table:style-name="ce1">
            <text:p>0.101785</text:p>
          </table:table-cell>
          <table:table-cell office:value-type="float" office:value="-70.405000000000001" table:style-name="ce1">
            <text:p>-70.405</text:p>
          </table:table-cell>
          <table:table-cell office:value-type="float" office:value="0.10069" table:style-name="ce1">
            <text:p>0.10069</text:p>
          </table:table-cell>
          <table:table-cell office:value-type="float" office:value="-89.838999999999999" table:style-name="ce1">
            <text:p>-89.839</text:p>
          </table:table-cell>
          <table:table-cell table:number-columns-repeated="16375"/>
        </table:table-row>
        <table:table-row table:style-name="ro1"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979999999999997E-2" table:style-name="ce1">
            <text:p>0.05798</text:p>
          </table:table-cell>
          <table:table-cell office:value-type="float" office:value="-33.375999999999998" table:style-name="ce1">
            <text:p>-33.376</text:p>
          </table:table-cell>
          <table:table-cell office:value-type="float" office:value="0.101829" table:style-name="ce1">
            <text:p>0.101829</text:p>
          </table:table-cell>
          <table:table-cell office:value-type="float" office:value="-70.415999999999997" table:style-name="ce1">
            <text:p>-70.416</text:p>
          </table:table-cell>
          <table:table-cell office:value-type="float" office:value="0.10029" table:style-name="ce1">
            <text:p>0.10029</text:p>
          </table:table-cell>
          <table:table-cell office:value-type="float" office:value="-89.83" table:style-name="ce1">
            <text:p>-89.83</text:p>
          </table:table-cell>
          <table:table-cell table:number-columns-repeated="16375"/>
        </table:table-row>
        <table:table-row table:style-name="ro1"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7680000000000002E-2" table:style-name="ce1">
            <text:p>0.05768</text:p>
          </table:table-cell>
          <table:table-cell office:value-type="float" office:value="-33.917999999999999" table:style-name="ce1">
            <text:p>-33.918</text:p>
          </table:table-cell>
          <table:table-cell office:value-type="float" office:value="0.101739" table:style-name="ce1">
            <text:p>0.101739</text:p>
          </table:table-cell>
          <table:table-cell office:value-type="float" office:value="-70.375" table:style-name="ce1">
            <text:p>-70.375</text:p>
          </table:table-cell>
          <table:table-cell office:value-type="float" office:value="9.9010000000000001E-2" table:style-name="ce1">
            <text:p>0.09901</text:p>
          </table:table-cell>
          <table:table-cell office:value-type="float" office:value="-89.905000000000001" table:style-name="ce1">
            <text:p>-89.90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8770000000000003E-2" table:style-name="ce1">
            <text:p>0.05877</text:p>
          </table:table-cell>
          <table:table-cell office:value-type="float" office:value="-35.673000000000002" table:style-name="ce1">
            <text:p>-35.673</text:p>
          </table:table-cell>
          <table:table-cell office:value-type="float" office:value="0.101704" table:style-name="ce1">
            <text:p>0.101704</text:p>
          </table:table-cell>
          <table:table-cell office:value-type="float" office:value="-77.841999999999999" table:style-name="ce1">
            <text:p>-77.842</text:p>
          </table:table-cell>
          <table:table-cell office:value-type="float" office:value="0.1021" table:style-name="ce1">
            <text:p>0.1021</text:p>
          </table:table-cell>
          <table:table-cell office:value-type="float" office:value="-95.147000000000006" table:style-name="ce1">
            <text:p>-95.147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8860000000000003E-2" table:style-name="ce1">
            <text:p>0.05886</text:p>
          </table:table-cell>
          <table:table-cell office:value-type="float" office:value="-35.573" table:style-name="ce1">
            <text:p>-35.573</text:p>
          </table:table-cell>
          <table:table-cell office:value-type="float" office:value="0.10173500000000001" table:style-name="ce1">
            <text:p>0.101735</text:p>
          </table:table-cell>
          <table:table-cell office:value-type="float" office:value="-77.873000000000005" table:style-name="ce1">
            <text:p>-77.873</text:p>
          </table:table-cell>
          <table:table-cell office:value-type="float" office:value="0.10163" table:style-name="ce1">
            <text:p>0.10163</text:p>
          </table:table-cell>
          <table:table-cell office:value-type="float" office:value="-95.090999999999994" table:style-name="ce1">
            <text:p>-95.09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8659999999999997E-2" table:style-name="ce1">
            <text:p>0.05866</text:p>
          </table:table-cell>
          <table:table-cell office:value-type="float" office:value="-36.320999999999998" table:style-name="ce1">
            <text:p>-36.321</text:p>
          </table:table-cell>
          <table:table-cell office:value-type="float" office:value="0.101663" table:style-name="ce1">
            <text:p>0.101663</text:p>
          </table:table-cell>
          <table:table-cell office:value-type="float" office:value="-77.820999999999998" table:style-name="ce1">
            <text:p>-77.821</text:p>
          </table:table-cell>
          <table:table-cell office:value-type="float" office:value="0.10042" table:style-name="ce1">
            <text:p>0.10042</text:p>
          </table:table-cell>
          <table:table-cell office:value-type="float" office:value="-95.203999999999994" table:style-name="ce1">
            <text:p>-95.204</text:p>
          </table:table-cell>
          <table:table-cell table:number-columns-repeated="16375"/>
        </table:table-row>
        <table:table-row table:style-name="ro1">
          <table:table-cell office:value-type="float" office:value="16.100000000000001" table:style-name="ce1">
            <text:p>16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9499999999999997E-2" table:style-name="ce1">
            <text:p>0.0595</text:p>
          </table:table-cell>
          <table:table-cell office:value-type="float" office:value="-37.893999999999998" table:style-name="ce1">
            <text:p>-37.894</text:p>
          </table:table-cell>
          <table:table-cell office:value-type="float" office:value="0.10166" table:style-name="ce1">
            <text:p>0.10166</text:p>
          </table:table-cell>
          <table:table-cell office:value-type="float" office:value="-85.396000000000001" table:style-name="ce1">
            <text:p>-85.396</text:p>
          </table:table-cell>
          <table:table-cell office:value-type="float" office:value="0.1031" table:style-name="ce1">
            <text:p>0.1031</text:p>
          </table:table-cell>
          <table:table-cell office:value-type="float" office:value="-100.29900000000001" table:style-name="ce1">
            <text:p>-100.299</text:p>
          </table:table-cell>
          <table:table-cell table:number-columns-repeated="16375"/>
        </table:table-row>
        <table:table-row table:style-name="ro1">
          <table:table-cell office:value-type="float" office:value="16.100000000000001" table:style-name="ce1">
            <text:p>16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9619999999999999E-2" table:style-name="ce1">
            <text:p>0.05962</text:p>
          </table:table-cell>
          <table:table-cell office:value-type="float" office:value="-37.804000000000002" table:style-name="ce1">
            <text:p>-37.804</text:p>
          </table:table-cell>
          <table:table-cell office:value-type="float" office:value="0.101701" table:style-name="ce1">
            <text:p>0.101701</text:p>
          </table:table-cell>
          <table:table-cell office:value-type="float" office:value="-85.403000000000006" table:style-name="ce1">
            <text:p>-85.403</text:p>
          </table:table-cell>
          <table:table-cell office:value-type="float" office:value="0.1027" table:style-name="ce1">
            <text:p>0.1027</text:p>
          </table:table-cell>
          <table:table-cell office:value-type="float" office:value="-100.255" table:style-name="ce1">
            <text:p>-100.255</text:p>
          </table:table-cell>
          <table:table-cell table:number-columns-repeated="16375"/>
        </table:table-row>
        <table:table-row table:style-name="ro1">
          <table:table-cell office:value-type="float" office:value="16.100000000000001" table:style-name="ce1">
            <text:p>16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951E-2" table:style-name="ce1">
            <text:p>0.05951</text:p>
          </table:table-cell>
          <table:table-cell office:value-type="float" office:value="-38.658000000000001" table:style-name="ce1">
            <text:p>-38.658</text:p>
          </table:table-cell>
          <table:table-cell office:value-type="float" office:value="0.101636" table:style-name="ce1">
            <text:p>0.101636</text:p>
          </table:table-cell>
          <table:table-cell office:value-type="float" office:value="-85.36" table:style-name="ce1">
            <text:p>-85.36</text:p>
          </table:table-cell>
          <table:table-cell office:value-type="float" office:value="0.10144" table:style-name="ce1">
            <text:p>0.10144</text:p>
          </table:table-cell>
          <table:table-cell office:value-type="float" office:value="-100.342" table:style-name="ce1">
            <text:p>-100.342</text:p>
          </table:table-cell>
          <table:table-cell table:number-columns-repeated="16375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12E-2" table:style-name="ce1">
            <text:p>0.06012</text:p>
          </table:table-cell>
          <table:table-cell office:value-type="float" office:value="-40.067999999999998" table:style-name="ce1">
            <text:p>-40.068</text:p>
          </table:table-cell>
          <table:table-cell office:value-type="float" office:value="0.10176399999999999" table:style-name="ce1">
            <text:p>0.101764</text:p>
          </table:table-cell>
          <table:table-cell office:value-type="float" office:value="-92.863" table:style-name="ce1">
            <text:p>-92.863</text:p>
          </table:table-cell>
          <table:table-cell office:value-type="float" office:value="0.10408000000000001" table:style-name="ce1">
            <text:p>0.10408</text:p>
          </table:table-cell>
          <table:table-cell office:value-type="float" office:value="-105.29600000000001" table:style-name="ce1">
            <text:p>-105.296</text:p>
          </table:table-cell>
          <table:table-cell table:number-columns-repeated="16375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179999999999997E-2" table:style-name="ce1">
            <text:p>0.06018</text:p>
          </table:table-cell>
          <table:table-cell office:value-type="float" office:value="-39.923000000000002" table:style-name="ce1">
            <text:p>-39.923</text:p>
          </table:table-cell>
          <table:table-cell office:value-type="float" office:value="0.101822" table:style-name="ce1">
            <text:p>0.101822</text:p>
          </table:table-cell>
          <table:table-cell office:value-type="float" office:value="-92.870999999999995" table:style-name="ce1">
            <text:p>-92.871</text:p>
          </table:table-cell>
          <table:table-cell office:value-type="float" office:value="0.10366" table:style-name="ce1">
            <text:p>0.10366</text:p>
          </table:table-cell>
          <table:table-cell office:value-type="float" office:value="-105.277" table:style-name="ce1">
            <text:p>-105.277</text:p>
          </table:table-cell>
          <table:table-cell table:number-columns-repeated="16375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0220000000000003E-2" table:style-name="ce1">
            <text:p>0.06022</text:p>
          </table:table-cell>
          <table:table-cell office:value-type="float" office:value="-40.896999999999998" table:style-name="ce1">
            <text:p>-40.897</text:p>
          </table:table-cell>
          <table:table-cell office:value-type="float" office:value="0.10173" table:style-name="ce1">
            <text:p>0.10173</text:p>
          </table:table-cell>
          <table:table-cell office:value-type="float" office:value="-92.825999999999993" table:style-name="ce1">
            <text:p>-92.826</text:p>
          </table:table-cell>
          <table:table-cell office:value-type="float" office:value="0.10245" table:style-name="ce1">
            <text:p>0.10245</text:p>
          </table:table-cell>
          <table:table-cell office:value-type="float" office:value="-105.36499999999999" table:style-name="ce1">
            <text:p>-105.365</text:p>
          </table:table-cell>
          <table:table-cell table:number-columns-repeated="16375"/>
        </table:table-row>
        <table:table-row table:style-name="ro1">
          <table:table-cell office:value-type="float" office:value="16.3" table:style-name="ce1">
            <text:p>16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600000000000001E-2" table:style-name="ce1">
            <text:p>0.0606</text:p>
          </table:table-cell>
          <table:table-cell office:value-type="float" office:value="-42.143999999999998" table:style-name="ce1">
            <text:p>-42.144</text:p>
          </table:table-cell>
          <table:table-cell office:value-type="float" office:value="0.10177799999999999" table:style-name="ce1">
            <text:p>0.101778</text:p>
          </table:table-cell>
          <table:table-cell office:value-type="float" office:value="-100.246" table:style-name="ce1">
            <text:p>-100.246</text:p>
          </table:table-cell>
          <table:table-cell office:value-type="float" office:value="0.10495" table:style-name="ce1">
            <text:p>0.10495</text:p>
          </table:table-cell>
          <table:table-cell office:value-type="float" office:value="-110.43" table:style-name="ce1">
            <text:p>-110.43</text:p>
          </table:table-cell>
          <table:table-cell table:number-columns-repeated="16375"/>
        </table:table-row>
        <table:table-row table:style-name="ro1">
          <table:table-cell office:value-type="float" office:value="16.3" table:style-name="ce1">
            <text:p>16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62E-2" table:style-name="ce1">
            <text:p>0.06062</text:p>
          </table:table-cell>
          <table:table-cell office:value-type="float" office:value="-42.054000000000002" table:style-name="ce1">
            <text:p>-42.054</text:p>
          </table:table-cell>
          <table:table-cell office:value-type="float" office:value="0.10183" table:style-name="ce1">
            <text:p>0.10183</text:p>
          </table:table-cell>
          <table:table-cell office:value-type="float" office:value="-100.27" table:style-name="ce1">
            <text:p>-100.27</text:p>
          </table:table-cell>
          <table:table-cell office:value-type="float" office:value="0.10458000000000001" table:style-name="ce1">
            <text:p>0.10458</text:p>
          </table:table-cell>
          <table:table-cell office:value-type="float" office:value="-110.369" table:style-name="ce1">
            <text:p>-110.369</text:p>
          </table:table-cell>
          <table:table-cell table:number-columns-repeated="16375"/>
        </table:table-row>
        <table:table-row table:style-name="ro1">
          <table:table-cell office:value-type="float" office:value="16.3" table:style-name="ce1">
            <text:p>16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0879999999999997E-2" table:style-name="ce1">
            <text:p>0.06088</text:p>
          </table:table-cell>
          <table:table-cell office:value-type="float" office:value="-43.06" table:style-name="ce1">
            <text:p>-43.06</text:p>
          </table:table-cell>
          <table:table-cell office:value-type="float" office:value="0.101756" table:style-name="ce1">
            <text:p>0.101756</text:p>
          </table:table-cell>
          <table:table-cell office:value-type="float" office:value="-100.22" table:style-name="ce1">
            <text:p>-100.22</text:p>
          </table:table-cell>
          <table:table-cell office:value-type="float" office:value="0.10335" table:style-name="ce1">
            <text:p>0.10335</text:p>
          </table:table-cell>
          <table:table-cell office:value-type="float" office:value="-110.483" table:style-name="ce1">
            <text:p>-110.483</text:p>
          </table:table-cell>
          <table:table-cell table:number-columns-repeated="16375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920000000000002E-2" table:style-name="ce1">
            <text:p>0.06092</text:p>
          </table:table-cell>
          <table:table-cell office:value-type="float" office:value="-44.201999999999998" table:style-name="ce1">
            <text:p>-44.202</text:p>
          </table:table-cell>
          <table:table-cell office:value-type="float" office:value="0.10165299999999999" table:style-name="ce1">
            <text:p>0.101653</text:p>
          </table:table-cell>
          <table:table-cell office:value-type="float" office:value="-107.74299999999999" table:style-name="ce1">
            <text:p>-107.743</text:p>
          </table:table-cell>
          <table:table-cell office:value-type="float" office:value="0.10543" table:style-name="ce1">
            <text:p>0.10543</text:p>
          </table:table-cell>
          <table:table-cell office:value-type="float" office:value="-115.595" table:style-name="ce1">
            <text:p>-115.595</text:p>
          </table:table-cell>
          <table:table-cell table:number-columns-repeated="16375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909999999999999E-2" table:style-name="ce1">
            <text:p>0.06091</text:p>
          </table:table-cell>
          <table:table-cell office:value-type="float" office:value="-44.125" table:style-name="ce1">
            <text:p>-44.125</text:p>
          </table:table-cell>
          <table:table-cell office:value-type="float" office:value="0.101688" table:style-name="ce1">
            <text:p>0.101688</text:p>
          </table:table-cell>
          <table:table-cell office:value-type="float" office:value="-107.77" table:style-name="ce1">
            <text:p>-107.77</text:p>
          </table:table-cell>
          <table:table-cell office:value-type="float" office:value="0.10505" table:style-name="ce1">
            <text:p>0.10505</text:p>
          </table:table-cell>
          <table:table-cell office:value-type="float" office:value="-115.57599999999999" table:style-name="ce1">
            <text:p>-115.576</text:p>
          </table:table-cell>
          <table:table-cell table:number-columns-repeated="16375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370000000000001E-2" table:style-name="ce1">
            <text:p>0.06137</text:p>
          </table:table-cell>
          <table:table-cell office:value-type="float" office:value="-45.140999999999998" table:style-name="ce1">
            <text:p>-45.141</text:p>
          </table:table-cell>
          <table:table-cell office:value-type="float" office:value="0.10162" table:style-name="ce1">
            <text:p>0.10162</text:p>
          </table:table-cell>
          <table:table-cell office:value-type="float" office:value="-107.721" table:style-name="ce1">
            <text:p>-107.721</text:p>
          </table:table-cell>
          <table:table-cell office:value-type="float" office:value="0.10384" table:style-name="ce1">
            <text:p>0.10384</text:p>
          </table:table-cell>
          <table:table-cell office:value-type="float" office:value="-115.639" table:style-name="ce1">
            <text:p>-115.639</text:p>
          </table:table-cell>
          <table:table-cell table:number-columns-repeated="16375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1100000000000002E-2" table:style-name="ce1">
            <text:p>0.0611</text:p>
          </table:table-cell>
          <table:table-cell office:value-type="float" office:value="-46.158999999999999" table:style-name="ce1">
            <text:p>-46.159</text:p>
          </table:table-cell>
          <table:table-cell office:value-type="float" office:value="0.10166699999999999" table:style-name="ce1">
            <text:p>0.101667</text:p>
          </table:table-cell>
          <table:table-cell office:value-type="float" office:value="-115.27500000000001" table:style-name="ce1">
            <text:p>-115.275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-120.63" table:style-name="ce1">
            <text:p>-120.63</text:p>
          </table:table-cell>
          <table:table-cell table:number-columns-repeated="16375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1069999999999999E-2" table:style-name="ce1">
            <text:p>0.06107</text:p>
          </table:table-cell>
          <table:table-cell office:value-type="float" office:value="-46.076999999999998" table:style-name="ce1">
            <text:p>-46.077</text:p>
          </table:table-cell>
          <table:table-cell office:value-type="float" office:value="0.101692" table:style-name="ce1">
            <text:p>0.101692</text:p>
          </table:table-cell>
          <table:table-cell office:value-type="float" office:value="-115.292" table:style-name="ce1">
            <text:p>-115.292</text:p>
          </table:table-cell>
          <table:table-cell office:value-type="float" office:value="0.10586" table:style-name="ce1">
            <text:p>0.10586</text:p>
          </table:table-cell>
          <table:table-cell office:value-type="float" office:value="-120.554" table:style-name="ce1">
            <text:p>-120.554</text:p>
          </table:table-cell>
          <table:table-cell table:number-columns-repeated="16375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73E-2" table:style-name="ce1">
            <text:p>0.06173</text:p>
          </table:table-cell>
          <table:table-cell office:value-type="float" office:value="-47.075000000000003" table:style-name="ce1">
            <text:p>-47.075</text:p>
          </table:table-cell>
          <table:table-cell office:value-type="float" office:value="0.101614" table:style-name="ce1">
            <text:p>0.101614</text:p>
          </table:table-cell>
          <table:table-cell office:value-type="float" office:value="-115.252" table:style-name="ce1">
            <text:p>-115.252</text:p>
          </table:table-cell>
          <table:table-cell office:value-type="float" office:value="0.10471" table:style-name="ce1">
            <text:p>0.10471</text:p>
          </table:table-cell>
          <table:table-cell office:value-type="float" office:value="-120.646" table:style-name="ce1">
            <text:p>-120.646</text:p>
          </table:table-cell>
          <table:table-cell table:number-columns-repeated="16375"/>
        </table:table-row>
        <table:table-row table:style-name="ro1">
          <table:table-cell office:value-type="float" office:value="16.600000000000001" table:style-name="ce1">
            <text:p>16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1170000000000002E-2" table:style-name="ce1">
            <text:p>0.06117</text:p>
          </table:table-cell>
          <table:table-cell office:value-type="float" office:value="-48.073999999999998" table:style-name="ce1">
            <text:p>-48.074</text:p>
          </table:table-cell>
          <table:table-cell office:value-type="float" office:value="0.101716" table:style-name="ce1">
            <text:p>0.101716</text:p>
          </table:table-cell>
          <table:table-cell office:value-type="float" office:value="-122.756" table:style-name="ce1">
            <text:p>-122.756</text:p>
          </table:table-cell>
          <table:table-cell office:value-type="float" office:value="0.10696" table:style-name="ce1">
            <text:p>0.10696</text:p>
          </table:table-cell>
          <table:table-cell office:value-type="float" office:value="-125.70099999999999" table:style-name="ce1">
            <text:p>-125.701</text:p>
          </table:table-cell>
          <table:table-cell table:number-columns-repeated="16375"/>
        </table:table-row>
        <table:table-row table:style-name="ro1">
          <table:table-cell office:value-type="float" office:value="16.600000000000001" table:style-name="ce1">
            <text:p>16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114E-2" table:style-name="ce1">
            <text:p>0.06114</text:p>
          </table:table-cell>
          <table:table-cell office:value-type="float" office:value="-48.02" table:style-name="ce1">
            <text:p>-48.02</text:p>
          </table:table-cell>
          <table:table-cell office:value-type="float" office:value="0.10174900000000001" table:style-name="ce1">
            <text:p>0.101749</text:p>
          </table:table-cell>
          <table:table-cell office:value-type="float" office:value="-122.758" table:style-name="ce1">
            <text:p>-122.758</text:p>
          </table:table-cell>
          <table:table-cell office:value-type="float" office:value="0.10657999999999999" table:style-name="ce1">
            <text:p>0.10658</text:p>
          </table:table-cell>
          <table:table-cell office:value-type="float" office:value="-125.621" table:style-name="ce1">
            <text:p>-125.621</text:p>
          </table:table-cell>
          <table:table-cell table:number-columns-repeated="16375"/>
        </table:table-row>
        <table:table-row table:style-name="ro1">
          <table:table-cell office:value-type="float" office:value="16.600000000000001" table:style-name="ce1">
            <text:p>16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2010000000000003E-2" table:style-name="ce1">
            <text:p>0.06201</text:p>
          </table:table-cell>
          <table:table-cell office:value-type="float" office:value="-48.905999999999999" table:style-name="ce1">
            <text:p>-48.906</text:p>
          </table:table-cell>
          <table:table-cell office:value-type="float" office:value="0.10165200000000001" table:style-name="ce1">
            <text:p>0.101652</text:p>
          </table:table-cell>
          <table:table-cell office:value-type="float" office:value="-122.718" table:style-name="ce1">
            <text:p>-122.718</text:p>
          </table:table-cell>
          <table:table-cell office:value-type="float" office:value="0.10535" table:style-name="ce1">
            <text:p>0.10535</text:p>
          </table:table-cell>
          <table:table-cell office:value-type="float" office:value="-125.693" table:style-name="ce1">
            <text:p>-125.693</text:p>
          </table:table-cell>
          <table:table-cell table:number-columns-repeated="16375"/>
        </table:table-row>
        <table:table-row table:style-name="ro1">
          <table:table-cell office:value-type="float" office:value="16.7" table:style-name="ce1">
            <text:p>16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1030000000000001E-2" table:style-name="ce1">
            <text:p>0.06103</text:p>
          </table:table-cell>
          <table:table-cell office:value-type="float" office:value="-49.915999999999997" table:style-name="ce1">
            <text:p>-49.916</text:p>
          </table:table-cell>
          <table:table-cell office:value-type="float" office:value="0.10176499999999999" table:style-name="ce1">
            <text:p>0.101765</text:p>
          </table:table-cell>
          <table:table-cell office:value-type="float" office:value="-130.178" table:style-name="ce1">
            <text:p>-130.178</text:p>
          </table:table-cell>
          <table:table-cell office:value-type="float" office:value="0.10761999999999999" table:style-name="ce1">
            <text:p>0.10762</text:p>
          </table:table-cell>
          <table:table-cell office:value-type="float" office:value="-130.56299999999999" table:style-name="ce1">
            <text:p>-130.563</text:p>
          </table:table-cell>
          <table:table-cell table:number-columns-repeated="16375"/>
        </table:table-row>
        <table:table-row table:style-name="ro1">
          <table:table-cell office:value-type="float" office:value="16.7" table:style-name="ce1">
            <text:p>16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1030000000000001E-2" table:style-name="ce1">
            <text:p>0.06103</text:p>
          </table:table-cell>
          <table:table-cell office:value-type="float" office:value="-49.914999999999999" table:style-name="ce1">
            <text:p>-49.915</text:p>
          </table:table-cell>
          <table:table-cell office:value-type="float" office:value="0.101799" table:style-name="ce1">
            <text:p>0.101799</text:p>
          </table:table-cell>
          <table:table-cell office:value-type="float" office:value="-130.19499999999999" table:style-name="ce1">
            <text:p>-130.195</text:p>
          </table:table-cell>
          <table:table-cell office:value-type="float" office:value="0.10723000000000001" table:style-name="ce1">
            <text:p>0.10723</text:p>
          </table:table-cell>
          <table:table-cell office:value-type="float" office:value="-130.49100000000001" table:style-name="ce1">
            <text:p>-130.491</text:p>
          </table:table-cell>
          <table:table-cell table:number-columns-repeated="16375"/>
        </table:table-row>
        <table:table-row table:style-name="ro1">
          <table:table-cell office:value-type="float" office:value="16.7" table:style-name="ce1">
            <text:p>16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2059999999999997E-2" table:style-name="ce1">
            <text:p>0.06206</text:p>
          </table:table-cell>
          <table:table-cell office:value-type="float" office:value="-50.688000000000002" table:style-name="ce1">
            <text:p>-50.688</text:p>
          </table:table-cell>
          <table:table-cell office:value-type="float" office:value="0.101704" table:style-name="ce1">
            <text:p>0.101704</text:p>
          </table:table-cell>
          <table:table-cell office:value-type="float" office:value="-130.149" table:style-name="ce1">
            <text:p>-130.149</text:p>
          </table:table-cell>
          <table:table-cell office:value-type="float" office:value="0.10600999999999999" table:style-name="ce1">
            <text:p>0.10601</text:p>
          </table:table-cell>
          <table:table-cell office:value-type="float" office:value="-130.52099999999999" table:style-name="ce1">
            <text:p>-130.521</text:p>
          </table:table-cell>
          <table:table-cell table:number-columns-repeated="16375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940000000000001E-2" table:style-name="ce1">
            <text:p>0.06094</text:p>
          </table:table-cell>
          <table:table-cell office:value-type="float" office:value="-51.795999999999999" table:style-name="ce1">
            <text:p>-51.796</text:p>
          </table:table-cell>
          <table:table-cell office:value-type="float" office:value="0.101658" table:style-name="ce1">
            <text:p>0.101658</text:p>
          </table:table-cell>
          <table:table-cell office:value-type="float" office:value="-137.649" table:style-name="ce1">
            <text:p>-137.649</text:p>
          </table:table-cell>
          <table:table-cell office:value-type="float" office:value="0.10802" table:style-name="ce1">
            <text:p>0.10802</text:p>
          </table:table-cell>
          <table:table-cell office:value-type="float" office:value="-135.49799999999999" table:style-name="ce1">
            <text:p>-135.498</text:p>
          </table:table-cell>
          <table:table-cell table:number-columns-repeated="16375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879999999999997E-2" table:style-name="ce1">
            <text:p>0.06088</text:p>
          </table:table-cell>
          <table:table-cell office:value-type="float" office:value="-51.741999999999997" table:style-name="ce1">
            <text:p>-51.742</text:p>
          </table:table-cell>
          <table:table-cell office:value-type="float" office:value="0.101698" table:style-name="ce1">
            <text:p>0.101698</text:p>
          </table:table-cell>
          <table:table-cell office:value-type="float" office:value="-137.66900000000001" table:style-name="ce1">
            <text:p>-137.669</text:p>
          </table:table-cell>
          <table:table-cell office:value-type="float" office:value="0.10759000000000001" table:style-name="ce1">
            <text:p>0.10759</text:p>
          </table:table-cell>
          <table:table-cell office:value-type="float" office:value="-135.392" table:style-name="ce1">
            <text:p>-135.392</text:p>
          </table:table-cell>
          <table:table-cell table:number-columns-repeated="16375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2080000000000003E-2" table:style-name="ce1">
            <text:p>0.06208</text:p>
          </table:table-cell>
          <table:table-cell office:value-type="float" office:value="-52.366" table:style-name="ce1">
            <text:p>-52.366</text:p>
          </table:table-cell>
          <table:table-cell office:value-type="float" office:value="0.1016" table:style-name="ce1">
            <text:p>0.1016</text:p>
          </table:table-cell>
          <table:table-cell office:value-type="float" office:value="-137.608" table:style-name="ce1">
            <text:p>-137.608</text:p>
          </table:table-cell>
          <table:table-cell office:value-type="float" office:value="0.10636" table:style-name="ce1">
            <text:p>0.10636</text:p>
          </table:table-cell>
          <table:table-cell office:value-type="float" office:value="-135.446" table:style-name="ce1">
            <text:p>-135.446</text:p>
          </table:table-cell>
          <table:table-cell table:number-columns-repeated="16375"/>
        </table:table-row>
        <table:table-row table:style-name="ro1">
          <table:table-cell office:value-type="float" office:value="16.899999999999999" table:style-name="ce1">
            <text:p>16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630000000000003E-2" table:style-name="ce1">
            <text:p>0.06063</text:p>
          </table:table-cell>
          <table:table-cell office:value-type="float" office:value="-53.558999999999997" table:style-name="ce1">
            <text:p>-53.559</text:p>
          </table:table-cell>
          <table:table-cell office:value-type="float" office:value="0.101669" table:style-name="ce1">
            <text:p>0.101669</text:p>
          </table:table-cell>
          <table:table-cell office:value-type="float" office:value="-145.18600000000001" table:style-name="ce1">
            <text:p>-145.186</text:p>
          </table:table-cell>
          <table:table-cell office:value-type="float" office:value="0.10827000000000001" table:style-name="ce1">
            <text:p>0.10827</text:p>
          </table:table-cell>
          <table:table-cell office:value-type="float" office:value="-140.30600000000001" table:style-name="ce1">
            <text:p>-140.306</text:p>
          </table:table-cell>
          <table:table-cell table:number-columns-repeated="16375"/>
        </table:table-row>
        <table:table-row table:style-name="ro1">
          <table:table-cell office:value-type="float" office:value="16.899999999999999" table:style-name="ce1">
            <text:p>16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569999999999999E-2" table:style-name="ce1">
            <text:p>0.06057</text:p>
          </table:table-cell>
          <table:table-cell office:value-type="float" office:value="-53.594999999999999" table:style-name="ce1">
            <text:p>-53.595</text:p>
          </table:table-cell>
          <table:table-cell office:value-type="float" office:value="0.101685" table:style-name="ce1">
            <text:p>0.101685</text:p>
          </table:table-cell>
          <table:table-cell office:value-type="float" office:value="-145.197" table:style-name="ce1">
            <text:p>-145.197</text:p>
          </table:table-cell>
          <table:table-cell office:value-type="float" office:value="0.10786999999999999" table:style-name="ce1">
            <text:p>0.10787</text:p>
          </table:table-cell>
          <table:table-cell office:value-type="float" office:value="-140.20500000000001" table:style-name="ce1">
            <text:p>-140.205</text:p>
          </table:table-cell>
          <table:table-cell table:number-columns-repeated="16375"/>
        </table:table-row>
        <table:table-row table:style-name="ro1">
          <table:table-cell office:value-type="float" office:value="16.899999999999999" table:style-name="ce1">
            <text:p>16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870000000000001E-2" table:style-name="ce1">
            <text:p>0.06187</text:p>
          </table:table-cell>
          <table:table-cell office:value-type="float" office:value="-53.984999999999999" table:style-name="ce1">
            <text:p>-53.985</text:p>
          </table:table-cell>
          <table:table-cell office:value-type="float" office:value="0.10159899999999999" table:style-name="ce1">
            <text:p>0.101599</text:p>
          </table:table-cell>
          <table:table-cell office:value-type="float" office:value="-145.15600000000001" table:style-name="ce1">
            <text:p>-145.156</text:p>
          </table:table-cell>
          <table:table-cell office:value-type="float" office:value="0.10664" table:style-name="ce1">
            <text:p>0.10664</text:p>
          </table:table-cell>
          <table:table-cell office:value-type="float" office:value="-140.24799999999999" table:style-name="ce1">
            <text:p>-140.248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310000000000002E-2" table:style-name="ce1">
            <text:p>0.06031</text:p>
          </table:table-cell>
          <table:table-cell office:value-type="float" office:value="-55.302" table:style-name="ce1">
            <text:p>-55.302</text:p>
          </table:table-cell>
          <table:table-cell office:value-type="float" office:value="0.101756" table:style-name="ce1">
            <text:p>0.101756</text:p>
          </table:table-cell>
          <table:table-cell office:value-type="float" office:value="-152.69" table:style-name="ce1">
            <text:p>-152.69</text:p>
          </table:table-cell>
          <table:table-cell office:value-type="float" office:value="0.10851" table:style-name="ce1">
            <text:p>0.10851</text:p>
          </table:table-cell>
          <table:table-cell office:value-type="float" office:value="-145.16499999999999" table:style-name="ce1">
            <text:p>-145.16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-55.284999999999997" table:style-name="ce1">
            <text:p>-55.285</text:p>
          </table:table-cell>
          <table:table-cell office:value-type="float" office:value="0.101781" table:style-name="ce1">
            <text:p>0.101781</text:p>
          </table:table-cell>
          <table:table-cell office:value-type="float" office:value="-152.691" table:style-name="ce1">
            <text:p>-152.691</text:p>
          </table:table-cell>
          <table:table-cell office:value-type="float" office:value="0.10804999999999999" table:style-name="ce1">
            <text:p>0.10805</text:p>
          </table:table-cell>
          <table:table-cell office:value-type="float" office:value="-145.06399999999999" table:style-name="ce1">
            <text:p>-145.0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559999999999997E-2" table:style-name="ce1">
            <text:p>0.06156</text:p>
          </table:table-cell>
          <table:table-cell office:value-type="float" office:value="-55.515999999999998" table:style-name="ce1">
            <text:p>-55.516</text:p>
          </table:table-cell>
          <table:table-cell office:value-type="float" office:value="0.10172100000000001" table:style-name="ce1">
            <text:p>0.101721</text:p>
          </table:table-cell>
          <table:table-cell office:value-type="float" office:value="-152.64699999999999" table:style-name="ce1">
            <text:p>-152.647</text:p>
          </table:table-cell>
          <table:table-cell office:value-type="float" office:value="0.10685" table:style-name="ce1">
            <text:p>0.10685</text:p>
          </table:table-cell>
          <table:table-cell office:value-type="float" office:value="-145.07499999999999" table:style-name="ce1">
            <text:p>-145.075</text:p>
          </table:table-cell>
          <table:table-cell table:number-columns-repeated="16375"/>
        </table:table-row>
        <table:table-row table:style-name="ro1">
          <table:table-cell office:value-type="float" office:value="17.100000000000001" table:style-name="ce1">
            <text:p>17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9810000000000002E-2" table:style-name="ce1">
            <text:p>0.05981</text:p>
          </table:table-cell>
          <table:table-cell office:value-type="float" office:value="-56.92" table:style-name="ce1">
            <text:p>-56.92</text:p>
          </table:table-cell>
          <table:table-cell office:value-type="float" office:value="0.101773" table:style-name="ce1">
            <text:p>0.101773</text:p>
          </table:table-cell>
          <table:table-cell office:value-type="float" office:value="-160.11500000000001" table:style-name="ce1">
            <text:p>-160.115</text:p>
          </table:table-cell>
          <table:table-cell office:value-type="float" office:value="0.10886999999999999" table:style-name="ce1">
            <text:p>0.10887</text:p>
          </table:table-cell>
          <table:table-cell office:value-type="float" office:value="-150.05600000000001" table:style-name="ce1">
            <text:p>-150.056</text:p>
          </table:table-cell>
          <table:table-cell table:number-columns-repeated="16375"/>
        </table:table-row>
        <table:table-row table:style-name="ro1">
          <table:table-cell office:value-type="float" office:value="17.100000000000001" table:style-name="ce1">
            <text:p>17.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9679999999999997E-2" table:style-name="ce1">
            <text:p>0.05968</text:p>
          </table:table-cell>
          <table:table-cell office:value-type="float" office:value="-56.963000000000001" table:style-name="ce1">
            <text:p>-56.963</text:p>
          </table:table-cell>
          <table:table-cell office:value-type="float" office:value="0.101798" table:style-name="ce1">
            <text:p>0.101798</text:p>
          </table:table-cell>
          <table:table-cell office:value-type="float" office:value="-160.13" table:style-name="ce1">
            <text:p>-160.13</text:p>
          </table:table-cell>
          <table:table-cell office:value-type="float" office:value="0.10831" table:style-name="ce1">
            <text:p>0.10831</text:p>
          </table:table-cell>
          <table:table-cell office:value-type="float" office:value="-149.91499999999999" table:style-name="ce1">
            <text:p>-149.915</text:p>
          </table:table-cell>
          <table:table-cell table:number-columns-repeated="16375"/>
        </table:table-row>
        <table:table-row table:style-name="ro1">
          <table:table-cell office:value-type="float" office:value="17.100000000000001" table:style-name="ce1">
            <text:p>17.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1069999999999999E-2" table:style-name="ce1">
            <text:p>0.06107</text:p>
          </table:table-cell>
          <table:table-cell office:value-type="float" office:value="-56.975999999999999" table:style-name="ce1">
            <text:p>-56.976</text:p>
          </table:table-cell>
          <table:table-cell office:value-type="float" office:value="0.101712" table:style-name="ce1">
            <text:p>0.101712</text:p>
          </table:table-cell>
          <table:table-cell office:value-type="float" office:value="-160.077" table:style-name="ce1">
            <text:p>-160.077</text:p>
          </table:table-cell>
          <table:table-cell office:value-type="float" office:value="0.10707999999999999" table:style-name="ce1">
            <text:p>0.10708</text:p>
          </table:table-cell>
          <table:table-cell office:value-type="float" office:value="-149.92099999999999" table:style-name="ce1">
            <text:p>-149.921</text:p>
          </table:table-cell>
          <table:table-cell table:number-columns-repeated="16375"/>
        </table:table-row>
        <table:table-row table:style-name="ro1">
          <table:table-cell office:value-type="float" office:value="17.2" table:style-name="ce1">
            <text:p>17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9409999999999998E-2" table:style-name="ce1">
            <text:p>0.05941</text:p>
          </table:table-cell>
          <table:table-cell office:value-type="float" office:value="-58.552999999999997" table:style-name="ce1">
            <text:p>-58.553</text:p>
          </table:table-cell>
          <table:table-cell office:value-type="float" office:value="0.1017" table:style-name="ce1">
            <text:p>0.1017</text:p>
          </table:table-cell>
          <table:table-cell office:value-type="float" office:value="-167.56800000000001" table:style-name="ce1">
            <text:p>-167.568</text:p>
          </table:table-cell>
          <table:table-cell office:value-type="float" office:value="0.10901" table:style-name="ce1">
            <text:p>0.10901</text:p>
          </table:table-cell>
          <table:table-cell office:value-type="float" office:value="-154.82" table:style-name="ce1">
            <text:p>-154.82</text:p>
          </table:table-cell>
          <table:table-cell table:number-columns-repeated="16375"/>
        </table:table-row>
        <table:table-row table:style-name="ro1">
          <table:table-cell office:value-type="float" office:value="17.2" table:style-name="ce1">
            <text:p>17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9290000000000002E-2" table:style-name="ce1">
            <text:p>0.05929</text:p>
          </table:table-cell>
          <table:table-cell office:value-type="float" office:value="-58.59" table:style-name="ce1">
            <text:p>-58.59</text:p>
          </table:table-cell>
          <table:table-cell office:value-type="float" office:value="0.10174999999999999" table:style-name="ce1">
            <text:p>0.10175</text:p>
          </table:table-cell>
          <table:table-cell office:value-type="float" office:value="-167.596" table:style-name="ce1">
            <text:p>-167.596</text:p>
          </table:table-cell>
          <table:table-cell office:value-type="float" office:value="0.10857" table:style-name="ce1">
            <text:p>0.10857</text:p>
          </table:table-cell>
          <table:table-cell office:value-type="float" office:value="-154.691" table:style-name="ce1">
            <text:p>-154.691</text:p>
          </table:table-cell>
          <table:table-cell table:number-columns-repeated="16375"/>
        </table:table-row>
        <table:table-row table:style-name="ro1">
          <table:table-cell office:value-type="float" office:value="17.2" table:style-name="ce1">
            <text:p>17.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.0609999999999997E-2" table:style-name="ce1">
            <text:p>0.06061</text:p>
          </table:table-cell>
          <table:table-cell office:value-type="float" office:value="-58.418999999999997" table:style-name="ce1">
            <text:p>-58.419</text:p>
          </table:table-cell>
          <table:table-cell office:value-type="float" office:value="0.101642" table:style-name="ce1">
            <text:p>0.101642</text:p>
          </table:table-cell>
          <table:table-cell office:value-type="float" office:value="-167.536" table:style-name="ce1">
            <text:p>-167.536</text:p>
          </table:table-cell>
          <table:table-cell office:value-type="float" office:value="0.10727" table:style-name="ce1">
            <text:p>0.10727</text:p>
          </table:table-cell>
          <table:table-cell office:value-type="float" office:value="-154.703" table:style-name="ce1">
            <text:p>-154.703</text:p>
          </table:table-cell>
          <table:table-cell table:number-columns-repeated="16375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883E-2" table:style-name="ce1">
            <text:p>0.05883</text:p>
          </table:table-cell>
          <table:table-cell office:value-type="float" office:value="-59.865000000000002" table:style-name="ce1">
            <text:p>-59.865</text:p>
          </table:table-cell>
          <table:table-cell office:value-type="float" office:value="0.101719" table:style-name="ce1">
            <text:p>0.101719</text:p>
          </table:table-cell>
          <table:table-cell office:value-type="float" office:value="-175.09700000000001" table:style-name="ce1">
            <text:p>-175.097</text:p>
          </table:table-cell>
          <table:table-cell office:value-type="float" office:value="0.10926" table:style-name="ce1">
            <text:p>0.10926</text:p>
          </table:table-cell>
          <table:table-cell office:value-type="float" office:value="-159.51400000000001" table:style-name="ce1">
            <text:p>-159.514</text:p>
          </table:table-cell>
          <table:table-cell table:number-columns-repeated="16375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8720000000000001E-2" table:style-name="ce1">
            <text:p>0.05872</text:p>
          </table:table-cell>
          <table:table-cell office:value-type="float" office:value="-59.991999999999997" table:style-name="ce1">
            <text:p>-59.992</text:p>
          </table:table-cell>
          <table:table-cell office:value-type="float" office:value="0.101746" table:style-name="ce1">
            <text:p>0.101746</text:p>
          </table:table-cell>
          <table:table-cell office:value-type="float" office:value="-175.11099999999999" table:style-name="ce1">
            <text:p>-175.111</text:p>
          </table:table-cell>
          <table:table-cell office:value-type="float" office:value="0.10872999999999999" table:style-name="ce1">
            <text:p>0.10873</text:p>
          </table:table-cell>
          <table:table-cell office:value-type="float" office:value="-159.404" table:style-name="ce1">
            <text:p>-159.404</text:p>
          </table:table-cell>
          <table:table-cell table:number-columns-repeated="16375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9959999999999999E-2" table:style-name="ce1">
            <text:p>0.05996</text:p>
          </table:table-cell>
          <table:table-cell office:value-type="float" office:value="-59.563000000000002" table:style-name="ce1">
            <text:p>-59.563</text:p>
          </table:table-cell>
          <table:table-cell office:value-type="float" office:value="0.101647" table:style-name="ce1">
            <text:p>0.101647</text:p>
          </table:table-cell>
          <table:table-cell office:value-type="float" office:value="-175.05799999999999" table:style-name="ce1">
            <text:p>-175.058</text:p>
          </table:table-cell>
          <table:table-cell office:value-type="float" office:value="0.10745" table:style-name="ce1">
            <text:p>0.10745</text:p>
          </table:table-cell>
          <table:table-cell office:value-type="float" office:value="-159.39099999999999" table:style-name="ce1">
            <text:p>-159.391</text:p>
          </table:table-cell>
          <table:table-cell table:number-columns-repeated="16375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8389999999999997E-2" table:style-name="ce1">
            <text:p>0.05839</text:p>
          </table:table-cell>
          <table:table-cell office:value-type="float" office:value="-61.222000000000001" table:style-name="ce1">
            <text:p>-61.222</text:p>
          </table:table-cell>
          <table:table-cell office:value-type="float" office:value="0.101878" table:style-name="ce1">
            <text:p>0.101878</text:p>
          </table:table-cell>
          <table:table-cell office:value-type="float" office:value="177.387" table:style-name="ce1">
            <text:p>177.387</text:p>
          </table:table-cell>
          <table:table-cell office:value-type="float" office:value="0.10938000000000001" table:style-name="ce1">
            <text:p>0.10938</text:p>
          </table:table-cell>
          <table:table-cell office:value-type="float" office:value="-164.172" table:style-name="ce1">
            <text:p>-164.172</text:p>
          </table:table-cell>
          <table:table-cell table:number-columns-repeated="16375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8340000000000003E-2" table:style-name="ce1">
            <text:p>0.05834</text:p>
          </table:table-cell>
          <table:table-cell office:value-type="float" office:value="-61.375999999999998" table:style-name="ce1">
            <text:p>-61.376</text:p>
          </table:table-cell>
          <table:table-cell office:value-type="float" office:value="0.101895" table:style-name="ce1">
            <text:p>0.101895</text:p>
          </table:table-cell>
          <table:table-cell office:value-type="float" office:value="177.38499999999999" table:style-name="ce1">
            <text:p>177.385</text:p>
          </table:table-cell>
          <table:table-cell office:value-type="float" office:value="0.10888" table:style-name="ce1">
            <text:p>0.10888</text:p>
          </table:table-cell>
          <table:table-cell office:value-type="float" office:value="-164.00700000000001" table:style-name="ce1">
            <text:p>-164.007</text:p>
          </table:table-cell>
          <table:table-cell table:number-columns-repeated="16375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944E-2" table:style-name="ce1">
            <text:p>0.05944</text:p>
          </table:table-cell>
          <table:table-cell office:value-type="float" office:value="-60.81" table:style-name="ce1">
            <text:p>-60.81</text:p>
          </table:table-cell>
          <table:table-cell office:value-type="float" office:value="0.10179100000000001" table:style-name="ce1">
            <text:p>0.101791</text:p>
          </table:table-cell>
          <table:table-cell office:value-type="float" office:value="177.429" table:style-name="ce1">
            <text:p>177.429</text:p>
          </table:table-cell>
          <table:table-cell office:value-type="float" office:value="0.10753" table:style-name="ce1">
            <text:p>0.10753</text:p>
          </table:table-cell>
          <table:table-cell office:value-type="float" office:value="-164.005" table:style-name="ce1">
            <text:p>-164.005</text:p>
          </table:table-cell>
          <table:table-cell table:number-columns-repeated="16375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7660000000000003E-2" table:style-name="ce1">
            <text:p>0.05766</text:p>
          </table:table-cell>
          <table:table-cell office:value-type="float" office:value="-62.531999999999996" table:style-name="ce1">
            <text:p>-62.532</text:p>
          </table:table-cell>
          <table:table-cell office:value-type="float" office:value="0.10188800000000001" table:style-name="ce1">
            <text:p>0.101888</text:p>
          </table:table-cell>
          <table:table-cell office:value-type="float" office:value="169.94200000000001" table:style-name="ce1">
            <text:p>169.942</text:p>
          </table:table-cell>
          <table:table-cell office:value-type="float" office:value="0.10929" table:style-name="ce1">
            <text:p>0.10929</text:p>
          </table:table-cell>
          <table:table-cell office:value-type="float" office:value="-168.75" table:style-name="ce1">
            <text:p>-168.75</text:p>
          </table:table-cell>
          <table:table-cell table:number-columns-repeated="16375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680000000000002E-2" table:style-name="ce1">
            <text:p>0.05768</text:p>
          </table:table-cell>
          <table:table-cell office:value-type="float" office:value="-62.741" table:style-name="ce1">
            <text:p>-62.741</text:p>
          </table:table-cell>
          <table:table-cell office:value-type="float" office:value="0.101928" table:style-name="ce1">
            <text:p>0.101928</text:p>
          </table:table-cell>
          <table:table-cell office:value-type="float" office:value="169.947" table:style-name="ce1">
            <text:p>169.947</text:p>
          </table:table-cell>
          <table:table-cell office:value-type="float" office:value="0.10877000000000001" table:style-name="ce1">
            <text:p>0.10877</text:p>
          </table:table-cell>
          <table:table-cell office:value-type="float" office:value="-168.62100000000001" table:style-name="ce1">
            <text:p>-168.621</text:p>
          </table:table-cell>
          <table:table-cell table:number-columns-repeated="16375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8630000000000002E-2" table:style-name="ce1">
            <text:p>0.05863</text:p>
          </table:table-cell>
          <table:table-cell office:value-type="float" office:value="-61.972000000000001" table:style-name="ce1">
            <text:p>-61.972</text:p>
          </table:table-cell>
          <table:table-cell office:value-type="float" office:value="0.10181999999999999" table:style-name="ce1">
            <text:p>0.10182</text:p>
          </table:table-cell>
          <table:table-cell office:value-type="float" office:value="169.989" table:style-name="ce1">
            <text:p>169.989</text:p>
          </table:table-cell>
          <table:table-cell office:value-type="float" office:value="0.10745" table:style-name="ce1">
            <text:p>0.10745</text:p>
          </table:table-cell>
          <table:table-cell office:value-type="float" office:value="-168.602" table:style-name="ce1">
            <text:p>-168.602</text:p>
          </table:table-cell>
          <table:table-cell table:number-columns-repeated="16375"/>
        </table:table-row>
        <table:table-row table:style-name="ro1">
          <table:table-cell office:value-type="float" office:value="17.600000000000001" table:style-name="ce1">
            <text:p>1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7239999999999999E-2" table:style-name="ce1">
            <text:p>0.05724</text:p>
          </table:table-cell>
          <table:table-cell office:value-type="float" office:value="-63.64" table:style-name="ce1">
            <text:p>-63.64</text:p>
          </table:table-cell>
          <table:table-cell office:value-type="float" office:value="0.10183300000000001" table:style-name="ce1">
            <text:p>0.101833</text:p>
          </table:table-cell>
          <table:table-cell office:value-type="float" office:value="162.44" table:style-name="ce1">
            <text:p>162.44</text:p>
          </table:table-cell>
          <table:table-cell office:value-type="float" office:value="0.10956" table:style-name="ce1">
            <text:p>0.10956</text:p>
          </table:table-cell>
          <table:table-cell office:value-type="float" office:value="-173.31800000000001" table:style-name="ce1">
            <text:p>-173.318</text:p>
          </table:table-cell>
          <table:table-cell table:number-columns-repeated="16375"/>
        </table:table-row>
        <table:table-row table:style-name="ro1">
          <table:table-cell office:value-type="float" office:value="17.600000000000001" table:style-name="ce1">
            <text:p>17.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31E-2" table:style-name="ce1">
            <text:p>0.05731</text:p>
          </table:table-cell>
          <table:table-cell office:value-type="float" office:value="-63.860999999999997" table:style-name="ce1">
            <text:p>-63.861</text:p>
          </table:table-cell>
          <table:table-cell office:value-type="float" office:value="0.101872" table:style-name="ce1">
            <text:p>0.101872</text:p>
          </table:table-cell>
          <table:table-cell office:value-type="float" office:value="162.43100000000001" table:style-name="ce1">
            <text:p>162.431</text:p>
          </table:table-cell>
          <table:table-cell office:value-type="float" office:value="0.10895000000000001" table:style-name="ce1">
            <text:p>0.10895</text:p>
          </table:table-cell>
          <table:table-cell office:value-type="float" office:value="-173.16300000000001" table:style-name="ce1">
            <text:p>-173.163</text:p>
          </table:table-cell>
          <table:table-cell table:number-columns-repeated="16375"/>
        </table:table-row>
        <table:table-row table:style-name="ro1">
          <table:table-cell office:value-type="float" office:value="17.600000000000001" table:style-name="ce1">
            <text:p>17.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8029999999999998E-2" table:style-name="ce1">
            <text:p>0.05803</text:p>
          </table:table-cell>
          <table:table-cell office:value-type="float" office:value="-62.962000000000003" table:style-name="ce1">
            <text:p>-62.962</text:p>
          </table:table-cell>
          <table:table-cell office:value-type="float" office:value="0.101759" table:style-name="ce1">
            <text:p>0.101759</text:p>
          </table:table-cell>
          <table:table-cell office:value-type="float" office:value="162.494" table:style-name="ce1">
            <text:p>162.494</text:p>
          </table:table-cell>
          <table:table-cell office:value-type="float" office:value="0.10767" table:style-name="ce1">
            <text:p>0.10767</text:p>
          </table:table-cell>
          <table:table-cell office:value-type="float" office:value="-173.15700000000001" table:style-name="ce1">
            <text:p>-173.157</text:p>
          </table:table-cell>
          <table:table-cell table:number-columns-repeated="16375"/>
        </table:table-row>
        <table:table-row table:style-name="ro1">
          <table:table-cell office:value-type="float" office:value="17.7" table:style-name="ce1">
            <text:p>17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509999999999998E-2" table:style-name="ce1">
            <text:p>0.05651</text:p>
          </table:table-cell>
          <table:table-cell office:value-type="float" office:value="-64.62" table:style-name="ce1">
            <text:p>-64.62</text:p>
          </table:table-cell>
          <table:table-cell office:value-type="float" office:value="0.101884" table:style-name="ce1">
            <text:p>0.101884</text:p>
          </table:table-cell>
          <table:table-cell office:value-type="float" office:value="154.935" table:style-name="ce1">
            <text:p>154.935</text:p>
          </table:table-cell>
          <table:table-cell office:value-type="float" office:value="0.10922999999999999" table:style-name="ce1">
            <text:p>0.10923</text:p>
          </table:table-cell>
          <table:table-cell office:value-type="float" office:value="-177.678" table:style-name="ce1">
            <text:p>-177.678</text:p>
          </table:table-cell>
          <table:table-cell table:number-columns-repeated="16375"/>
        </table:table-row>
        <table:table-row table:style-name="ro1">
          <table:table-cell office:value-type="float" office:value="17.7" table:style-name="ce1">
            <text:p>17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6660000000000002E-2" table:style-name="ce1">
            <text:p>0.05666</text:p>
          </table:table-cell>
          <table:table-cell office:value-type="float" office:value="-64.861999999999995" table:style-name="ce1">
            <text:p>-64.862</text:p>
          </table:table-cell>
          <table:table-cell office:value-type="float" office:value="0.101905" table:style-name="ce1">
            <text:p>0.101905</text:p>
          </table:table-cell>
          <table:table-cell office:value-type="float" office:value="154.917" table:style-name="ce1">
            <text:p>154.917</text:p>
          </table:table-cell>
          <table:table-cell office:value-type="float" office:value="0.10875" table:style-name="ce1">
            <text:p>0.10875</text:p>
          </table:table-cell>
          <table:table-cell office:value-type="float" office:value="-177.55500000000001" table:style-name="ce1">
            <text:p>-177.555</text:p>
          </table:table-cell>
          <table:table-cell table:number-columns-repeated="16375"/>
        </table:table-row>
        <table:table-row table:style-name="ro1">
          <table:table-cell office:value-type="float" office:value="17.7" table:style-name="ce1">
            <text:p>17.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7209999999999997E-2" table:style-name="ce1">
            <text:p>0.05721</text:p>
          </table:table-cell>
          <table:table-cell office:value-type="float" office:value="-63.865000000000002" table:style-name="ce1">
            <text:p>-63.865</text:p>
          </table:table-cell>
          <table:table-cell office:value-type="float" office:value="0.101808" table:style-name="ce1">
            <text:p>0.101808</text:p>
          </table:table-cell>
          <table:table-cell office:value-type="float" office:value="154.98599999999999" table:style-name="ce1">
            <text:p>154.986</text:p>
          </table:table-cell>
          <table:table-cell office:value-type="float" office:value="0.10734" table:style-name="ce1">
            <text:p>0.10734</text:p>
          </table:table-cell>
          <table:table-cell office:value-type="float" office:value="-177.52699999999999" table:style-name="ce1">
            <text:p>-177.527</text:p>
          </table:table-cell>
          <table:table-cell table:number-columns-repeated="16375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129999999999999E-2" table:style-name="ce1">
            <text:p>0.05613</text:p>
          </table:table-cell>
          <table:table-cell office:value-type="float" office:value="-65.581999999999994" table:style-name="ce1">
            <text:p>-65.582</text:p>
          </table:table-cell>
          <table:table-cell office:value-type="float" office:value="0.10195899999999999" table:style-name="ce1">
            <text:p>0.101959</text:p>
          </table:table-cell>
          <table:table-cell office:value-type="float" office:value="147.45400000000001" table:style-name="ce1">
            <text:p>147.454</text:p>
          </table:table-cell>
          <table:table-cell office:value-type="float" office:value="0.10918" table:style-name="ce1">
            <text:p>0.10918</text:p>
          </table:table-cell>
          <table:table-cell office:value-type="float" office:value="177.93600000000001" table:style-name="ce1">
            <text:p>177.936</text:p>
          </table:table-cell>
          <table:table-cell table:number-columns-repeated="16375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638E-2" table:style-name="ce1">
            <text:p>0.05638</text:p>
          </table:table-cell>
          <table:table-cell office:value-type="float" office:value="-65.739000000000004" table:style-name="ce1">
            <text:p>-65.739</text:p>
          </table:table-cell>
          <table:table-cell office:value-type="float" office:value="0.101974" table:style-name="ce1">
            <text:p>0.101974</text:p>
          </table:table-cell>
          <table:table-cell office:value-type="float" office:value="147.43299999999999" table:style-name="ce1">
            <text:p>147.433</text:p>
          </table:table-cell>
          <table:table-cell office:value-type="float" office:value="0.1086" table:style-name="ce1">
            <text:p>0.1086</text:p>
          </table:table-cell>
          <table:table-cell office:value-type="float" office:value="178.02500000000001" table:style-name="ce1">
            <text:p>178.025</text:p>
          </table:table-cell>
          <table:table-cell table:number-columns-repeated="16375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6660000000000002E-2" table:style-name="ce1">
            <text:p>0.05666</text:p>
          </table:table-cell>
          <table:table-cell office:value-type="float" office:value="-64.724999999999994" table:style-name="ce1">
            <text:p>-64.725</text:p>
          </table:table-cell>
          <table:table-cell office:value-type="float" office:value="0.101891" table:style-name="ce1">
            <text:p>0.101891</text:p>
          </table:table-cell>
          <table:table-cell office:value-type="float" office:value="147.5" table:style-name="ce1">
            <text:p>147.5</text:p>
          </table:table-cell>
          <table:table-cell office:value-type="float" office:value="0.10735" table:style-name="ce1">
            <text:p>0.10735</text:p>
          </table:table-cell>
          <table:table-cell office:value-type="float" office:value="178.10400000000001" table:style-name="ce1">
            <text:p>178.104</text:p>
          </table:table-cell>
          <table:table-cell table:number-columns-repeated="16375"/>
        </table:table-row>
        <table:table-row table:style-name="ro1">
          <table:table-cell office:value-type="float" office:value="17.899999999999999" table:style-name="ce1">
            <text:p>17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-66.31" table:style-name="ce1">
            <text:p>-66.31</text:p>
          </table:table-cell>
          <table:table-cell office:value-type="float" office:value="0.10201300000000001" table:style-name="ce1">
            <text:p>0.102013</text:p>
          </table:table-cell>
          <table:table-cell office:value-type="float" office:value="140.018" table:style-name="ce1">
            <text:p>140.018</text:p>
          </table:table-cell>
          <table:table-cell office:value-type="float" office:value="0.10927000000000001" table:style-name="ce1">
            <text:p>0.10927</text:p>
          </table:table-cell>
          <table:table-cell office:value-type="float" office:value="173.62" table:style-name="ce1">
            <text:p>173.62</text:p>
          </table:table-cell>
          <table:table-cell table:number-columns-repeated="16375"/>
        </table:table-row>
        <table:table-row table:style-name="ro1">
          <table:table-cell office:value-type="float" office:value="17.899999999999999" table:style-name="ce1">
            <text:p>17.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980000000000002E-2" table:style-name="ce1">
            <text:p>0.05598</text:p>
          </table:table-cell>
          <table:table-cell office:value-type="float" office:value="-66.468999999999994" table:style-name="ce1">
            <text:p>-66.469</text:p>
          </table:table-cell>
          <table:table-cell office:value-type="float" office:value="0.102044" table:style-name="ce1">
            <text:p>0.102044</text:p>
          </table:table-cell>
          <table:table-cell office:value-type="float" office:value="139.995" table:style-name="ce1">
            <text:p>139.995</text:p>
          </table:table-cell>
          <table:table-cell office:value-type="float" office:value="0.1087" table:style-name="ce1">
            <text:p>0.1087</text:p>
          </table:table-cell>
          <table:table-cell office:value-type="float" office:value="173.69" table:style-name="ce1">
            <text:p>173.69</text:p>
          </table:table-cell>
          <table:table-cell table:number-columns-repeated="16375"/>
        </table:table-row>
        <table:table-row table:style-name="ro1">
          <table:table-cell office:value-type="float" office:value="17.899999999999999" table:style-name="ce1">
            <text:p>17.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6059999999999999E-2" table:style-name="ce1">
            <text:p>0.05606</text:p>
          </table:table-cell>
          <table:table-cell office:value-type="float" office:value="-65.427000000000007" table:style-name="ce1">
            <text:p>-65.427</text:p>
          </table:table-cell>
          <table:table-cell office:value-type="float" office:value="0.101922" table:style-name="ce1">
            <text:p>0.101922</text:p>
          </table:table-cell>
          <table:table-cell office:value-type="float" office:value="140.06200000000001" table:style-name="ce1">
            <text:p>140.062</text:p>
          </table:table-cell>
          <table:table-cell office:value-type="float" office:value="0.10743999999999999" table:style-name="ce1">
            <text:p>0.10744</text:p>
          </table:table-cell>
          <table:table-cell office:value-type="float" office:value="173.76300000000001" table:style-name="ce1">
            <text:p>173.763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5329999999999997E-2" table:style-name="ce1">
            <text:p>0.05533</text:p>
          </table:table-cell>
          <table:table-cell office:value-type="float" office:value="-66.995999999999995" table:style-name="ce1">
            <text:p>-66.996</text:p>
          </table:table-cell>
          <table:table-cell office:value-type="float" office:value="0.102005" table:style-name="ce1">
            <text:p>0.102005</text:p>
          </table:table-cell>
          <table:table-cell office:value-type="float" office:value="132.53299999999999" table:style-name="ce1">
            <text:p>132.533</text:p>
          </table:table-cell>
          <table:table-cell office:value-type="float" office:value="0.10906" table:style-name="ce1">
            <text:p>0.10906</text:p>
          </table:table-cell>
          <table:table-cell office:value-type="float" office:value="169.48099999999999" table:style-name="ce1">
            <text:p>169.48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759999999999997E-2" table:style-name="ce1">
            <text:p>0.05576</text:p>
          </table:table-cell>
          <table:table-cell office:value-type="float" office:value="-67.111000000000004" table:style-name="ce1">
            <text:p>-67.111</text:p>
          </table:table-cell>
          <table:table-cell office:value-type="float" office:value="0.102052" table:style-name="ce1">
            <text:p>0.102052</text:p>
          </table:table-cell>
          <table:table-cell office:value-type="float" office:value="132.49700000000001" table:style-name="ce1">
            <text:p>132.497</text:p>
          </table:table-cell>
          <table:table-cell office:value-type="float" office:value="0.1086" table:style-name="ce1">
            <text:p>0.1086</text:p>
          </table:table-cell>
          <table:table-cell office:value-type="float" office:value="169.45699999999999" table:style-name="ce1">
            <text:p>169.457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5660000000000001E-2" table:style-name="ce1">
            <text:p>0.05566</text:p>
          </table:table-cell>
          <table:table-cell office:value-type="float" office:value="-66.046999999999997" table:style-name="ce1">
            <text:p>-66.047</text:p>
          </table:table-cell>
          <table:table-cell office:value-type="float" office:value="0.101892" table:style-name="ce1">
            <text:p>0.101892</text:p>
          </table:table-cell>
          <table:table-cell office:value-type="float" office:value="132.57900000000001" table:style-name="ce1">
            <text:p>132.579</text:p>
          </table:table-cell>
          <table:table-cell office:value-type="float" office:value="0.10732" table:style-name="ce1">
            <text:p>0.10732</text:p>
          </table:table-cell>
          <table:table-cell office:value-type="float" office:value="169.57499999999999" table:style-name="ce1">
            <text:p>169.575</text:p>
          </table:table-cell>
          <table:table-cell table:number-columns-repeated="16375"/>
        </table:table-row>
        <table:table-row table:number-rows-repeated="10480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/>
    <dc:creator>Sanders, Aric</dc:creator>
    <meta:creation-date>2016-12-14T23:04:54Z</meta:creation-date>
    <dc:date>2016-12-15T06:05:01Z</dc:date>
  </office:meta>
</office:document-meta>
</file>